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1.4866in"/>
    </style:style>
    <style:style style:name="co11" style:family="table-column">
      <style:table-column-properties fo:break-before="auto" style:column-width="1.5965in"/>
    </style:style>
    <style:style style:name="co12" style:family="table-column">
      <style:table-column-properties fo:break-before="auto" style:column-width="1.4535in"/>
    </style:style>
    <style:style style:name="co13" style:family="table-column">
      <style:table-column-properties fo:break-before="auto" style:column-width="1.5417in"/>
    </style:style>
    <style:style style:name="co14" style:family="table-column">
      <style:table-column-properties fo:break-before="auto" style:column-width="1.7508in"/>
    </style:style>
    <style:style style:name="co15" style:family="table-column">
      <style:table-column-properties fo:break-before="auto" style:column-width="8.1484in"/>
    </style:style>
    <style:style style:name="co16" style:family="table-column">
      <style:table-column-properties fo:break-before="auto" style:column-width="0.1866in"/>
    </style:style>
    <style:style style:name="co17" style:family="table-column">
      <style:table-column-properties fo:break-before="auto" style:column-width="0.9138in"/>
    </style:style>
    <style:style style:name="co2" style:family="table-column">
      <style:table-column-properties fo:break-before="auto" style:column-width="0.6827in"/>
    </style:style>
    <style:style style:name="co18" style:family="table-column">
      <style:table-column-properties fo:break-before="auto" style:column-width="2.6209in"/>
    </style:style>
    <style:style style:name="co19" style:family="table-column">
      <style:table-column-properties fo:break-before="auto" style:column-width="1.2882in"/>
    </style:style>
    <style:style style:name="co20" style:family="table-column">
      <style:table-column-properties fo:break-before="auto" style:column-width="1.3654in"/>
    </style:style>
    <style:style style:name="co21" style:family="table-column">
      <style:table-column-properties fo:break-before="auto" style:column-width="1.5854in"/>
    </style:style>
    <style:style style:name="co22" style:family="table-column">
      <style:table-column-properties fo:break-before="auto" style:column-width="4.6909in"/>
    </style:style>
    <style:style style:name="co23" style:family="table-column">
      <style:table-column-properties fo:break-before="auto" style:column-width="1.2661in"/>
    </style:style>
    <style:style style:name="co24" style:family="table-column">
      <style:table-column-properties fo:break-before="auto" style:column-width="2.8189in"/>
    </style:style>
    <style:style style:name="co25" style:family="table-column">
      <style:table-column-properties fo:break-before="auto" style:column-width="2.2134in"/>
    </style:style>
    <style:style style:name="co26" style:family="table-column">
      <style:table-column-properties fo:break-before="auto" style:column-width="1.4756in"/>
    </style:style>
    <style:style style:name="co27" style:family="table-column">
      <style:table-column-properties fo:break-before="auto" style:column-width="6.0898in"/>
    </style:style>
    <style:style style:name="co28" style:family="table-column">
      <style:table-column-properties fo:break-before="auto" style:column-width="1.211in"/>
    </style:style>
    <style:style style:name="co29" style:family="table-column">
      <style:table-column-properties fo:break-before="auto" style:column-width="0.8319in"/>
    </style:style>
    <style:style style:name="co30" style:family="table-column">
      <style:table-column-properties fo:break-before="auto" style:column-width="0.1543in"/>
    </style:style>
    <style:style style:name="co31" style:family="table-column">
      <style:table-column-properties fo:break-before="auto" style:column-width="0.8146in"/>
    </style:style>
    <style:style style:name="co32" style:family="table-column">
      <style:table-column-properties fo:break-before="auto" style:column-width="0.8917in"/>
    </style:style>
    <style:style style:name="ro27" style:family="table-row">
      <style:table-row-properties style:row-height="0.3335in" fo:break-before="auto" style:use-optimal-row-height="false"/>
    </style:style>
    <style:style style:name="ro28" style:family="table-row">
      <style:table-row-properties style:row-height="2.3335in" fo:break-before="auto" style:use-optimal-row-height="false"/>
    </style:style>
    <style:style style:name="ro29" style:family="table-row">
      <style:table-row-properties style:row-height="2in" fo:break-before="auto" style:use-optimal-row-height="false"/>
    </style:style>
    <style:style style:name="ro30" style:family="table-row">
      <style:table-row-properties style:row-height="1.2602in" fo:break-before="auto" style:use-optimal-row-height="false"/>
    </style:style>
    <style:style style:name="ro31" style:family="table-row">
      <style:table-row-properties style:row-height="1.9354in" fo:break-before="auto" style:use-optimal-row-height="false"/>
    </style:style>
    <style:style style:name="ro32" style:family="table-row">
      <style:table-row-properties style:row-height="2.6665in" fo:break-before="auto" style:use-optimal-row-height="false"/>
    </style:style>
    <style:style style:name="ro33" style:family="table-row">
      <style:table-row-properties style:row-height="2.2035in" fo:break-before="auto" style:use-optimal-row-height="false"/>
    </style:style>
    <style:style style:name="ro34" style:family="table-row">
      <style:table-row-properties style:row-height="1.128in" fo:break-before="auto" style:use-optimal-row-height="false"/>
    </style:style>
    <style:style style:name="ro35" style:family="table-row">
      <style:table-row-properties style:row-height="1.1665in" fo:break-before="auto" style:use-optimal-row-height="false"/>
    </style:style>
    <style:style style:name="ro36" style:family="table-row">
      <style:table-row-properties style:row-height="1.5in" fo:break-before="auto" style:use-optimal-row-height="false"/>
    </style:style>
    <style:style style:name="ro37" style:family="table-row">
      <style:table-row-properties style:row-height="3.8335in" fo:break-before="auto" style:use-optimal-row-height="false"/>
    </style:style>
    <style:style style:name="ro38" style:family="table-row">
      <style:table-row-properties style:row-height="3in" fo:break-before="auto" style:use-optimal-row-height="false"/>
    </style:style>
    <style:style style:name="ro39" style:family="table-row">
      <style:table-row-properties style:row-height="4.3335in" fo:break-before="auto" style:use-optimal-row-height="false"/>
    </style:style>
    <style:style style:name="ro40" style:family="table-row">
      <style:table-row-properties style:row-height="1.8335in" fo:break-before="auto" style:use-optimal-row-height="false"/>
    </style:style>
    <style:style style:name="ro41" style:family="table-row">
      <style:table-row-properties style:row-height="5.6874in" fo:break-before="auto" style:use-optimal-row-height="false"/>
    </style:style>
    <style:style style:name="ro42" style:family="table-row">
      <style:table-row-properties style:row-height="0.8335in" fo:break-before="auto" style:use-optimal-row-height="false"/>
    </style:style>
    <style:style style:name="ro43" style:family="table-row">
      <style:table-row-properties style:row-height="3.3335in" fo:break-before="auto" style:use-optimal-row-height="false"/>
    </style:style>
    <style:style style:name="ro44" style:family="table-row">
      <style:table-row-properties style:row-height="0.1665in" fo:break-before="auto" style:use-optimal-row-height="false"/>
    </style:style>
    <style:style style:name="ro45" style:family="table-row">
      <style:table-row-properties style:row-height="0.1874in" fo:break-before="auto" style:use-optimal-row-height="false"/>
    </style:style>
    <style:style style:name="ro46" style:family="table-row">
      <style:table-row-properties style:row-height="0.1772in" fo:break-before="auto" style:use-optimal-row-height="false"/>
    </style:style>
    <style:style style:name="ro47" style:family="table-row">
      <style:table-row-properties style:row-height="0.3181in" fo:break-before="auto" style:use-optimal-row-height="false"/>
    </style:style>
    <style:style style:name="ro48" style:family="table-row">
      <style:table-row-properties style:row-height="0.839in" fo:break-before="auto" style:use-optimal-row-height="false"/>
    </style:style>
    <style:style style:name="ro49" style:family="table-row">
      <style:table-row-properties style:row-height="0.589in" fo:break-before="auto" style:use-optimal-row-height="false"/>
    </style:style>
    <style:style style:name="ro50" style:family="table-row">
      <style:table-row-properties style:row-height="1.8in" fo:break-before="auto" style:use-optimal-row-height="false"/>
    </style:style>
    <style:style style:name="ro51" style:family="table-row">
      <style:table-row-properties style:row-height="0.7217in" fo:break-before="auto" style:use-optimal-row-height="false"/>
    </style:style>
    <style:style style:name="ro52" style:family="table-row">
      <style:table-row-properties style:row-height="0.2035in" fo:break-before="auto" style:use-optimal-row-height="false"/>
    </style:style>
    <style:style style:name="ro53" style:family="table-row">
      <style:table-row-properties style:row-height="0.6665in" fo:break-before="auto" style:use-optimal-row-height="false"/>
    </style:style>
    <style:style style:name="ro54" style:family="table-row">
      <style:table-row-properties style:row-height="0.5in" fo:break-before="auto" style:use-optimal-row-height="false"/>
    </style:style>
    <style:style style:name="ro55" style:family="table-row">
      <style:table-row-properties style:row-height="1in" fo:break-before="auto" style:use-optimal-row-height="false"/>
    </style:style>
    <style:style style:name="ro56" style:family="table-row">
      <style:table-row-properties style:row-height="2.1665in" fo:break-before="auto" style:use-optimal-row-height="false"/>
    </style:style>
    <style:style style:name="ro57" style:family="table-row">
      <style:table-row-properties style:row-height="4.1665in" fo:break-before="auto" style:use-optimal-row-height="false"/>
    </style:style>
    <style:style style:name="ro58" style:family="table-row">
      <style:table-row-properties style:row-height="2.5in" fo:break-before="auto" style:use-optimal-row-height="false"/>
    </style:style>
    <style:style style:name="ro59" style:family="table-row">
      <style:table-row-properties style:row-height="1.3335in" fo:break-before="auto" style:use-optimal-row-height="false"/>
    </style:style>
    <style:style style:name="ro60" style:family="table-row">
      <style:table-row-properties style:row-height="1.6665in" fo:break-before="auto" style:use-optimal-row-height="false"/>
    </style:style>
    <style:style style:name="ro61" style:family="table-row">
      <style:table-row-properties style:row-height="3.5in" fo:break-before="auto" style:use-optimal-row-height="false"/>
    </style:style>
    <style:style style:name="ro62" style:family="table-row">
      <style:table-row-properties style:row-height="4.5in" fo:break-before="auto" style:use-optimal-row-height="false"/>
    </style:style>
    <style:style style:name="ro63" style:family="table-row">
      <style:table-row-properties style:row-height="2.8335in" fo:break-before="auto" style:use-optimal-row-height="false"/>
    </style:style>
    <style:style style:name="ro64" style:family="table-row">
      <style:table-row-properties style:row-height="1.8563in" fo:break-before="auto" style:use-optimal-row-height="false"/>
    </style:style>
    <style:style style:name="ro65" style:family="table-row">
      <style:table-row-properties style:row-height="3.1665in" fo:break-before="auto" style:use-optimal-row-height="false"/>
    </style:style>
    <style:style style:name="ro66" style:family="table-row">
      <style:table-row-properties style:row-height="3.6665in" fo:break-before="auto" style:use-optimal-row-height="false"/>
    </style:style>
    <style:style style:name="ta2" style:family="table" style:master-page-name="PageStyle_5f_exceptions">
      <style:table-properties table:display="true" style:writing-mode="lr-tb" tableooo:tab-color="#006411"/>
    </style:style>
    <style:style style:name="ta3" style:family="table" style:master-page-name="PageStyle_5f_deprecated">
      <style:table-properties table:display="true" style:writing-mode="lr-tb" tableooo:tab-color="#006411"/>
    </style:style>
    <style:style style:name="ta4" style:family="table" style:master-page-name="PageStyle_5f_licenses">
      <style:table-properties table:display="true" style:writing-mode="lr-tb" tableooo:tab-color="#006411"/>
    </style:style>
    <number:date-style style:name="N84">
      <number:year number:style="long"/>
      <number:text>-</number:text>
      <number:month number:style="long"/>
      <number:text>-</number:text>
      <number:day number:style="long"/>
    </number:date-style>
    <style:style style:name="ce101" style:family="table-cell" style:parent-style-name="Default">
      <style:table-cell-properties style:diagonal-bl-tr="none" style:diagonal-tl-br="none" fo:border="0.74pt solid #000000" fo:padding="0.028in" style:rotation-align="none"/>
      <style:text-properties fo:color="#0084d1"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3"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Default">
      <style:table-cell-properties fo:background-color="#b3b3b3" fo:padding="0.028in"/>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ff950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7da647"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9"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7da647"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Default">
      <style:table-cell-properties style:diagonal-bl-tr="none" style:diagonal-tl-br="none" fo:border="0.74pt solid #000000" fo:padding="0.028in" style:rotation-align="none"/>
      <style:text-properties fo:color="#7da647"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84d1"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5"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0084d1"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 style:family="table-cell" style:parent-style-name="Default">
      <style:table-cell-properties fo:padding="0.028in"/>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fo:padding="0.028in"/>
      <style:text-properties style:text-position=""/>
    </style:style>
    <style:style style:name="ce130"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1"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2"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3"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35"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6"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 style:family="table-cell" style:parent-style-name="Default">
      <style:table-cell-properties fo:padding="0.028in"/>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fo:padding="0.028in"/>
    </style:style>
    <style:style style:name="ce4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0"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58"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2"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6" style:family="table-cell" style:parent-style-name="Excel_5f_BuiltIn_5f_Hyperlink" style:data-style-name="N147">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7"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8"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9"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0"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1"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2"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4" style:family="table-cell" style:parent-style-name="Excel_5f_BuiltIn_5f_Hyperlink" style:data-style-name="N84">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5" style:family="table-cell" style:parent-style-name="Excel_5f_BuiltIn_5f_Hyperlink" style:data-style-name="N149">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6"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7" style:family="table-cell" style:parent-style-name="Excel_5f_BuiltIn_5f_Hyperlink">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8"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9"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0"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1"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2"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9"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0"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4"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9"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0"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1" style:family="table-cell" style:parent-style-name="Default">
      <style:table-cell-properties fo:padding="0.028in"/>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7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6" style:family="table-cell" style:parent-style-name="Default">
      <style:table-cell-properties style:diagonal-bl-tr="none" style:diagonal-tl-br="none" fo:border="0.74pt solid #000000" fo:padding="0.028in" style:rotation-align="non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8" style:family="table-cell" style:parent-style-name="Default">
      <style:table-cell-properties fo:padding="0.028in"/>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1"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2"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8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8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8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8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Default">
      <style:table-cell-properties fo:background-color="#b3b3b3" fo:padding="0.028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1"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4"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5" style:family="table-cell" style:parent-style-name="Default">
      <style:table-cell-properties style:diagonal-bl-tr="none" style:diagonal-tl-br="none" fo:border="0.74pt solid #000000" fo:padding="0.028in" style:rotation-align="non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 style:family="table-cell" style:parent-style-name="Default">
      <style:table-cell-properties fo:padding="0.028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6"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7"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8"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0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10"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1"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3" style:family="table-cell" style:parent-style-name="Default">
      <style:table-cell-properties fo:padding="0.028in"/>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7" style:family="text">
      <style:text-properties fo:color="#0000d4" style:text-outline="false" style:text-line-through-style="none" style:text-line-through-type="none" style:font-name="Arial" fo:font-size="9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SimSun" style:font-size-asian="9pt" style:language-asian="none" style:country-asian="none" style:font-style-asian="normal" style:font-weight-asian="normal" style:font-name-complex="F" style:font-size-complex="9pt" style:language-complex="none" style:country-complex="none" style:font-style-complex="normal" style:font-weight-complex="normal" style:text-emphasize="none" style:font-relief="none" style:text-overline-style="none" style:text-overline-color="font-color"/>
    </style:style>
    <style:style style:name="T2" style:family="text">
      <style:text-properties fo:color="#333333" style:font-name="Arial" fo:font-size="9pt" fo:font-weight="normal" style:text-underline-style="none" style:text-underline-color="font-color" style:text-line-through-type="none" fo:font-style="normal" style:text-outline="false" fo:text-shadow="none" style:text-position="0%" style:font-name-complex="" style:font-size-asian="9pt" style:font-size-complex="9pt" style:font-weight-asian="normal" style:font-weight-complex="normal" style:font-style-asian="normal" style:font-style-complex="normal"/>
    </style:style>
    <style:style style:name="T3" style:family="text">
      <style:text-properties style:font-name="Arial" fo:font-size="9pt" fo:font-weight="normal" style:text-underline-style="none" style:text-underline-color="font-color" style:text-line-through-type="none" fo:font-style="normal" style:text-outline="false" fo:text-shadow="none" style:text-position="0%" style:font-name-complex="" style:font-size-asian="9pt" style:font-size-complex="9pt" style:font-weight-asian="normal" style:font-weight-complex="normal" style:font-style-asian="normal" style:font-style-complex="normal" fo:color="#000000"/>
    </style:style>
    <style:style style:name="T4" style:family="text">
      <style:text-properties fo:color="#000000" style:font-name="Arial" fo:font-size="9pt" fo:font-weight="normal" style:text-underline-style="none" style:text-underline-color="font-color" style:text-line-through-type="none" fo:font-style="normal" style:text-outline="false" fo:text-shadow="none" style:text-position="0%" style:font-name-complex="" style:font-size-asian="9pt" style:font-size-complex="9pt" style:font-weight-asian="normal" style:font-weight-complex="normal" style:font-style-asian="normal" style:font-style-complex="normal"/>
    </style:style>
    <style:style style:name="T5" style:family="text">
      <style:text-properties fo:color="#dd0806" style:font-name="Arial" fo:font-size="9pt" fo:font-weight="bold" style:text-underline-style="none" style:text-underline-color="font-color" style:text-line-through-type="none" fo:font-style="normal" style:text-outline="false" fo:text-shadow="none" style:text-position="0%" style:font-name-complex="" style:font-size-asian="9pt" style:font-size-complex="9pt" style:font-weight-asian="bold" style:font-weight-complex="bold" style:font-style-asian="normal" style:font-style-complex="normal"/>
    </style:style>
    <style:style style:name="T6" style:family="text">
      <style:text-properties fo:color="#0000d4" style:font-name="Arial" fo:font-size="9pt" fo:font-weight="normal"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SimSun" style:font-name-complex="" style:font-size-asian="9pt" style:font-size-complex="9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4">
        <office:forms form:automatic-focus="false" form:apply-design-mode="false"/>
        <table:table-column table:style-name="co24" table:default-cell-style-name="ce46"/>
        <table:table-column table:style-name="co2" table:default-cell-style-name="ce46"/>
        <table:table-column table:style-name="co25" table:default-cell-style-name="ce52"/>
        <table:table-column table:style-name="co26" table:default-cell-style-name="ce46"/>
        <table:table-column table:style-name="co2" table:default-cell-style-name="ce46"/>
        <table:table-column table:style-name="co27" table:default-cell-style-name="ce46"/>
        <table:table-column table:style-name="co28" table:default-cell-style-name="ce64"/>
        <table:table-column table:style-name="co2" table:default-cell-style-name="ce64"/>
        <table:table-column table:style-name="co29" table:default-cell-style-name="ce64"/>
        <table:table-column table:style-name="co30" table:default-cell-style-name="ce82"/>
        <table:table-column table:style-name="co31" table:default-cell-style-name="ce54"/>
        <table:table-column table:style-name="co2" table:visibility="collapse" table:default-cell-style-name="ce93"/>
        <table:table-column table:style-name="co2" table:visibility="collapse" table:default-cell-style-name="ce98"/>
        <table:table-column table:style-name="co2" table:visibility="collapse" table:default-cell-style-name="ce104"/>
        <table:table-column table:style-name="co2" table:visibility="collapse" table:default-cell-style-name="ce143"/>
        <table:table-column table:style-name="co2" table:visibility="collapse" table:default-cell-style-name="ce149"/>
        <table:table-column table:style-name="co2" table:visibility="collapse" table:default-cell-style-name="ce152"/>
        <table:table-column table:style-name="co2" table:visibility="collapse" table:default-cell-style-name="ce148"/>
        <table:table-column table:style-name="co32" table:default-cell-style-name="ce161"/>
        <table:table-column table:style-name="co32" table:default-cell-style-name="ce166"/>
        <table:table-column table:style-name="co32" table:default-cell-style-name="ce172"/>
        <table:table-column table:style-name="co32" table:default-cell-style-name="ce179"/>
        <table:table-column table:style-name="co2" table:number-columns-repeated="235" table:default-cell-style-name="ce64"/>
        <table:table-column table:style-name="co2" table:number-columns-repeated="767" table:default-cell-style-name="Default"/>
        <table:table-row table:style-name="ro53">
          <table:table-cell table:style-name="ce41" office:value-type="string" calcext:value-type="string">
            <text:p>Full name of License</text:p>
          </table:table-cell>
          <table:table-cell table:style-name="ce41" office:value-type="string" calcext:value-type="string">
            <text:p>License Identifier</text:p>
          </table:table-cell>
          <table:table-cell table:style-name="ce47" office:value-type="string" calcext:value-type="string">
            <text:p>Source/url</text:p>
          </table:table-cell>
          <table:table-cell table:style-name="ce41" office:value-type="string" calcext:value-type="string">
            <text:p>Notes</text:p>
          </table:table-cell>
          <table:table-cell table:style-name="ce41" office:value-type="string" calcext:value-type="string">
            <text:p>OSI Approved</text:p>
          </table:table-cell>
          <table:table-cell table:style-name="ce55" office:value-type="string" calcext:value-type="string">
            <text:p>Standard License Header</text:p>
          </table:table-cell>
          <table:table-cell table:style-name="ce60" office:value-type="string" calcext:value-type="string">
            <text:p>Template</text:p>
          </table:table-cell>
          <table:table-cell table:style-name="ce65" office:value-type="string" calcext:value-type="string">
            <text:p>License List Version</text:p>
          </table:table-cell>
          <table:table-cell table:style-name="ce73" office:value-type="string" calcext:value-type="string">
            <text:p>License List Release Date</text:p>
          </table:table-cell>
          <table:table-cell table:style-name="ce78"/>
          <table:table-cell table:style-name="ce83" office:value-type="string" calcext:value-type="string">
            <text:p>Markup in .txt file?</text:p>
          </table:table-cell>
          <table:table-cell table:style-name="ce86" office:value-type="string" calcext:value-type="string">
            <text:p>OSI questions or issues</text:p>
          </table:table-cell>
          <table:table-cell table:style-name="ce94" office:value-type="string" calcext:value-type="string">
            <text:p>Changes for v1.16 - <text:span text:style-name="T5">issues</text:span></text:p>
          </table:table-cell>
          <table:table-cell table:style-name="ce99" office:value-type="string" calcext:value-type="string">
            <text:p>changes for v1.17</text:p>
          </table:table-cell>
          <table:table-cell table:style-name="ce139" office:value-type="string" calcext:value-type="string">
            <text:p>changes for v1.18</text:p>
          </table:table-cell>
          <table:table-cell table:style-name="ce144" office:value-type="string" calcext:value-type="string">
            <text:p>changes for v1.19</text:p>
          </table:table-cell>
          <table:table-cell table:style-name="ce150" office:value-type="string" calcext:value-type="string">
            <text:p>changes for v1.20</text:p>
          </table:table-cell>
          <table:table-cell table:style-name="ce153" office:value-type="string" calcext:value-type="string">
            <text:p>changes for v2.0rc2</text:p>
          </table:table-cell>
          <table:table-cell table:style-name="ce157" office:value-type="string" calcext:value-type="string">
            <text:p>changes for v2.0rc3 / 2.0</text:p>
          </table:table-cell>
          <table:table-cell table:style-name="ce162" office:value-type="string" calcext:value-type="string">
            <text:p>changes for v2.1</text:p>
          </table:table-cell>
          <table:table-cell table:style-name="ce167" office:value-type="string" calcext:value-type="string">
            <text:p>changes for v2.2</text:p>
          </table:table-cell>
          <table:table-cell table:style-name="ce173" office:value-type="string" calcext:value-type="string">
            <text:p>changes for v2.3</text:p>
          </table:table-cell>
          <table:table-cell table:number-columns-repeated="1002"/>
        </table:table-row>
        <table:table-row table:style-name="ro27">
          <table:table-cell table:style-name="ce42" office:value-type="string" calcext:value-type="string">
            <text:p>3dfx Glide License</text:p>
          </table:table-cell>
          <table:table-cell table:style-name="ce42" office:value-type="string" calcext:value-type="string">
            <text:p>Glide</text:p>
          </table:table-cell>
          <table:table-cell table:style-name="ce48" office:value-type="string" calcext:value-type="string">
            <text:p>http://www.users.on.net/~triforce/glidexp/COPYING.txt</text:p>
          </table:table-cell>
          <table:table-cell table:style-name="ce43" table:number-columns-repeated="3"/>
          <table:table-cell table:style-name="ce61" office:value-type="string" calcext:value-type="string">
            <text:p>Glide.txt</text:p>
          </table:table-cell>
          <table:table-cell table:style-name="ce66" office:value-type="float" office:value="2.3" calcext:value-type="float">
            <text:p>2.3</text:p>
          </table:table-cell>
          <table:table-cell table:style-name="ce74" office:value-type="date" office:date-value="2016-01-05" calcext:value-type="date">
            <text:p>2016-01-05</text:p>
          </table:table-cell>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Abstyles License</text:p>
          </table:table-cell>
          <table:table-cell table:style-name="ce42" office:value-type="string" calcext:value-type="string">
            <text:p>Abstyles</text:p>
          </table:table-cell>
          <table:table-cell table:style-name="ce48" office:value-type="string" calcext:value-type="string">
            <text:p>https://fedoraproject.org/wiki/Licensing/Abstyles</text:p>
          </table:table-cell>
          <table:table-cell table:style-name="ce43" table:number-columns-repeated="3"/>
          <table:table-cell table:style-name="ce61" office:value-type="string" calcext:value-type="string">
            <text:p>Abstyles.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36">
          <table:table-cell table:style-name="ce42" office:value-type="string" calcext:value-type="string">
            <text:p>Academic Free License v1.1</text:p>
          </table:table-cell>
          <table:table-cell table:style-name="ce42" office:value-type="string" calcext:value-type="string">
            <text:p>AFL-1.1</text:p>
          </table:table-cell>
          <table:table-cell table:style-name="ce49" office:value-type="string" calcext:value-type="string">
            <text:p>http://opensource.linux-mirror.org/licenses/afl-1.1.txt</text:p>
          </table:table-cell>
          <table:table-cell table:style-name="ce42" office:value-type="string" calcext:value-type="string">
            <text:p>This license has been superseded by later versions.</text:p>
          </table:table-cell>
          <table:table-cell table:style-name="ce42" office:value-type="string" calcext:value-type="string">
            <text:p>YES</text:p>
          </table:table-cell>
          <table:table-cell table:style-name="ce43" office:value-type="string" calcext:value-type="string">
            <text:p>Licensed under the Academic Free License version 1.1.</text:p>
          </table:table-cell>
          <table:table-cell table:style-name="ce61" office:value-type="string" calcext:value-type="string">
            <text:p>AFL-1.1.txt</text:p>
          </table:table-cell>
          <table:table-cell table:style-name="ce68"/>
          <table:table-cell table:style-name="ce75"/>
          <table:table-cell table:style-name="ce79"/>
          <table:table-cell table:style-name="ce84"/>
          <table:table-cell table:style-name="ce88" office:value-type="string" calcext:value-type="string">
            <text:p>OSI mirror link no longer works; not on OSI site</text:p>
          </table:table-cell>
          <table:table-cell table:style-name="ce95" office:value-type="string" calcext:value-type="string">
            <text:p>OSI issue resolved - is OSI approved; <text:s/>may still need to update link later when OSI</text:p>
          </table:table-cell>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36">
          <table:table-cell table:style-name="ce42" office:value-type="string" calcext:value-type="string">
            <text:p>Academic Free License v1.2</text:p>
          </table:table-cell>
          <table:table-cell table:style-name="ce42" office:value-type="string" calcext:value-type="string">
            <text:p>AFL-1.2</text:p>
          </table:table-cell>
          <table:table-cell table:style-name="ce49" office:value-type="string" calcext:value-type="string">
            <text:p>http://opensource.linux-mirror.org/licenses/afl-1.2.txt</text:p>
          </table:table-cell>
          <table:table-cell table:style-name="ce42" office:value-type="string" calcext:value-type="string">
            <text:p>This license has been superseded by later versions.</text:p>
          </table:table-cell>
          <table:table-cell table:style-name="ce42" office:value-type="string" calcext:value-type="string">
            <text:p>YES</text:p>
          </table:table-cell>
          <table:table-cell table:style-name="ce43" office:value-type="string" calcext:value-type="string">
            <text:p>Licensed under the Academic Free License version 1.2</text:p>
          </table:table-cell>
          <table:table-cell table:style-name="ce61" office:value-type="string" calcext:value-type="string">
            <text:p>AFL-1.2.txt</text:p>
          </table:table-cell>
          <table:table-cell table:style-name="ce67"/>
          <table:table-cell table:style-name="ce50"/>
          <table:table-cell table:style-name="ce79"/>
          <table:table-cell table:style-name="ce84"/>
          <table:table-cell table:style-name="ce88" office:value-type="string" calcext:value-type="string">
            <text:p>OSI mirror link no longer works; not on OSI site</text:p>
          </table:table-cell>
          <table:table-cell table:style-name="ce95" office:value-type="string" calcext:value-type="string">
            <text:p>OSI issue resolved - is OSI approved; <text:s/>may still need to update link later when OSI</text:p>
          </table:table-cell>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36">
          <table:table-cell table:style-name="ce42" office:value-type="string" calcext:value-type="string">
            <text:p>Academic Free License v2.0</text:p>
          </table:table-cell>
          <table:table-cell table:style-name="ce42" office:value-type="string" calcext:value-type="string">
            <text:p>AFL-2.0</text:p>
          </table:table-cell>
          <table:table-cell table:style-name="ce49" office:value-type="string" calcext:value-type="string">
            <text:p>http://opensource.linux-mirror.org/licenses/afl-2.0.txt</text:p>
          </table:table-cell>
          <table:table-cell table:style-name="ce42"/>
          <table:table-cell table:style-name="ce42" office:value-type="string" calcext:value-type="string">
            <text:p>YES</text:p>
          </table:table-cell>
          <table:table-cell table:style-name="ce43" office:value-type="string" calcext:value-type="string">
            <text:p>Licensed under the Academic Free License version 2.0</text:p>
          </table:table-cell>
          <table:table-cell table:style-name="ce61" office:value-type="string" calcext:value-type="string">
            <text:p>AFL-2.0.txt</text:p>
          </table:table-cell>
          <table:table-cell table:style-name="ce67"/>
          <table:table-cell table:style-name="ce50"/>
          <table:table-cell table:style-name="ce79"/>
          <table:table-cell table:style-name="ce84"/>
          <table:table-cell table:style-name="ce88" office:value-type="string" calcext:value-type="string">
            <text:p>OSI mirror link no longer works; not on OSI site</text:p>
          </table:table-cell>
          <table:table-cell table:style-name="ce95" office:value-type="string" calcext:value-type="string">
            <text:p>OSI issue resolved - is OSI approved; <text:s/>may still need to update link later when OSI</text:p>
          </table:table-cell>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36">
          <table:table-cell table:style-name="ce42" office:value-type="string" calcext:value-type="string">
            <text:p>Academic Free License v2.1</text:p>
          </table:table-cell>
          <table:table-cell table:style-name="ce42" office:value-type="string" calcext:value-type="string">
            <text:p>AFL-2.1</text:p>
          </table:table-cell>
          <table:table-cell table:style-name="ce49" office:value-type="string" calcext:value-type="string">
            <text:p>http://opensource.linux-mirror.org/licenses/afl-2.1.txt</text:p>
          </table:table-cell>
          <table:table-cell table:style-name="ce42"/>
          <table:table-cell table:style-name="ce42" office:value-type="string" calcext:value-type="string">
            <text:p>YES</text:p>
          </table:table-cell>
          <table:table-cell table:style-name="ce43" office:value-type="string" calcext:value-type="string">
            <text:p>Licensed under the Academic Free License version 2.1</text:p>
          </table:table-cell>
          <table:table-cell table:style-name="ce61" office:value-type="string" calcext:value-type="string">
            <text:p>AFL-2.1.txt</text:p>
          </table:table-cell>
          <table:table-cell table:style-name="ce67"/>
          <table:table-cell table:style-name="ce50"/>
          <table:table-cell table:style-name="ce79"/>
          <table:table-cell table:style-name="ce84"/>
          <table:table-cell table:style-name="ce88" office:value-type="string" calcext:value-type="string">
            <text:p>OSI mirror link no longer works; not on OSI site</text:p>
          </table:table-cell>
          <table:table-cell table:style-name="ce95" office:value-type="string" calcext:value-type="string">
            <text:p>OSI issue resolved - is OSI approved; <text:s/>may still need to update link later when OSI</text:p>
          </table:table-cell>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Academic Free License v3.0</text:p>
          </table:table-cell>
          <table:table-cell table:style-name="ce42" office:value-type="string" calcext:value-type="string">
            <text:p>AFL-3.0</text:p>
          </table:table-cell>
          <table:table-cell table:style-name="ce48" office:value-type="string" calcext:value-type="string">
            <text:p>http://www.rosenlaw.com/AFL3.0.htm</text:p>
            <text:p>http://www.opensource.org/licenses/afl-3.0</text:p>
          </table:table-cell>
          <table:table-cell table:style-name="ce42"/>
          <table:table-cell table:style-name="ce42" office:value-type="string" calcext:value-type="string">
            <text:p>YES</text:p>
          </table:table-cell>
          <table:table-cell table:style-name="ce43" office:value-type="string" calcext:value-type="string">
            <text:p>Licensed under the Academic Free License version 3.0</text:p>
          </table:table-cell>
          <table:table-cell table:style-name="ce61" office:value-type="string" calcext:value-type="string">
            <text:p>AFL-3.0.txt</text:p>
          </table:table-cell>
          <table:table-cell table:style-name="ce67"/>
          <table:table-cell table:style-name="ce50"/>
          <table:table-cell table:style-name="ce80"/>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Academy of Motion Picture Arts and Sciences BSD</text:p>
          </table:table-cell>
          <table:table-cell table:style-name="ce42" office:value-type="string" calcext:value-type="string">
            <text:p>AMPAS</text:p>
          </table:table-cell>
          <table:table-cell table:style-name="ce48" office:value-type="string" calcext:value-type="string">
            <text:p>https://fedoraproject.org/wiki/Licensing/BSD#AMPASBSD</text:p>
          </table:table-cell>
          <table:table-cell table:style-name="ce43" table:number-columns-repeated="3"/>
          <table:table-cell table:style-name="ce61" office:value-type="string" calcext:value-type="string">
            <text:p>AMPAS.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Adaptive Public License 1.0</text:p>
          </table:table-cell>
          <table:table-cell table:style-name="ce42" office:value-type="string" calcext:value-type="string">
            <text:p>APL-1.0</text:p>
          </table:table-cell>
          <table:table-cell table:style-name="ce49" office:value-type="string" calcext:value-type="string">
            <text:p>http://www.opensource.org/licenses/APL-1.0</text:p>
          </table:table-cell>
          <table:table-cell table:style-name="ce42"/>
          <table:table-cell table:style-name="ce42" office:value-type="string" calcext:value-type="string">
            <text:p>YES</text:p>
          </table:table-cell>
          <table:table-cell table:style-name="ce53" office:value-type="string" calcext:value-type="string">
            <text:p>&lt;various notices depending on terms chosen for license - see Exhibit A&gt;</text:p>
          </table:table-cell>
          <table:table-cell table:style-name="ce61" office:value-type="string" calcext:value-type="string">
            <text:p>APL-1.0.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Adobe Glyph List License</text:p>
          </table:table-cell>
          <table:table-cell table:style-name="ce42" office:value-type="string" calcext:value-type="string">
            <text:p>Adobe-Glyph</text:p>
          </table:table-cell>
          <table:table-cell table:style-name="ce48" office:value-type="string" calcext:value-type="string">
            <text:p>https://fedoraproject.org/wiki/Licensing/MIT#AdobeGlyph</text:p>
          </table:table-cell>
          <table:table-cell table:style-name="ce43" table:number-columns-repeated="3"/>
          <table:table-cell table:style-name="ce61" office:value-type="string" calcext:value-type="string">
            <text:p>Adobe-Glyph.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Adobe Postscript AFM License</text:p>
          </table:table-cell>
          <table:table-cell table:style-name="ce42" office:value-type="string" calcext:value-type="string">
            <text:p>APAFML</text:p>
          </table:table-cell>
          <table:table-cell table:style-name="ce48" office:value-type="string" calcext:value-type="string">
            <text:p>https://fedoraproject.org/wiki/Licensing/AdobePostscriptAFM</text:p>
          </table:table-cell>
          <table:table-cell table:style-name="ce43" table:number-columns-repeated="3"/>
          <table:table-cell table:style-name="ce61" office:value-type="string" calcext:value-type="string">
            <text:p>APAFML.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Adobe Systems Incorporated Source Code License Agreement</text:p>
          </table:table-cell>
          <table:table-cell table:style-name="ce42" office:value-type="string" calcext:value-type="string">
            <text:p>Adobe-2006</text:p>
          </table:table-cell>
          <table:table-cell table:style-name="ce48" office:value-type="string" calcext:value-type="string">
            <text:p>https://fedoraproject.org/wiki/Licensing/AdobeLicense</text:p>
          </table:table-cell>
          <table:table-cell table:style-name="ce43" table:number-columns-repeated="3"/>
          <table:table-cell table:style-name="ce61" office:value-type="string" calcext:value-type="string">
            <text:p>Adobe-2006.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36">
          <table:table-cell table:style-name="ce42" office:value-type="string" calcext:value-type="string">
            <text:p>Affero General Public License v1.0</text:p>
          </table:table-cell>
          <table:table-cell table:style-name="ce42" office:value-type="string" calcext:value-type="string">
            <text:p>AGPL-1.0</text:p>
          </table:table-cell>
          <table:table-cell table:style-name="ce48" office:value-type="string" calcext:value-type="string">
            <text:p>http://www.affero.org/oagpl.html</text:p>
          </table:table-cell>
          <table:table-cell table:style-name="ce43" table:number-columns-repeated="3"/>
          <table:table-cell table:style-name="ce61" office:value-type="string" calcext:value-type="string">
            <text:p>AGPL-1.0.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office:value-type="string" calcext:value-type="string">
            <text:p>NEW</text:p>
          </table:table-cell>
          <table:table-cell table:style-name="ce145"/>
          <table:table-cell table:style-name="ce87" office:value-type="string" calcext:value-type="string">
            <text:p>full name amended to remove "GNU" as that only applies to version 3 of this license</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Afmparse License</text:p>
          </table:table-cell>
          <table:table-cell table:style-name="ce42" office:value-type="string" calcext:value-type="string">
            <text:p>Afmparse</text:p>
          </table:table-cell>
          <table:table-cell table:style-name="ce48" office:value-type="string" calcext:value-type="string">
            <text:p>https://fedoraproject.org/wiki/Licensing/Afmparse</text:p>
          </table:table-cell>
          <table:table-cell table:style-name="ce43" table:number-columns-repeated="3"/>
          <table:table-cell table:style-name="ce61" office:value-type="string" calcext:value-type="string">
            <text:p>Afmparse.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Aladdin Free Public License</text:p>
          </table:table-cell>
          <table:table-cell table:style-name="ce42" office:value-type="string" calcext:value-type="string">
            <text:p>Aladdin</text:p>
          </table:table-cell>
          <table:table-cell table:style-name="ce49" office:value-type="string" calcext:value-type="string">
            <text:p>http://pages.cs.wisc.edu/~ghost/doc/AFPL/6.01/Public.htm</text:p>
          </table:table-cell>
          <table:table-cell table:style-name="ce43" office:value-type="string" calcext:value-type="string">
            <text:p>This license was released 18 Nov 1999</text:p>
          </table:table-cell>
          <table:table-cell table:style-name="ce43" table:number-columns-repeated="2"/>
          <table:table-cell table:style-name="ce61" office:value-type="string" calcext:value-type="string">
            <text:p>Aladdin.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4">
          <table:table-cell table:style-name="ce42" office:value-type="string" calcext:value-type="string">
            <text:p>Amazon Digital Services License</text:p>
          </table:table-cell>
          <table:table-cell table:style-name="ce42" office:value-type="string" calcext:value-type="string">
            <text:p>ADSL</text:p>
          </table:table-cell>
          <table:table-cell table:style-name="ce48" office:value-type="string" calcext:value-type="string">
            <text:p>https://fedoraproject.org/wiki/Licensing/AmazonDigitalServicesLicense</text:p>
          </table:table-cell>
          <table:table-cell table:style-name="ce43" table:number-columns-repeated="3"/>
          <table:table-cell table:style-name="ce61" office:value-type="string" calcext:value-type="string">
            <text:p>ADSL.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AMD's plpa_map.c License</text:p>
          </table:table-cell>
          <table:table-cell table:style-name="ce42" office:value-type="string" calcext:value-type="string">
            <text:p>AMDPLPA</text:p>
          </table:table-cell>
          <table:table-cell table:style-name="ce48" office:value-type="string" calcext:value-type="string">
            <text:p>https://fedoraproject.org/wiki/Licensing/AMD_plpa_map_License</text:p>
          </table:table-cell>
          <table:table-cell table:style-name="ce43" table:number-columns-repeated="3"/>
          <table:table-cell table:style-name="ce61" office:value-type="string" calcext:value-type="string">
            <text:p>AMDPLPA.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55">
          <table:table-cell table:style-name="ce42" office:value-type="string" calcext:value-type="string">
            <text:p>ANTLR Software Rights Notice</text:p>
          </table:table-cell>
          <table:table-cell table:style-name="ce42" office:value-type="string" calcext:value-type="string">
            <text:p>ANTLR-PD</text:p>
          </table:table-cell>
          <table:table-cell table:style-name="ce49" office:value-type="string" calcext:value-type="string">
            <text:p>http://www.antlr2.org/license.html</text:p>
          </table:table-cell>
          <table:table-cell table:style-name="ce42" office:value-type="string" calcext:value-type="string">
            <text:p>ANTLR used this public domain notice through version 2.7 and then switched to a BSD license for version 3.0 and later.</text:p>
          </table:table-cell>
          <table:table-cell table:style-name="ce42"/>
          <table:table-cell table:style-name="ce43"/>
          <table:table-cell table:style-name="ce61" office:value-type="string" calcext:value-type="string">
            <text:p>ANTLR-PD.txt</text:p>
          </table:table-cell>
          <table:table-cell table:style-name="ce67"/>
          <table:table-cell table:style-name="ce50"/>
          <table:table-cell table:style-name="ce79"/>
          <table:table-cell table:style-name="ce84"/>
          <table:table-cell table:style-name="ce89"/>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42">
          <table:table-cell table:style-name="ce42" office:value-type="string" calcext:value-type="string">
            <text:p>Apache License 1.0</text:p>
          </table:table-cell>
          <table:table-cell table:style-name="ce42" office:value-type="string" calcext:value-type="string">
            <text:p>Apache-1.0</text:p>
          </table:table-cell>
          <table:table-cell table:style-name="ce49" office:value-type="string" calcext:value-type="string">
            <text:p>http://www.apache.org/licenses/LICENSE-1.0</text:p>
          </table:table-cell>
          <table:table-cell table:style-name="ce43" table:number-columns-repeated="3"/>
          <table:table-cell table:style-name="ce61" office:value-type="string" calcext:value-type="string">
            <text:p>Apache-1.0.txt</text:p>
          </table:table-cell>
          <table:table-cell table:style-name="ce67"/>
          <table:table-cell table:style-name="ce50"/>
          <table:table-cell table:style-name="ce79"/>
          <table:table-cell table:style-name="ce84" office:value-type="string" calcext:value-type="string">
            <text:p>YES</text:p>
          </table:table-cell>
          <table:table-cell table:style-name="ce88"/>
          <table:table-cell table:style-name="ce95" office:value-type="string" calcext:value-type="string">
            <text:p>OSI issue resolved; was not OSI approved</text:p>
          </table:table-cell>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Apache License 1.1</text:p>
          </table:table-cell>
          <table:table-cell table:style-name="ce42" office:value-type="string" calcext:value-type="string">
            <text:p>Apache-1.1</text:p>
          </table:table-cell>
          <table:table-cell table:style-name="ce48" office:value-type="string" calcext:value-type="string">
            <text:p>http://apache.org/licenses/LICENSE-1.1</text:p>
            <text:p>http://opensource.org/licenses/Apache-1.1</text:p>
          </table:table-cell>
          <table:table-cell table:style-name="ce42" office:value-type="string" calcext:value-type="string">
            <text:p>This license has been superseded by Apache License 2.0</text:p>
          </table:table-cell>
          <table:table-cell table:style-name="ce42" office:value-type="string" calcext:value-type="string">
            <text:p>YES</text:p>
          </table:table-cell>
          <table:table-cell table:style-name="ce43"/>
          <table:table-cell table:style-name="ce61" office:value-type="string" calcext:value-type="string">
            <text:p>Apache-1.1.txt</text:p>
          </table:table-cell>
          <table:table-cell table:style-name="ce67"/>
          <table:table-cell table:style-name="ce50"/>
          <table:table-cell table:style-name="ce79"/>
          <table:table-cell table:style-name="ce84" office:value-type="string" calcext:value-type="string">
            <text:p>YES</text:p>
          </table:table-cell>
          <table:table-cell table:style-name="ce43" office:value-type="string" calcext:value-type="string">
            <text:p>may need to update OSI link later</text:p>
          </table:table-cell>
          <table:table-cell table:style-name="ce95"/>
          <table:table-cell table:style-name="ce100"/>
          <table:table-cell table:style-name="ce140" office:value-type="string" calcext:value-type="string">
            <text:p>OSI url updated</text:p>
          </table:table-cell>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40">
          <table:table-cell table:style-name="ce42" office:value-type="string" calcext:value-type="string">
            <text:p>Apache License 2.0</text:p>
          </table:table-cell>
          <table:table-cell table:style-name="ce42" office:value-type="string" calcext:value-type="string">
            <text:p>Apache-2.0</text:p>
          </table:table-cell>
          <table:table-cell table:style-name="ce48" office:value-type="string" calcext:value-type="string">
            <text:p>http://www.apache.org/licenses/LICENSE-2.0</text:p>
            <text:p>http://www.opensource.org/licenses/Apache-2.0</text:p>
          </table:table-cell>
          <table:table-cell table:style-name="ce42" office:value-type="string" calcext:value-type="string">
            <text:p>This license was released January 2004</text:p>
          </table:table-cell>
          <table:table-cell table:style-name="ce42" office:value-type="string" calcext:value-type="string">
            <text:p>YES</text:p>
          </table:table-cell>
          <table:table-cell table:style-name="ce42" office:value-type="string" calcext:value-type="string">
            <text:p>Copyright &lt;&lt;var;name=copyright;original=[yyyy] [name of copyright owner];match=.+&gt;&gt;</text:p>
            <text:p/>
            <text:p><text:span text:style-name="T2">Licensed under the Apache License, Version 2.0 (the "License"); you may not use this file except in compliance with the License. You may obtain a copy of the License at</text:span></text:p>
            <text:p/>
            <text:p><text:span text:style-name="T2">     http://www.apache.org/licenses/LICENSE-2.0</text:span></text:p>
            <text:p/>
            <text:p><text:span text:style-name="T2">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61" office:value-type="string" calcext:value-type="string">
            <text:p>Apache-2.0.txt</text:p>
          </table:table-cell>
          <table:table-cell table:style-name="ce67"/>
          <table:table-cell table:style-name="ce50"/>
          <table:table-cell table:style-name="ce79"/>
          <table:table-cell table:style-name="ce84" office:value-type="string" calcext:value-type="string">
            <text:p>H-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office:value-type="string" calcext:value-type="string">
            <text:p>updated header to be correct</text:p>
          </table:table-cell>
          <table:table-cell table:style-name="ce45"/>
          <table:table-cell table:style-name="ce174" office:value-type="string" calcext:value-type="string">
            <text:p>added markup to standard header</text:p>
          </table:table-cell>
          <table:table-cell table:number-columns-repeated="1002"/>
        </table:table-row>
        <table:table-row table:style-name="ro27">
          <table:table-cell table:style-name="ce42" office:value-type="string" calcext:value-type="string">
            <text:p>Apple MIT License</text:p>
          </table:table-cell>
          <table:table-cell table:style-name="ce42" office:value-type="string" calcext:value-type="string">
            <text:p>AML</text:p>
          </table:table-cell>
          <table:table-cell table:style-name="ce48" office:value-type="string" calcext:value-type="string">
            <text:p>https://fedoraproject.org/wiki/Licensing/Apple_MIT_License</text:p>
          </table:table-cell>
          <table:table-cell table:style-name="ce43" table:number-columns-repeated="3"/>
          <table:table-cell table:style-name="ce61" office:value-type="string" calcext:value-type="string">
            <text:p>AML.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56">
          <table:table-cell table:style-name="ce42" office:value-type="string" calcext:value-type="string">
            <text:p>Apple Public Source License 1.0</text:p>
          </table:table-cell>
          <table:table-cell table:style-name="ce42" office:value-type="string" calcext:value-type="string">
            <text:p>APSL-1.0</text:p>
          </table:table-cell>
          <table:table-cell table:style-name="ce49" office:value-type="string" calcext:value-type="string">
            <text:p>https://fedoraproject.org/wiki/Licensing/Apple_Public_Source_License_1.0</text:p>
          </table:table-cell>
          <table:table-cell table:style-name="ce42" office:value-type="string" calcext:value-type="string">
            <text:p>This license was released 16 March 1999.</text:p>
          </table:table-cell>
          <table:table-cell table:style-name="ce42" office:value-type="string" calcext:value-type="string">
            <text:p>YES</text:p>
          </table:table-cell>
          <table:table-cell table:style-name="ce43" office:value-type="string" calcext:value-type="string">
            <text:p>Portions Copyright (c) 1999 Apple Computer, Inc. All Rights Reserved. </text:p>
            <text:p/>
            <text:p>This file contains Original Code and/or Modifications of Original Code as defined in and that are subject to the Apple Public Source License Version 1.0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INFRINGEMENT. Please see the License for the specific language governing rights and limitations under the License.</text:p>
          </table:table-cell>
          <table:table-cell table:style-name="ce61" office:value-type="string" calcext:value-type="string">
            <text:p>APSL-1.0.txt</text:p>
          </table:table-cell>
          <table:table-cell table:style-name="ce67"/>
          <table:table-cell table:style-name="ce50"/>
          <table:table-cell table:style-name="ce79"/>
          <table:table-cell table:style-name="ce84"/>
          <table:table-cell table:style-name="ce43" office:value-type="string" calcext:value-type="string">
            <text:p>was this ever OSI approved?</text:p>
          </table:table-cell>
          <table:table-cell table:style-name="ce95"/>
          <table:table-cell table:style-name="ce100"/>
          <table:table-cell table:style-name="ce140" office:value-type="string" calcext:value-type="string">
            <text:p>yes, it was OSI approved</text:p>
          </table:table-cell>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6">
          <table:table-cell table:style-name="ce42" office:value-type="string" calcext:value-type="string">
            <text:p>Apple Public Source License 1.1</text:p>
          </table:table-cell>
          <table:table-cell table:style-name="ce42" office:value-type="string" calcext:value-type="string">
            <text:p>APSL-1.1</text:p>
          </table:table-cell>
          <table:table-cell table:style-name="ce49" office:value-type="string" calcext:value-type="string">
            <text:p>http://www.opensource.apple.com/source/IOSerialFamily/IOSerialFamily-7/APPLE_LICENSE</text:p>
          </table:table-cell>
          <table:table-cell table:style-name="ce42" office:value-type="string" calcext:value-type="string">
            <text:p>This license was released 19 April 1999.</text:p>
          </table:table-cell>
          <table:table-cell table:style-name="ce42" office:value-type="string" calcext:value-type="string">
            <text:p>YES</text:p>
          </table:table-cell>
          <table:table-cell table:style-name="ce43" office:value-type="string" calcext:value-type="string">
            <text:p>Portions Copyright (c) 1999-2000 Apple Computer, Inc.  All Rights Reserved.  </text:p>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61" office:value-type="string" calcext:value-type="string">
            <text:p>APSL-1.1.txt</text:p>
          </table:table-cell>
          <table:table-cell table:style-name="ce67"/>
          <table:table-cell table:style-name="ce50"/>
          <table:table-cell table:style-name="ce79"/>
          <table:table-cell table:style-name="ce84"/>
          <table:table-cell table:style-name="ce43" office:value-type="string" calcext:value-type="string">
            <text:p>was this ever OSI approved?</text:p>
          </table:table-cell>
          <table:table-cell table:style-name="ce95"/>
          <table:table-cell table:style-name="ce100"/>
          <table:table-cell table:style-name="ce140" office:value-type="string" calcext:value-type="string">
            <text:p>yes, it was OSI approved</text:p>
          </table:table-cell>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6">
          <table:table-cell table:style-name="ce42" office:value-type="string" calcext:value-type="string">
            <text:p>Apple Public Source License 1.2</text:p>
          </table:table-cell>
          <table:table-cell table:style-name="ce42" office:value-type="string" calcext:value-type="string">
            <text:p>APSL-1.2</text:p>
          </table:table-cell>
          <table:table-cell table:style-name="ce48" office:value-type="string" calcext:value-type="string">
            <text:p>http://www.samurajdata.se/opensource/mirror/licenses/apsl.php</text:p>
          </table:table-cell>
          <table:table-cell table:style-name="ce42" office:value-type="string" calcext:value-type="string">
            <text:p>This license was released 4 Jan 2001.</text:p>
          </table:table-cell>
          <table:table-cell table:style-name="ce42" office:value-type="string" calcext:value-type="string">
            <text:p>YES</text:p>
          </table:table-cell>
          <table:table-cell table:style-name="ce43"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61" office:value-type="string" calcext:value-type="string">
            <text:p>APSL-1.2.txt</text:p>
          </table:table-cell>
          <table:table-cell table:style-name="ce67"/>
          <table:table-cell table:style-name="ce50"/>
          <table:table-cell table:style-name="ce79"/>
          <table:table-cell table:style-name="ce84"/>
          <table:table-cell table:style-name="ce88" office:value-type="string" calcext:value-type="string">
            <text:p>not on OSI site</text:p>
          </table:table-cell>
          <table:table-cell table:style-name="ce95" office:value-type="string" calcext:value-type="string">
            <text:p>OSI issue resolved,was OSI approved</text:p>
          </table:table-cell>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6">
          <table:table-cell table:style-name="ce42" office:value-type="string" calcext:value-type="string">
            <text:p>Apple Public Source License 2.0</text:p>
          </table:table-cell>
          <table:table-cell table:style-name="ce42" office:value-type="string" calcext:value-type="string">
            <text:p>APSL-2.0</text:p>
          </table:table-cell>
          <table:table-cell table:style-name="ce50" office:value-type="string" calcext:value-type="string">
            <text:p>http://www.opensource.apple.com/license/apsl/</text:p>
          </table:table-cell>
          <table:table-cell table:style-name="ce42" office:value-type="string" calcext:value-type="string">
            <text:p>This license was released: 6 August 2003.</text:p>
          </table:table-cell>
          <table:table-cell table:style-name="ce42" office:value-type="string" calcext:value-type="string">
            <text:p>YES</text:p>
          </table:table-cell>
          <table:table-cell table:style-name="ce43"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61" office:value-type="string" calcext:value-type="string">
            <text:p>APSL-2.0.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7">
          <table:table-cell table:style-name="ce42" office:value-type="string" calcext:value-type="string">
            <text:p>Artistic License 1.0</text:p>
          </table:table-cell>
          <table:table-cell table:style-name="ce42" office:value-type="string" calcext:value-type="string">
            <text:p>Artistic-1.0</text:p>
          </table:table-cell>
          <table:table-cell table:style-name="ce48" office:value-type="string" calcext:value-type="string">
            <text:p>http://opensource.org/licenses/Artistic-1.0</text:p>
          </table:table-cell>
          <table:table-cell table:style-name="ce42" office:value-type="string" calcext:value-type="string">
            <text:p>This license was superseded by v2.0</text:p>
            <text:p>This is Artistic License 1.0 as found on OSI site, excluding clause 8.</text:p>
          </table:table-cell>
          <table:table-cell table:style-name="ce42" office:value-type="string" calcext:value-type="string">
            <text:p>YES</text:p>
          </table:table-cell>
          <table:table-cell table:style-name="ce55"/>
          <table:table-cell table:style-name="ce61" office:value-type="string" calcext:value-type="string">
            <text:p>Artistic-1.0.txt</text:p>
          </table:table-cell>
          <table:table-cell table:style-name="ce67"/>
          <table:table-cell table:style-name="ce50"/>
          <table:table-cell table:style-name="ce79"/>
          <table:table-cell table:style-name="ce84"/>
          <table:table-cell table:style-name="ce88"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95"/>
          <table:table-cell table:style-name="ce100"/>
          <table:table-cell table:style-name="ce140"/>
          <table:table-cell table:style-name="ce145" office:value-type="string" calcext:value-type="string">
            <text:p>updated notes to clarify different variations of Artistic 1.0 license and url</text:p>
          </table:table-cell>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8">
          <table:table-cell table:style-name="ce42" office:value-type="string" calcext:value-type="string">
            <text:p>Artistic License 1.0 (Perl)</text:p>
          </table:table-cell>
          <table:table-cell table:style-name="ce42" office:value-type="string" calcext:value-type="string">
            <text:p>Artistic-1.0-Perl</text:p>
          </table:table-cell>
          <table:table-cell table:style-name="ce48" office:value-type="string" calcext:value-type="string">
            <text:p>http://dev.perl.org/licenses/artistic.html</text:p>
          </table:table-cell>
          <table:table-cell table:style-name="ce42" office:value-type="string" calcext:value-type="string">
            <text:p>This is the Artistic License 1.0 found on the Perl site, which is different (particularly, clauses 5, 6, 7 and 8) than the Artistic License 1.0 w/clause 8 found on the OSI site.</text:p>
          </table:table-cell>
          <table:table-cell table:style-name="ce42" office:value-type="string" calcext:value-type="string">
            <text:p>YES</text:p>
          </table:table-cell>
          <table:table-cell table:style-name="ce55"/>
          <table:table-cell table:style-name="ce61" office:value-type="string" calcext:value-type="string">
            <text:p>Artistic-1.0-Perl.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office:value-type="string" calcext:value-type="string">
            <text:p>NEW (note: OSI link not included because it does not contain the same license text as the Perl site)</text:p>
          </table:table-cell>
          <table:table-cell table:style-name="ce87" office:value-type="string" calcext:value-type="string">
            <text:p>added file name for license .txt file as it was missing and breaking the generation of corresponding HTML page</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58">
          <table:table-cell table:style-name="ce42" office:value-type="string" calcext:value-type="string">
            <text:p>Artistic License 1.0 w/clause 8</text:p>
          </table:table-cell>
          <table:table-cell table:style-name="ce42" office:value-type="string" calcext:value-type="string">
            <text:p>Artistic-1.0-cl8</text:p>
          </table:table-cell>
          <table:table-cell table:style-name="ce48" office:value-type="string" calcext:value-type="string">
            <text:p>http://opensource.org/licenses/Artistic-1.0</text:p>
          </table:table-cell>
          <table:table-cell table:style-name="ce42" office:value-type="string" calcext:value-type="string">
            <text:p>This license was superseded by v2.0</text:p>
            <text:p>This is Artistic License 1.0 as found on OSI site, including clause 8.</text:p>
          </table:table-cell>
          <table:table-cell table:style-name="ce42" office:value-type="string" calcext:value-type="string">
            <text:p>YES</text:p>
          </table:table-cell>
          <table:table-cell table:style-name="ce55"/>
          <table:table-cell table:style-name="ce61" office:value-type="string" calcext:value-type="string">
            <text:p>Artistic-1.0-cl8.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office:value-type="string" calcext:value-type="string">
            <text:p>NEW</text:p>
          </table:table-cell>
          <table:table-cell table:style-name="ce87" office:value-type="string" calcext:value-type="string">
            <text:p>added file name for license .txt file as it was missing and breaking the generation of corresponding HTML page</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Artistic License 2.0</text:p>
          </table:table-cell>
          <table:table-cell table:style-name="ce42" office:value-type="string" calcext:value-type="string">
            <text:p>Artistic-2.0</text:p>
          </table:table-cell>
          <table:table-cell table:style-name="ce48" office:value-type="string" calcext:value-type="string">
            <text:p>http://www.perlfoundation.org/artistic_license_2_0  </text:p>
            <text:p>http://www.opensource.org/licenses/artistic-license-2.0</text:p>
          </table:table-cell>
          <table:table-cell table:style-name="ce42" office:value-type="string" calcext:value-type="string">
            <text:p>This license was released: 2006</text:p>
          </table:table-cell>
          <table:table-cell table:style-name="ce42" office:value-type="string" calcext:value-type="string">
            <text:p>YES</text:p>
          </table:table-cell>
          <table:table-cell table:style-name="ce43"/>
          <table:table-cell table:style-name="ce61" office:value-type="string" calcext:value-type="string">
            <text:p>Artistic-2.0.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Attribution Assurance License</text:p>
          </table:table-cell>
          <table:table-cell table:style-name="ce42" office:value-type="string" calcext:value-type="string">
            <text:p>AAL</text:p>
          </table:table-cell>
          <table:table-cell table:style-name="ce49" office:value-type="string" calcext:value-type="string">
            <text:p>http://www.opensource.org/licenses/attribution</text:p>
          </table:table-cell>
          <table:table-cell table:style-name="ce42" office:value-type="string" calcext:value-type="string">
            <text:p>This license was released: 2002</text:p>
          </table:table-cell>
          <table:table-cell table:style-name="ce42" office:value-type="string" calcext:value-type="string">
            <text:p>YES</text:p>
          </table:table-cell>
          <table:table-cell table:style-name="ce43"/>
          <table:table-cell table:style-name="ce61" office:value-type="string" calcext:value-type="string">
            <text:p>AAL.txt</text:p>
          </table:table-cell>
          <table:table-cell table:style-name="ce67"/>
          <table:table-cell table:style-name="ce50"/>
          <table:table-cell table:style-name="ce79"/>
          <table:table-cell table:style-name="ce84" office:value-type="string" calcext:value-type="string">
            <text:p>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Bahyph License</text:p>
          </table:table-cell>
          <table:table-cell table:style-name="ce42" office:value-type="string" calcext:value-type="string">
            <text:p>Bahyph</text:p>
          </table:table-cell>
          <table:table-cell table:style-name="ce48" office:value-type="string" calcext:value-type="string">
            <text:p>https://fedoraproject.org/wiki/Licensing/Bahyph</text:p>
          </table:table-cell>
          <table:table-cell table:style-name="ce43" table:number-columns-repeated="3"/>
          <table:table-cell table:style-name="ce61" office:value-type="string" calcext:value-type="string">
            <text:p>Bahyph.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Barr License</text:p>
          </table:table-cell>
          <table:table-cell table:style-name="ce42" office:value-type="string" calcext:value-type="string">
            <text:p>Barr</text:p>
          </table:table-cell>
          <table:table-cell table:style-name="ce48" office:value-type="string" calcext:value-type="string">
            <text:p>https://fedoraproject.org/wiki/Licensing/Barr</text:p>
          </table:table-cell>
          <table:table-cell table:style-name="ce43" table:number-columns-repeated="3"/>
          <table:table-cell table:style-name="ce61" office:value-type="string" calcext:value-type="string">
            <text:p>Barr.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Beerware License</text:p>
          </table:table-cell>
          <table:table-cell table:style-name="ce42" office:value-type="string" calcext:value-type="string">
            <text:p>Beerware</text:p>
          </table:table-cell>
          <table:table-cell table:style-name="ce48" office:value-type="string" calcext:value-type="string">
            <text:p>https://fedoraproject.org/wiki/Licensing/Beerware</text:p>
          </table:table-cell>
          <table:table-cell table:style-name="ce43" table:number-columns-repeated="3"/>
          <table:table-cell table:style-name="ce61" office:value-type="string" calcext:value-type="string">
            <text:p>Beerware.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59">
          <table:table-cell table:style-name="ce42" office:value-type="string" calcext:value-type="string">
            <text:p>BitTorrent Open Source License v1.0</text:p>
          </table:table-cell>
          <table:table-cell table:style-name="ce42" office:value-type="string" calcext:value-type="string">
            <text:p>BitTorrent-1.0</text:p>
          </table:table-cell>
          <table:table-cell table:style-name="ce50" office:value-type="string" calcext:value-type="string">
            <text:p>http://sources.gentoo.org/cgi-bin/viewvc.cgi/gentoo-x86/licenses/BitTorrent?r1=1.1&amp;r2=1.1.1.1&amp;diff_format=s</text:p>
          </table:table-cell>
          <table:table-cell table:style-name="ce43" table:number-columns-repeated="2"/>
          <table:table-cell table:style-name="ce43"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 </text:p>
            <text:p>  </text:p>
            <text:p>Software distributed under the License is distributed on an AS IS basis, WITHOUT WARRANTY OF ANY KIND, either express or implied.  See the License for the specific language governing rights and limitations under the License. </text:p>
          </table:table-cell>
          <table:table-cell table:style-name="ce61" office:value-type="string" calcext:value-type="string">
            <text:p>BitTorrent-1.0.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office:value-type="string" calcext:value-type="string">
            <text:p>added standard header</text:p>
          </table:table-cell>
          <table:table-cell table:style-name="ce174"/>
          <table:table-cell table:number-columns-repeated="1002"/>
        </table:table-row>
        <table:table-row table:style-name="ro59">
          <table:table-cell table:style-name="ce42" office:value-type="string" calcext:value-type="string">
            <text:p>BitTorrent Open Source License v1.1</text:p>
          </table:table-cell>
          <table:table-cell table:style-name="ce42" office:value-type="string" calcext:value-type="string">
            <text:p>BitTorrent-1.1</text:p>
          </table:table-cell>
          <table:table-cell table:style-name="ce50" office:value-type="string" calcext:value-type="string">
            <text:p>http://directory.fsf.org/wiki/License:BitTorrentOSL1.1</text:p>
          </table:table-cell>
          <table:table-cell table:style-name="ce43" office:value-type="string" calcext:value-type="string">
            <text:p>Standard header seems to use wrong version number (this is how it appears on all references found.)</text:p>
          </table:table-cell>
          <table:table-cell table:style-name="ce43"/>
          <table:table-cell table:style-name="ce43"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text:p>
            <text:p/>
            <text:p>Software distributed under the License is distributed on an AS IS basis, WITHOUT WARRANTY OF ANY KIND, either express or implied. See the License for the specific language governing rights and limitations under the License.</text:p>
          </table:table-cell>
          <table:table-cell table:style-name="ce61" office:value-type="string" calcext:value-type="string">
            <text:p>BitTorrent-1.1.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office:value-type="string" calcext:value-type="string">
            <text:p>added standard header and note</text:p>
          </table:table-cell>
          <table:table-cell table:style-name="ce174"/>
          <table:table-cell table:number-columns-repeated="1002"/>
        </table:table-row>
        <table:table-row table:style-name="ro60">
          <table:table-cell table:style-name="ce42" office:value-type="string" calcext:value-type="string">
            <text:p>Boost Software License 1.0</text:p>
          </table:table-cell>
          <table:table-cell table:style-name="ce42" office:value-type="string" calcext:value-type="string">
            <text:p>BSL-1.0</text:p>
          </table:table-cell>
          <table:table-cell table:style-name="ce48" office:value-type="string" calcext:value-type="string">
            <text:p>http://www.boost.org/LICENSE_1_0.txt</text:p>
            <text:p>http://www.opensource.org/licenses/BSL-1.0</text:p>
          </table:table-cell>
          <table:table-cell table:style-name="ce42" office:value-type="string" calcext:value-type="string">
            <text:p>This license was released: 17 August 2003</text:p>
          </table:table-cell>
          <table:table-cell table:style-name="ce42" office:value-type="string" calcext:value-type="string">
            <text:p>YES</text:p>
          </table:table-cell>
          <table:table-cell table:style-name="ce53"/>
          <table:table-cell table:style-name="ce61" office:value-type="string" calcext:value-type="string">
            <text:p>BSL-1.0.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office:value-type="string" calcext:value-type="string">
            <text:p>removed standard header. Not clear where this came from and does not follow rules for standard header field</text:p>
          </table:table-cell>
          <table:table-cell table:number-columns-repeated="1002"/>
        </table:table-row>
        <table:table-row table:style-name="ro27">
          <table:table-cell table:style-name="ce42" office:value-type="string" calcext:value-type="string">
            <text:p>Borceux license</text:p>
          </table:table-cell>
          <table:table-cell table:style-name="ce42" office:value-type="string" calcext:value-type="string">
            <text:p>Borceux</text:p>
          </table:table-cell>
          <table:table-cell table:style-name="ce48" office:value-type="string" calcext:value-type="string">
            <text:p>https://fedoraproject.org/wiki/Licensing/Borceux</text:p>
          </table:table-cell>
          <table:table-cell table:style-name="ce43" table:number-columns-repeated="3"/>
          <table:table-cell table:style-name="ce61" office:value-type="string" calcext:value-type="string">
            <text:p>Borceux.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35">
          <table:table-cell table:style-name="ce42" office:value-type="string" calcext:value-type="string">
            <text:p>BSD 2-clause "Simplified" License</text:p>
          </table:table-cell>
          <table:table-cell table:style-name="ce42" office:value-type="string" calcext:value-type="string">
            <text:p>BSD-2-Clause</text:p>
          </table:table-cell>
          <table:table-cell table:style-name="ce49" office:value-type="string" calcext:value-type="string">
            <text:p>http://www.opensource.org/licenses/BSD-2-Clause</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BSD-2-Clause.txt</text:p>
          </table:table-cell>
          <table:table-cell table:style-name="ce67"/>
          <table:table-cell table:style-name="ce50"/>
          <table:table-cell table:style-name="ce79"/>
          <table:table-cell table:style-name="ce84" office:value-type="string" calcext:value-type="string">
            <text:p>YES</text:p>
          </table:table-cell>
          <table:table-cell table:style-name="ce87"/>
          <table:table-cell table:style-name="ce95" office:value-type="string" calcext:value-type="string">
            <text:p>really removed "FreeBSD" from license name this time…</text:p>
          </table:table-cell>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32">
          <table:table-cell table:style-name="ce42" office:value-type="string" calcext:value-type="string">
            <text:p>BSD 2-clause FreeBSD License</text:p>
          </table:table-cell>
          <table:table-cell table:style-name="ce42" office:value-type="string" calcext:value-type="string">
            <text:p>BSD-2-Clause-FreeBSD</text:p>
          </table:table-cell>
          <table:table-cell table:style-name="ce49" office:value-type="string" calcext:value-type="string">
            <text:p>http://www.freebsd.org/copyright/freebsd-license.html</text:p>
          </table:table-cell>
          <table:table-cell table:style-name="ce42" table:number-columns-repeated="2"/>
          <table:table-cell table:style-name="ce43"/>
          <table:table-cell table:style-name="ce62" office:value-type="string" calcext:value-type="string">
            <text:p>BSD-2-Clause-FreeBSD.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removed quotations marks around FreeBSD in full license name; Text file updated and filename for text file added (was missing)</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32">
          <table:table-cell table:style-name="ce42" office:value-type="string" calcext:value-type="string">
            <text:p>BSD 2-clause NetBSD License</text:p>
          </table:table-cell>
          <table:table-cell table:style-name="ce42" office:value-type="string" calcext:value-type="string">
            <text:p>BSD-2-Clause-NetBSD</text:p>
          </table:table-cell>
          <table:table-cell table:style-name="ce48" office:value-type="string" calcext:value-type="string">
            <text:p>http://www.netbsd.org/about/redistribution.html#default</text:p>
          </table:table-cell>
          <table:table-cell table:style-name="ce42" office:value-type="string" calcext:value-type="string">
            <text:p>NetBSD adopted this 2-clause license in 2008 for code contributed to NetBSD Foundation.</text:p>
          </table:table-cell>
          <table:table-cell table:style-name="ce42"/>
          <table:table-cell table:style-name="ce43"/>
          <table:table-cell table:style-name="ce61" office:value-type="string" calcext:value-type="string">
            <text:p>BSD-2-Clause-NetBSD.txt</text:p>
          </table:table-cell>
          <table:table-cell table:style-name="ce67"/>
          <table:table-cell table:style-name="ce50"/>
          <table:table-cell table:style-name="ce79"/>
          <table:table-cell table:style-name="ce84" office:value-type="string" calcext:value-type="string">
            <text:p>YES</text:p>
          </table:table-cell>
          <table:table-cell table:style-name="ce87"/>
          <table:table-cell table:style-name="ce95"/>
          <table:table-cell table:style-name="ce100" office:value-type="string" calcext:value-type="string">
            <text:p>removed quotations marks around NetBSD in full license name; Text file updated and filename for text file added (was missing)</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BSD 3-clause "New" or "Revised" License</text:p>
          </table:table-cell>
          <table:table-cell table:style-name="ce42" office:value-type="string" calcext:value-type="string">
            <text:p>BSD-3-Clause</text:p>
          </table:table-cell>
          <table:table-cell table:style-name="ce49" office:value-type="string" calcext:value-type="string">
            <text:p>http://www.opensource.org/licenses/BSD-3-Clause</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BSD-3-Clause.txt</text:p>
          </table:table-cell>
          <table:table-cell table:style-name="ce67"/>
          <table:table-cell table:style-name="ce50"/>
          <table:table-cell table:style-name="ce79"/>
          <table:table-cell table:style-name="ce84" office:value-type="string" calcext:value-type="string">
            <text:p>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6">
          <table:table-cell table:style-name="ce42" office:value-type="string" calcext:value-type="string">
            <text:p>BSD 3-clause Clear License</text:p>
          </table:table-cell>
          <table:table-cell table:style-name="ce42" office:value-type="string" calcext:value-type="string">
            <text:p>BSD-3-Clause-Clear</text:p>
          </table:table-cell>
          <table:table-cell table:style-name="ce50" office:value-type="string" calcext:value-type="string">
            <text:p>http://labs.metacarta.com/license-explanation.html#license</text:p>
          </table:table-cell>
          <table:table-cell table:style-name="ce43" office:value-type="string" calcext:value-type="string">
            <text:p>This is same as BSD-3-Clause but with explicit statement as to no patent rights granted in last paragraph.</text:p>
          </table:table-cell>
          <table:table-cell table:style-name="ce43" table:number-columns-repeated="2"/>
          <table:table-cell table:style-name="ce61" office:value-type="string" calcext:value-type="string">
            <text:p>BSD-3-Clause-Clear.txt</text:p>
          </table:table-cell>
          <table:table-cell table:style-name="ce67"/>
          <table:table-cell table:style-name="ce50"/>
          <table:table-cell table:style-name="ce79"/>
          <table:table-cell table:style-name="ce84" office:value-type="string" calcext:value-type="string">
            <text:p>YES</text:p>
          </table:table-cell>
          <table:table-cell table:style-name="ce87"/>
          <table:table-cell table:style-name="ce95"/>
          <table:table-cell table:style-name="ce100" office:value-type="string" calcext:value-type="string">
            <text:p>NEW</text:p>
          </table:table-cell>
          <table:table-cell table:style-name="ce140" office:value-type="string" calcext:value-type="string">
            <text:p>full name fixed (did say "2-clause" when should be "3-clause") and "Clear" shouldn't be in quotes</text:p>
          </table:table-cell>
          <table:table-cell table:style-name="ce145"/>
          <table:table-cell table:style-name="ce87"/>
          <table:table-cell table:style-name="ce154"/>
          <table:table-cell table:style-name="ce158"/>
          <table:table-cell table:style-name="ce163"/>
          <table:table-cell table:style-name="ce168" office:value-type="string" calcext:value-type="string">
            <text:p>added note</text:p>
          </table:table-cell>
          <table:table-cell table:style-name="ce174"/>
          <table:table-cell table:number-columns-repeated="1002"/>
        </table:table-row>
        <table:table-row table:style-name="ro53">
          <table:table-cell table:style-name="ce42" office:value-type="string" calcext:value-type="string">
            <text:p>BSD 4-clause "Original" or "Old" License</text:p>
          </table:table-cell>
          <table:table-cell table:style-name="ce42" office:value-type="string" calcext:value-type="string">
            <text:p>BSD-4-Clause</text:p>
          </table:table-cell>
          <table:table-cell table:style-name="ce48" office:value-type="string" calcext:value-type="string">
            <text:p>http://directory.fsf.org/wiki/License:BSD_4Clause</text:p>
          </table:table-cell>
          <table:table-cell table:style-name="ce42" office:value-type="string" calcext:value-type="string">
            <text:p>This license was rescinded by the author on 22 July 1999.</text:p>
          </table:table-cell>
          <table:table-cell table:style-name="ce42"/>
          <table:table-cell table:style-name="ce43"/>
          <table:table-cell table:style-name="ce61" office:value-type="string" calcext:value-type="string">
            <text:p>BSD-4-Clause.txt</text:p>
          </table:table-cell>
          <table:table-cell table:style-name="ce67"/>
          <table:table-cell table:style-name="ce50"/>
          <table:table-cell table:style-name="ce79"/>
          <table:table-cell table:style-name="ce84" office:value-type="string" calcext:value-type="string">
            <text:p>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BSD Protection License</text:p>
          </table:table-cell>
          <table:table-cell table:style-name="ce42" office:value-type="string" calcext:value-type="string">
            <text:p>BSD-Protection</text:p>
          </table:table-cell>
          <table:table-cell table:style-name="ce48" office:value-type="string" calcext:value-type="string">
            <text:p>https://fedoraproject.org/wiki/Licensing/BSD_Protection_License</text:p>
          </table:table-cell>
          <table:table-cell table:style-name="ce43" table:number-columns-repeated="3"/>
          <table:table-cell table:style-name="ce61" office:value-type="string" calcext:value-type="string">
            <text:p>BSD-Protection.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54">
          <table:table-cell table:style-name="ce42" office:value-type="string" calcext:value-type="string">
            <text:p>BSD with attribution</text:p>
          </table:table-cell>
          <table:table-cell table:style-name="ce42" office:value-type="string" calcext:value-type="string">
            <text:p>BSD-3-Clause-Attribution</text:p>
          </table:table-cell>
          <table:table-cell table:style-name="ce48" office:value-type="string" calcext:value-type="string">
            <text:p>https://fedoraproject.org/wiki/Licensing/BSD_with_Attribution</text:p>
          </table:table-cell>
          <table:table-cell table:style-name="ce43" table:number-columns-repeated="3"/>
          <table:table-cell table:style-name="ce61" office:value-type="string" calcext:value-type="string">
            <text:p>BSD-3-Clause-Attribution.txt</text:p>
          </table:table-cell>
          <table:table-cell table:style-name="ce67"/>
          <table:table-cell table:style-name="ce50"/>
          <table:table-cell table:style-name="ce79"/>
          <table:table-cell table:style-name="ce84" office:value-type="string" calcext:value-type="string">
            <text:p>YES</text:p>
          </table:table-cell>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BSD Zero Clause License</text:p>
          </table:table-cell>
          <table:table-cell table:style-name="ce42" office:value-type="string" calcext:value-type="string">
            <text:p>0BSD</text:p>
          </table:table-cell>
          <table:table-cell table:style-name="ce48" office:value-type="string" calcext:value-type="string">
            <text:p>http://landley.net/toybox/license.html </text:p>
          </table:table-cell>
          <table:table-cell table:style-name="ce43" table:number-columns-repeated="3"/>
          <table:table-cell table:style-name="ce61" office:value-type="string" calcext:value-type="string">
            <text:p>0BSD.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office:value-type="string" calcext:value-type="string">
            <text:p>NEW</text:p>
          </table:table-cell>
          <table:table-cell table:style-name="ce174"/>
          <table:table-cell table:number-columns-repeated="1002"/>
        </table:table-row>
        <table:table-row table:style-name="ro38">
          <table:table-cell table:style-name="ce42" office:value-type="string" calcext:value-type="string">
            <text:p>BSD-4-Clause (University of California-Specific)</text:p>
          </table:table-cell>
          <table:table-cell table:style-name="ce42" office:value-type="string" calcext:value-type="string">
            <text:p>BSD-4-Clause-UC</text:p>
          </table:table-cell>
          <table:table-cell table:style-name="ce49" office:value-type="string" calcext:value-type="string">
            <text:p>http://www.freebsd.org/copyright/license.html</text:p>
          </table:table-cell>
          <table:table-cell table:style-name="ce42"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42"/>
          <table:table-cell table:style-name="ce43"/>
          <table:table-cell table:style-name="ce62" office:value-type="string" calcext:value-type="string">
            <text:p>BSD-4-Clause-UC.txt</text:p>
          </table:table-cell>
          <table:table-cell table:style-name="ce67"/>
          <table:table-cell table:style-name="ce50"/>
          <table:table-cell table:style-name="ce79"/>
          <table:table-cell table:style-name="ce84"/>
          <table:table-cell table:style-name="ce88"/>
          <table:table-cell table:style-name="ce95"/>
          <table:table-cell table:style-name="ce100" office:value-type="string" calcext:value-type="string">
            <text:p>Text file updated and filename for text file added (was missing)</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bzip2 and libbzip2 License v1.0.5</text:p>
          </table:table-cell>
          <table:table-cell table:style-name="ce42" office:value-type="string" calcext:value-type="string">
            <text:p>bzip2-1.0.5</text:p>
          </table:table-cell>
          <table:table-cell table:style-name="ce48" office:value-type="string" calcext:value-type="string">
            <text:p>http://bzip.org/1.0.5/bzip2-manual-1.0.5.html</text:p>
          </table:table-cell>
          <table:table-cell table:style-name="ce43" table:number-columns-repeated="3"/>
          <table:table-cell table:style-name="ce61" office:value-type="string" calcext:value-type="string">
            <text:p>bzip2-1.0.5.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54">
          <table:table-cell table:style-name="ce42" office:value-type="string" calcext:value-type="string">
            <text:p>bzip2 and libbzip2 License v1.0.6</text:p>
          </table:table-cell>
          <table:table-cell table:style-name="ce42" office:value-type="string" calcext:value-type="string">
            <text:p>bzip2-1.0.6</text:p>
          </table:table-cell>
          <table:table-cell table:style-name="ce48" office:value-type="string" calcext:value-type="string">
            <text:p>https://github.com/asimonov-im/bzip2/blob/master/LICENSE</text:p>
          </table:table-cell>
          <table:table-cell table:style-name="ce43" office:value-type="string" calcext:value-type="string">
            <text:p>The bzip2.org website only shows version 1.0.5 of the license.</text:p>
          </table:table-cell>
          <table:table-cell table:style-name="ce43" table:number-columns-repeated="2"/>
          <table:table-cell table:style-name="ce61" office:value-type="string" calcext:value-type="string">
            <text:p>bzip2-1.0.6.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Caldera License</text:p>
          </table:table-cell>
          <table:table-cell table:style-name="ce42" office:value-type="string" calcext:value-type="string">
            <text:p>Caldera</text:p>
          </table:table-cell>
          <table:table-cell table:style-name="ce48" office:value-type="string" calcext:value-type="string">
            <text:p>http://www.lemis.com/grog/UNIX/ancient-source-all.pdf</text:p>
          </table:table-cell>
          <table:table-cell table:style-name="ce43" table:number-columns-repeated="3"/>
          <table:table-cell table:style-name="ce61" office:value-type="string" calcext:value-type="string">
            <text:p>Caldera.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42">
          <table:table-cell table:style-name="ce42" office:value-type="string" calcext:value-type="string">
            <text:p>CeCILL Free Software License Agreement v1.0</text:p>
          </table:table-cell>
          <table:table-cell table:style-name="ce42" office:value-type="string" calcext:value-type="string">
            <text:p>CECILL-1.0</text:p>
          </table:table-cell>
          <table:table-cell table:style-name="ce49" office:value-type="string" calcext:value-type="string">
            <text:p>http://www.cecill.info/licences/Licence_CeCILL_V1-fr.html</text:p>
          </table:table-cell>
          <table:table-cell table:style-name="ce42" office:value-type="string" calcext:value-type="string">
            <text:p>English translation can be found here: http://www.cecill.info/licences/Licence_CeCILL_V1-US.html</text:p>
          </table:table-cell>
          <table:table-cell table:style-name="ce42"/>
          <table:table-cell table:style-name="ce43"/>
          <table:table-cell table:style-name="ce61" office:value-type="string" calcext:value-type="string">
            <text:p>CECILL-1.0.txt</text:p>
          </table:table-cell>
          <table:table-cell table:style-name="ce67"/>
          <table:table-cell table:style-name="ce50"/>
          <table:table-cell table:style-name="ce80"/>
          <table:table-cell table:style-name="ce84"/>
          <table:table-cell table:style-name="ce88" table:number-columns-repeated="2"/>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42">
          <table:table-cell table:style-name="ce42" office:value-type="string" calcext:value-type="string">
            <text:p>CeCILL Free Software License Agreement v1.1</text:p>
          </table:table-cell>
          <table:table-cell table:style-name="ce42" office:value-type="string" calcext:value-type="string">
            <text:p>CECILL-1.1</text:p>
          </table:table-cell>
          <table:table-cell table:style-name="ce50" office:value-type="string" calcext:value-type="string">
            <text:p>http://www.cecill.info/licences/Licence_CeCILL_V1.1-US.html</text:p>
          </table:table-cell>
          <table:table-cell table:style-name="ce42" office:value-type="string" calcext:value-type="string">
            <text:p>There is only an English version for 1.1, which includes some wording changes from v1.0</text:p>
          </table:table-cell>
          <table:table-cell table:style-name="ce42"/>
          <table:table-cell table:style-name="ce43"/>
          <table:table-cell table:style-name="ce61" office:value-type="string" calcext:value-type="string">
            <text:p>CECILL-1.1.txt</text:p>
          </table:table-cell>
          <table:table-cell table:style-name="ce67"/>
          <table:table-cell table:style-name="ce50"/>
          <table:table-cell table:style-name="ce80"/>
          <table:table-cell table:style-name="ce84"/>
          <table:table-cell table:style-name="ce88" table:number-columns-repeated="2"/>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42">
          <table:table-cell table:style-name="ce42" office:value-type="string" calcext:value-type="string">
            <text:p>CeCILL Free Software License Agreement v2.0</text:p>
          </table:table-cell>
          <table:table-cell table:style-name="ce42" office:value-type="string" calcext:value-type="string">
            <text:p>CECILL-2.0</text:p>
          </table:table-cell>
          <table:table-cell table:style-name="ce49" office:value-type="string" calcext:value-type="string">
            <text:p>http://www.cecill.info/licences/Licence_CeCILL_V2-fr.html</text:p>
          </table:table-cell>
          <table:table-cell table:style-name="ce42" office:value-type="string" calcext:value-type="string">
            <text:p>English translation can be found here: http://www.cecill.info/licences/Licence_CeCILL_V2-en.html</text:p>
          </table:table-cell>
          <table:table-cell table:style-name="ce42"/>
          <table:table-cell table:style-name="ce43"/>
          <table:table-cell table:style-name="ce61" office:value-type="string" calcext:value-type="string">
            <text:p>CECILL-2.0.txt</text:p>
          </table:table-cell>
          <table:table-cell table:style-name="ce67"/>
          <table:table-cell table:style-name="ce50"/>
          <table:table-cell table:style-name="ce80"/>
          <table:table-cell table:style-name="ce84"/>
          <table:table-cell table:style-name="ce88" table:number-columns-repeated="2"/>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42">
          <table:table-cell table:style-name="ce42" office:value-type="string" calcext:value-type="string">
            <text:p>CeCILL Free Software License Agreement v2.1</text:p>
          </table:table-cell>
          <table:table-cell table:style-name="ce42" office:value-type="string" calcext:value-type="string">
            <text:p>CECILL-2.1</text:p>
          </table:table-cell>
          <table:table-cell table:style-name="ce48" office:value-type="string" calcext:value-type="string">
            <text:p>http://www.cecill.info/licences/Licence_CeCILL_V2.1-fr.html</text:p>
            <text:p>http://opensource.org/licenses/CECILL-2.1</text:p>
          </table:table-cell>
          <table:table-cell table:style-name="ce43" office:value-type="string" calcext:value-type="string">
            <text:p>English translation can be found here: <text:s/>http://www.cecill.info/licences/Licence_CeCILL_V2.1-en.html</text:p>
          </table:table-cell>
          <table:table-cell table:style-name="ce43" office:value-type="string" calcext:value-type="string">
            <text:p>YES</text:p>
          </table:table-cell>
          <table:table-cell table:style-name="ce43"/>
          <table:table-cell table:style-name="ce61" office:value-type="string" calcext:value-type="string">
            <text:p>CECILL-2.1.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office:value-type="string" calcext:value-type="string">
            <text:p>NEW</text:p>
          </table:table-cell>
          <table:table-cell table:style-name="ce174"/>
          <table:table-cell table:number-columns-repeated="1002"/>
        </table:table-row>
        <table:table-row table:style-name="ro42">
          <table:table-cell table:style-name="ce42" office:value-type="string" calcext:value-type="string">
            <text:p>CeCILL-B Free Software License Agreement</text:p>
          </table:table-cell>
          <table:table-cell table:style-name="ce42" office:value-type="string" calcext:value-type="string">
            <text:p>CECILL-B</text:p>
          </table:table-cell>
          <table:table-cell table:style-name="ce49" office:value-type="string" calcext:value-type="string">
            <text:p>http://www.cecill.info/licences/Licence_CeCILL-B_V1-fr.html</text:p>
          </table:table-cell>
          <table:table-cell table:style-name="ce42" office:value-type="string" calcext:value-type="string">
            <text:p>English translation can be found here: <text:s/>http://www.cecill.info/licences/Licence_CeCILL-B_V1-en.html</text:p>
          </table:table-cell>
          <table:table-cell table:style-name="ce42"/>
          <table:table-cell table:style-name="ce43"/>
          <table:table-cell table:style-name="ce61" office:value-type="string" calcext:value-type="string">
            <text:p>CECILL-B.txt</text:p>
          </table:table-cell>
          <table:table-cell table:style-name="ce67"/>
          <table:table-cell table:style-name="ce50"/>
          <table:table-cell table:style-name="ce80"/>
          <table:table-cell table:style-name="ce84"/>
          <table:table-cell table:style-name="ce88" table:number-columns-repeated="2"/>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42">
          <table:table-cell table:style-name="ce42" office:value-type="string" calcext:value-type="string">
            <text:p>CeCILL-C Free Software License Agreement</text:p>
          </table:table-cell>
          <table:table-cell table:style-name="ce42" office:value-type="string" calcext:value-type="string">
            <text:p>CECILL-C</text:p>
          </table:table-cell>
          <table:table-cell table:style-name="ce49" office:value-type="string" calcext:value-type="string">
            <text:p>http://www.cecill.info/licences/Licence_CeCILL-C_V1-fr.html</text:p>
          </table:table-cell>
          <table:table-cell table:style-name="ce42" office:value-type="string" calcext:value-type="string">
            <text:p>English translation can be found here: http://www.cecill.info/licences/Licence_CeCILL-C_V1-en.html</text:p>
          </table:table-cell>
          <table:table-cell table:style-name="ce42"/>
          <table:table-cell table:style-name="ce43"/>
          <table:table-cell table:style-name="ce61" office:value-type="string" calcext:value-type="string">
            <text:p>CECILL-C.txt</text:p>
          </table:table-cell>
          <table:table-cell table:style-name="ce67"/>
          <table:table-cell table:style-name="ce50"/>
          <table:table-cell table:style-name="ce80"/>
          <table:table-cell table:style-name="ce84"/>
          <table:table-cell table:style-name="ce88" table:number-columns-repeated="2"/>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Clarified Artistic License</text:p>
          </table:table-cell>
          <table:table-cell table:style-name="ce42" office:value-type="string" calcext:value-type="string">
            <text:p>ClArtistic</text:p>
          </table:table-cell>
          <table:table-cell table:style-name="ce49" office:value-type="string" calcext:value-type="string">
            <text:p>http://www.ncftp.com/ncftp/doc/LICENSE.txt</text:p>
          </table:table-cell>
          <table:table-cell table:style-name="ce43" table:number-columns-repeated="3"/>
          <table:table-cell table:style-name="ce61" office:value-type="string" calcext:value-type="string">
            <text:p>ClArtistic.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4">
          <table:table-cell table:style-name="ce42" office:value-type="string" calcext:value-type="string">
            <text:p>CMU License</text:p>
          </table:table-cell>
          <table:table-cell table:style-name="ce42" office:value-type="string" calcext:value-type="string">
            <text:p>MIT-CMU</text:p>
          </table:table-cell>
          <table:table-cell table:style-name="ce48" office:value-type="string" calcext:value-type="string">
            <text:p>https://fedoraproject.org/wiki/Licensing:MIT?rd=Licensing/MIT#CMU_Style</text:p>
          </table:table-cell>
          <table:table-cell table:style-name="ce43" table:number-columns-repeated="3"/>
          <table:table-cell table:style-name="ce61" office:value-type="string" calcext:value-type="string">
            <text:p>MIT-CMU.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35">
          <table:table-cell table:style-name="ce42" office:value-type="string" calcext:value-type="string">
            <text:p>CNRI Jython License</text:p>
          </table:table-cell>
          <table:table-cell table:style-name="ce42" office:value-type="string" calcext:value-type="string">
            <text:p>CNRI-Jython</text:p>
          </table:table-cell>
          <table:table-cell table:style-name="ce48" office:value-type="string" calcext:value-type="string">
            <text:p>http://www.jython.org/license.html</text:p>
          </table:table-cell>
          <table:table-cell table:style-name="ce43" office:value-type="string" calcext:value-type="string">
            <text:p>This is very similar to CNRI-Python (also on this list), but for an extra clause covering restrictions on trademark and use of the name.</text:p>
          </table:table-cell>
          <table:table-cell table:style-name="ce43" table:number-columns-repeated="2"/>
          <table:table-cell table:style-name="ce61" office:value-type="string" calcext:value-type="string">
            <text:p>CNRI-Jython.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office:value-type="string" calcext:value-type="string">
            <text:p>YES </text:p>
          </table:table-cell>
          <table:table-cell table:style-name="ce145"/>
          <table:table-cell table:style-name="ce87"/>
          <table:table-cell table:style-name="ce154"/>
          <table:table-cell table:style-name="ce158" office:value-type="string" calcext:value-type="string">
            <text:p>NEW</text:p>
          </table:table-cell>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CNRI Python License</text:p>
          </table:table-cell>
          <table:table-cell table:style-name="ce42" office:value-type="string" calcext:value-type="string">
            <text:p>CNRI-Python</text:p>
          </table:table-cell>
          <table:table-cell table:style-name="ce49" office:value-type="string" calcext:value-type="string">
            <text:p>http://www.opensource.org/licenses/CNRI-Python</text:p>
          </table:table-cell>
          <table:table-cell table:style-name="ce43" office:value-type="string" calcext:value-type="string">
            <text:p>CNRI portion of the multi-part Python License (Python-2.0)</text:p>
          </table:table-cell>
          <table:table-cell table:style-name="ce43" office:value-type="string" calcext:value-type="string">
            <text:p>YES</text:p>
          </table:table-cell>
          <table:table-cell table:style-name="ce43"/>
          <table:table-cell table:style-name="ce61" office:value-type="string" calcext:value-type="string">
            <text:p>CNRI-Python.txt</text:p>
          </table:table-cell>
          <table:table-cell table:style-name="ce67"/>
          <table:table-cell table:style-name="ce50"/>
          <table:table-cell table:style-name="ce79"/>
          <table:table-cell table:style-name="ce84"/>
          <table:table-cell table:style-name="ce88"/>
          <table:table-cell table:style-name="ce95" office:value-type="string" calcext:value-type="string">
            <text:p>OSI issue resolved; OSI link updated</text:p>
          </table:table-cell>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42">
          <table:table-cell table:style-name="ce42" office:value-type="string" calcext:value-type="string">
            <text:p>CNRI Python Open Source GPL Compatible License Agreement</text:p>
          </table:table-cell>
          <table:table-cell table:style-name="ce42" office:value-type="string" calcext:value-type="string">
            <text:p>CNRI-Python-GPL-Compatible</text:p>
          </table:table-cell>
          <table:table-cell table:style-name="ce49" office:value-type="string" calcext:value-type="string">
            <text:p>http://www.python.org/download/releases/1.6.1/download_win/</text:p>
          </table:table-cell>
          <table:table-cell table:style-name="ce43" table:number-columns-repeated="3"/>
          <table:table-cell table:style-name="ce61" office:value-type="string" calcext:value-type="string">
            <text:p>CNRI-Python-GPL-Compatible.txt</text:p>
          </table:table-cell>
          <table:table-cell table:style-name="ce67"/>
          <table:table-cell table:style-name="ce50"/>
          <table:table-cell table:style-name="ce79"/>
          <table:table-cell table:style-name="ce84"/>
          <table:table-cell table:style-name="ce88"/>
          <table:table-cell table:style-name="ce95" office:value-type="string" calcext:value-type="string">
            <text:p>OSI issue resolved, not OSI approved</text:p>
          </table:table-cell>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Code Project Open License 1.02</text:p>
          </table:table-cell>
          <table:table-cell table:style-name="ce42" office:value-type="string" calcext:value-type="string">
            <text:p>CPOL-1.02</text:p>
          </table:table-cell>
          <table:table-cell table:style-name="ce49" office:value-type="string" calcext:value-type="string">
            <text:p>http://www.codeproject.com/info/cpol10.aspx</text:p>
          </table:table-cell>
          <table:table-cell table:style-name="ce43" table:number-columns-repeated="3"/>
          <table:table-cell table:style-name="ce61" office:value-type="string" calcext:value-type="string">
            <text:p>CPOL-1.02.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office:value-type="string" calcext:value-type="string">
            <text:p>NEW</text:p>
          </table:table-cell>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4">
          <table:table-cell table:style-name="ce42" office:value-type="string" calcext:value-type="string">
            <text:p>Common Development and Distribution License 1.0</text:p>
          </table:table-cell>
          <table:table-cell table:style-name="ce42" office:value-type="string" calcext:value-type="string">
            <text:p>CDDL-1.0</text:p>
          </table:table-cell>
          <table:table-cell table:style-name="ce49" office:value-type="string" calcext:value-type="string">
            <text:p>http://www.opensource.org/licenses/cddl1</text:p>
          </table:table-cell>
          <table:table-cell table:style-name="ce42" office:value-type="string" calcext:value-type="string">
            <text:p>This license was released: 24 January 2004.</text:p>
          </table:table-cell>
          <table:table-cell table:style-name="ce42" office:value-type="string" calcext:value-type="string">
            <text:p>YES</text:p>
          </table:table-cell>
          <table:table-cell table:style-name="ce43"/>
          <table:table-cell table:style-name="ce61" office:value-type="string" calcext:value-type="string">
            <text:p>CDDL-1.0.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9">
          <table:table-cell table:style-name="ce42" office:value-type="string" calcext:value-type="string">
            <text:p>Common Development and Distribution License 1.1</text:p>
          </table:table-cell>
          <table:table-cell table:style-name="ce42" office:value-type="string" calcext:value-type="string">
            <text:p>CDDL-1.1</text:p>
          </table:table-cell>
          <table:table-cell table:style-name="ce48" office:value-type="string" calcext:value-type="string">
            <text:p>http://glassfish.java.net/public/CDDL+GPL_1_1.html</text:p>
          </table:table-cell>
          <table:table-cell table:style-name="ce42" office:value-type="string" calcext:value-type="string">
            <text:p>Same as 1.0, but changes name from Sun to Oracle in section 4.1 and adds patent infringement termination clause (section 6.3)</text:p>
          </table:table-cell>
          <table:table-cell table:style-name="ce42"/>
          <table:table-cell table:style-name="ce43"/>
          <table:table-cell table:style-name="ce62" office:value-type="string" calcext:value-type="string">
            <text:p>CDDL-1.1.txt</text:p>
          </table:table-cell>
          <table:table-cell table:style-name="ce67"/>
          <table:table-cell table:style-name="ce50"/>
          <table:table-cell table:style-name="ce79"/>
          <table:table-cell table:style-name="ce84"/>
          <table:table-cell table:style-name="ce88"/>
          <table:table-cell table:style-name="ce95"/>
          <table:table-cell table:style-name="ce100" office:value-type="string" calcext:value-type="string">
            <text:p>Text file updated and filename for text file added (was missing)</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61">
          <table:table-cell table:style-name="ce42" office:value-type="string" calcext:value-type="string">
            <text:p>Common Public Attribution License 1.0</text:p>
          </table:table-cell>
          <table:table-cell table:style-name="ce42" office:value-type="string" calcext:value-type="string">
            <text:p>CPAL-1.0</text:p>
          </table:table-cell>
          <table:table-cell table:style-name="ce49" office:value-type="string" calcext:value-type="string">
            <text:p>http://www.opensource.org/licenses/CPAL-1.0</text:p>
          </table:table-cell>
          <table:table-cell table:style-name="ce42"/>
          <table:table-cell table:style-name="ce42" office:value-type="string" calcext:value-type="string">
            <text:p>YES</text:p>
          </table:table-cell>
          <table:table-cell table:style-name="ce53" office:value-type="string" calcext:value-type="string">
            <text:p>The contents of this file are subject to the Common Public Attribution License Version 1.0 (the “License”); you may not use this file except in compliance with the License. You may obtain a copy of the License at _____.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The Original Developer is not the Initial Developer and is &lt;&lt;var;name=developer;original=_____;match=.+&gt;&gt;. If left blank, the Original Developer is the Initial Developer.</text:p>
            <text:p>The Initial Developer of the Original Code is &lt;&lt;var;name=InitialDeveloper;original=_____;match=.+&gt;&gt;. All portions of the code written by &lt;&lt;var;name=createdby;original=_____;match=.+&gt;&gt;  are Copyright (c) &lt;&lt;var;name=copyright;original=_____;match=.+&gt;&gt;. All Rights Reserved.</text:p>
            <text:p>Contributor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CPA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CPAL or the &lt;&lt;var;name=licenseName;original=[____];match=.+&gt;&gt; License.</text:p>
          </table:table-cell>
          <table:table-cell table:style-name="ce61" office:value-type="string" calcext:value-type="string">
            <text:p>CPAL-1.0.txt</text:p>
          </table:table-cell>
          <table:table-cell table:style-name="ce67"/>
          <table:table-cell table:style-name="ce50"/>
          <table:table-cell table:style-name="ce79"/>
          <table:table-cell table:style-name="ce84" office:value-type="string" calcext:value-type="string">
            <text:p>H-YES</text:p>
          </table:table-cell>
          <table:table-cell table:style-name="ce88"/>
          <table:table-cell table:style-name="ce95" office:value-type="string" calcext:value-type="string">
            <text:p>OSI link updated</text:p>
          </table:table-cell>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office:value-type="string" calcext:value-type="string">
            <text:p>added markup to standard header (what about Exhibit B?)</text:p>
          </table:table-cell>
          <table:table-cell table:number-columns-repeated="1002"/>
        </table:table-row>
        <table:table-row table:style-name="ro54">
          <table:table-cell table:style-name="ce42" office:value-type="string" calcext:value-type="string">
            <text:p>Common Public License 1.0</text:p>
          </table:table-cell>
          <table:table-cell table:style-name="ce42" office:value-type="string" calcext:value-type="string">
            <text:p>CPL-1.0</text:p>
          </table:table-cell>
          <table:table-cell table:style-name="ce49" office:value-type="string" calcext:value-type="string">
            <text:p>http://opensource.org/licenses/CPL-1.0</text:p>
          </table:table-cell>
          <table:table-cell table:style-name="ce42" office:value-type="string" calcext:value-type="string">
            <text:p>This license was superseded by Eclipse Public License</text:p>
          </table:table-cell>
          <table:table-cell table:style-name="ce42" office:value-type="string" calcext:value-type="string">
            <text:p>YES</text:p>
          </table:table-cell>
          <table:table-cell table:style-name="ce43"/>
          <table:table-cell table:style-name="ce61" office:value-type="string" calcext:value-type="string">
            <text:p>CPL-1.0.txt</text:p>
          </table:table-cell>
          <table:table-cell table:style-name="ce67"/>
          <table:table-cell table:style-name="ce50"/>
          <table:table-cell table:style-name="ce80"/>
          <table:table-cell table:style-name="ce84"/>
          <table:table-cell table:style-name="ce88"/>
          <table:table-cell table:style-name="ce95"/>
          <table:table-cell table:style-name="ce100"/>
          <table:table-cell table:style-name="ce140" office:value-type="string" calcext:value-type="string">
            <text:p>OSI url updated</text:p>
          </table:table-cell>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Computer Associates Trusted Open Source License 1.1</text:p>
          </table:table-cell>
          <table:table-cell table:style-name="ce42" office:value-type="string" calcext:value-type="string">
            <text:p>CATOSL-1.1</text:p>
          </table:table-cell>
          <table:table-cell table:style-name="ce49" office:value-type="string" calcext:value-type="string">
            <text:p>http://opensource.org/licenses/CATOSL-1.1</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CATOSL-1.1.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office:value-type="string" calcext:value-type="string">
            <text:p>OSI url updated</text:p>
          </table:table-cell>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4">
          <table:table-cell table:style-name="ce42" office:value-type="string" calcext:value-type="string">
            <text:p>Condor Public License v1.1</text:p>
          </table:table-cell>
          <table:table-cell table:style-name="ce42" office:value-type="string" calcext:value-type="string">
            <text:p>Condor-1.1</text:p>
          </table:table-cell>
          <table:table-cell table:style-name="ce49" office:value-type="string" calcext:value-type="string">
            <text:p>http://research.cs.wisc.edu/condor/license.html#condor</text:p>
          </table:table-cell>
          <table:table-cell table:style-name="ce43" office:value-type="string" calcext:value-type="string">
            <text:p>This license was released 30 October 2003</text:p>
          </table:table-cell>
          <table:table-cell table:style-name="ce43" table:number-columns-repeated="2"/>
          <table:table-cell table:style-name="ce61" office:value-type="string" calcext:value-type="string">
            <text:p>Condor-1.1.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Creative Commons Attribution 1.0</text:p>
          </table:table-cell>
          <table:table-cell table:style-name="ce42" office:value-type="string" calcext:value-type="string">
            <text:p>CC-BY-1.0</text:p>
          </table:table-cell>
          <table:table-cell table:style-name="ce49" office:value-type="string" calcext:value-type="string">
            <text:p>http://creativecommons.org/licenses/by/1.0/legalcode</text:p>
          </table:table-cell>
          <table:table-cell table:style-name="ce43" table:number-columns-repeated="3"/>
          <table:table-cell table:style-name="ce61" office:value-type="string" calcext:value-type="string">
            <text:p>CC-BY-1.0.txt</text:p>
          </table:table-cell>
          <table:table-cell table:style-name="ce67"/>
          <table:table-cell table:style-name="ce50"/>
          <table:table-cell table:style-name="ce79"/>
          <table:table-cell table:style-name="ce84" office:value-type="string" calcext:value-type="string">
            <text:p>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Creative Commons Attribution 2.0</text:p>
          </table:table-cell>
          <table:table-cell table:style-name="ce42" office:value-type="string" calcext:value-type="string">
            <text:p>CC-BY-2.0</text:p>
          </table:table-cell>
          <table:table-cell table:style-name="ce49" office:value-type="string" calcext:value-type="string">
            <text:p>http://creativecommons.org/licenses/by/2.0/legalcode</text:p>
          </table:table-cell>
          <table:table-cell table:style-name="ce43" table:number-columns-repeated="3"/>
          <table:table-cell table:style-name="ce61" office:value-type="string" calcext:value-type="string">
            <text:p>CC-BY-2.0.txt</text:p>
          </table:table-cell>
          <table:table-cell table:style-name="ce67"/>
          <table:table-cell table:style-name="ce50"/>
          <table:table-cell table:style-name="ce79"/>
          <table:table-cell table:style-name="ce84" office:value-type="string" calcext:value-type="string">
            <text:p>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Creative Commons Attribution 2.5</text:p>
          </table:table-cell>
          <table:table-cell table:style-name="ce42" office:value-type="string" calcext:value-type="string">
            <text:p>CC-BY-2.5</text:p>
          </table:table-cell>
          <table:table-cell table:style-name="ce49" office:value-type="string" calcext:value-type="string">
            <text:p>http://creativecommons.org/licenses/by/2.5/legalcode</text:p>
          </table:table-cell>
          <table:table-cell table:style-name="ce43" table:number-columns-repeated="3"/>
          <table:table-cell table:style-name="ce61" office:value-type="string" calcext:value-type="string">
            <text:p>CC-BY-2.5.txt</text:p>
          </table:table-cell>
          <table:table-cell table:style-name="ce67"/>
          <table:table-cell table:style-name="ce50"/>
          <table:table-cell table:style-name="ce79"/>
          <table:table-cell table:style-name="ce84" office:value-type="string" calcext:value-type="string">
            <text:p>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Creative Commons Attribution 3.0</text:p>
          </table:table-cell>
          <table:table-cell table:style-name="ce42" office:value-type="string" calcext:value-type="string">
            <text:p>CC-BY-3.0</text:p>
          </table:table-cell>
          <table:table-cell table:style-name="ce49" office:value-type="string" calcext:value-type="string">
            <text:p>http://creativecommons.org/licenses/by/3.0/legalcode</text:p>
          </table:table-cell>
          <table:table-cell table:style-name="ce43" table:number-columns-repeated="3"/>
          <table:table-cell table:style-name="ce61" office:value-type="string" calcext:value-type="string">
            <text:p>CC-BY-3.0.txt</text:p>
          </table:table-cell>
          <table:table-cell table:style-name="ce67"/>
          <table:table-cell table:style-name="ce50"/>
          <table:table-cell table:style-name="ce79"/>
          <table:table-cell table:style-name="ce84" office:value-type="string" calcext:value-type="string">
            <text:p>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Creative Commons Attribution 4.0</text:p>
          </table:table-cell>
          <table:table-cell table:style-name="ce42" office:value-type="string" calcext:value-type="string">
            <text:p>CC-BY-4.0</text:p>
          </table:table-cell>
          <table:table-cell table:style-name="ce48" office:value-type="string" calcext:value-type="string">
            <text:p>http://creativecommons.org/licenses/by/4.0/legalcode</text:p>
          </table:table-cell>
          <table:table-cell table:style-name="ce43" table:number-columns-repeated="3"/>
          <table:table-cell table:style-name="ce61" office:value-type="string" calcext:value-type="string">
            <text:p>CC-BY-4.0.txt</text:p>
          </table:table-cell>
          <table:table-cell table:style-name="ce67"/>
          <table:table-cell table:style-name="ce50"/>
          <table:table-cell table:style-name="ce79"/>
          <table:table-cell table:style-name="ce84" office:value-type="string" calcext:value-type="string">
            <text:p>YES</text:p>
          </table:table-cell>
          <table:table-cell table:style-name="ce87"/>
          <table:table-cell table:style-name="ce95"/>
          <table:table-cell table:style-name="ce100"/>
          <table:table-cell table:style-name="ce140"/>
          <table:table-cell table:style-name="ce145"/>
          <table:table-cell table:style-name="ce87" office:value-type="string" calcext:value-type="string">
            <text:p>NEW</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Creative Commons Attribution No Derivatives 1.0</text:p>
          </table:table-cell>
          <table:table-cell table:style-name="ce42" office:value-type="string" calcext:value-type="string">
            <text:p>CC-BY-ND-1.0</text:p>
          </table:table-cell>
          <table:table-cell table:style-name="ce49" office:value-type="string" calcext:value-type="string">
            <text:p>http://creativecommons.org/licenses/by-nd/1.0/legalcode</text:p>
          </table:table-cell>
          <table:table-cell table:style-name="ce43" table:number-columns-repeated="3"/>
          <table:table-cell table:style-name="ce61" office:value-type="string" calcext:value-type="string">
            <text:p>CC-BY-ND-1.0.txt</text:p>
          </table:table-cell>
          <table:table-cell table:style-name="ce67"/>
          <table:table-cell table:style-name="ce50"/>
          <table:table-cell table:style-name="ce79"/>
          <table:table-cell table:style-name="ce84" office:value-type="string" calcext:value-type="string">
            <text:p>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Creative Commons Attribution No Derivatives 2.0</text:p>
          </table:table-cell>
          <table:table-cell table:style-name="ce42" office:value-type="string" calcext:value-type="string">
            <text:p>CC-BY-ND-2.0</text:p>
          </table:table-cell>
          <table:table-cell table:style-name="ce49" office:value-type="string" calcext:value-type="string">
            <text:p>http://creativecommons.org/licenses/by-nd/2.0/legalcode</text:p>
          </table:table-cell>
          <table:table-cell table:style-name="ce43" table:number-columns-repeated="3"/>
          <table:table-cell table:style-name="ce61" office:value-type="string" calcext:value-type="string">
            <text:p>CC-BY-ND-2.0.txt</text:p>
          </table:table-cell>
          <table:table-cell table:style-name="ce67"/>
          <table:table-cell table:style-name="ce50"/>
          <table:table-cell table:style-name="ce79"/>
          <table:table-cell table:style-name="ce84" office:value-type="string" calcext:value-type="string">
            <text:p>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Creative Commons Attribution No Derivatives 2.5</text:p>
          </table:table-cell>
          <table:table-cell table:style-name="ce42" office:value-type="string" calcext:value-type="string">
            <text:p>CC-BY-ND-2.5</text:p>
          </table:table-cell>
          <table:table-cell table:style-name="ce49" office:value-type="string" calcext:value-type="string">
            <text:p>http://creativecommons.org/licenses/by-nd/2.5/legalcode</text:p>
          </table:table-cell>
          <table:table-cell table:style-name="ce43" table:number-columns-repeated="3"/>
          <table:table-cell table:style-name="ce61" office:value-type="string" calcext:value-type="string">
            <text:p>CC-BY-ND-2.5.txt</text:p>
          </table:table-cell>
          <table:table-cell table:style-name="ce67"/>
          <table:table-cell table:style-name="ce50"/>
          <table:table-cell table:style-name="ce79"/>
          <table:table-cell table:style-name="ce84" office:value-type="string" calcext:value-type="string">
            <text:p>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Creative Commons Attribution No Derivatives 3.0</text:p>
          </table:table-cell>
          <table:table-cell table:style-name="ce42" office:value-type="string" calcext:value-type="string">
            <text:p>CC-BY-ND-3.0</text:p>
          </table:table-cell>
          <table:table-cell table:style-name="ce49" office:value-type="string" calcext:value-type="string">
            <text:p>http://creativecommons.org/licenses/by-nd/3.0/legalcode</text:p>
          </table:table-cell>
          <table:table-cell table:style-name="ce43" table:number-columns-repeated="3"/>
          <table:table-cell table:style-name="ce61" office:value-type="string" calcext:value-type="string">
            <text:p>CC-BY-ND-3.0.txt</text:p>
          </table:table-cell>
          <table:table-cell table:style-name="ce67"/>
          <table:table-cell table:style-name="ce50"/>
          <table:table-cell table:style-name="ce79"/>
          <table:table-cell table:style-name="ce84" office:value-type="string" calcext:value-type="string">
            <text:p>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Creative Commons Attribution No Derivatives 4.0</text:p>
          </table:table-cell>
          <table:table-cell table:style-name="ce42" office:value-type="string" calcext:value-type="string">
            <text:p>CC-BY-ND-4.0</text:p>
          </table:table-cell>
          <table:table-cell table:style-name="ce48" office:value-type="string" calcext:value-type="string">
            <text:p>http://creativecommons.org/licenses/by-nd/4.0/legalcode</text:p>
          </table:table-cell>
          <table:table-cell table:style-name="ce43" table:number-columns-repeated="3"/>
          <table:table-cell table:style-name="ce61" office:value-type="string" calcext:value-type="string">
            <text:p>CC-BY-ND-4.0.txt</text:p>
          </table:table-cell>
          <table:table-cell table:style-name="ce67"/>
          <table:table-cell table:style-name="ce50"/>
          <table:table-cell table:style-name="ce79"/>
          <table:table-cell table:style-name="ce84" office:value-type="string" calcext:value-type="string">
            <text:p>YES</text:p>
          </table:table-cell>
          <table:table-cell table:style-name="ce87"/>
          <table:table-cell table:style-name="ce95"/>
          <table:table-cell table:style-name="ce100"/>
          <table:table-cell table:style-name="ce140"/>
          <table:table-cell table:style-name="ce145"/>
          <table:table-cell table:style-name="ce87" office:value-type="string" calcext:value-type="string">
            <text:p>NEW</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Creative Commons Attribution Non Commercial 1.0</text:p>
          </table:table-cell>
          <table:table-cell table:style-name="ce42" office:value-type="string" calcext:value-type="string">
            <text:p>CC-BY-NC-1.0</text:p>
          </table:table-cell>
          <table:table-cell table:style-name="ce49" office:value-type="string" calcext:value-type="string">
            <text:p>http://creativecommons.org/licenses/by-nc/1.0/legalcode</text:p>
          </table:table-cell>
          <table:table-cell table:style-name="ce43" table:number-columns-repeated="3"/>
          <table:table-cell table:style-name="ce61" office:value-type="string" calcext:value-type="string">
            <text:p>CC-BY-NC-1.0.txt</text:p>
          </table:table-cell>
          <table:table-cell table:style-name="ce67"/>
          <table:table-cell table:style-name="ce50"/>
          <table:table-cell table:style-name="ce79"/>
          <table:table-cell table:style-name="ce84" office:value-type="string" calcext:value-type="string">
            <text:p>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Creative Commons Attribution Non Commercial 2.0</text:p>
          </table:table-cell>
          <table:table-cell table:style-name="ce42" office:value-type="string" calcext:value-type="string">
            <text:p>CC-BY-NC-2.0</text:p>
          </table:table-cell>
          <table:table-cell table:style-name="ce49" office:value-type="string" calcext:value-type="string">
            <text:p>http://creativecommons.org/licenses/by-nc/2.0/legalcode</text:p>
          </table:table-cell>
          <table:table-cell table:style-name="ce43" table:number-columns-repeated="3"/>
          <table:table-cell table:style-name="ce61" office:value-type="string" calcext:value-type="string">
            <text:p>CC-BY-NC-2.0.txt</text:p>
          </table:table-cell>
          <table:table-cell table:style-name="ce67"/>
          <table:table-cell table:style-name="ce50"/>
          <table:table-cell table:style-name="ce79"/>
          <table:table-cell table:style-name="ce84" office:value-type="string" calcext:value-type="string">
            <text:p>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Creative Commons Attribution Non Commercial 2.5</text:p>
          </table:table-cell>
          <table:table-cell table:style-name="ce42" office:value-type="string" calcext:value-type="string">
            <text:p>CC-BY-NC-2.5</text:p>
          </table:table-cell>
          <table:table-cell table:style-name="ce49" office:value-type="string" calcext:value-type="string">
            <text:p>http://creativecommons.org/licenses/by-nc/2.5/legalcode</text:p>
          </table:table-cell>
          <table:table-cell table:style-name="ce43" table:number-columns-repeated="3"/>
          <table:table-cell table:style-name="ce61" office:value-type="string" calcext:value-type="string">
            <text:p>CC-BY-NC-2.5.txt</text:p>
          </table:table-cell>
          <table:table-cell table:style-name="ce67"/>
          <table:table-cell table:style-name="ce50"/>
          <table:table-cell table:style-name="ce79"/>
          <table:table-cell table:style-name="ce84" office:value-type="string" calcext:value-type="string">
            <text:p>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Creative Commons Attribution Non Commercial 3.0</text:p>
          </table:table-cell>
          <table:table-cell table:style-name="ce42" office:value-type="string" calcext:value-type="string">
            <text:p>CC-BY-NC-3.0</text:p>
          </table:table-cell>
          <table:table-cell table:style-name="ce49" office:value-type="string" calcext:value-type="string">
            <text:p>http://creativecommons.org/licenses/by-nc/3.0/legalcode</text:p>
          </table:table-cell>
          <table:table-cell table:style-name="ce43" table:number-columns-repeated="3"/>
          <table:table-cell table:style-name="ce61" office:value-type="string" calcext:value-type="string">
            <text:p>CC-BY-NC-3.0.txt</text:p>
          </table:table-cell>
          <table:table-cell table:style-name="ce67"/>
          <table:table-cell table:style-name="ce50"/>
          <table:table-cell table:style-name="ce79"/>
          <table:table-cell table:style-name="ce84" office:value-type="string" calcext:value-type="string">
            <text:p>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Creative Commons Attribution Non Commercial 4.0</text:p>
          </table:table-cell>
          <table:table-cell table:style-name="ce42" office:value-type="string" calcext:value-type="string">
            <text:p>CC-BY-NC-4.0</text:p>
          </table:table-cell>
          <table:table-cell table:style-name="ce48" office:value-type="string" calcext:value-type="string">
            <text:p>http://creativecommons.org/licenses/by-nc/4.0/legalcode</text:p>
          </table:table-cell>
          <table:table-cell table:style-name="ce43" table:number-columns-repeated="3"/>
          <table:table-cell table:style-name="ce61" office:value-type="string" calcext:value-type="string">
            <text:p>CC-BY-NC-4.0.txt</text:p>
          </table:table-cell>
          <table:table-cell table:style-name="ce67"/>
          <table:table-cell table:style-name="ce50"/>
          <table:table-cell table:style-name="ce79"/>
          <table:table-cell table:style-name="ce84" office:value-type="string" calcext:value-type="string">
            <text:p>YES</text:p>
          </table:table-cell>
          <table:table-cell table:style-name="ce87"/>
          <table:table-cell table:style-name="ce95"/>
          <table:table-cell table:style-name="ce100"/>
          <table:table-cell table:style-name="ce140"/>
          <table:table-cell table:style-name="ce145"/>
          <table:table-cell table:style-name="ce87" office:value-type="string" calcext:value-type="string">
            <text:p>NEW</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54">
          <table:table-cell table:style-name="ce42" office:value-type="string" calcext:value-type="string">
            <text:p>Creative Commons Attribution Non Commercial No Derivatives 1.0</text:p>
          </table:table-cell>
          <table:table-cell table:style-name="ce42" office:value-type="string" calcext:value-type="string">
            <text:p>CC-BY-NC-ND-1.0</text:p>
          </table:table-cell>
          <table:table-cell table:style-name="ce49" office:value-type="string" calcext:value-type="string">
            <text:p>http://creativecommons.org/licenses/by-nd-nc/1.0/legalcode</text:p>
          </table:table-cell>
          <table:table-cell table:style-name="ce43" table:number-columns-repeated="3"/>
          <table:table-cell table:style-name="ce61" office:value-type="string" calcext:value-type="string">
            <text:p>CC-BY-NC-ND-1.0.txt</text:p>
          </table:table-cell>
          <table:table-cell table:style-name="ce67"/>
          <table:table-cell table:style-name="ce50"/>
          <table:table-cell table:style-name="ce79"/>
          <table:table-cell table:style-name="ce84" office:value-type="string" calcext:value-type="string">
            <text:p>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4">
          <table:table-cell table:style-name="ce42" office:value-type="string" calcext:value-type="string">
            <text:p>Creative Commons Attribution Non Commercial No Derivatives 2.0</text:p>
          </table:table-cell>
          <table:table-cell table:style-name="ce42" office:value-type="string" calcext:value-type="string">
            <text:p>CC-BY-NC-ND-2.0</text:p>
          </table:table-cell>
          <table:table-cell table:style-name="ce49" office:value-type="string" calcext:value-type="string">
            <text:p>http://creativecommons.org/licenses/by-nc-nd/2.0/legalcode</text:p>
          </table:table-cell>
          <table:table-cell table:style-name="ce43" table:number-columns-repeated="3"/>
          <table:table-cell table:style-name="ce61" office:value-type="string" calcext:value-type="string">
            <text:p>CC-BY-NC-ND-2.0.txt</text:p>
          </table:table-cell>
          <table:table-cell table:style-name="ce67"/>
          <table:table-cell table:style-name="ce50"/>
          <table:table-cell table:style-name="ce79"/>
          <table:table-cell table:style-name="ce84" office:value-type="string" calcext:value-type="string">
            <text:p>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4">
          <table:table-cell table:style-name="ce42" office:value-type="string" calcext:value-type="string">
            <text:p>Creative Commons Attribution Non Commercial No Derivatives 2.5</text:p>
          </table:table-cell>
          <table:table-cell table:style-name="ce42" office:value-type="string" calcext:value-type="string">
            <text:p>CC-BY-NC-ND-2.5</text:p>
          </table:table-cell>
          <table:table-cell table:style-name="ce49" office:value-type="string" calcext:value-type="string">
            <text:p>http://creativecommons.org/licenses/by-nc-nd/2.5/legalcode</text:p>
          </table:table-cell>
          <table:table-cell table:style-name="ce43" table:number-columns-repeated="3"/>
          <table:table-cell table:style-name="ce61" office:value-type="string" calcext:value-type="string">
            <text:p>CC-BY-NC-ND-2.5.txt</text:p>
          </table:table-cell>
          <table:table-cell table:style-name="ce67"/>
          <table:table-cell table:style-name="ce50"/>
          <table:table-cell table:style-name="ce79"/>
          <table:table-cell table:style-name="ce84" office:value-type="string" calcext:value-type="string">
            <text:p>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4">
          <table:table-cell table:style-name="ce42" office:value-type="string" calcext:value-type="string">
            <text:p>Creative Commons Attribution Non Commercial No Derivatives 3.0</text:p>
          </table:table-cell>
          <table:table-cell table:style-name="ce42" office:value-type="string" calcext:value-type="string">
            <text:p>CC-BY-NC-ND-3.0</text:p>
          </table:table-cell>
          <table:table-cell table:style-name="ce49" office:value-type="string" calcext:value-type="string">
            <text:p>http://creativecommons.org/licenses/by-nc-nd/3.0/legalcode</text:p>
          </table:table-cell>
          <table:table-cell table:style-name="ce43" table:number-columns-repeated="3"/>
          <table:table-cell table:style-name="ce61" office:value-type="string" calcext:value-type="string">
            <text:p>CC-BY-NC-ND-3.0.txt</text:p>
          </table:table-cell>
          <table:table-cell table:style-name="ce67"/>
          <table:table-cell table:style-name="ce50"/>
          <table:table-cell table:style-name="ce79"/>
          <table:table-cell table:style-name="ce84" office:value-type="string" calcext:value-type="string">
            <text:p>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4">
          <table:table-cell table:style-name="ce42" office:value-type="string" calcext:value-type="string">
            <text:p>Creative Commons Attribution Non Commercial No Derivatives 4.0</text:p>
          </table:table-cell>
          <table:table-cell table:style-name="ce42" office:value-type="string" calcext:value-type="string">
            <text:p>CC-BY-NC-ND-4.0</text:p>
          </table:table-cell>
          <table:table-cell table:style-name="ce48" office:value-type="string" calcext:value-type="string">
            <text:p>http://creativecommons.org/licenses/by-nc-nd/4.0/legalcode</text:p>
          </table:table-cell>
          <table:table-cell table:style-name="ce43" table:number-columns-repeated="3"/>
          <table:table-cell table:style-name="ce61" office:value-type="string" calcext:value-type="string">
            <text:p>CC-BY-NC-ND-4.0.txt</text:p>
          </table:table-cell>
          <table:table-cell table:style-name="ce67"/>
          <table:table-cell table:style-name="ce50"/>
          <table:table-cell table:style-name="ce79"/>
          <table:table-cell table:style-name="ce84" office:value-type="string" calcext:value-type="string">
            <text:p>YES</text:p>
          </table:table-cell>
          <table:table-cell table:style-name="ce87"/>
          <table:table-cell table:style-name="ce95"/>
          <table:table-cell table:style-name="ce100"/>
          <table:table-cell table:style-name="ce140"/>
          <table:table-cell table:style-name="ce145"/>
          <table:table-cell table:style-name="ce87" office:value-type="string" calcext:value-type="string">
            <text:p>NEW</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54">
          <table:table-cell table:style-name="ce42" office:value-type="string" calcext:value-type="string">
            <text:p>Creative Commons Attribution Non Commercial Share Alike 1.0</text:p>
          </table:table-cell>
          <table:table-cell table:style-name="ce42" office:value-type="string" calcext:value-type="string">
            <text:p>CC-BY-NC-SA-1.0</text:p>
          </table:table-cell>
          <table:table-cell table:style-name="ce49" office:value-type="string" calcext:value-type="string">
            <text:p>http://creativecommons.org/licenses/by-nc-sa/1.0/legalcode</text:p>
          </table:table-cell>
          <table:table-cell table:style-name="ce43" table:number-columns-repeated="3"/>
          <table:table-cell table:style-name="ce61" office:value-type="string" calcext:value-type="string">
            <text:p>CC-BY-NC-SA-1.0.txt</text:p>
          </table:table-cell>
          <table:table-cell table:style-name="ce67"/>
          <table:table-cell table:style-name="ce50"/>
          <table:table-cell table:style-name="ce79"/>
          <table:table-cell table:style-name="ce84" office:value-type="string" calcext:value-type="string">
            <text:p>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4">
          <table:table-cell table:style-name="ce42" office:value-type="string" calcext:value-type="string">
            <text:p>Creative Commons Attribution Non Commercial Share Alike 2.0</text:p>
          </table:table-cell>
          <table:table-cell table:style-name="ce42" office:value-type="string" calcext:value-type="string">
            <text:p>CC-BY-NC-SA-2.0</text:p>
          </table:table-cell>
          <table:table-cell table:style-name="ce49" office:value-type="string" calcext:value-type="string">
            <text:p>http://creativecommons.org/licenses/by-nc-sa/2.0/legalcode</text:p>
          </table:table-cell>
          <table:table-cell table:style-name="ce43" table:number-columns-repeated="3"/>
          <table:table-cell table:style-name="ce61" office:value-type="string" calcext:value-type="string">
            <text:p>CC-BY-NC-SA-2.0.txt</text:p>
          </table:table-cell>
          <table:table-cell table:style-name="ce67"/>
          <table:table-cell table:style-name="ce50"/>
          <table:table-cell table:style-name="ce79"/>
          <table:table-cell table:style-name="ce84" office:value-type="string" calcext:value-type="string">
            <text:p>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4">
          <table:table-cell table:style-name="ce42" office:value-type="string" calcext:value-type="string">
            <text:p>Creative Commons Attribution Non Commercial Share Alike 2.5</text:p>
          </table:table-cell>
          <table:table-cell table:style-name="ce42" office:value-type="string" calcext:value-type="string">
            <text:p>CC-BY-NC-SA-2.5</text:p>
          </table:table-cell>
          <table:table-cell table:style-name="ce49" office:value-type="string" calcext:value-type="string">
            <text:p>http://creativecommons.org/licenses/by-nc-sa/2.5/legalcode</text:p>
          </table:table-cell>
          <table:table-cell table:style-name="ce43" table:number-columns-repeated="3"/>
          <table:table-cell table:style-name="ce61" office:value-type="string" calcext:value-type="string">
            <text:p>CC-BY-NC-SA-2.5.txt</text:p>
          </table:table-cell>
          <table:table-cell table:style-name="ce67"/>
          <table:table-cell table:style-name="ce50"/>
          <table:table-cell table:style-name="ce79"/>
          <table:table-cell table:style-name="ce84" office:value-type="string" calcext:value-type="string">
            <text:p>YES</text:p>
          </table:table-cell>
          <table:table-cell table:style-name="ce90"/>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4">
          <table:table-cell table:style-name="ce42" office:value-type="string" calcext:value-type="string">
            <text:p>Creative Commons Attribution Non Commercial Share Alike 3.0</text:p>
          </table:table-cell>
          <table:table-cell table:style-name="ce42" office:value-type="string" calcext:value-type="string">
            <text:p>CC-BY-NC-SA-3.0</text:p>
          </table:table-cell>
          <table:table-cell table:style-name="ce49" office:value-type="string" calcext:value-type="string">
            <text:p>http://creativecommons.org/licenses/by-nc-sa/3.0/legalcode</text:p>
          </table:table-cell>
          <table:table-cell table:style-name="ce42" table:number-columns-repeated="2"/>
          <table:table-cell table:style-name="ce43"/>
          <table:table-cell table:style-name="ce61" office:value-type="string" calcext:value-type="string">
            <text:p>CC-BY-NC-SA-3.0.txt</text:p>
          </table:table-cell>
          <table:table-cell table:style-name="ce67"/>
          <table:table-cell table:style-name="ce50"/>
          <table:table-cell table:style-name="ce79"/>
          <table:table-cell table:style-name="ce84" office:value-type="string" calcext:value-type="string">
            <text:p>YES</text:p>
          </table:table-cell>
          <table:table-cell table:style-name="ce90"/>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4">
          <table:table-cell table:style-name="ce42" office:value-type="string" calcext:value-type="string">
            <text:p>Creative Commons Attribution Non Commercial Share Alike 4.0</text:p>
          </table:table-cell>
          <table:table-cell table:style-name="ce42" office:value-type="string" calcext:value-type="string">
            <text:p>CC-BY-NC-SA-4.0</text:p>
          </table:table-cell>
          <table:table-cell table:style-name="ce48" office:value-type="string" calcext:value-type="string">
            <text:p>http://creativecommons.org/licenses/by-nc-sa/4.0/legalcode</text:p>
          </table:table-cell>
          <table:table-cell table:style-name="ce43" table:number-columns-repeated="3"/>
          <table:table-cell table:style-name="ce61" office:value-type="string" calcext:value-type="string">
            <text:p>CC-BY-NC-SA-4.0.txt</text:p>
          </table:table-cell>
          <table:table-cell table:style-name="ce67"/>
          <table:table-cell table:style-name="ce50"/>
          <table:table-cell table:style-name="ce79"/>
          <table:table-cell table:style-name="ce84" office:value-type="string" calcext:value-type="string">
            <text:p>YES</text:p>
          </table:table-cell>
          <table:table-cell table:style-name="ce87"/>
          <table:table-cell table:style-name="ce95"/>
          <table:table-cell table:style-name="ce100"/>
          <table:table-cell table:style-name="ce140"/>
          <table:table-cell table:style-name="ce145"/>
          <table:table-cell table:style-name="ce87" office:value-type="string" calcext:value-type="string">
            <text:p>NEW</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Creative Commons Attribution Share Alike 1.0</text:p>
          </table:table-cell>
          <table:table-cell table:style-name="ce42" office:value-type="string" calcext:value-type="string">
            <text:p>CC-BY-SA-1.0</text:p>
          </table:table-cell>
          <table:table-cell table:style-name="ce49" office:value-type="string" calcext:value-type="string">
            <text:p>http://creativecommons.org/licenses/by-sa/1.0/legalcode</text:p>
          </table:table-cell>
          <table:table-cell table:style-name="ce43" table:number-columns-repeated="3"/>
          <table:table-cell table:style-name="ce61" office:value-type="string" calcext:value-type="string">
            <text:p>CC-BY-SA-1.0.txt</text:p>
          </table:table-cell>
          <table:table-cell table:style-name="ce67"/>
          <table:table-cell table:style-name="ce50"/>
          <table:table-cell table:style-name="ce79"/>
          <table:table-cell table:style-name="ce84" office:value-type="string" calcext:value-type="string">
            <text:p>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Creative Commons Attribution Share Alike 2.0</text:p>
          </table:table-cell>
          <table:table-cell table:style-name="ce42" office:value-type="string" calcext:value-type="string">
            <text:p>CC-BY-SA-2.0</text:p>
          </table:table-cell>
          <table:table-cell table:style-name="ce49" office:value-type="string" calcext:value-type="string">
            <text:p>http://creativecommons.org/licenses/by-sa/2.0/legalcode</text:p>
          </table:table-cell>
          <table:table-cell table:style-name="ce43" table:number-columns-repeated="3"/>
          <table:table-cell table:style-name="ce61" office:value-type="string" calcext:value-type="string">
            <text:p>CC-BY-SA-2.0.txt</text:p>
          </table:table-cell>
          <table:table-cell table:style-name="ce67"/>
          <table:table-cell table:style-name="ce50"/>
          <table:table-cell table:style-name="ce79"/>
          <table:table-cell table:style-name="ce84" office:value-type="string" calcext:value-type="string">
            <text:p>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Creative Commons Attribution Share Alike 2.5</text:p>
          </table:table-cell>
          <table:table-cell table:style-name="ce42" office:value-type="string" calcext:value-type="string">
            <text:p>CC-BY-SA-2.5</text:p>
          </table:table-cell>
          <table:table-cell table:style-name="ce49" office:value-type="string" calcext:value-type="string">
            <text:p>http://creativecommons.org/licenses/by-sa/2.5/legalcode</text:p>
          </table:table-cell>
          <table:table-cell table:style-name="ce43" table:number-columns-repeated="3"/>
          <table:table-cell table:style-name="ce61" office:value-type="string" calcext:value-type="string">
            <text:p>CC-BY-SA-2.5.txt</text:p>
          </table:table-cell>
          <table:table-cell table:style-name="ce69"/>
          <table:table-cell table:style-name="ce50"/>
          <table:table-cell table:style-name="ce79"/>
          <table:table-cell table:style-name="ce84" office:value-type="string" calcext:value-type="string">
            <text:p>YES</text:p>
          </table:table-cell>
          <table:table-cell table:style-name="ce90"/>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Creative Commons Attribution Share Alike 3.0</text:p>
          </table:table-cell>
          <table:table-cell table:style-name="ce42" office:value-type="string" calcext:value-type="string">
            <text:p>CC-BY-SA-3.0</text:p>
          </table:table-cell>
          <table:table-cell table:style-name="ce49" office:value-type="string" calcext:value-type="string">
            <text:p>http://creativecommons.org/licenses/by-sa/3.0/legalcode</text:p>
          </table:table-cell>
          <table:table-cell table:style-name="ce43" table:number-columns-repeated="3"/>
          <table:table-cell table:style-name="ce61" office:value-type="string" calcext:value-type="string">
            <text:p>CC-BY-SA-3.0.txt</text:p>
          </table:table-cell>
          <table:table-cell table:style-name="ce67"/>
          <table:table-cell table:style-name="ce50"/>
          <table:table-cell table:style-name="ce79"/>
          <table:table-cell table:style-name="ce84" office:value-type="string" calcext:value-type="string">
            <text:p>YES</text:p>
          </table:table-cell>
          <table:table-cell table:style-name="ce90"/>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Creative Commons Attribution Share Alike 4.0</text:p>
          </table:table-cell>
          <table:table-cell table:style-name="ce42" office:value-type="string" calcext:value-type="string">
            <text:p>CC-BY-SA-4.0</text:p>
          </table:table-cell>
          <table:table-cell table:style-name="ce48" office:value-type="string" calcext:value-type="string">
            <text:p>http://creativecommons.org/licenses/by-sa/4.0/legalcode</text:p>
          </table:table-cell>
          <table:table-cell table:style-name="ce43" table:number-columns-repeated="3"/>
          <table:table-cell table:style-name="ce61" office:value-type="string" calcext:value-type="string">
            <text:p>CC-BY-SA-4.0.txt</text:p>
          </table:table-cell>
          <table:table-cell table:style-name="ce67"/>
          <table:table-cell table:style-name="ce50"/>
          <table:table-cell table:style-name="ce79"/>
          <table:table-cell table:style-name="ce84" office:value-type="string" calcext:value-type="string">
            <text:p>YES</text:p>
          </table:table-cell>
          <table:table-cell table:style-name="ce87"/>
          <table:table-cell table:style-name="ce95"/>
          <table:table-cell table:style-name="ce100"/>
          <table:table-cell table:style-name="ce140"/>
          <table:table-cell table:style-name="ce145"/>
          <table:table-cell table:style-name="ce87" office:value-type="string" calcext:value-type="string">
            <text:p>NEW</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3" office:value-type="string" calcext:value-type="string">
            <text:p>Creative Commons Zero v1.0 Universal</text:p>
          </table:table-cell>
          <table:table-cell table:style-name="ce43" office:value-type="string" calcext:value-type="string">
            <text:p>CC0-1.0</text:p>
          </table:table-cell>
          <table:table-cell table:style-name="ce50" office:value-type="string" calcext:value-type="string">
            <text:p>http://creativecommons.org/publicdomain/zero/1.0/legalcode</text:p>
          </table:table-cell>
          <table:table-cell table:style-name="ce43" table:number-columns-repeated="3"/>
          <table:table-cell table:style-name="ce61" office:value-type="string" calcext:value-type="string">
            <text:p>CC0-1.0.txt</text:p>
          </table:table-cell>
          <table:table-cell table:style-name="ce70"/>
          <table:table-cell table:style-name="ce62"/>
          <table:table-cell table:style-name="ce81"/>
          <table:table-cell table:style-name="ce84" office:value-type="string" calcext:value-type="string">
            <text:p>YES</text:p>
          </table:table-cell>
          <table:table-cell table:style-name="ce91"/>
          <table:table-cell table:style-name="ce96"/>
          <table:table-cell table:style-name="ce102"/>
          <table:table-cell table:style-name="ce141"/>
          <table:table-cell table:style-name="ce146"/>
          <table:table-cell table:style-name="ce151"/>
          <table:table-cell table:style-name="ce155"/>
          <table:table-cell table:style-name="ce159"/>
          <table:table-cell table:style-name="ce164"/>
          <table:table-cell table:style-name="ce169"/>
          <table:table-cell table:style-name="ce175"/>
          <table:table-cell table:number-columns-repeated="1002"/>
        </table:table-row>
        <table:table-row table:style-name="ro27">
          <table:table-cell table:style-name="ce42" office:value-type="string" calcext:value-type="string">
            <text:p>Crossword License</text:p>
          </table:table-cell>
          <table:table-cell table:style-name="ce42" office:value-type="string" calcext:value-type="string">
            <text:p>Crossword</text:p>
          </table:table-cell>
          <table:table-cell table:style-name="ce48" office:value-type="string" calcext:value-type="string">
            <text:p>https://fedoraproject.org/wiki/Licensing/Crossword</text:p>
          </table:table-cell>
          <table:table-cell table:style-name="ce43" table:number-columns-repeated="3"/>
          <table:table-cell table:style-name="ce61" office:value-type="string" calcext:value-type="string">
            <text:p>Crossword.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54">
          <table:table-cell table:style-name="ce42" office:value-type="string" calcext:value-type="string">
            <text:p>CrystalStacker License</text:p>
          </table:table-cell>
          <table:table-cell table:style-name="ce42" office:value-type="string" calcext:value-type="string">
            <text:p>CrystalStacker</text:p>
          </table:table-cell>
          <table:table-cell table:style-name="ce48" office:value-type="string" calcext:value-type="string">
            <text:p>https://fedoraproject.org/wiki/Licensing:CrystalStacker?rd=Licensing/CrystalStacker</text:p>
          </table:table-cell>
          <table:table-cell table:style-name="ce43" table:number-columns-repeated="3"/>
          <table:table-cell table:style-name="ce61" office:value-type="string" calcext:value-type="string">
            <text:p>CrystalStacker.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office:value-type="string" calcext:value-type="string">
            <text:p>NEW</text:p>
          </table:table-cell>
          <table:table-cell table:style-name="ce174"/>
          <table:table-cell table:number-columns-repeated="1002"/>
        </table:table-row>
        <table:table-row table:style-name="ro43">
          <table:table-cell table:style-name="ce42" office:value-type="string" calcext:value-type="string">
            <text:p>CUA Office Public License v1.0</text:p>
          </table:table-cell>
          <table:table-cell table:style-name="ce42" office:value-type="string" calcext:value-type="string">
            <text:p>CUA-OPL-1.0</text:p>
          </table:table-cell>
          <table:table-cell table:style-name="ce49" office:value-type="string" calcext:value-type="string">
            <text:p>http://opensource.org/licenses/CUA-OPL-1.0</text:p>
          </table:table-cell>
          <table:table-cell table:style-name="ce42"/>
          <table:table-cell table:style-name="ce42" office:value-type="string" calcext:value-type="string">
            <text:p>YES</text:p>
          </table:table-cell>
          <table:table-cell table:style-name="ce53"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developer;original=_____;match=.+&gt;&gt;.</text:p>
            <text:p>Portions created by  &lt;&lt;var;name=createdby;original=_____;match=.+&gt;&gt; are Copyright (C)  &lt;&lt;var;name=copyright;original=_____;match=.+&gt;&gt;. All Rights Reserved.</text:p>
            <text:p/>
            <text:p>Contributor(s): &lt;&lt;var;name=contributor;original=_____;match=.+&gt;&gt;.</text:p>
            <text:p/>
            <text:p>Alternatively, the contents of this file may be used under the terms of the &lt;&lt;var;name=AltLicense;original=_____;match=.+&gt;&gt; license (the "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CUA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CUAPL or the &lt;&lt;var;name=licenseName;original=[____];match=.+&gt;&gt; License."</text:p>
          </table:table-cell>
          <table:table-cell table:style-name="ce61" office:value-type="string" calcext:value-type="string">
            <text:p>CUA-OPL-1.0.txt</text:p>
          </table:table-cell>
          <table:table-cell table:style-name="ce67"/>
          <table:table-cell table:style-name="ce50"/>
          <table:table-cell table:style-name="ce80"/>
          <table:table-cell table:style-name="ce84" office:value-type="string" calcext:value-type="string">
            <text:p>H-YES</text:p>
          </table:table-cell>
          <table:table-cell table:style-name="ce88"/>
          <table:table-cell table:style-name="ce95"/>
          <table:table-cell table:style-name="ce100"/>
          <table:table-cell table:style-name="ce140" office:value-type="string" calcext:value-type="string">
            <text:p>OSI url updated</text:p>
          </table:table-cell>
          <table:table-cell table:style-name="ce145"/>
          <table:table-cell table:style-name="ce87"/>
          <table:table-cell table:style-name="ce154"/>
          <table:table-cell table:style-name="ce158"/>
          <table:table-cell table:style-name="ce163"/>
          <table:table-cell table:style-name="ce168"/>
          <table:table-cell table:style-name="ce174" office:value-type="string" calcext:value-type="string">
            <text:p>added markup to standard header</text:p>
          </table:table-cell>
          <table:table-cell table:number-columns-repeated="1002"/>
        </table:table-row>
        <table:table-row table:style-name="ro27">
          <table:table-cell table:style-name="ce42" office:value-type="string" calcext:value-type="string">
            <text:p>Cube License</text:p>
          </table:table-cell>
          <table:table-cell table:style-name="ce42" office:value-type="string" calcext:value-type="string">
            <text:p>Cube</text:p>
          </table:table-cell>
          <table:table-cell table:style-name="ce48" office:value-type="string" calcext:value-type="string">
            <text:p>https://fedoraproject.org/wiki/Licensing/Cube</text:p>
          </table:table-cell>
          <table:table-cell table:style-name="ce43" table:number-columns-repeated="3"/>
          <table:table-cell table:style-name="ce61" office:value-type="string" calcext:value-type="string">
            <text:p>Cube.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curl License</text:p>
          </table:table-cell>
          <table:table-cell table:style-name="ce42" office:value-type="string" calcext:value-type="string">
            <text:p>curl</text:p>
          </table:table-cell>
          <table:table-cell table:style-name="ce48" office:value-type="string" calcext:value-type="string">
            <text:p>https://github.com/bagder/curl/blob/master/COPYING</text:p>
          </table:table-cell>
          <table:table-cell table:style-name="ce43" table:number-columns-repeated="3"/>
          <table:table-cell table:style-name="ce61" office:value-type="string" calcext:value-type="string">
            <text:p>curl.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office:value-type="string" calcext:value-type="string">
            <text:p>NEW</text:p>
          </table:table-cell>
          <table:table-cell table:number-columns-repeated="1002"/>
        </table:table-row>
        <table:table-row table:style-name="ro60">
          <table:table-cell table:style-name="ce42" office:value-type="string" calcext:value-type="string">
            <text:p>Deutsche Freie Software Lizenz</text:p>
          </table:table-cell>
          <table:table-cell table:style-name="ce42" office:value-type="string" calcext:value-type="string">
            <text:p>D-FSL-1.0</text:p>
          </table:table-cell>
          <table:table-cell table:style-name="ce48" office:value-type="string" calcext:value-type="string">
            <text:p>http://www.dipp.nrw.de/d-fsl/lizenzen/</text:p>
            <text:p>http://www.dipp.nrw.de/d-fsl/index_html/lizenzen/de/D-FSL-1_0_de.txt</text:p>
          </table:table-cell>
          <table:table-cell table:style-name="ce43" office:value-type="string" calcext:value-type="string">
            <text:p>This license was created for and is backed by the German state. <text:s/>The English translation can be found here: http://www.dipp.nrw.de/d-fsl/index_html/lizenzen/en/D-FSL-1_0_en.txt</text:p>
          </table:table-cell>
          <table:table-cell table:style-name="ce43"/>
          <table:table-cell table:style-name="ce53" office:value-type="string" calcext:value-type="string">
            <text:p>Copyright (C) 20[jj] [Name des Rechtsinhabers]. </text:p>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61" office:value-type="string" calcext:value-type="string">
            <text:p>D-FSL-1.0.txt</text:p>
          </table:table-cell>
          <table:table-cell table:style-name="ce67"/>
          <table:table-cell table:style-name="ce50"/>
          <table:table-cell table:style-name="ce79"/>
          <table:table-cell table:style-name="ce53"/>
          <table:table-cell table:style-name="ce87"/>
          <table:table-cell table:style-name="ce95"/>
          <table:table-cell table:style-name="ce100"/>
          <table:table-cell table:style-name="ce140" office:value-type="string" calcext:value-type="string">
            <text:p>NEW</text:p>
          </table:table-cell>
          <table:table-cell table:style-name="ce145"/>
          <table:table-cell table:style-name="ce87"/>
          <table:table-cell table:style-name="ce154"/>
          <table:table-cell table:style-name="ce158"/>
          <table:table-cell table:style-name="ce163"/>
          <table:table-cell table:style-name="ce168"/>
          <table:table-cell table:style-name="ce174" office:value-type="string" calcext:value-type="string">
            <text:p>updated standard header</text:p>
          </table:table-cell>
          <table:table-cell table:number-columns-repeated="1002"/>
        </table:table-row>
        <table:table-row table:style-name="ro27">
          <table:table-cell table:style-name="ce42" office:value-type="string" calcext:value-type="string">
            <text:p>diffmark license</text:p>
          </table:table-cell>
          <table:table-cell table:style-name="ce42" office:value-type="string" calcext:value-type="string">
            <text:p>diffmark</text:p>
          </table:table-cell>
          <table:table-cell table:style-name="ce48" office:value-type="string" calcext:value-type="string">
            <text:p>https://fedoraproject.org/wiki/Licensing/diffmark</text:p>
          </table:table-cell>
          <table:table-cell table:style-name="ce43" table:number-columns-repeated="3"/>
          <table:table-cell table:style-name="ce61" office:value-type="string" calcext:value-type="string">
            <text:p>diffmark.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Do What The F*ck You Want To Public License</text:p>
          </table:table-cell>
          <table:table-cell table:style-name="ce42" office:value-type="string" calcext:value-type="string">
            <text:p>WTFPL</text:p>
          </table:table-cell>
          <table:table-cell table:style-name="ce50" office:value-type="string" calcext:value-type="string">
            <text:p>http://sam.zoy.org/wtfpl/COPYING</text:p>
          </table:table-cell>
          <table:table-cell table:style-name="ce43" table:number-columns-repeated="3"/>
          <table:table-cell table:style-name="ce61" office:value-type="string" calcext:value-type="string">
            <text:p>WTFPL.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DOC License</text:p>
          </table:table-cell>
          <table:table-cell table:style-name="ce42" office:value-type="string" calcext:value-type="string">
            <text:p>DOC</text:p>
          </table:table-cell>
          <table:table-cell table:style-name="ce48" office:value-type="string" calcext:value-type="string">
            <text:p>http://www.cs.wustl.edu/~schmidt/ACE-copying.html</text:p>
          </table:table-cell>
          <table:table-cell table:style-name="ce43" table:number-columns-repeated="3"/>
          <table:table-cell table:style-name="ce61" office:value-type="string" calcext:value-type="string">
            <text:p>DOC.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Dotseqn License</text:p>
          </table:table-cell>
          <table:table-cell table:style-name="ce42" office:value-type="string" calcext:value-type="string">
            <text:p>Dotseqn</text:p>
          </table:table-cell>
          <table:table-cell table:style-name="ce48" office:value-type="string" calcext:value-type="string">
            <text:p>https://fedoraproject.org/wiki/Licensing/Dotseqn</text:p>
          </table:table-cell>
          <table:table-cell table:style-name="ce43" table:number-columns-repeated="3"/>
          <table:table-cell table:style-name="ce61" office:value-type="string" calcext:value-type="string">
            <text:p>Dotseqn.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DSDP License</text:p>
          </table:table-cell>
          <table:table-cell table:style-name="ce42" office:value-type="string" calcext:value-type="string">
            <text:p>DSDP</text:p>
          </table:table-cell>
          <table:table-cell table:style-name="ce48" office:value-type="string" calcext:value-type="string">
            <text:p>https://fedoraproject.org/wiki/Licensing/DSDP</text:p>
          </table:table-cell>
          <table:table-cell table:style-name="ce43" table:number-columns-repeated="3"/>
          <table:table-cell table:style-name="ce61" office:value-type="string" calcext:value-type="string">
            <text:p>DSDP.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dvipdfm License</text:p>
          </table:table-cell>
          <table:table-cell table:style-name="ce42" office:value-type="string" calcext:value-type="string">
            <text:p>dvipdfm</text:p>
          </table:table-cell>
          <table:table-cell table:style-name="ce48" office:value-type="string" calcext:value-type="string">
            <text:p>https://fedoraproject.org/wiki/Licensing/dvipdfm</text:p>
          </table:table-cell>
          <table:table-cell table:style-name="ce43" table:number-columns-repeated="3"/>
          <table:table-cell table:style-name="ce61" office:value-type="string" calcext:value-type="string">
            <text:p>dvipdfm.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Eclipse Public License 1.0</text:p>
          </table:table-cell>
          <table:table-cell table:style-name="ce42" office:value-type="string" calcext:value-type="string">
            <text:p>EPL-1.0</text:p>
          </table:table-cell>
          <table:table-cell table:style-name="ce49" office:value-type="string" calcext:value-type="string">
            <text:p>http://www.eclipse.org/legal/epl-v10.html</text:p>
            <text:p>http://www.opensource.org/licenses/EPL-1.0</text:p>
          </table:table-cell>
          <table:table-cell table:style-name="ce42" office:value-type="string" calcext:value-type="string">
            <text:p>EPL replaced the CPL on 28 June 2005.</text:p>
          </table:table-cell>
          <table:table-cell table:style-name="ce42" office:value-type="string" calcext:value-type="string">
            <text:p>YES</text:p>
          </table:table-cell>
          <table:table-cell table:style-name="ce43"/>
          <table:table-cell table:style-name="ce61" office:value-type="string" calcext:value-type="string">
            <text:p>EPL-1.0.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60">
          <table:table-cell table:style-name="ce42" office:value-type="string" calcext:value-type="string">
            <text:p>Educational Community License v1.0</text:p>
          </table:table-cell>
          <table:table-cell table:style-name="ce42" office:value-type="string" calcext:value-type="string">
            <text:p>ECL-1.0</text:p>
          </table:table-cell>
          <table:table-cell table:style-name="ce49" office:value-type="string" calcext:value-type="string">
            <text:p>http://opensource.org/licenses/ECL-1.0</text:p>
          </table:table-cell>
          <table:table-cell table:style-name="ce42"/>
          <table:table-cell table:style-name="ce42" office:value-type="string" calcext:value-type="string">
            <text:p>YES</text:p>
          </table:table-cell>
          <table:table-cell table:style-name="ce43" office:value-type="string" calcext:value-type="string">
            <text:p>Copyright (c) &lt;&lt;var;name=copyright;original=&lt;year&gt; &lt;copyright holders&gt;;match=.+&gt;&gt;</text:p>
            <text:p>Licensed under the Educational Community License version 1.0</text:p>
          </table:table-cell>
          <table:table-cell table:style-name="ce61" office:value-type="string" calcext:value-type="string">
            <text:p>ECL-1.0.txt</text:p>
          </table:table-cell>
          <table:table-cell table:style-name="ce67"/>
          <table:table-cell table:style-name="ce50"/>
          <table:table-cell table:style-name="ce79"/>
          <table:table-cell table:style-name="ce84" office:value-type="string" calcext:value-type="string">
            <text:p>YES</text:p>
            <text:p>H-YES</text:p>
          </table:table-cell>
          <table:table-cell table:style-name="ce88"/>
          <table:table-cell table:style-name="ce95" office:value-type="string" calcext:value-type="string">
            <text:p>standard header added (carrots changed to square brackets in standard header)</text:p>
          </table:table-cell>
          <table:table-cell table:style-name="ce100"/>
          <table:table-cell table:style-name="ce140" office:value-type="string" calcext:value-type="string">
            <text:p>OSI url updated</text:p>
          </table:table-cell>
          <table:table-cell table:style-name="ce145"/>
          <table:table-cell table:style-name="ce87"/>
          <table:table-cell table:style-name="ce154"/>
          <table:table-cell table:style-name="ce158"/>
          <table:table-cell table:style-name="ce163"/>
          <table:table-cell table:style-name="ce168"/>
          <table:table-cell table:style-name="ce174" office:value-type="string" calcext:value-type="string">
            <text:p>added markup to standard header</text:p>
          </table:table-cell>
          <table:table-cell table:number-columns-repeated="1002"/>
        </table:table-row>
        <table:table-row table:style-name="ro38">
          <table:table-cell table:style-name="ce42" office:value-type="string" calcext:value-type="string">
            <text:p>Educational Community License v2.0</text:p>
          </table:table-cell>
          <table:table-cell table:style-name="ce42" office:value-type="string" calcext:value-type="string">
            <text:p>ECL-2.0</text:p>
          </table:table-cell>
          <table:table-cell table:style-name="ce49" office:value-type="string" calcext:value-type="string">
            <text:p>http://opensource.org/licenses/ECL-2.0</text:p>
          </table:table-cell>
          <table:table-cell table:style-name="ce42"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42" office:value-type="string" calcext:value-type="string">
            <text:p>YES</text:p>
          </table:table-cell>
          <table:table-cell table:style-name="ce43" office:value-type="string" calcext:value-type="string">
            <text:p>Copyright &lt;&lt;var;name=copyright;original=[yyyy] [copyright owner];match=.+&gt;&gt;</text:p>
            <text:p>Licensed under the Educational Community License, Version 2.0 (the "License"); you may not use this file except in compliance with the License. You may obtain a copy of the License at</text:p>
            <text:p> </text:p>
            <text:p> http://www.osedu.org/licenses/ECL-2.0</text:p>
            <text:p/>
            <text:p>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61" office:value-type="string" calcext:value-type="string">
            <text:p>ECL-2.0.txt</text:p>
          </table:table-cell>
          <table:table-cell table:style-name="ce67"/>
          <table:table-cell table:style-name="ce50"/>
          <table:table-cell table:style-name="ce79"/>
          <table:table-cell table:style-name="ce84" office:value-type="string" calcext:value-type="string">
            <text:p>H-YES</text:p>
          </table:table-cell>
          <table:table-cell table:style-name="ce88"/>
          <table:table-cell table:style-name="ce88" office:value-type="string" calcext:value-type="string">
            <text:p>link at top of license is broken; should we note this? <text:s/>Should this info before "terms and conditions" even be included as part of license text?</text:p>
          </table:table-cell>
          <table:table-cell table:style-name="ce100" office:value-type="string" calcext:value-type="string">
            <text:p>do not add these notes (see 9/19/12 meeting minutes for discussion)</text:p>
          </table:table-cell>
          <table:table-cell table:style-name="ce140" office:value-type="string" calcext:value-type="string">
            <text:p>OSI url updated</text:p>
          </table:table-cell>
          <table:table-cell table:style-name="ce145"/>
          <table:table-cell table:style-name="ce87"/>
          <table:table-cell table:style-name="ce154"/>
          <table:table-cell table:style-name="ce158"/>
          <table:table-cell table:style-name="ce163"/>
          <table:table-cell table:style-name="ce168"/>
          <table:table-cell table:style-name="ce174" office:value-type="string" calcext:value-type="string">
            <text:p>added markup to standard header</text:p>
          </table:table-cell>
          <table:table-cell table:number-columns-repeated="1002"/>
        </table:table-row>
        <table:table-row table:style-name="ro55">
          <table:table-cell table:style-name="ce42" office:value-type="string" calcext:value-type="string">
            <text:p>eGenix.com Public License 1.1.0</text:p>
          </table:table-cell>
          <table:table-cell table:style-name="ce42" office:value-type="string" calcext:value-type="string">
            <text:p>eGenix</text:p>
          </table:table-cell>
          <table:table-cell table:style-name="ce48" office:value-type="string" calcext:value-type="string">
            <text:p>http://www.egenix.com/products/eGenix.com-Public-License-1.1.0.pdf</text:p>
            <text:p>https://fedoraproject.org/wiki/Licensing/eGenix.com_Public_License_1.1.0</text:p>
          </table:table-cell>
          <table:table-cell table:style-name="ce43" table:number-columns-repeated="3"/>
          <table:table-cell table:style-name="ce61" office:value-type="string" calcext:value-type="string">
            <text:p>eGenix.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Eiffel Forum License v1.0</text:p>
          </table:table-cell>
          <table:table-cell table:style-name="ce42" office:value-type="string" calcext:value-type="string">
            <text:p>EFL-1.0</text:p>
          </table:table-cell>
          <table:table-cell table:style-name="ce48" office:value-type="string" calcext:value-type="string">
            <text:p>http://www.eiffel-nice.org/license/forum.txt</text:p>
            <text:p>http://opensource.org/licenses/EFL-1.0</text:p>
          </table:table-cell>
          <table:table-cell table:style-name="ce42" office:value-type="string" calcext:value-type="string">
            <text:p>This license has been superseded by v2.0</text:p>
          </table:table-cell>
          <table:table-cell table:style-name="ce42" office:value-type="string" calcext:value-type="string">
            <text:p>YES</text:p>
          </table:table-cell>
          <table:table-cell table:style-name="ce43"/>
          <table:table-cell table:style-name="ce61" office:value-type="string" calcext:value-type="string">
            <text:p>EFL-1.0.txt</text:p>
          </table:table-cell>
          <table:table-cell table:style-name="ce67"/>
          <table:table-cell table:style-name="ce50"/>
          <table:table-cell table:style-name="ce79"/>
          <table:table-cell table:style-name="ce84"/>
          <table:table-cell table:style-name="ce43" office:value-type="string" calcext:value-type="string">
            <text:p>may need to update OSI link later</text:p>
          </table:table-cell>
          <table:table-cell table:style-name="ce95"/>
          <table:table-cell table:style-name="ce100"/>
          <table:table-cell table:style-name="ce140" office:value-type="string" calcext:value-type="string">
            <text:p>OSI url updated</text:p>
          </table:table-cell>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42">
          <table:table-cell table:style-name="ce42" office:value-type="string" calcext:value-type="string">
            <text:p>Eiffel Forum License v2.0</text:p>
          </table:table-cell>
          <table:table-cell table:style-name="ce42" office:value-type="string" calcext:value-type="string">
            <text:p>EFL-2.0</text:p>
          </table:table-cell>
          <table:table-cell table:style-name="ce48" office:value-type="string" calcext:value-type="string">
            <text:p>http://www.eiffel-nice.org/license/eiffel-forum-license-2.html</text:p>
            <text:p>http://opensource.org/licenses/EFL-2.0</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EFL-2.0.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office:value-type="string" calcext:value-type="string">
            <text:p>OSI url updated</text:p>
          </table:table-cell>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42">
          <table:table-cell table:style-name="ce42" office:value-type="string" calcext:value-type="string">
            <text:p>Enlightenment License (e16)</text:p>
          </table:table-cell>
          <table:table-cell table:style-name="ce42" office:value-type="string" calcext:value-type="string">
            <text:p>MIT-advertising</text:p>
          </table:table-cell>
          <table:table-cell table:style-name="ce48" office:value-type="string" calcext:value-type="string">
            <text:p>https://fedoraproject.org/wiki/Licensing/MIT_With_Advertising</text:p>
          </table:table-cell>
          <table:table-cell table:style-name="ce43" office:value-type="string" calcext:value-type="string">
            <text:p>This license is a modified version of the common MIT license, with an additional advertising clause</text:p>
          </table:table-cell>
          <table:table-cell table:style-name="ce43" table:number-columns-repeated="2"/>
          <table:table-cell table:style-name="ce61" office:value-type="string" calcext:value-type="string">
            <text:p>MIT-advertising.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enna License</text:p>
          </table:table-cell>
          <table:table-cell table:style-name="ce42" office:value-type="string" calcext:value-type="string">
            <text:p>MIT-enna</text:p>
          </table:table-cell>
          <table:table-cell table:style-name="ce48" office:value-type="string" calcext:value-type="string">
            <text:p>https://fedoraproject.org/wiki/Licensing/MIT#enna</text:p>
          </table:table-cell>
          <table:table-cell table:style-name="ce43" table:number-columns-repeated="3"/>
          <table:table-cell table:style-name="ce61" office:value-type="string" calcext:value-type="string">
            <text:p>MIT-enna.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Entessa Public License v1.0</text:p>
          </table:table-cell>
          <table:table-cell table:style-name="ce42" office:value-type="string" calcext:value-type="string">
            <text:p>Entessa</text:p>
          </table:table-cell>
          <table:table-cell table:style-name="ce49" office:value-type="string" calcext:value-type="string">
            <text:p>http://opensource.org/licenses/Entessa</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Entessa.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office:value-type="string" calcext:value-type="string">
            <text:p>OSI url updated</text:p>
          </table:table-cell>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62">
          <table:table-cell table:style-name="ce42" office:value-type="string" calcext:value-type="string">
            <text:p>Erlang Public License v1.1</text:p>
          </table:table-cell>
          <table:table-cell table:style-name="ce42" office:value-type="string" calcext:value-type="string">
            <text:p>ErlPL-1.1</text:p>
          </table:table-cell>
          <table:table-cell table:style-name="ce49" office:value-type="string" calcext:value-type="string">
            <text:p>http://www.erlang.org/EPLICENSE</text:p>
          </table:table-cell>
          <table:table-cell table:style-name="ce42" office:value-type="string" calcext:value-type="string">
            <text:p>This Erlang License is a derivative work of the Mozilla Public License, Version 1.0. It contains terms which differ from the Mozilla Public License, Version 1.0.</text:p>
          </table:table-cell>
          <table:table-cell table:style-name="ce43"/>
          <table:table-cell table:style-name="ce43" office:value-type="string" calcext:value-type="string">
            <text:p>The contents of this file are subject to the Erlang Public License, Version 1.1, (the "License"); you may not use this file except in compliance with the License. You should have received a copy of the Erlang Public License along with this software. If not, it can be retrieved via the world wide web at http://www.erlang.org/.</text:p>
            <text:p/>
            <text:p>Software distributed under the License is distributed on an "AS IS" basis, WITHOUT WARRANTY OF ANY KIND, either express or implied. See the License for the specific language governing rights and limitations under the License.</text:p>
            <text:p/>
            <text:p>The Initial Developer of the Original Code is Ericsson Utvecklings AB.  Portions created by Ericsson are Copyright 1999, Ericsson Utvecklings AB. All Rights Reserved.</text:p>
          </table:table-cell>
          <table:table-cell table:style-name="ce61" office:value-type="string" calcext:value-type="string">
            <text:p>ErlPL-1.1.txt</text:p>
          </table:table-cell>
          <table:table-cell table:style-name="ce67"/>
          <table:table-cell table:style-name="ce50"/>
          <table:table-cell table:style-name="ce79"/>
          <table:table-cell table:style-name="ce84"/>
          <table:table-cell table:style-name="ce88"/>
          <table:table-cell table:style-name="ce88"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100" office:value-type="string" calcext:value-type="string">
            <text:p>do not add these notes (see 9/19/12 meeting minutes for discussion)</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EU DataGrid Software License</text:p>
          </table:table-cell>
          <table:table-cell table:style-name="ce42" office:value-type="string" calcext:value-type="string">
            <text:p>EUDatagrid</text:p>
          </table:table-cell>
          <table:table-cell table:style-name="ce48" office:value-type="string" calcext:value-type="string">
            <text:p>http://eu-datagrid.web.cern.ch/eu-datagrid/license.html</text:p>
            <text:p>http://www.opensource.org/licenses/EUDatagrid</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EUDatagrid.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63">
          <table:table-cell table:style-name="ce42" office:value-type="string" calcext:value-type="string">
            <text:p>European Union Public License 1.0</text:p>
          </table:table-cell>
          <table:table-cell table:style-name="ce42" office:value-type="string" calcext:value-type="string">
            <text:p>EUPL-1.0</text:p>
          </table:table-cell>
          <table:table-cell table:style-name="ce48" office:value-type="string" calcext:value-type="string">
            <text:p>http://ec.europa.eu/idabc/en/document/7330.html</text:p>
            <text:p>http://ec.europa.eu/idabc/servlets/Doc027f.pdf?id=31096</text:p>
          </table:table-cell>
          <table:table-cell table:style-name="ce43" office:value-type="string" calcext:value-type="string">
            <text:p>The European Commission has approved the EUPL on 9 January 2007.</text:p>
          </table:table-cell>
          <table:table-cell table:style-name="ce43" table:number-columns-repeated="2"/>
          <table:table-cell table:style-name="ce61" office:value-type="string" calcext:value-type="string">
            <text:p>EUPL-1.0.txt</text:p>
          </table:table-cell>
          <table:table-cell table:style-name="ce70"/>
          <table:table-cell table:style-name="ce62"/>
          <table:table-cell table:style-name="ce79"/>
          <table:table-cell table:style-name="ce84"/>
          <table:table-cell table:style-name="ce91"/>
          <table:table-cell table:style-name="ce95" office:value-type="string" calcext:value-type="string">
            <text:p>added Note re: EC approval of license</text:p>
            <text:p>first link to page with list of all languages; second link to English version directly - do we need both?</text:p>
          </table:table-cell>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38">
          <table:table-cell table:style-name="ce42" office:value-type="string" calcext:value-type="string">
            <text:p>European Union Public License 1.1</text:p>
          </table:table-cell>
          <table:table-cell table:style-name="ce42" office:value-type="string" calcext:value-type="string">
            <text:p>EUPL-1.1</text:p>
          </table:table-cell>
          <table:table-cell table:style-name="ce49" office:value-type="string" calcext:value-type="string">
            <text:p>https://joinup.ec.europa.eu/software/page/eupl/licence-eupl</text:p>
            <text:p>https://joinup.ec.europa.eu/system/files/EN/EUPL%20v.1.1%20-%20Licence.pdf</text:p>
            <text:p>http://www.opensource.org/licenses/EUPL-1.1</text:p>
          </table:table-cell>
          <table:table-cell table:style-name="ce42" office:value-type="string" calcext:value-type="string">
            <text:p>This license was released:  16 May 2008</text:p>
            <text:p>This license is available in the 22 official languages of the EU.  The English version is included here.</text:p>
          </table:table-cell>
          <table:table-cell table:style-name="ce42" office:value-type="string" calcext:value-type="string">
            <text:p>YES</text:p>
          </table:table-cell>
          <table:table-cell table:style-name="ce43"/>
          <table:table-cell table:style-name="ce61" office:value-type="string" calcext:value-type="string">
            <text:p>EUPL-1.1.txt</text:p>
          </table:table-cell>
          <table:table-cell table:style-name="ce67"/>
          <table:table-cell table:style-name="ce50"/>
          <table:table-cell table:style-name="ce79"/>
          <table:table-cell table:style-name="ce84"/>
          <table:table-cell table:style-name="ce87"/>
          <table:table-cell table:style-name="ce88" office:value-type="string" calcext:value-type="string">
            <text:p>links to both pages that lists all languages and the direct to English version - need both?</text:p>
          </table:table-cell>
          <table:table-cell table:style-name="ce100" office:value-type="string" calcext:value-type="string">
            <text:p>fine as is. Outstanding question as to whether matching guidelines to allow matching to any language and other language issues to-be-discussed</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Eurosym License</text:p>
          </table:table-cell>
          <table:table-cell table:style-name="ce42" office:value-type="string" calcext:value-type="string">
            <text:p>Eurosym</text:p>
          </table:table-cell>
          <table:table-cell table:style-name="ce48" office:value-type="string" calcext:value-type="string">
            <text:p>https://fedoraproject.org/wiki/Licensing/Eurosym</text:p>
          </table:table-cell>
          <table:table-cell table:style-name="ce43" table:number-columns-repeated="3"/>
          <table:table-cell table:style-name="ce61" office:value-type="string" calcext:value-type="string">
            <text:p>Eurosym.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Fair License</text:p>
          </table:table-cell>
          <table:table-cell table:style-name="ce42" office:value-type="string" calcext:value-type="string">
            <text:p>Fair</text:p>
          </table:table-cell>
          <table:table-cell table:style-name="ce49" office:value-type="string" calcext:value-type="string">
            <text:p>http://www.opensource.org/licenses/Fair</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Fair.txt</text:p>
          </table:table-cell>
          <table:table-cell table:style-name="ce67"/>
          <table:table-cell table:style-name="ce50"/>
          <table:table-cell table:style-name="ce79"/>
          <table:table-cell table:style-name="ce84"/>
          <table:table-cell table:style-name="ce88"/>
          <table:table-cell table:style-name="ce95" office:value-type="string" calcext:value-type="string">
            <text:p>OSI issue resolved (OSI website)</text:p>
          </table:table-cell>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feh License</text:p>
          </table:table-cell>
          <table:table-cell table:style-name="ce42" office:value-type="string" calcext:value-type="string">
            <text:p>MIT-feh</text:p>
          </table:table-cell>
          <table:table-cell table:style-name="ce48" office:value-type="string" calcext:value-type="string">
            <text:p>https://fedoraproject.org/wiki/Licensing/MIT#feh</text:p>
          </table:table-cell>
          <table:table-cell table:style-name="ce43" table:number-columns-repeated="3"/>
          <table:table-cell table:style-name="ce61" office:value-type="string" calcext:value-type="string">
            <text:p>MIT-feh.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38">
          <table:table-cell table:style-name="ce42" office:value-type="string" calcext:value-type="string">
            <text:p>Frameworx Open License 1.0</text:p>
          </table:table-cell>
          <table:table-cell table:style-name="ce42" office:value-type="string" calcext:value-type="string">
            <text:p>Frameworx-1.0</text:p>
          </table:table-cell>
          <table:table-cell table:style-name="ce49" office:value-type="string" calcext:value-type="string">
            <text:p>http://www.opensource.org/licenses/Frameworx-1.0</text:p>
          </table:table-cell>
          <table:table-cell table:style-name="ce42" office:value-type="string" calcext:value-type="string">
            <text:p>The url included in the license does not work. (15/10/10)</text:p>
          </table:table-cell>
          <table:table-cell table:style-name="ce42" office:value-type="string" calcext:value-type="string">
            <text:p>YES</text:p>
          </table:table-cell>
          <table:table-cell table:style-name="ce43"/>
          <table:table-cell table:style-name="ce61" office:value-type="string" calcext:value-type="string">
            <text:p>Frameworx-1.0.txt</text:p>
          </table:table-cell>
          <table:table-cell table:style-name="ce67"/>
          <table:table-cell table:style-name="ce50"/>
          <table:table-cell table:style-name="ce79"/>
          <table:table-cell table:style-name="ce84"/>
          <table:table-cell table:style-name="ce88"/>
          <table:table-cell table:style-name="ce88" office:value-type="string" calcext:value-type="string">
            <text:p>link within license is no good - do we want to capture this info anywhere?</text:p>
          </table:table-cell>
          <table:table-cell table:style-name="ce100" office:value-type="string" calcext:value-type="string">
            <text:p>fine as is. Outstanding question as to whether matching guidelines to allow matching to any language and other language issues to-be-discussed</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FreeImage Public License v1.0</text:p>
          </table:table-cell>
          <table:table-cell table:style-name="ce42" office:value-type="string" calcext:value-type="string">
            <text:p>FreeImage</text:p>
          </table:table-cell>
          <table:table-cell table:style-name="ce48" office:value-type="string" calcext:value-type="string">
            <text:p>http://freeimage.sourceforge.net/freeimage-license.txt</text:p>
          </table:table-cell>
          <table:table-cell table:style-name="ce43" office:value-type="string" calcext:value-type="string">
            <text:p>This is similar to MPL-1.0, but for the names, choice of law, and jurisdiction</text:p>
          </table:table-cell>
          <table:table-cell table:style-name="ce43" table:number-columns-repeated="2"/>
          <table:table-cell table:style-name="ce61" office:value-type="string" calcext:value-type="string">
            <text:p>FreeImage.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table:table-cell table:style-name="ce154" office:value-type="string" calcext:value-type="string">
            <text:p>NEW</text:p>
          </table:table-cell>
          <table:table-cell table:style-name="ce158" office:value-type="string" calcext:value-type="string">
            <text:p>NEW</text:p>
          </table:table-cell>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Freetype Project License</text:p>
          </table:table-cell>
          <table:table-cell table:style-name="ce42" office:value-type="string" calcext:value-type="string">
            <text:p>FTL</text:p>
          </table:table-cell>
          <table:table-cell table:style-name="ce49" office:value-type="string" calcext:value-type="string">
            <text:p>http://freetype.fis.uniroma2.it/FTL.TXT</text:p>
          </table:table-cell>
          <table:table-cell table:style-name="ce43" office:value-type="string" calcext:value-type="string">
            <text:p>This license was released 27 Jan 2006</text:p>
          </table:table-cell>
          <table:table-cell table:style-name="ce43" table:number-columns-repeated="2"/>
          <table:table-cell table:style-name="ce61" office:value-type="string" calcext:value-type="string">
            <text:p>FTL.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FSF Unlimited License</text:p>
          </table:table-cell>
          <table:table-cell table:style-name="ce42" office:value-type="string" calcext:value-type="string">
            <text:p>FSFUL</text:p>
          </table:table-cell>
          <table:table-cell table:style-name="ce48" office:value-type="string" calcext:value-type="string">
            <text:p>https://fedoraproject.org/wiki/Licensing/FSF_Unlimited_License</text:p>
          </table:table-cell>
          <table:table-cell table:style-name="ce43" table:number-columns-repeated="3"/>
          <table:table-cell table:style-name="ce61" office:value-type="string" calcext:value-type="string">
            <text:p>FSFUL.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54">
          <table:table-cell table:style-name="ce42" office:value-type="string" calcext:value-type="string">
            <text:p>FSF Unlimited License (with License Retention)</text:p>
          </table:table-cell>
          <table:table-cell table:style-name="ce42" office:value-type="string" calcext:value-type="string">
            <text:p>FSFULLR</text:p>
          </table:table-cell>
          <table:table-cell table:style-name="ce48" office:value-type="string" calcext:value-type="string">
            <text:p>https://fedoraproject.org/wiki/Licensing/FSF_Unlimited_License#License_Retention_Variant</text:p>
          </table:table-cell>
          <table:table-cell table:style-name="ce43" table:number-columns-repeated="3"/>
          <table:table-cell table:style-name="ce61" office:value-type="string" calcext:value-type="string">
            <text:p>FSFULLR.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35">
          <table:table-cell table:style-name="ce42" office:value-type="string" calcext:value-type="string">
            <text:p>Giftware License</text:p>
          </table:table-cell>
          <table:table-cell table:style-name="ce42" office:value-type="string" calcext:value-type="string">
            <text:p>Giftware</text:p>
          </table:table-cell>
          <table:table-cell table:style-name="ce48" office:value-type="string" calcext:value-type="string">
            <text:p>http://alleg.sourceforge.net//license.html</text:p>
          </table:table-cell>
          <table:table-cell table:style-name="ce43" office:value-type="string" calcext:value-type="string">
            <text:p>This license may also be known as Allegro 4. The Allegro 5 license shown at the alleg.sourceforge.net URL is the same as zlib</text:p>
          </table:table-cell>
          <table:table-cell table:style-name="ce43" table:number-columns-repeated="2"/>
          <table:table-cell table:style-name="ce61" office:value-type="string" calcext:value-type="string">
            <text:p>Giftware.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GL2PS License</text:p>
          </table:table-cell>
          <table:table-cell table:style-name="ce42" office:value-type="string" calcext:value-type="string">
            <text:p>GL2PS</text:p>
          </table:table-cell>
          <table:table-cell table:style-name="ce48" office:value-type="string" calcext:value-type="string">
            <text:p>http://www.geuz.org/gl2ps/COPYING.GL2PS</text:p>
          </table:table-cell>
          <table:table-cell table:style-name="ce43" table:number-columns-repeated="3"/>
          <table:table-cell table:style-name="ce61" office:value-type="string" calcext:value-type="string">
            <text:p>GL2PS.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Glulxe License</text:p>
          </table:table-cell>
          <table:table-cell table:style-name="ce42" office:value-type="string" calcext:value-type="string">
            <text:p>Glulxe</text:p>
          </table:table-cell>
          <table:table-cell table:style-name="ce48" office:value-type="string" calcext:value-type="string">
            <text:p>https://fedoraproject.org/wiki/Licensing/Glulxe</text:p>
          </table:table-cell>
          <table:table-cell table:style-name="ce43" table:number-columns-repeated="3"/>
          <table:table-cell table:style-name="ce61" office:value-type="string" calcext:value-type="string">
            <text:p>Glulxe.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40">
          <table:table-cell table:style-name="ce42" office:value-type="string" calcext:value-type="string">
            <text:p>GNU Affero General Public License v3.0</text:p>
          </table:table-cell>
          <table:table-cell table:style-name="ce42" office:value-type="string" calcext:value-type="string">
            <text:p>AGPL-3.0</text:p>
          </table:table-cell>
          <table:table-cell table:style-name="ce48" office:value-type="string" calcext:value-type="string">
            <text:p>http://www.gnu.org/licenses/agpl.txt</text:p>
            <text:p>http://www.opensource.org/licenses/AGPL-3.0</text:p>
          </table:table-cell>
          <table:table-cell table:style-name="ce42" office:value-type="string" calcext:value-type="string">
            <text:p>This version was released: 19 November 2007</text:p>
          </table:table-cell>
          <table:table-cell table:style-name="ce42" office:value-type="string" calcext:value-type="string">
            <text:p>YES</text:p>
          </table:table-cell>
          <table:table-cell table:style-name="ce43" office:value-type="string" calcext:value-type="string">
            <text:p>Copyright (C) &lt;&lt;var;name=copyright;original=[year]  [name of author];match=.+&gt;&gt;</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61" office:value-type="string" calcext:value-type="string">
            <text:p>AGPL-3.0.txt</text:p>
          </table:table-cell>
          <table:table-cell table:style-name="ce71"/>
          <table:table-cell table:style-name="ce76"/>
          <table:table-cell table:style-name="ce79"/>
          <table:table-cell table:style-name="ce84" office:value-type="string" calcext:value-type="string">
            <text:p>H-YES</text:p>
          </table:table-cell>
          <table:table-cell table:style-name="ce87"/>
          <table:table-cell table:style-name="ce95" office:value-type="string" calcext:value-type="string">
            <text:p>carrots changed to square brackets in standard header</text:p>
          </table:table-cell>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office:value-type="string" calcext:value-type="string">
            <text:p>add markup to (c)</text:p>
          </table:table-cell>
          <table:table-cell table:style-name="ce93" table:number-columns-repeated="1002"/>
        </table:table-row>
        <table:table-row table:style-name="ro28">
          <table:table-cell table:style-name="ce42" office:value-type="string" calcext:value-type="string">
            <text:p>GNU Free Documentation License v1.1</text:p>
          </table:table-cell>
          <table:table-cell table:style-name="ce42" office:value-type="string" calcext:value-type="string">
            <text:p>GFDL-1.1</text:p>
          </table:table-cell>
          <table:table-cell table:style-name="ce49" office:value-type="string" calcext:value-type="string">
            <text:p>http://www.gnu.org/licenses/old-licenses/fdl-1.1.txt</text:p>
          </table:table-cell>
          <table:table-cell table:style-name="ce42" office:value-type="string" calcext:value-type="string">
            <text:p>This license was released March 2000</text:p>
          </table:table-cell>
          <table:table-cell table:style-name="ce42"/>
          <table:table-cell table:style-name="ce56" office:value-type="string" calcext:value-type="string">
            <text:p>Copyright (c) &lt;&lt;var;name=copyright;original=YEAR YOUR NAME;match=.+&gt;&gt;.</text:p>
            <text:p>      </text:p>
            <text:p><text:span text:style-name="T3">Permission is granted to copy, distribute and/or modify this document under the terms of the GNU Free Documentation License, Version 1.1 or any later version published by the Free Software Foundation; with the Invariant Sections being LIST THEIR TITLES, with the Front-Cover Texts being LIST, and with the Back-Cover Texts being LIST.</text:span></text:p>
            <text:p><text:span text:style-name="T4">      </text:span></text:p>
            <text:p><text:span text:style-name="T4">A copy of the license is included in the section entitled "GNU Free Documentation License".</text:span></text:p>
            <text:p/>
          </table:table-cell>
          <table:table-cell table:style-name="ce61" office:value-type="string" calcext:value-type="string">
            <text:p>GFDL-1.1.txt</text:p>
          </table:table-cell>
          <table:table-cell table:style-name="ce67"/>
          <table:table-cell table:style-name="ce50"/>
          <table:table-cell table:style-name="ce79"/>
          <table:table-cell table:style-name="ce84" office:value-type="string" calcext:value-type="string">
            <text:p>H-YES</text:p>
          </table:table-cell>
          <table:table-cell table:style-name="ce88" table:number-columns-repeated="2"/>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office:value-type="string" calcext:value-type="string">
            <text:p>added markup for copyright notice only</text:p>
          </table:table-cell>
          <table:table-cell table:number-columns-repeated="1002"/>
        </table:table-row>
        <table:table-row table:style-name="ro28">
          <table:table-cell table:style-name="ce42" office:value-type="string" calcext:value-type="string">
            <text:p>GNU Free Documentation License v1.2</text:p>
          </table:table-cell>
          <table:table-cell table:style-name="ce42" office:value-type="string" calcext:value-type="string">
            <text:p>GFDL-1.2</text:p>
          </table:table-cell>
          <table:table-cell table:style-name="ce49" office:value-type="string" calcext:value-type="string">
            <text:p>http://www.gnu.org/licenses/old-licenses/fdl-1.2.txt</text:p>
          </table:table-cell>
          <table:table-cell table:style-name="ce42" office:value-type="string" calcext:value-type="string">
            <text:p>This license was released November 2002</text:p>
          </table:table-cell>
          <table:table-cell table:style-name="ce42"/>
          <table:table-cell table:style-name="ce56" office:value-type="string" calcext:value-type="string">
            <text:p>Copyright (c) &lt;&lt;var;name=copyright;original=YEAR YOUR NAME;match=.+&gt;&gt;.</text:p>
            <text:p>      </text:p>
            <text:p><text:span text:style-name="T3">Permission is granted to copy, distribute and/or modify this document under the terms of the GNU Free Documentation License, Version 1.2 or any later version published by the Free Software Foundation; with no Invariant Sections, no Front-Cover Texts, and no Back-Cover Texts.</text:span></text:p>
            <text:p><text:span text:style-name="T4">      </text:span></text:p>
            <text:p><text:span text:style-name="T4">A copy of the license is included in the section entitled "GNU Free Documentation License".</text:span></text:p>
            <text:p/>
          </table:table-cell>
          <table:table-cell table:style-name="ce61" office:value-type="string" calcext:value-type="string">
            <text:p>GFDL-1.2.txt</text:p>
          </table:table-cell>
          <table:table-cell table:style-name="ce67"/>
          <table:table-cell table:style-name="ce50"/>
          <table:table-cell table:style-name="ce79"/>
          <table:table-cell table:style-name="ce84" office:value-type="string" calcext:value-type="string">
            <text:p>H-YES</text:p>
          </table:table-cell>
          <table:table-cell table:style-name="ce88" table:number-columns-repeated="2"/>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office:value-type="string" calcext:value-type="string">
            <text:p>added markup for copyright notice only</text:p>
          </table:table-cell>
          <table:table-cell table:number-columns-repeated="1002"/>
        </table:table-row>
        <table:table-row table:style-name="ro64">
          <table:table-cell table:style-name="ce42" office:value-type="string" calcext:value-type="string">
            <text:p>GNU Free Documentation License v1.3</text:p>
          </table:table-cell>
          <table:table-cell table:style-name="ce42" office:value-type="string" calcext:value-type="string">
            <text:p>GFDL-1.3</text:p>
          </table:table-cell>
          <table:table-cell table:style-name="ce49" office:value-type="string" calcext:value-type="string">
            <text:p>http://www.gnu.org/licenses/fdl-1.3.txt</text:p>
          </table:table-cell>
          <table:table-cell table:style-name="ce42" office:value-type="string" calcext:value-type="string">
            <text:p>This license was released 3 November 2008.</text:p>
          </table:table-cell>
          <table:table-cell table:style-name="ce42"/>
          <table:table-cell table:style-name="ce56" office:value-type="string" calcext:value-type="string">
            <text:p>Copyright (c) &lt;&lt;var;name=copyright;original=YEAR YOUR NAME;match=.+&gt;&gt;.</text:p>
            <text:p>      </text:p>
            <text:p><text:span text:style-name="T3">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p><text:span text:style-name="T4">      </text:span></text:p>
            <text:p><text:span text:style-name="T4">A copy of the license is included in the section entitled "GNU Free Documentation License".</text:span></text:p>
            <text:p/>
          </table:table-cell>
          <table:table-cell table:style-name="ce61" office:value-type="string" calcext:value-type="string">
            <text:p>GFDL-1.3.txt</text:p>
          </table:table-cell>
          <table:table-cell table:style-name="ce67"/>
          <table:table-cell table:style-name="ce50"/>
          <table:table-cell table:style-name="ce79"/>
          <table:table-cell table:style-name="ce84" office:value-type="string" calcext:value-type="string">
            <text:p>H-YES</text:p>
          </table:table-cell>
          <table:table-cell table:style-name="ce88" table:number-columns-repeated="2"/>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office:value-type="string" calcext:value-type="string">
            <text:p>added markup for copyright notice only</text:p>
          </table:table-cell>
          <table:table-cell table:number-columns-repeated="1002"/>
        </table:table-row>
        <table:table-row table:style-name="ro29">
          <table:table-cell table:style-name="ce42" office:value-type="string" calcext:value-type="string">
            <text:p>GNU General Public License v1.0 only</text:p>
          </table:table-cell>
          <table:table-cell table:style-name="ce42" office:value-type="string" calcext:value-type="string">
            <text:p>GPL-1.0</text:p>
          </table:table-cell>
          <table:table-cell table:style-name="ce49" office:value-type="string" calcext:value-type="string">
            <text:p>http://www.gnu.org/licenses/old-licenses/gpl-1.0-standalone.html</text:p>
          </table:table-cell>
          <table:table-cell table:style-name="ce42" office:value-type="string" calcext:value-type="string">
            <text:p>This license was released: February 1989.  </text:p>
            <text:p>This license has been deprecated.</text:p>
            <text:p>This refers to when this GPL 1.0 only is being used (as opposed to "or later).</text:p>
          </table:table-cell>
          <table:table-cell table:style-name="ce42"/>
          <table:table-cell table:style-name="ce43" office:value-type="string" calcext:value-type="string">
            <text:p>Copyright (C) &lt;&lt;var;name=copyright;original=19xx name of author;match=.+&gt;&gt;</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61" office:value-type="string" calcext:value-type="string">
            <text:p>GPL-1.0.txt</text:p>
          </table:table-cell>
          <table:table-cell table:style-name="ce67"/>
          <table:table-cell table:style-name="ce50"/>
          <table:table-cell table:style-name="ce79"/>
          <table:table-cell table:style-name="ce84" office:value-type="string" calcext:value-type="string">
            <text:p>H-YES</text:p>
          </table:table-cell>
          <table:table-cell table:style-name="ce87"/>
          <table:table-cell table:style-name="ce95" office:value-type="string" calcext:value-type="string">
            <text:p>OSI issue resolved, was not OSI approved</text:p>
            <text:p>carrots changed to square brackets in standard header</text:p>
          </table:table-cell>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office:value-type="string" calcext:value-type="string">
            <text:p>add markup to (c)</text:p>
          </table:table-cell>
          <table:table-cell table:number-columns-repeated="1002"/>
        </table:table-row>
        <table:table-row table:style-name="ro29">
          <table:table-cell table:style-name="ce42" office:value-type="string" calcext:value-type="string">
            <text:p>GNU General Public License v2.0 only</text:p>
          </table:table-cell>
          <table:table-cell table:style-name="ce42" office:value-type="string" calcext:value-type="string">
            <text:p>GPL-2.0</text:p>
          </table:table-cell>
          <table:table-cell table:style-name="ce48" office:value-type="string" calcext:value-type="string">
            <text:p>http://www.gnu.org/licenses/old-licenses/gpl-2.0-standalone.html</text:p>
            <text:p>http://www.opensource.org/licenses/GPL-2.0</text:p>
          </table:table-cell>
          <table:table-cell table:style-name="ce42" office:value-type="string" calcext:value-type="string">
            <text:p>This license was released: June 1991</text:p>
            <text:p>This refers to when this GPL 2.0 only is being used (as opposed to GPLv2 or later).</text:p>
          </table:table-cell>
          <table:table-cell table:style-name="ce42" office:value-type="string" calcext:value-type="string">
            <text:p>YES</text:p>
          </table:table-cell>
          <table:table-cell table:style-name="ce43" office:value-type="string" calcext:value-type="string">
            <text:p>Copyright (C) &lt;&lt;var;name=copyright;original=yyyy  name of author;match=.+&gt;&gt;</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61" office:value-type="string" calcext:value-type="string">
            <text:p>GPL-2.0.txt</text:p>
          </table:table-cell>
          <table:table-cell table:style-name="ce67"/>
          <table:table-cell table:style-name="ce50"/>
          <table:table-cell table:style-name="ce79"/>
          <table:table-cell table:style-name="ce84" office:value-type="string" calcext:value-type="string">
            <text:p>H-YES</text:p>
          </table:table-cell>
          <table:table-cell table:style-name="ce87"/>
          <table:table-cell table:style-name="ce95" office:value-type="string" calcext:value-type="string">
            <text:p>carrots changed to square brackets in standard header</text:p>
          </table:table-cell>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office:value-type="string" calcext:value-type="string">
            <text:p>add markup to (c)</text:p>
          </table:table-cell>
          <table:table-cell table:number-columns-repeated="1002"/>
        </table:table-row>
        <table:table-row table:style-name="ro40">
          <table:table-cell table:style-name="ce42" office:value-type="string" calcext:value-type="string">
            <text:p>GNU General Public License v3.0 only</text:p>
          </table:table-cell>
          <table:table-cell table:style-name="ce42" office:value-type="string" calcext:value-type="string">
            <text:p>GPL-3.0</text:p>
          </table:table-cell>
          <table:table-cell table:style-name="ce48" office:value-type="string" calcext:value-type="string">
            <text:p>http://www.gnu.org/licenses/gpl-3.0-standalone.html</text:p>
            <text:p>http://www.opensource.org/licenses/GPL-3.0</text:p>
          </table:table-cell>
          <table:table-cell table:style-name="ce42" office:value-type="string" calcext:value-type="string">
            <text:p>This license was released: 29 June 2007</text:p>
            <text:p>This refers to when this GPL 3.0 only is being used (as opposed to "or later).</text:p>
          </table:table-cell>
          <table:table-cell table:style-name="ce42" office:value-type="string" calcext:value-type="string">
            <text:p>YES</text:p>
          </table:table-cell>
          <table:table-cell table:style-name="ce43" office:value-type="string" calcext:value-type="string">
            <text:p>Copyright (C) &lt;&lt;var;name=copyright;original=&lt;year&gt;  &lt;name of author&gt;;match=.+&gt;&gt;[yea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61" office:value-type="string" calcext:value-type="string">
            <text:p>GPL-3.0.txt</text:p>
          </table:table-cell>
          <table:table-cell table:style-name="ce71"/>
          <table:table-cell table:style-name="ce76"/>
          <table:table-cell table:style-name="ce79"/>
          <table:table-cell table:style-name="ce84" office:value-type="string" calcext:value-type="string">
            <text:p>H-YES</text:p>
          </table:table-cell>
          <table:table-cell table:style-name="ce87"/>
          <table:table-cell table:style-name="ce95" office:value-type="string" calcext:value-type="string">
            <text:p>carrots changed to square brackets in standard header</text:p>
          </table:table-cell>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office:value-type="string" calcext:value-type="string">
            <text:p>add markup to (c)</text:p>
          </table:table-cell>
          <table:table-cell table:number-columns-repeated="1002"/>
        </table:table-row>
        <table:table-row table:style-name="ro29">
          <table:table-cell table:style-name="ce42" office:value-type="string" calcext:value-type="string">
            <text:p>GNU Lesser General Public License v2.1 only</text:p>
          </table:table-cell>
          <table:table-cell table:style-name="ce42" office:value-type="string" calcext:value-type="string">
            <text:p>LGPL-2.1</text:p>
          </table:table-cell>
          <table:table-cell table:style-name="ce48" office:value-type="string" calcext:value-type="string">
            <text:p>http://www.gnu.org/licenses/old-licenses/lgpl-2.1-standalone.html</text:p>
            <text:p>http://www.opensource.org/licenses/LGPL-2.1</text:p>
          </table:table-cell>
          <table:table-cell table:style-name="ce42" office:value-type="string" calcext:value-type="string">
            <text:p>This license was released: February 1999.</text:p>
            <text:p>This refers to when this LGPL 2.1 only is being used (as opposed to "or later).</text:p>
          </table:table-cell>
          <table:table-cell table:style-name="ce42" office:value-type="string" calcext:value-type="string">
            <text:p>YES</text:p>
          </table:table-cell>
          <table:table-cell table:style-name="ce43" office:value-type="string" calcext:value-type="string">
            <text:p>Copyright (C) &lt;&lt;var;name=copyright;original=year  name of author;match=.+&gt;&gt;</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61" office:value-type="string" calcext:value-type="string">
            <text:p>LGPL-2.1.txt</text:p>
          </table:table-cell>
          <table:table-cell table:style-name="ce67"/>
          <table:table-cell table:style-name="ce50"/>
          <table:table-cell table:style-name="ce80"/>
          <table:table-cell table:style-name="ce84" office:value-type="string" calcext:value-type="string">
            <text:p>H-YES</text:p>
          </table:table-cell>
          <table:table-cell table:style-name="ce87"/>
          <table:table-cell table:style-name="ce95" office:value-type="string" calcext:value-type="string">
            <text:p>carrots changed to square brackets in standard header</text:p>
          </table:table-cell>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office:value-type="string" calcext:value-type="string">
            <text:p>add markup to (c)</text:p>
          </table:table-cell>
          <table:table-cell table:number-columns-repeated="1002"/>
        </table:table-row>
        <table:table-row table:style-name="ro35">
          <table:table-cell table:style-name="ce42" office:value-type="string" calcext:value-type="string">
            <text:p>GNU Lesser General Public License v3.0 only</text:p>
          </table:table-cell>
          <table:table-cell table:style-name="ce42" office:value-type="string" calcext:value-type="string">
            <text:p>LGPL-3.0</text:p>
          </table:table-cell>
          <table:table-cell table:style-name="ce48" office:value-type="string" calcext:value-type="string">
            <text:p>http://www.gnu.org/licenses/lgpl-3.0-standalone.html</text:p>
            <text:p>http://www.opensource.org/licenses/LGPL-3.0</text:p>
          </table:table-cell>
          <table:table-cell table:style-name="ce42" office:value-type="string" calcext:value-type="string">
            <text:p>This license was released: 29 June 2007.</text:p>
            <text:p>This refers to when this LGPL 3.0 only is being used (as opposed to "or later).</text:p>
          </table:table-cell>
          <table:table-cell table:style-name="ce42" office:value-type="string" calcext:value-type="string">
            <text:p>YES</text:p>
          </table:table-cell>
          <table:table-cell table:style-name="ce42"/>
          <table:table-cell table:style-name="ce61" office:value-type="string" calcext:value-type="string">
            <text:p>LGPL-3.0.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65">
          <table:table-cell table:style-name="ce42" office:value-type="string" calcext:value-type="string">
            <text:p>GNU Library General Public License v2 only</text:p>
          </table:table-cell>
          <table:table-cell table:style-name="ce42" office:value-type="string" calcext:value-type="string">
            <text:p>LGPL-2.0</text:p>
          </table:table-cell>
          <table:table-cell table:style-name="ce49" office:value-type="string" calcext:value-type="string">
            <text:p>http://www.gnu.org/licenses/old-licenses/lgpl-2.0-standalone.html</text:p>
          </table:table-cell>
          <table:table-cell table:style-name="ce42" office:value-type="string" calcext:value-type="string">
            <text:p>This license was released: June 1991.</text:p>
            <text:p>This license has been superseded by LGPL v2.1</text:p>
            <text:p>This refers to when this LGPL 2.0 only is being used (as opposed to "or later).</text:p>
          </table:table-cell>
          <table:table-cell table:style-name="ce42" office:value-type="string" calcext:value-type="string">
            <text:p>YES</text:p>
          </table:table-cell>
          <table:table-cell table:style-name="ce43" office:value-type="string" calcext:value-type="string">
            <text:p>Copyright (C) &lt;&lt;var;name=copyright;original=year  name of author;match=.+&gt;&gt;</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61" office:value-type="string" calcext:value-type="string">
            <text:p>LGPL-2.0.txt</text:p>
          </table:table-cell>
          <table:table-cell table:style-name="ce67"/>
          <table:table-cell table:style-name="ce50"/>
          <table:table-cell table:style-name="ce80"/>
          <table:table-cell table:style-name="ce84" office:value-type="string" calcext:value-type="string">
            <text:p>H-YES</text:p>
          </table:table-cell>
          <table:table-cell table:style-name="ce43" office:value-type="string" calcext:value-type="string">
            <text:p>was this ever OSI approved?</text:p>
            <text:p/>
            <text:p>may need to revisit having the "or later" and "only" listed separately here in light of license match guidelines…</text:p>
          </table:table-cell>
          <table:table-cell table:style-name="ce95" office:value-type="string" calcext:value-type="string">
            <text:p>carrots changed to square brackets in standard header</text:p>
          </table:table-cell>
          <table:table-cell table:style-name="ce100"/>
          <table:table-cell table:style-name="ce140" office:value-type="string" calcext:value-type="string">
            <text:p>was OSI approved</text:p>
          </table:table-cell>
          <table:table-cell table:style-name="ce145"/>
          <table:table-cell table:style-name="ce87"/>
          <table:table-cell table:style-name="ce154"/>
          <table:table-cell table:style-name="ce158"/>
          <table:table-cell table:style-name="ce163"/>
          <table:table-cell table:style-name="ce168"/>
          <table:table-cell table:style-name="ce174" office:value-type="string" calcext:value-type="string">
            <text:p>add markup to (c)</text:p>
          </table:table-cell>
          <table:table-cell table:number-columns-repeated="1002"/>
        </table:table-row>
        <table:table-row table:style-name="ro27">
          <table:table-cell table:style-name="ce42" office:value-type="string" calcext:value-type="string">
            <text:p>gnuplot License</text:p>
          </table:table-cell>
          <table:table-cell table:style-name="ce42" office:value-type="string" calcext:value-type="string">
            <text:p>gnuplot</text:p>
          </table:table-cell>
          <table:table-cell table:style-name="ce48" office:value-type="string" calcext:value-type="string">
            <text:p>https://fedoraproject.org/wiki/Licensing/Gnuplot</text:p>
          </table:table-cell>
          <table:table-cell table:style-name="ce43" table:number-columns-repeated="3"/>
          <table:table-cell table:style-name="ce61" office:value-type="string" calcext:value-type="string">
            <text:p>gnuplot.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38">
          <table:table-cell table:style-name="ce42" office:value-type="string" calcext:value-type="string">
            <text:p>gSOAP Public License v1.3b</text:p>
          </table:table-cell>
          <table:table-cell table:style-name="ce42" office:value-type="string" calcext:value-type="string">
            <text:p>gSOAP-1.3b</text:p>
          </table:table-cell>
          <table:table-cell table:style-name="ce49" office:value-type="string" calcext:value-type="string">
            <text:p>http://www.cs.fsu.edu/~engelen/license.html</text:p>
          </table:table-cell>
          <table:table-cell table:style-name="ce43" table:number-columns-repeated="2"/>
          <table:table-cell table:style-name="ce43"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61" office:value-type="string" calcext:value-type="string">
            <text:p>gSOAP-1.3b.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4">
          <table:table-cell table:style-name="ce42" office:value-type="string" calcext:value-type="string">
            <text:p>Haskell Language Report License</text:p>
          </table:table-cell>
          <table:table-cell table:style-name="ce42" office:value-type="string" calcext:value-type="string">
            <text:p>HaskellReport</text:p>
          </table:table-cell>
          <table:table-cell table:style-name="ce48" office:value-type="string" calcext:value-type="string">
            <text:p>https://fedoraproject.org/wiki/Licensing/Haskell_Language_Report_License</text:p>
          </table:table-cell>
          <table:table-cell table:style-name="ce43" table:number-columns-repeated="3"/>
          <table:table-cell table:style-name="ce61" office:value-type="string" calcext:value-type="string">
            <text:p>HaskellReport.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54">
          <table:table-cell table:style-name="ce42" office:value-type="string" calcext:value-type="string">
            <text:p>Historic Permission Notice and Disclaimer</text:p>
          </table:table-cell>
          <table:table-cell table:style-name="ce42" office:value-type="string" calcext:value-type="string">
            <text:p>HPND</text:p>
          </table:table-cell>
          <table:table-cell table:style-name="ce49" office:value-type="string" calcext:value-type="string">
            <text:p>http://www.opensource.org/licenses/HPND</text:p>
          </table:table-cell>
          <table:table-cell table:style-name="ce42" office:value-type="string" calcext:value-type="string">
            <text:p>This license has been voluntarily deprecated by its author.</text:p>
          </table:table-cell>
          <table:table-cell table:style-name="ce42" office:value-type="string" calcext:value-type="string">
            <text:p>YES</text:p>
          </table:table-cell>
          <table:table-cell table:style-name="ce43"/>
          <table:table-cell table:style-name="ce61" office:value-type="string" calcext:value-type="string">
            <text:p>HPND.txt</text:p>
          </table:table-cell>
          <table:table-cell table:style-name="ce67"/>
          <table:table-cell table:style-name="ce50"/>
          <table:table-cell table:style-name="ce80"/>
          <table:table-cell table:style-name="ce84"/>
          <table:table-cell table:style-name="ce87"/>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5">
          <table:table-cell table:style-name="ce42" office:value-type="string" calcext:value-type="string">
            <text:p>IBM PowerPC Initialization and Boot Software</text:p>
          </table:table-cell>
          <table:table-cell table:style-name="ce42" office:value-type="string" calcext:value-type="string">
            <text:p>IBM-pibs</text:p>
          </table:table-cell>
          <table:table-cell table:style-name="ce49" office:value-type="string" calcext:value-type="string">
            <text:p>http://git.denx.de/?p=u-boot.git;a=blob;f=arch/powerpc/cpu/ppc4xx/miiphy.c;h=297155fdafa064b955e53e9832de93bfb0cfb85b;hb=9fab4bf4cc077c21e43941866f3f2c196f28670d</text:p>
          </table:table-cell>
          <table:table-cell table:style-name="ce42" table:number-columns-repeated="2"/>
          <table:table-cell table:style-name="ce43"/>
          <table:table-cell table:style-name="ce61" office:value-type="string" calcext:value-type="string">
            <text:p>IBM-pibs.txt</text:p>
          </table:table-cell>
          <table:table-cell table:style-name="ce67"/>
          <table:table-cell table:style-name="ce50"/>
          <table:table-cell table:style-name="ce80"/>
          <table:table-cell table:style-name="ce84"/>
          <table:table-cell table:style-name="ce87"/>
          <table:table-cell table:style-name="ce95"/>
          <table:table-cell table:style-name="ce100"/>
          <table:table-cell table:style-name="ce140"/>
          <table:table-cell table:style-name="ce145" office:value-type="string" calcext:value-type="string">
            <text:p>NEW</text:p>
          </table:table-cell>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IBM Public License v1.0</text:p>
          </table:table-cell>
          <table:table-cell table:style-name="ce42" office:value-type="string" calcext:value-type="string">
            <text:p>IPL-1.0</text:p>
          </table:table-cell>
          <table:table-cell table:style-name="ce49" office:value-type="string" calcext:value-type="string">
            <text:p>http://www.opensource.org/licenses/IPL-1.0</text:p>
          </table:table-cell>
          <table:table-cell table:style-name="ce42" office:value-type="string" calcext:value-type="string">
            <text:p>This license was superseded by CPL.</text:p>
          </table:table-cell>
          <table:table-cell table:style-name="ce42" office:value-type="string" calcext:value-type="string">
            <text:p>YES</text:p>
          </table:table-cell>
          <table:table-cell table:style-name="ce43"/>
          <table:table-cell table:style-name="ce61" office:value-type="string" calcext:value-type="string">
            <text:p>IPL-1.0.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4">
          <table:table-cell table:style-name="ce42" office:value-type="string" calcext:value-type="string">
            <text:p>ICU License</text:p>
          </table:table-cell>
          <table:table-cell table:style-name="ce42" office:value-type="string" calcext:value-type="string">
            <text:p>ICU</text:p>
          </table:table-cell>
          <table:table-cell table:style-name="ce48" office:value-type="string" calcext:value-type="string">
            <text:p>http://source.icu-project.org/repos/icu/icu/trunk/license.html</text:p>
          </table:table-cell>
          <table:table-cell table:style-name="ce43" table:number-columns-repeated="3"/>
          <table:table-cell table:style-name="ce61" office:value-type="string" calcext:value-type="string">
            <text:p>ICU.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table:table-cell table:style-name="ce154"/>
          <table:table-cell table:style-name="ce158" office:value-type="string" calcext:value-type="string">
            <text:p>NEW</text:p>
          </table:table-cell>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ImageMagick License</text:p>
          </table:table-cell>
          <table:table-cell table:style-name="ce42" office:value-type="string" calcext:value-type="string">
            <text:p>ImageMagick</text:p>
          </table:table-cell>
          <table:table-cell table:style-name="ce48" office:value-type="string" calcext:value-type="string">
            <text:p>http://www.imagemagick.org/script/license.php</text:p>
          </table:table-cell>
          <table:table-cell table:style-name="ce43" table:number-columns-repeated="3"/>
          <table:table-cell table:style-name="ce61" office:value-type="string" calcext:value-type="string">
            <text:p>ImageMagick.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iMatix Standard Function Library Agreement</text:p>
          </table:table-cell>
          <table:table-cell table:style-name="ce42" office:value-type="string" calcext:value-type="string">
            <text:p>iMatix</text:p>
          </table:table-cell>
          <table:table-cell table:style-name="ce48" office:value-type="string" calcext:value-type="string">
            <text:p>http://legacy.imatix.com/html/sfl/sfl4.htm#license</text:p>
          </table:table-cell>
          <table:table-cell table:style-name="ce43" table:number-columns-repeated="3"/>
          <table:table-cell table:style-name="ce61" office:value-type="string" calcext:value-type="string">
            <text:p>iMatix.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Imlib2 License</text:p>
          </table:table-cell>
          <table:table-cell table:style-name="ce42" office:value-type="string" calcext:value-type="string">
            <text:p>Imlib2</text:p>
          </table:table-cell>
          <table:table-cell table:style-name="ce50" office:value-type="string" calcext:value-type="string">
            <text:p>http://trac.enlightenment.org/e/browser/trunk/imlib2/COPYING</text:p>
          </table:table-cell>
          <table:table-cell table:style-name="ce43" table:number-columns-repeated="3"/>
          <table:table-cell table:style-name="ce61" office:value-type="string" calcext:value-type="string">
            <text:p>Imlib2.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Independent JPEG Group License</text:p>
          </table:table-cell>
          <table:table-cell table:style-name="ce42" office:value-type="string" calcext:value-type="string">
            <text:p>IJG</text:p>
          </table:table-cell>
          <table:table-cell table:style-name="ce50" office:value-type="string" calcext:value-type="string">
            <text:p>http://dev.w3.org/cvsweb/Amaya/libjpeg/Attic/README?rev=1.2</text:p>
          </table:table-cell>
          <table:table-cell table:style-name="ce43" table:number-columns-repeated="3"/>
          <table:table-cell table:style-name="ce61" office:value-type="string" calcext:value-type="string">
            <text:p>IJG.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44">
          <table:table-cell table:style-name="ce42" office:value-type="string" calcext:value-type="string">
            <text:p>Info-ZIP License</text:p>
          </table:table-cell>
          <table:table-cell table:style-name="ce42" office:value-type="string" calcext:value-type="string">
            <text:p>Info-ZIP</text:p>
          </table:table-cell>
          <table:table-cell table:style-name="ce48" office:value-type="string" calcext:value-type="string">
            <text:p>http://www.info-zip.org/license.html</text:p>
          </table:table-cell>
          <table:table-cell table:style-name="ce43" table:number-columns-repeated="3"/>
          <table:table-cell table:style-name="ce61" office:value-type="string" calcext:value-type="string">
            <text:p>Info-ZIP.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office:value-type="string" calcext:value-type="string">
            <text:p>NEW</text:p>
          </table:table-cell>
          <table:table-cell table:number-columns-repeated="1002"/>
        </table:table-row>
        <table:table-row table:style-name="ro54">
          <table:table-cell table:style-name="ce42" office:value-type="string" calcext:value-type="string">
            <text:p>Intel ACPI Software License Agreement</text:p>
          </table:table-cell>
          <table:table-cell table:style-name="ce42" office:value-type="string" calcext:value-type="string">
            <text:p>Intel-ACPI</text:p>
          </table:table-cell>
          <table:table-cell table:style-name="ce48" office:value-type="string" calcext:value-type="string">
            <text:p>https://fedoraproject.org/wiki/Licensing/Intel_ACPI_Software_License_Agreement</text:p>
          </table:table-cell>
          <table:table-cell table:style-name="ce43" table:number-columns-repeated="3"/>
          <table:table-cell table:style-name="ce61" office:value-type="string" calcext:value-type="string">
            <text:p>Intel-ACPI.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56">
          <table:table-cell table:style-name="ce42" office:value-type="string" calcext:value-type="string">
            <text:p>Intel Open Source License</text:p>
          </table:table-cell>
          <table:table-cell table:style-name="ce42" office:value-type="string" calcext:value-type="string">
            <text:p>Intel</text:p>
          </table:table-cell>
          <table:table-cell table:style-name="ce49" office:value-type="string" calcext:value-type="string">
            <text:p>http://opensource.org/licenses/Intel</text:p>
          </table:table-cell>
          <table:table-cell table:style-name="ce43"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43" office:value-type="string" calcext:value-type="string">
            <text:p>YES</text:p>
          </table:table-cell>
          <table:table-cell table:style-name="ce43"/>
          <table:table-cell table:style-name="ce61" office:value-type="string" calcext:value-type="string">
            <text:p>Intel.txt</text:p>
          </table:table-cell>
          <table:table-cell table:style-name="ce67"/>
          <table:table-cell table:style-name="ce50"/>
          <table:table-cell table:style-name="ce79"/>
          <table:table-cell table:style-name="ce84"/>
          <table:table-cell table:style-name="ce43" office:value-type="string" calcext:value-type="string">
            <text:p>note to OSI - add SPDX short identifier to OSI site? Done</text:p>
          </table:table-cell>
          <table:table-cell table:style-name="ce95"/>
          <table:table-cell table:style-name="ce100" office:value-type="string" calcext:value-type="string">
            <text:p>NEW</text:p>
          </table:table-cell>
          <table:table-cell table:style-name="ce140" office:value-type="string" calcext:value-type="string">
            <text:p>OSI url updated</text:p>
          </table:table-cell>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6">
          <table:table-cell table:style-name="ce42" office:value-type="string" calcext:value-type="string">
            <text:p>Interbase Public License v1.0</text:p>
          </table:table-cell>
          <table:table-cell table:style-name="ce42" office:value-type="string" calcext:value-type="string">
            <text:p>Interbase-1.0</text:p>
          </table:table-cell>
          <table:table-cell table:style-name="ce48" office:value-type="string" calcext:value-type="string">
            <text:p>https://web.archive.org/web/20060319014854/http://info.borland.com/devsupport/interbase/opensource/IPL.html</text:p>
          </table:table-cell>
          <table:table-cell table:style-name="ce43" table:number-columns-repeated="2"/>
          <table:table-cell table:style-name="ce43" office:value-type="string" calcext:value-type="string">
            <text:p>The contents of this file are subject to the Interbase Public License Version 1.0 (the "License"); you may not use this file except in compliance with the License. You may obtain a copy of the License at http://www.Interbase.com/IPL.html</text:p>
            <text:p/>
            <text:p>Software distributed under the License is distributed on an "AS IS" basis, WITHOUT WARRANTY OF ANY KIND, either express or implied. See the License for the specific language governing rights and limitations under the License.</text:p>
            <text:p/>
            <text:p>The Original Code was created by InterBase Software Corp and its successors.</text:p>
            <text:p/>
            <text:p>Portions created by Borland/Inprise are Copyright (C) Borland/Inprise. All Rights Reserved.</text:p>
            <text:p/>
            <text:p>Contributor(s): ______________________________________.</text:p>
          </table:table-cell>
          <table:table-cell table:style-name="ce61" office:value-type="string" calcext:value-type="string">
            <text:p>Interbase-1.0.txt</text:p>
          </table:table-cell>
          <table:table-cell table:style-name="ce67"/>
          <table:table-cell table:style-name="ce50"/>
          <table:table-cell table:style-name="ce79"/>
          <table:table-cell table:style-name="ce85"/>
          <table:table-cell table:style-name="ce87"/>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office:value-type="string" calcext:value-type="string">
            <text:p>NEW</text:p>
          </table:table-cell>
          <table:table-cell table:style-name="ce174"/>
          <table:table-cell table:number-columns-repeated="1002"/>
        </table:table-row>
        <table:table-row table:style-name="ro27">
          <table:table-cell table:style-name="ce42" office:value-type="string" calcext:value-type="string">
            <text:p>IPA Font License</text:p>
          </table:table-cell>
          <table:table-cell table:style-name="ce42" office:value-type="string" calcext:value-type="string">
            <text:p>IPA</text:p>
          </table:table-cell>
          <table:table-cell table:style-name="ce49" office:value-type="string" calcext:value-type="string">
            <text:p>http://www.opensource.org/licenses/IPA</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IPA.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42">
          <table:table-cell table:style-name="ce42" office:value-type="string" calcext:value-type="string">
            <text:p>ISC License</text:p>
          </table:table-cell>
          <table:table-cell table:style-name="ce42" office:value-type="string" calcext:value-type="string">
            <text:p>ISC</text:p>
          </table:table-cell>
          <table:table-cell table:style-name="ce48" office:value-type="string" calcext:value-type="string">
            <text:p>http://www.isc.org/software/license</text:p>
            <text:p>http://www.opensource.org/licenses/ISC</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ISC.txt</text:p>
          </table:table-cell>
          <table:table-cell table:style-name="ce67"/>
          <table:table-cell table:style-name="ce50"/>
          <table:table-cell table:style-name="ce79"/>
          <table:table-cell table:style-name="ce84"/>
          <table:table-cell table:style-name="ce88"/>
          <table:table-cell table:style-name="ce95" office:value-type="string" calcext:value-type="string">
            <text:p>removed parenthetical from license full name</text:p>
          </table:table-cell>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JasPer License</text:p>
          </table:table-cell>
          <table:table-cell table:style-name="ce42" office:value-type="string" calcext:value-type="string">
            <text:p>JasPer-2.0</text:p>
          </table:table-cell>
          <table:table-cell table:style-name="ce48" office:value-type="string" calcext:value-type="string">
            <text:p>http://www.ece.uvic.ca/~mdadams/jasper/LICENSE</text:p>
          </table:table-cell>
          <table:table-cell table:style-name="ce43" table:number-columns-repeated="3"/>
          <table:table-cell table:style-name="ce61" office:value-type="string" calcext:value-type="string">
            <text:p>JasPer-2.0.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44">
          <table:table-cell table:style-name="ce42" office:value-type="string" calcext:value-type="string">
            <text:p>JSON License</text:p>
          </table:table-cell>
          <table:table-cell table:style-name="ce42" office:value-type="string" calcext:value-type="string">
            <text:p>JSON</text:p>
          </table:table-cell>
          <table:table-cell table:style-name="ce49" office:value-type="string" calcext:value-type="string">
            <text:p>http://www.json.org/license.html</text:p>
          </table:table-cell>
          <table:table-cell table:style-name="ce43" table:number-columns-repeated="3"/>
          <table:table-cell table:style-name="ce61" office:value-type="string" calcext:value-type="string">
            <text:p>JSON.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42">
          <table:table-cell table:style-name="ce42" office:value-type="string" calcext:value-type="string">
            <text:p>LaTeX Project Public License v1.0</text:p>
          </table:table-cell>
          <table:table-cell table:style-name="ce42" office:value-type="string" calcext:value-type="string">
            <text:p>LPPL-1.0</text:p>
          </table:table-cell>
          <table:table-cell table:style-name="ce49" office:value-type="string" calcext:value-type="string">
            <text:p>http://www.latex-project.org/lppl/lppl-1-0.txt</text:p>
          </table:table-cell>
          <table:table-cell table:style-name="ce42" office:value-type="string" calcext:value-type="string">
            <text:p>This license was released 1 Mar 1999</text:p>
          </table:table-cell>
          <table:table-cell table:style-name="ce42"/>
          <table:table-cell table:style-name="ce43" office:value-type="string" calcext:value-type="string">
            <text:p>Copyright &lt;&lt;var;name=copyright;original=2001 M. Y. Name;match=.+&gt;&gt;</text:p>
            <text:p/>
            <text:p>This program can redistributed and/or modified under the terms of the LaTeX Project Public License Distributed from CTAN archives in directory macros/latex/base/lppl.txt; either version 1 of the License, or (at your option) any later version.</text:p>
          </table:table-cell>
          <table:table-cell table:style-name="ce61" office:value-type="string" calcext:value-type="string">
            <text:p>LPPL-1.0.txt</text:p>
          </table:table-cell>
          <table:table-cell table:style-name="ce67"/>
          <table:table-cell table:style-name="ce50"/>
          <table:table-cell table:style-name="ce79"/>
          <table:table-cell table:style-name="ce84" office:value-type="string" calcext:value-type="string">
            <text:p>H-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office:value-type="string" calcext:value-type="string">
            <text:p>added markup to standard header</text:p>
          </table:table-cell>
          <table:table-cell table:number-columns-repeated="1002"/>
        </table:table-row>
        <table:table-row table:style-name="ro36">
          <table:table-cell table:style-name="ce42" office:value-type="string" calcext:value-type="string">
            <text:p>LaTeX Project Public License v1.1</text:p>
          </table:table-cell>
          <table:table-cell table:style-name="ce42" office:value-type="string" calcext:value-type="string">
            <text:p>LPPL-1.1</text:p>
          </table:table-cell>
          <table:table-cell table:style-name="ce49" office:value-type="string" calcext:value-type="string">
            <text:p>http://www.latex-project.org/lppl/lppl-1-1.txt</text:p>
          </table:table-cell>
          <table:table-cell table:style-name="ce42" office:value-type="string" calcext:value-type="string">
            <text:p>This license was released 10 July 1999.</text:p>
          </table:table-cell>
          <table:table-cell table:style-name="ce42"/>
          <table:table-cell table:style-name="ce43" office:value-type="string" calcext:value-type="string">
            <text:p>Copyright &lt;&lt;var;name=copyright;original=2001 M. Y. Name;match=.+&gt;&gt;</text:p>
            <text:p> </text:p>
            <text:p>This program may be distributed and/or modified under the conditions of the LaTeX Project Public License, either version 1.1 of this license or (at your option) any later version.</text:p>
            <text:p/>
            <text:p>The latest version of this license is in http://www.latex-project.org/lppl.txt</text:p>
            <text:p>and version 1.1 or later is part of all distributions of LaTeX version 1999/06/01 or later.</text:p>
            <text:p/>
            <text:p>This program consists of &lt;&lt;var;name=the work;original=the files pig.dtx and pig.ins;match=.+&gt;&gt;</text:p>
          </table:table-cell>
          <table:table-cell table:style-name="ce61" office:value-type="string" calcext:value-type="string">
            <text:p>LPPL-1.1.txt</text:p>
          </table:table-cell>
          <table:table-cell table:style-name="ce67"/>
          <table:table-cell table:style-name="ce50"/>
          <table:table-cell table:style-name="ce79"/>
          <table:table-cell table:style-name="ce84" office:value-type="string" calcext:value-type="string">
            <text:p>H-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office:value-type="string" calcext:value-type="string">
            <text:p>added markup to standard header</text:p>
          </table:table-cell>
          <table:table-cell table:number-columns-repeated="1002"/>
        </table:table-row>
        <table:table-row table:style-name="ro36">
          <table:table-cell table:style-name="ce42" office:value-type="string" calcext:value-type="string">
            <text:p>LaTeX Project Public License v1.2</text:p>
          </table:table-cell>
          <table:table-cell table:style-name="ce42" office:value-type="string" calcext:value-type="string">
            <text:p>LPPL-1.2</text:p>
          </table:table-cell>
          <table:table-cell table:style-name="ce49" office:value-type="string" calcext:value-type="string">
            <text:p>http://www.latex-project.org/lppl/lppl-1-2.txt</text:p>
          </table:table-cell>
          <table:table-cell table:style-name="ce42" office:value-type="string" calcext:value-type="string">
            <text:p>This license was released 3 Sept 1999.</text:p>
          </table:table-cell>
          <table:table-cell table:style-name="ce42"/>
          <table:table-cell table:style-name="ce43" office:value-type="string" calcext:value-type="string">
            <text:p>Copyright &lt;&lt;var;name=copyright;original=2001 M. Y. Name;match=.+&gt;&gt;</text:p>
            <text:p/>
            <text:p>This program may be distributed and/or modified under the conditions of the LaTeX Project Public License, either version 1.2 of this license or (at your option) any later version.</text:p>
            <text:p/>
            <text:p>The latest version of this license is in http://www.latex-project.org/lppl.txt and version 1.2 or later is part of all distributions of LaTeX version 1999/12/01 or later.</text:p>
            <text:p/>
            <text:p>This program consists of &lt;&lt;var;name=the work;original=the files pig.dtx and pig.ins;match=.+&gt;&gt;</text:p>
          </table:table-cell>
          <table:table-cell table:style-name="ce61" office:value-type="string" calcext:value-type="string">
            <text:p>LPPL-1.2.txt</text:p>
          </table:table-cell>
          <table:table-cell table:style-name="ce67"/>
          <table:table-cell table:style-name="ce50"/>
          <table:table-cell table:style-name="ce79"/>
          <table:table-cell table:style-name="ce84" office:value-type="string" calcext:value-type="string">
            <text:p>H-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office:value-type="string" calcext:value-type="string">
            <text:p>added markup to standard header</text:p>
          </table:table-cell>
          <table:table-cell table:number-columns-repeated="1002"/>
        </table:table-row>
        <table:table-row table:style-name="ro58">
          <table:table-cell table:style-name="ce42" office:value-type="string" calcext:value-type="string">
            <text:p>LaTeX Project Public License v1.3a</text:p>
          </table:table-cell>
          <table:table-cell table:style-name="ce42" office:value-type="string" calcext:value-type="string">
            <text:p>LPPL-1.3a</text:p>
          </table:table-cell>
          <table:table-cell table:style-name="ce50" office:value-type="string" calcext:value-type="string">
            <text:p>http://www.latex-project.org/lppl/lppl-1-3a.txt</text:p>
          </table:table-cell>
          <table:table-cell table:style-name="ce43" office:value-type="string" calcext:value-type="string">
            <text:p>This license was released 1 Oct 2004</text:p>
          </table:table-cell>
          <table:table-cell table:style-name="ce43"/>
          <table:table-cell table:style-name="ce43" office:value-type="string" calcext:value-type="string">
            <text:p>Copyright &lt;&lt;var;name=copyright;original=2003 M. Y. Name;match=.+&gt;&gt;</text:p>
            <text:p/>
            <text:p>This work may be distributed and/or modified under the conditions of the LaTeX Project Public License, either version 1.3 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lt;&lt;var;name=maintainer;original=M. Y. Name;match=.+&gt;&gt;.</text:p>
            <text:p/>
            <text:p>This work consists of &lt;&lt;var;name=the work;original=pig.dtx and pig.ins % and the derived file pig.sty;match=.+&gt;&gt;.</text:p>
          </table:table-cell>
          <table:table-cell table:style-name="ce61" office:value-type="string" calcext:value-type="string">
            <text:p>LPPL-1.3a.txt</text:p>
          </table:table-cell>
          <table:table-cell table:style-name="ce67"/>
          <table:table-cell table:style-name="ce50"/>
          <table:table-cell table:style-name="ce79"/>
          <table:table-cell table:style-name="ce84" office:value-type="string" calcext:value-type="string">
            <text:p>H-YES</text:p>
          </table:table-cell>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office:value-type="string" calcext:value-type="string">
            <text:p>added “v” in full name to fix sorting/be consistent with other LPPL.</text:p>
            <text:p>Added markup to header</text:p>
          </table:table-cell>
          <table:table-cell table:number-columns-repeated="1002"/>
        </table:table-row>
        <table:table-row table:style-name="ro28">
          <table:table-cell table:style-name="ce42" office:value-type="string" calcext:value-type="string">
            <text:p>LaTeX Project Public License v1.3c</text:p>
          </table:table-cell>
          <table:table-cell table:style-name="ce42" office:value-type="string" calcext:value-type="string">
            <text:p>LPPL-1.3c</text:p>
          </table:table-cell>
          <table:table-cell table:style-name="ce48" office:value-type="string" calcext:value-type="string">
            <text:p>http://www.latex-project.org/lppl/lppl-1-3c.txt</text:p>
            <text:p>http://www.opensource.org/licenses/LPPL-1.3c</text:p>
          </table:table-cell>
          <table:table-cell table:style-name="ce42" office:value-type="string" calcext:value-type="string">
            <text:p>This license was released: 4 May 2008</text:p>
          </table:table-cell>
          <table:table-cell table:style-name="ce42" office:value-type="string" calcext:value-type="string">
            <text:p>YES</text:p>
          </table:table-cell>
          <table:table-cell table:style-name="ce43" office:value-type="string" calcext:value-type="string">
            <text:p>Copyright &lt;&lt;var;name=copyright;original=2005 M. Y. Name;match=.+&gt;&gt;</text:p>
            <text:p> </text:p>
            <text:p>This work may be distributed and/or modified under the conditions of the LaTeX Project Public License, either version 1.3 of this license or (at your option) any later version. </text:p>
            <text:p/>
            <text:p>The latest version of this license is in http://www.latex-project.org/lppl.txt</text:p>
            <text:p>And version 1.3 or later is part of all distributions of LaTeX version 2005/12/01 or later.</text:p>
            <text:p> </text:p>
            <text:p>This work has the LPPL maintenance status `maintained'. </text:p>
            <text:p> </text:p>
            <text:p>The Current Maintainer of this work is &lt;&lt;var;name=maintainer;original=M. Y. Name;match=.+&gt;&gt;.</text:p>
            <text:p/>
            <text:p>This work consists of the files &lt;&lt;var;name=the work;original=pig.dtx and pig.ins and the derived file pig.sty;match=.+&gt;&gt;.</text:p>
          </table:table-cell>
          <table:table-cell table:style-name="ce61" office:value-type="string" calcext:value-type="string">
            <text:p>LPPL-1.3c.txt</text:p>
          </table:table-cell>
          <table:table-cell table:style-name="ce67"/>
          <table:table-cell table:style-name="ce50"/>
          <table:table-cell table:style-name="ce80"/>
          <table:table-cell table:style-name="ce84" office:value-type="string" calcext:value-type="string">
            <text:p>H-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office:value-type="string" calcext:value-type="string">
            <text:p>add markup to (c)</text:p>
          </table:table-cell>
          <table:table-cell table:number-columns-repeated="1002"/>
        </table:table-row>
        <table:table-row table:style-name="ro27">
          <table:table-cell table:style-name="ce42" office:value-type="string" calcext:value-type="string">
            <text:p>Latex2e License</text:p>
          </table:table-cell>
          <table:table-cell table:style-name="ce42" office:value-type="string" calcext:value-type="string">
            <text:p>Latex2e</text:p>
          </table:table-cell>
          <table:table-cell table:style-name="ce48" office:value-type="string" calcext:value-type="string">
            <text:p>https://fedoraproject.org/wiki/Licensing/Latex2e</text:p>
          </table:table-cell>
          <table:table-cell table:style-name="ce43" table:number-columns-repeated="3"/>
          <table:table-cell table:style-name="ce61" office:value-type="string" calcext:value-type="string">
            <text:p>Latex2e.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55">
          <table:table-cell table:style-name="ce42" office:value-type="string" calcext:value-type="string">
            <text:p>Lawrence Berkeley National Labs BSD variant license</text:p>
          </table:table-cell>
          <table:table-cell table:style-name="ce42" office:value-type="string" calcext:value-type="string">
            <text:p>BSD-3-Clause-LBNL</text:p>
          </table:table-cell>
          <table:table-cell table:style-name="ce48" office:value-type="string" calcext:value-type="string">
            <text:p>https://fedoraproject.org/wiki/Licensing/LBNLBSD</text:p>
          </table:table-cell>
          <table:table-cell table:style-name="ce43" office:value-type="string" calcext:value-type="string">
            <text:p>This license is the same as BSD-3-Clause, but with an additional default contribution licensing clause</text:p>
          </table:table-cell>
          <table:table-cell table:style-name="ce43" table:number-columns-repeated="2"/>
          <table:table-cell table:style-name="ce61" office:value-type="string" calcext:value-type="string">
            <text:p>BSD-3-Clause-LBNL.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35">
          <table:table-cell table:style-name="ce42" office:value-type="string" calcext:value-type="string">
            <text:p>Leptonica License</text:p>
          </table:table-cell>
          <table:table-cell table:style-name="ce42" office:value-type="string" calcext:value-type="string">
            <text:p>Leptonica</text:p>
          </table:table-cell>
          <table:table-cell table:style-name="ce48" office:value-type="string" calcext:value-type="string">
            <text:p>https://fedoraproject.org/wiki/Licensing/Leptonica</text:p>
          </table:table-cell>
          <table:table-cell table:style-name="ce43" office:value-type="string" calcext:value-type="string">
            <text:p>This is an older license for Leptonica. <text:s/>Currently, it uses BSD-2-Clause (see http://www.leptonica.com/about-the-license.html)</text:p>
          </table:table-cell>
          <table:table-cell table:style-name="ce43" table:number-columns-repeated="2"/>
          <table:table-cell table:style-name="ce61" office:value-type="string" calcext:value-type="string">
            <text:p>Leptonica.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Lesser General Public License For Linguistic Resources</text:p>
          </table:table-cell>
          <table:table-cell table:style-name="ce42" office:value-type="string" calcext:value-type="string">
            <text:p>LGPLLR</text:p>
          </table:table-cell>
          <table:table-cell table:style-name="ce48" office:value-type="string" calcext:value-type="string">
            <text:p>http://www-igm.univ-mlv.fr/~unitex/lgpllr.html</text:p>
          </table:table-cell>
          <table:table-cell table:style-name="ce43" office:value-type="string" calcext:value-type="string">
            <text:p>Appears to have borrowed some language from the LGPL-2.1.</text:p>
          </table:table-cell>
          <table:table-cell table:style-name="ce43" table:number-columns-repeated="2"/>
          <table:table-cell table:style-name="ce61" office:value-type="string" calcext:value-type="string">
            <text:p>LGPLLR.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table:table-cell table:style-name="ce154"/>
          <table:table-cell table:style-name="ce158"/>
          <table:table-cell table:style-name="ce163" office:value-type="string" calcext:value-type="string">
            <text:p>NEW</text:p>
          </table:table-cell>
          <table:table-cell table:style-name="ce45"/>
          <table:table-cell table:style-name="ce176"/>
          <table:table-cell table:number-columns-repeated="1002"/>
        </table:table-row>
        <table:table-row table:style-name="ro65">
          <table:table-cell table:style-name="ce42" office:value-type="string" calcext:value-type="string">
            <text:p>libpng License</text:p>
          </table:table-cell>
          <table:table-cell table:style-name="ce42" office:value-type="string" calcext:value-type="string">
            <text:p>Libpng</text:p>
          </table:table-cell>
          <table:table-cell table:style-name="ce49" office:value-type="string" calcext:value-type="string">
            <text:p>http://www.libpng.org/pub/png/src/libpng-LICENSE.txt</text:p>
          </table:table-cell>
          <table:table-cell table:style-name="ce43" table:number-columns-repeated="3"/>
          <table:table-cell table:style-name="ce61" office:value-type="string" calcext:value-type="string">
            <text:p>Libpng.txt</text:p>
          </table:table-cell>
          <table:table-cell table:style-name="ce67"/>
          <table:table-cell table:style-name="ce50"/>
          <table:table-cell table:style-name="ce79"/>
          <table:table-cell table:style-name="ce84"/>
          <table:table-cell table:style-name="ce88" office:value-type="string" calcext:value-type="string">
            <text:p>was this OSI approved? License says it was, but OSI does not have this specific license on the website (see note for zlib license) - no, not OSI approved</text:p>
          </table:table-cell>
          <table:table-cell table:style-name="ce88" office:value-type="string" calcext:value-type="string">
            <text:p>more research needed on libpng and zlip licenses</text:p>
          </table:table-cell>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libtiff License</text:p>
          </table:table-cell>
          <table:table-cell table:style-name="ce42" office:value-type="string" calcext:value-type="string">
            <text:p>libtiff</text:p>
          </table:table-cell>
          <table:table-cell table:style-name="ce48" office:value-type="string" calcext:value-type="string">
            <text:p>https://fedoraproject.org/wiki/Licensing/libtiff</text:p>
          </table:table-cell>
          <table:table-cell table:style-name="ce43" table:number-columns-repeated="3"/>
          <table:table-cell table:style-name="ce61" office:value-type="string" calcext:value-type="string">
            <text:p>libtiff.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Lucent Public License v1.02</text:p>
          </table:table-cell>
          <table:table-cell table:style-name="ce42" office:value-type="string" calcext:value-type="string">
            <text:p>LPL-1.02</text:p>
          </table:table-cell>
          <table:table-cell table:style-name="ce49" office:value-type="string" calcext:value-type="string">
            <text:p>http://plan9.bell-labs.com/plan9/license.html</text:p>
            <text:p>http://www.opensource.org/licenses/LPL-1.02</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LPL-1.02.txt</text:p>
          </table:table-cell>
          <table:table-cell table:style-name="ce67"/>
          <table:table-cell table:style-name="ce50"/>
          <table:table-cell table:style-name="ce79"/>
          <table:table-cell table:style-name="ce84"/>
          <table:table-cell table:style-name="ce87"/>
          <table:table-cell table:style-name="ce95" office:value-type="string" calcext:value-type="string">
            <text:p>OSI issue resolved (OSI website)</text:p>
          </table:table-cell>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36">
          <table:table-cell table:style-name="ce42" office:value-type="string" calcext:value-type="string">
            <text:p>Lucent Public License Version 1.0</text:p>
          </table:table-cell>
          <table:table-cell table:style-name="ce42" office:value-type="string" calcext:value-type="string">
            <text:p>LPL-1.0</text:p>
          </table:table-cell>
          <table:table-cell table:style-name="ce50" office:value-type="string" calcext:value-type="string">
            <text:p>http://opensource.org/licenses/LPL-1.0</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LPL-1.0.txt</text:p>
          </table:table-cell>
          <table:table-cell table:style-name="ce67"/>
          <table:table-cell table:style-name="ce50"/>
          <table:table-cell table:style-name="ce79"/>
          <table:table-cell table:style-name="ce84" office:value-type="string" calcext:value-type="string">
            <text:p>YES</text:p>
          </table:table-cell>
          <table:table-cell table:style-name="ce43" office:value-type="string" calcext:value-type="string">
            <text:p>may need to update OSI link later</text:p>
          </table:table-cell>
          <table:table-cell table:style-name="ce88" office:value-type="string" calcext:value-type="string">
            <text:p>should (Plan9) be at end of license name?</text:p>
          </table:table-cell>
          <table:table-cell table:style-name="ce100" office:value-type="string" calcext:value-type="string">
            <text:p>removed (Plan9) from full license name to be consistent with rules</text:p>
          </table:table-cell>
          <table:table-cell table:style-name="ce140" office:value-type="string" calcext:value-type="string">
            <text:p>OSI url updated</text:p>
          </table:table-cell>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MakeIndex License</text:p>
          </table:table-cell>
          <table:table-cell table:style-name="ce42" office:value-type="string" calcext:value-type="string">
            <text:p>MakeIndex</text:p>
          </table:table-cell>
          <table:table-cell table:style-name="ce48" office:value-type="string" calcext:value-type="string">
            <text:p>https://fedoraproject.org/wiki/Licensing/MakeIndex</text:p>
          </table:table-cell>
          <table:table-cell table:style-name="ce43" table:number-columns-repeated="3"/>
          <table:table-cell table:style-name="ce61" office:value-type="string" calcext:value-type="string">
            <text:p>MakeIndex.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54">
          <table:table-cell table:style-name="ce42" office:value-type="string" calcext:value-type="string">
            <text:p>Matrix Template Library License</text:p>
          </table:table-cell>
          <table:table-cell table:style-name="ce42" office:value-type="string" calcext:value-type="string">
            <text:p>MTLL</text:p>
          </table:table-cell>
          <table:table-cell table:style-name="ce48" office:value-type="string" calcext:value-type="string">
            <text:p>https://fedoraproject.org/wiki/Licensing/Matrix_Template_Library_License</text:p>
          </table:table-cell>
          <table:table-cell table:style-name="ce43" table:number-columns-repeated="3"/>
          <table:table-cell table:style-name="ce61" office:value-type="string" calcext:value-type="string">
            <text:p>MTLL.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Microsoft Public License</text:p>
          </table:table-cell>
          <table:table-cell table:style-name="ce42" office:value-type="string" calcext:value-type="string">
            <text:p>MS-PL</text:p>
          </table:table-cell>
          <table:table-cell table:style-name="ce48" office:value-type="string" calcext:value-type="string">
            <text:p>http://www.microsoft.com/opensource/licenses.mspx</text:p>
            <text:p>http://www.opensource.org/licenses/MS-PL</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MS-PL.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Microsoft Reciprocal License</text:p>
          </table:table-cell>
          <table:table-cell table:style-name="ce42" office:value-type="string" calcext:value-type="string">
            <text:p>MS-RL</text:p>
          </table:table-cell>
          <table:table-cell table:style-name="ce48" office:value-type="string" calcext:value-type="string">
            <text:p>http://www.microsoft.com/opensource/licenses.mspx</text:p>
            <text:p>http://www.opensource.org/licenses/MS-RL</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MS-RL.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MirOS Licence</text:p>
          </table:table-cell>
          <table:table-cell table:style-name="ce42" office:value-type="string" calcext:value-type="string">
            <text:p>MirOS</text:p>
          </table:table-cell>
          <table:table-cell table:style-name="ce49" office:value-type="string" calcext:value-type="string">
            <text:p>http://www.opensource.org/licenses/MirOS</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MirOS.txt</text:p>
          </table:table-cell>
          <table:table-cell table:style-name="ce67"/>
          <table:table-cell table:style-name="ce50"/>
          <table:table-cell table:style-name="ce79"/>
          <table:table-cell table:style-name="ce84"/>
          <table:table-cell table:style-name="ce88"/>
          <table:table-cell table:style-name="ce95" office:value-type="string" calcext:value-type="string">
            <text:p>OSI issue resolved (OSI website)</text:p>
          </table:table-cell>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MIT +no-false-attribs license</text:p>
          </table:table-cell>
          <table:table-cell table:style-name="ce42" office:value-type="string" calcext:value-type="string">
            <text:p>MITNFA</text:p>
          </table:table-cell>
          <table:table-cell table:style-name="ce48" office:value-type="string" calcext:value-type="string">
            <text:p>https://fedoraproject.org/wiki/Licensing/MITNFA</text:p>
          </table:table-cell>
          <table:table-cell table:style-name="ce43" table:number-columns-repeated="3"/>
          <table:table-cell table:style-name="ce61" office:value-type="string" calcext:value-type="string">
            <text:p>MITNFA.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MIT License</text:p>
          </table:table-cell>
          <table:table-cell table:style-name="ce42" office:value-type="string" calcext:value-type="string">
            <text:p>MIT</text:p>
          </table:table-cell>
          <table:table-cell table:style-name="ce49" office:value-type="string" calcext:value-type="string">
            <text:p>http://www.opensource.org/licenses/MIT</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MIT.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Motosoto License</text:p>
          </table:table-cell>
          <table:table-cell table:style-name="ce42" office:value-type="string" calcext:value-type="string">
            <text:p>Motosoto</text:p>
          </table:table-cell>
          <table:table-cell table:style-name="ce49" office:value-type="string" calcext:value-type="string">
            <text:p>http://www.opensource.org/licenses/Motosoto</text:p>
          </table:table-cell>
          <table:table-cell table:style-name="ce42"/>
          <table:table-cell table:style-name="ce42" office:value-type="string" calcext:value-type="string">
            <text:p>YES</text:p>
          </table:table-cell>
          <table:table-cell table:style-name="ce57" office:value-type="string" calcext:value-type="string">
            <text:p>license mentions the inclusion of a notice in Exhibit A, but no example text identified as Exhibit A in the license.</text:p>
          </table:table-cell>
          <table:table-cell table:style-name="ce61" office:value-type="string" calcext:value-type="string">
            <text:p>Motosoto.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8">
          <table:table-cell table:style-name="ce42" office:value-type="string" calcext:value-type="string">
            <text:p>Mozilla Public License 1.0</text:p>
          </table:table-cell>
          <table:table-cell table:style-name="ce42" office:value-type="string" calcext:value-type="string">
            <text:p>MPL-1.0</text:p>
          </table:table-cell>
          <table:table-cell table:style-name="ce48" office:value-type="string" calcext:value-type="string">
            <text:p>http://www.mozilla.org/MPL/MPL-1.0.html</text:p>
            <text:p>http://opensource.org/licenses/MPL-1.0</text:p>
          </table:table-cell>
          <table:table-cell table:style-name="ce42" office:value-type="string" calcext:value-type="string">
            <text:p>This license has been superseded by v1.1</text:p>
          </table:table-cell>
          <table:table-cell table:style-name="ce42" office:value-type="string" calcext:value-type="string">
            <text:p>YES</text:p>
          </table:table-cell>
          <table:table-cell table:style-name="ce43"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InitialDeveloper;original=_____;match=.+&gt;&gt;. Portions created by &lt;&lt;var;name=createdby;original=_____;match=.+&gt;&gt; are Copyright (C) &lt;&lt;var;name=copyright;original=_____;match=.+&gt;&gt;. All Rights Reserved.</text:p>
            <text:p/>
            <text:p>Contributor(s): &lt;&lt;var;name=contributor;original=_____;match=.+&gt;&gt;.</text:p>
          </table:table-cell>
          <table:table-cell table:style-name="ce61" office:value-type="string" calcext:value-type="string">
            <text:p>MPL-1.0.txt</text:p>
          </table:table-cell>
          <table:table-cell table:style-name="ce67"/>
          <table:table-cell table:style-name="ce50"/>
          <table:table-cell table:style-name="ce79"/>
          <table:table-cell table:style-name="ce84" office:value-type="string" calcext:value-type="string">
            <text:p>H-YES</text:p>
          </table:table-cell>
          <table:table-cell table:style-name="ce43" office:value-type="string" calcext:value-type="string">
            <text:p>may need to update OSI link later</text:p>
          </table:table-cell>
          <table:table-cell table:style-name="ce95"/>
          <table:table-cell table:style-name="ce100"/>
          <table:table-cell table:style-name="ce140" office:value-type="string" calcext:value-type="string">
            <text:p>OSI url updated</text:p>
          </table:table-cell>
          <table:table-cell table:style-name="ce145"/>
          <table:table-cell table:style-name="ce87"/>
          <table:table-cell table:style-name="ce154"/>
          <table:table-cell table:style-name="ce158"/>
          <table:table-cell table:style-name="ce163"/>
          <table:table-cell table:style-name="ce168"/>
          <table:table-cell table:style-name="ce174" office:value-type="string" calcext:value-type="string">
            <text:p>added markup to standard header</text:p>
          </table:table-cell>
          <table:table-cell table:number-columns-repeated="1002"/>
        </table:table-row>
        <table:table-row table:style-name="ro61">
          <table:table-cell table:style-name="ce42" office:value-type="string" calcext:value-type="string">
            <text:p>Mozilla Public License 1.1</text:p>
          </table:table-cell>
          <table:table-cell table:style-name="ce42" office:value-type="string" calcext:value-type="string">
            <text:p>MPL-1.1</text:p>
          </table:table-cell>
          <table:table-cell table:style-name="ce48" office:value-type="string" calcext:value-type="string">
            <text:p>http://www.mozilla.org/MPL/MPL-1.1.html</text:p>
            <text:p>http://www.opensource.org/licenses/MPL-1.1</text:p>
          </table:table-cell>
          <table:table-cell table:style-name="ce42" office:value-type="string" calcext:value-type="string">
            <text:p>This license has been superseded by v2.0</text:p>
          </table:table-cell>
          <table:table-cell table:style-name="ce42" office:value-type="string" calcext:value-type="string">
            <text:p>YES</text:p>
          </table:table-cell>
          <table:table-cell table:style-name="ce43"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InitialDeveloper;original=_____;match=.+&gt;&gt;. Portions created by &lt;&lt;var;name=createdby;original=_____;match=.+&gt;&gt; are Copyright (C) &lt;&lt;var;name=copyright;original=_____;match=.+&gt;&gt;. All Rights Reserved.</text:p>
            <text:p/>
            <text:p>Contributor(s):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M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MPL or the&lt;&lt;var;name=licenseName;original=[____];match=.+&gt;&gt;] License."</text:p>
          </table:table-cell>
          <table:table-cell table:style-name="ce61" office:value-type="string" calcext:value-type="string">
            <text:p>MPL-1.1.txt</text:p>
          </table:table-cell>
          <table:table-cell table:style-name="ce67"/>
          <table:table-cell table:style-name="ce50"/>
          <table:table-cell table:style-name="ce79"/>
          <table:table-cell table:style-name="ce84" office:value-type="string" calcext:value-type="string">
            <text:p>H-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office:value-type="string" calcext:value-type="string">
            <text:p>added markup to standard header</text:p>
          </table:table-cell>
          <table:table-cell table:number-columns-repeated="1002"/>
        </table:table-row>
        <table:table-row table:style-name="ro60">
          <table:table-cell table:style-name="ce42" office:value-type="string" calcext:value-type="string">
            <text:p>Mozilla Public License 2.0</text:p>
          </table:table-cell>
          <table:table-cell table:style-name="ce42" office:value-type="string" calcext:value-type="string">
            <text:p>MPL-2.0</text:p>
          </table:table-cell>
          <table:table-cell table:style-name="ce48" office:value-type="string" calcext:value-type="string">
            <text:p>http://www.mozilla.org/MPL/2.0/</text:p>
            <text:p>http://opensource.org/licenses/MPL-2.0</text:p>
          </table:table-cell>
          <table:table-cell table:style-name="ce42"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42" office:value-type="string" calcext:value-type="string">
            <text:p>YES</text:p>
          </table:table-cell>
          <table:table-cell table:style-name="ce43"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61" office:value-type="string" calcext:value-type="string">
            <text:p>MPL-2.0.txt</text:p>
          </table:table-cell>
          <table:table-cell table:style-name="ce67"/>
          <table:table-cell table:style-name="ce50"/>
          <table:table-cell table:style-name="ce79"/>
          <table:table-cell table:style-name="ce84"/>
          <table:table-cell table:style-name="ce87"/>
          <table:table-cell table:style-name="ce95" office:value-type="string" calcext:value-type="string">
            <text:p>notes updated</text:p>
          </table:table-cell>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9">
          <table:table-cell table:style-name="ce44" office:value-type="string" calcext:value-type="string">
            <text:p>Mozilla Public License 2.0 (no copyleft exception)</text:p>
          </table:table-cell>
          <table:table-cell table:style-name="ce42" office:value-type="string" calcext:value-type="string">
            <text:p>MPL-2.0-no-copyleft-exception</text:p>
          </table:table-cell>
          <table:table-cell table:style-name="ce48" office:value-type="string" calcext:value-type="string">
            <text:p>http://www.mozilla.org/MPL/2.0/</text:p>
            <text:p>http://opensource.org/licenses/MPL-2.0</text:p>
          </table:table-cell>
          <table:table-cell table:style-name="ce42" office:value-type="string" calcext:value-type="string">
            <text:p>This license was released in January 2012.</text:p>
            <text:p>This license list entry is for use when the MPL's Exhibit B, which removes the Sec 3.3 copyleft exception.</text:p>
          </table:table-cell>
          <table:table-cell table:style-name="ce42" office:value-type="string" calcext:value-type="string">
            <text:p>YES</text:p>
          </table:table-cell>
          <table:table-cell table:style-name="ce43"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61" office:value-type="string" calcext:value-type="string">
            <text:p>MPL-2.0-no-copyleft-exception.txt</text:p>
          </table:table-cell>
          <table:table-cell table:style-name="ce67"/>
          <table:table-cell table:style-name="ce50"/>
          <table:table-cell table:style-name="ce79"/>
          <table:table-cell table:style-name="ce84"/>
          <table:table-cell table:style-name="ce87"/>
          <table:table-cell table:style-name="ce88" office:value-type="string" calcext:value-type="string">
            <text:p>NEW</text:p>
          </table:table-cell>
          <table:table-cell table:style-name="ce100" office:value-type="string" calcext:value-type="string">
            <text:p>full name of license updated</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mpich2 License</text:p>
          </table:table-cell>
          <table:table-cell table:style-name="ce42" office:value-type="string" calcext:value-type="string">
            <text:p>mpich2</text:p>
          </table:table-cell>
          <table:table-cell table:style-name="ce48" office:value-type="string" calcext:value-type="string">
            <text:p>https://fedoraproject.org/wiki/Licensing/MIT</text:p>
          </table:table-cell>
          <table:table-cell table:style-name="ce43" table:number-columns-repeated="3"/>
          <table:table-cell table:style-name="ce61" office:value-type="string" calcext:value-type="string">
            <text:p>mpich2.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Multics License</text:p>
          </table:table-cell>
          <table:table-cell table:style-name="ce42" office:value-type="string" calcext:value-type="string">
            <text:p>Multics</text:p>
          </table:table-cell>
          <table:table-cell table:style-name="ce49" office:value-type="string" calcext:value-type="string">
            <text:p>http://www.opensource.org/licenses/Multics</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Multics.txt</text:p>
          </table:table-cell>
          <table:table-cell table:style-name="ce67"/>
          <table:table-cell table:style-name="ce50"/>
          <table:table-cell table:style-name="ce79"/>
          <table:table-cell table:style-name="ce84"/>
          <table:table-cell table:style-name="ce88"/>
          <table:table-cell table:style-name="ce95" office:value-type="string" calcext:value-type="string">
            <text:p>OSI issue resolved (OSI website)</text:p>
          </table:table-cell>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Mup License</text:p>
          </table:table-cell>
          <table:table-cell table:style-name="ce42" office:value-type="string" calcext:value-type="string">
            <text:p>Mup</text:p>
          </table:table-cell>
          <table:table-cell table:style-name="ce48" office:value-type="string" calcext:value-type="string">
            <text:p>https://fedoraproject.org/wiki/Licensing/Mup</text:p>
          </table:table-cell>
          <table:table-cell table:style-name="ce43" table:number-columns-repeated="3"/>
          <table:table-cell table:style-name="ce61" office:value-type="string" calcext:value-type="string">
            <text:p>Mup.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NASA Open Source Agreement 1.3</text:p>
          </table:table-cell>
          <table:table-cell table:style-name="ce42" office:value-type="string" calcext:value-type="string">
            <text:p>NASA-1.3</text:p>
          </table:table-cell>
          <table:table-cell table:style-name="ce48" office:value-type="string" calcext:value-type="string">
            <text:p>http://ti.arc.nasa.gov/opensource/nosa/</text:p>
            <text:p>http://www.opensource.org/licenses/NASA-1.3</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NASA-1.3.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Naumen Public License</text:p>
          </table:table-cell>
          <table:table-cell table:style-name="ce42" office:value-type="string" calcext:value-type="string">
            <text:p>Naumen</text:p>
          </table:table-cell>
          <table:table-cell table:style-name="ce49" office:value-type="string" calcext:value-type="string">
            <text:p>http://www.opensource.org/licenses/Naumen</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Naumen.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35">
          <table:table-cell table:style-name="ce42" office:value-type="string" calcext:value-type="string">
            <text:p>Net Boolean Public License v1</text:p>
          </table:table-cell>
          <table:table-cell table:style-name="ce42" office:value-type="string" calcext:value-type="string">
            <text:p>NBPL-1.0</text:p>
          </table:table-cell>
          <table:table-cell table:style-name="ce50" office:value-type="string" calcext:value-type="string">
            <text:p>http://www.openldap.org/devel/gitweb.cgi?p=openldap.git;a=blob;f=LICENSE;hb=37b4b3f6cc4bf34e1d3dec61e69914b9819d8894</text:p>
          </table:table-cell>
          <table:table-cell table:style-name="ce43" office:value-type="string" calcext:value-type="string">
            <text:p>This license was released 22 August 1998.</text:p>
            <text:p>This license was issued twice, but only with formatting differences.</text:p>
          </table:table-cell>
          <table:table-cell table:style-name="ce43" table:number-columns-repeated="2"/>
          <table:table-cell table:style-name="ce61" office:value-type="string" calcext:value-type="string">
            <text:p>NBPL-1.0.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NetCDF license</text:p>
          </table:table-cell>
          <table:table-cell table:style-name="ce42" office:value-type="string" calcext:value-type="string">
            <text:p>NetCDF</text:p>
          </table:table-cell>
          <table:table-cell table:style-name="ce48" office:value-type="string" calcext:value-type="string">
            <text:p>http://www.unidata.ucar.edu/software/netcdf/copyright.html</text:p>
          </table:table-cell>
          <table:table-cell table:style-name="ce43" table:number-columns-repeated="3"/>
          <table:table-cell table:style-name="ce61" office:value-type="string" calcext:value-type="string">
            <text:p>NetCDF.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Nethack General Public License</text:p>
          </table:table-cell>
          <table:table-cell table:style-name="ce42" office:value-type="string" calcext:value-type="string">
            <text:p>NGPL</text:p>
          </table:table-cell>
          <table:table-cell table:style-name="ce49" office:value-type="string" calcext:value-type="string">
            <text:p>http://www.opensource.org/licenses/NGPL</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NGPL.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43">
          <table:table-cell table:style-name="ce42" office:value-type="string" calcext:value-type="string">
            <text:p>Netizen Open Source License</text:p>
          </table:table-cell>
          <table:table-cell table:style-name="ce42" office:value-type="string" calcext:value-type="string">
            <text:p>NOSL</text:p>
          </table:table-cell>
          <table:table-cell table:style-name="ce50" office:value-type="string" calcext:value-type="string">
            <text:p>http://bits.netizen.com.au/licenses/NOSL/nosl.txt</text:p>
          </table:table-cell>
          <table:table-cell table:style-name="ce43" table:number-columns-repeated="2"/>
          <table:table-cell table:style-name="ce43"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61" office:value-type="string" calcext:value-type="string">
            <text:p>NOSL.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Netscape Public License v1.0</text:p>
          </table:table-cell>
          <table:table-cell table:style-name="ce42" office:value-type="string" calcext:value-type="string">
            <text:p>NPL-1.0</text:p>
          </table:table-cell>
          <table:table-cell table:style-name="ce50" office:value-type="string" calcext:value-type="string">
            <text:p>http://www.mozilla.org/MPL/NPL/1.0/</text:p>
          </table:table-cell>
          <table:table-cell table:style-name="ce43" table:number-columns-repeated="3"/>
          <table:table-cell table:style-name="ce61" office:value-type="string" calcext:value-type="string">
            <text:p>NPL-1.0.txt</text:p>
          </table:table-cell>
          <table:table-cell table:style-name="ce67"/>
          <table:table-cell table:style-name="ce50"/>
          <table:table-cell table:style-name="ce79"/>
          <table:table-cell table:style-name="ce84"/>
          <table:table-cell table:style-name="ce87"/>
          <table:table-cell table:style-name="ce88"/>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8">
          <table:table-cell table:style-name="ce42" office:value-type="string" calcext:value-type="string">
            <text:p>Netscape Public License v1.1</text:p>
          </table:table-cell>
          <table:table-cell table:style-name="ce42" office:value-type="string" calcext:value-type="string">
            <text:p>NPL-1.1</text:p>
          </table:table-cell>
          <table:table-cell table:style-name="ce50" office:value-type="string" calcext:value-type="string">
            <text:p>http://www.mozilla.org/MPL/NPL/1.1/</text:p>
          </table:table-cell>
          <table:table-cell table:style-name="ce43" table:number-columns-repeated="2"/>
          <table:table-cell table:style-name="ce43" office:value-type="string" calcext:value-type="string">
            <text:p>The contents of this file are subject to the Netscape Public License Version 1.0 (the "License"); you may not use this file except in compliance with the License. You may obtain a copy of the License at http://www.mozilla.org/NPL/</text:p>
            <text:p/>
            <text:p>Software distributed under the License is distributed on an "AS IS" basis, WITHOUT WARRANTY OF ANY KIND, either express or implied. See the License for the specific language governing rights and limitations under the License.</text:p>
            <text:p/>
            <text:p>The Original Code is Mozilla Communicator client code, released March 31, 1998.</text:p>
            <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61" office:value-type="string" calcext:value-type="string">
            <text:p>NPL-1.1.txt</text:p>
          </table:table-cell>
          <table:table-cell table:style-name="ce67"/>
          <table:table-cell table:style-name="ce50"/>
          <table:table-cell table:style-name="ce79"/>
          <table:table-cell table:style-name="ce84"/>
          <table:table-cell table:style-name="ce87"/>
          <table:table-cell table:style-name="ce88"/>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Newsletr License</text:p>
          </table:table-cell>
          <table:table-cell table:style-name="ce42" office:value-type="string" calcext:value-type="string">
            <text:p>Newsletr</text:p>
          </table:table-cell>
          <table:table-cell table:style-name="ce48" office:value-type="string" calcext:value-type="string">
            <text:p>https://fedoraproject.org/wiki/Licensing/Newsletr</text:p>
          </table:table-cell>
          <table:table-cell table:style-name="ce43" table:number-columns-repeated="3"/>
          <table:table-cell table:style-name="ce61" office:value-type="string" calcext:value-type="string">
            <text:p>Newsletr.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No Limit Public License</text:p>
          </table:table-cell>
          <table:table-cell table:style-name="ce42" office:value-type="string" calcext:value-type="string">
            <text:p>NLPL</text:p>
          </table:table-cell>
          <table:table-cell table:style-name="ce48" office:value-type="string" calcext:value-type="string">
            <text:p>https://fedoraproject.org/wiki/Licensing/NLPL</text:p>
          </table:table-cell>
          <table:table-cell table:style-name="ce43" table:number-columns-repeated="3"/>
          <table:table-cell table:style-name="ce61" office:value-type="string" calcext:value-type="string">
            <text:p>NLPL.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Nokia Open Source License</text:p>
          </table:table-cell>
          <table:table-cell table:style-name="ce42" office:value-type="string" calcext:value-type="string">
            <text:p>Nokia</text:p>
          </table:table-cell>
          <table:table-cell table:style-name="ce49" office:value-type="string" calcext:value-type="string">
            <text:p>http://www.opensource.org/licenses/nokia</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Nokia.txt</text:p>
          </table:table-cell>
          <table:table-cell table:style-name="ce67"/>
          <table:table-cell table:style-name="ce50"/>
          <table:table-cell table:style-name="ce79"/>
          <table:table-cell table:style-name="ce84"/>
          <table:table-cell table:style-name="ce88"/>
          <table:table-cell table:style-name="ce95" office:value-type="string" calcext:value-type="string">
            <text:p>OSI issue resolved (OSI website)</text:p>
          </table:table-cell>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Non-Profit Open Software License 3.0</text:p>
          </table:table-cell>
          <table:table-cell table:style-name="ce42" office:value-type="string" calcext:value-type="string">
            <text:p>NPOSL-3.0</text:p>
          </table:table-cell>
          <table:table-cell table:style-name="ce49" office:value-type="string" calcext:value-type="string">
            <text:p>http://www.opensource.org/licenses/NOSL3.0</text:p>
          </table:table-cell>
          <table:table-cell table:style-name="ce42"/>
          <table:table-cell table:style-name="ce42" office:value-type="string" calcext:value-type="string">
            <text:p>YES</text:p>
          </table:table-cell>
          <table:table-cell table:style-name="ce43" office:value-type="string" calcext:value-type="string">
            <text:p>Licensed under the Non-Profit Open Software License version 3.0</text:p>
          </table:table-cell>
          <table:table-cell table:style-name="ce61" office:value-type="string" calcext:value-type="string">
            <text:p>NPOSL-3.0.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Noweb License</text:p>
          </table:table-cell>
          <table:table-cell table:style-name="ce42" office:value-type="string" calcext:value-type="string">
            <text:p>Noweb</text:p>
          </table:table-cell>
          <table:table-cell table:style-name="ce48" office:value-type="string" calcext:value-type="string">
            <text:p>https://fedoraproject.org/wiki/Licensing/Noweb</text:p>
          </table:table-cell>
          <table:table-cell table:style-name="ce43" table:number-columns-repeated="3"/>
          <table:table-cell table:style-name="ce61" office:value-type="string" calcext:value-type="string">
            <text:p>Noweb.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NRL License</text:p>
          </table:table-cell>
          <table:table-cell table:style-name="ce42" office:value-type="string" calcext:value-type="string">
            <text:p>NRL</text:p>
          </table:table-cell>
          <table:table-cell table:style-name="ce48" office:value-type="string" calcext:value-type="string">
            <text:p>http://web.mit.edu/network/isakmp/nrllicense.html</text:p>
          </table:table-cell>
          <table:table-cell table:style-name="ce43" table:number-columns-repeated="3"/>
          <table:table-cell table:style-name="ce61" office:value-type="string" calcext:value-type="string">
            <text:p>NRL.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NTP License</text:p>
          </table:table-cell>
          <table:table-cell table:style-name="ce42" office:value-type="string" calcext:value-type="string">
            <text:p>NTP</text:p>
          </table:table-cell>
          <table:table-cell table:style-name="ce49" office:value-type="string" calcext:value-type="string">
            <text:p>http://www.opensource.org/licenses/NTP</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NTP.txt</text:p>
          </table:table-cell>
          <table:table-cell table:style-name="ce67"/>
          <table:table-cell table:style-name="ce50"/>
          <table:table-cell table:style-name="ce79"/>
          <table:table-cell table:style-name="ce84" office:value-type="string" calcext:value-type="string">
            <text:p>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Nunit License</text:p>
          </table:table-cell>
          <table:table-cell table:style-name="ce42" office:value-type="string" calcext:value-type="string">
            <text:p>Nunit</text:p>
          </table:table-cell>
          <table:table-cell table:style-name="ce48" office:value-type="string" calcext:value-type="string">
            <text:p>https://fedoraproject.org/wiki/Licensing/Nunit</text:p>
          </table:table-cell>
          <table:table-cell table:style-name="ce43" table:number-columns-repeated="3"/>
          <table:table-cell table:style-name="ce61" office:value-type="string" calcext:value-type="string">
            <text:p>Nunit.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32">
          <table:table-cell table:style-name="ce42" office:value-type="string" calcext:value-type="string">
            <text:p>OCLC Research Public License 2.0</text:p>
          </table:table-cell>
          <table:table-cell table:style-name="ce42" office:value-type="string" calcext:value-type="string">
            <text:p>OCLC-2.0</text:p>
          </table:table-cell>
          <table:table-cell table:style-name="ce49" office:value-type="string" calcext:value-type="string">
            <text:p>http://www.oclc.org/research/activities/software/license/v2final.htm</text:p>
            <text:p>http://www.opensource.org/licenses/OCLC-2.0</text:p>
          </table:table-cell>
          <table:table-cell table:style-name="ce42" office:value-type="string" calcext:value-type="string">
            <text:p>This license was released: May 2002</text:p>
          </table:table-cell>
          <table:table-cell table:style-name="ce42" office:value-type="string" calcext:value-type="string">
            <text:p>YES</text:p>
          </table:table-cell>
          <table:table-cell table:style-name="ce43" office:value-type="string" calcext:value-type="string">
            <text:p>Copyright (c) 2000-&lt;&lt;var;name=year;original=(insert then current year);match=.+&gt;&gt;.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lt;&lt;var;name=code;original=_____;match=.+&gt;&gt;.. The Initial Developer of the Original Code is &lt;&lt;var;name=InitialDeveloper;original=_____;match=.+&gt;&gt;. Portions created by &lt;&lt;var;name=createdby;original=_____;match=.+&gt;&gt; are Copyright (C)  &lt;&lt;var;name=copyright;original=_____;match=.+&gt;&gt;. All Rights Reserved. </text:p>
            <text:p>Contributor(s): &lt;&lt;var;name=contributor;original=_____;match=.+&gt;&gt;.</text:p>
          </table:table-cell>
          <table:table-cell table:style-name="ce61" office:value-type="string" calcext:value-type="string">
            <text:p>OCLC-2.0.txt</text:p>
          </table:table-cell>
          <table:table-cell table:style-name="ce67"/>
          <table:table-cell table:style-name="ce50"/>
          <table:table-cell table:style-name="ce79"/>
          <table:table-cell table:style-name="ce84" office:value-type="string" calcext:value-type="string">
            <text:p>H-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office:value-type="string" calcext:value-type="string">
            <text:p>added markup to standard header</text:p>
          </table:table-cell>
          <table:table-cell table:number-columns-repeated="1002"/>
        </table:table-row>
        <table:table-row table:style-name="ro27">
          <table:table-cell table:style-name="ce42" office:value-type="string" calcext:value-type="string">
            <text:p>ODC Open Database License v1.0</text:p>
          </table:table-cell>
          <table:table-cell table:style-name="ce42" office:value-type="string" calcext:value-type="string">
            <text:p>ODbL-1.0</text:p>
          </table:table-cell>
          <table:table-cell table:style-name="ce49" office:value-type="string" calcext:value-type="string">
            <text:p>http://www.opendatacommons.org/licenses/odbl/1.0/</text:p>
          </table:table-cell>
          <table:table-cell table:style-name="ce43" table:number-columns-repeated="3"/>
          <table:table-cell table:style-name="ce61" office:value-type="string" calcext:value-type="string">
            <text:p>ODbL-1.0.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ODC Public Domain Dedication &amp; License 1.0</text:p>
          </table:table-cell>
          <table:table-cell table:style-name="ce42" office:value-type="string" calcext:value-type="string">
            <text:p>PDDL-1.0</text:p>
          </table:table-cell>
          <table:table-cell table:style-name="ce48" office:value-type="string" calcext:value-type="string">
            <text:p>http://opendatacommons.org/licenses/pddl/1.0/</text:p>
          </table:table-cell>
          <table:table-cell table:style-name="ce43" table:number-columns-repeated="3"/>
          <table:table-cell table:style-name="ce61" office:value-type="string" calcext:value-type="string">
            <text:p>PDDL-1.0.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Open CASCADE Technology Public License</text:p>
          </table:table-cell>
          <table:table-cell table:style-name="ce42" office:value-type="string" calcext:value-type="string">
            <text:p>OCCT-PL</text:p>
          </table:table-cell>
          <table:table-cell table:style-name="ce48" office:value-type="string" calcext:value-type="string">
            <text:p>http://www.opencascade.com/content/occt-public-license</text:p>
          </table:table-cell>
          <table:table-cell table:style-name="ce43" table:number-columns-repeated="3"/>
          <table:table-cell table:style-name="ce61" office:value-type="string" calcext:value-type="string">
            <text:p>OCCT-PL.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42">
          <table:table-cell table:style-name="ce42" office:value-type="string" calcext:value-type="string">
            <text:p>Open Group Test Suite License</text:p>
          </table:table-cell>
          <table:table-cell table:style-name="ce42" office:value-type="string" calcext:value-type="string">
            <text:p>OGTSL</text:p>
          </table:table-cell>
          <table:table-cell table:style-name="ce48" office:value-type="string" calcext:value-type="string">
            <text:p>http://www.opengroup.org/testing/downloads/The_Open_Group_TSL.txt</text:p>
            <text:p>http://www.opensource.org/licenses/OGTSL</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OGTSL.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Open LDAP Public License <text:s/>2.2.2</text:p>
          </table:table-cell>
          <table:table-cell table:style-name="ce42" office:value-type="string" calcext:value-type="string">
            <text:p>OLDAP-2.2.2</text:p>
          </table:table-cell>
          <table:table-cell table:style-name="ce50" office:value-type="string" calcext:value-type="string">
            <text:p>http://www.openldap.org/devel/gitweb.cgi?p=openldap.git;a=blob;f=LICENSE;hb=df2cc1e21eb7c160695f5b7cffd6296c151ba188</text:p>
          </table:table-cell>
          <table:table-cell table:style-name="ce43" office:value-type="string" calcext:value-type="string">
            <text:p>This license was released 28 July 2000.</text:p>
          </table:table-cell>
          <table:table-cell table:style-name="ce43" table:number-columns-repeated="2"/>
          <table:table-cell table:style-name="ce61" office:value-type="string" calcext:value-type="string">
            <text:p>OLDAP-2.2.2.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Open LDAP Public License v1.1</text:p>
          </table:table-cell>
          <table:table-cell table:style-name="ce42" office:value-type="string" calcext:value-type="string">
            <text:p>OLDAP-1.1</text:p>
          </table:table-cell>
          <table:table-cell table:style-name="ce50" office:value-type="string" calcext:value-type="string">
            <text:p>http://www.openldap.org/devel/gitweb.cgi?p=openldap.git;a=blob;f=LICENSE;hb=806557a5ad59804ef3a44d5abfbe91d706b0791f</text:p>
          </table:table-cell>
          <table:table-cell table:style-name="ce43" office:value-type="string" calcext:value-type="string">
            <text:p>This license was released 25 August 1998.</text:p>
          </table:table-cell>
          <table:table-cell table:style-name="ce43" table:number-columns-repeated="2"/>
          <table:table-cell table:style-name="ce61" office:value-type="string" calcext:value-type="string">
            <text:p>OLDAP-1.1.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35">
          <table:table-cell table:style-name="ce42" office:value-type="string" calcext:value-type="string">
            <text:p>Open LDAP Public License v1.2</text:p>
          </table:table-cell>
          <table:table-cell table:style-name="ce42" office:value-type="string" calcext:value-type="string">
            <text:p>OLDAP-1.2</text:p>
          </table:table-cell>
          <table:table-cell table:style-name="ce49" office:value-type="string" calcext:value-type="string">
            <text:p>http://www.openldap.org/devel/gitweb.cgi?p=openldap.git;a=blob;f=LICENSE;hb=42b0383c50c299977b5893ee695cf4e486fb0dc7</text:p>
          </table:table-cell>
          <table:table-cell table:style-name="ce43" office:value-type="string" calcext:value-type="string">
            <text:p>This license was released 1 September 1998.</text:p>
            <text:p>This license was issued four time, but only with formatting differences.</text:p>
          </table:table-cell>
          <table:table-cell table:style-name="ce43" table:number-columns-repeated="2"/>
          <table:table-cell table:style-name="ce61" office:value-type="string" calcext:value-type="string">
            <text:p>OLDAP-1.2.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36">
          <table:table-cell table:style-name="ce42" office:value-type="string" calcext:value-type="string">
            <text:p>Open LDAP Public License v1.3</text:p>
          </table:table-cell>
          <table:table-cell table:style-name="ce42" office:value-type="string" calcext:value-type="string">
            <text:p>OLDAP-1.3</text:p>
          </table:table-cell>
          <table:table-cell table:style-name="ce50" office:value-type="string" calcext:value-type="string">
            <text:p>http://www.openldap.org/devel/gitweb.cgi?p=openldap.git;a=blob;f=LICENSE;hb=e5f8117f0ce088d0bd7a8e18ddf37eaa40eb09b1</text:p>
          </table:table-cell>
          <table:table-cell table:style-name="ce43" office:value-type="string" calcext:value-type="string">
            <text:p>This license was released 17 January 1999.</text:p>
            <text:p>This license was issued twice in the same day with a minor correction.  This is the corrected (second) version.</text:p>
          </table:table-cell>
          <table:table-cell table:style-name="ce43" table:number-columns-repeated="2"/>
          <table:table-cell table:style-name="ce61" office:value-type="string" calcext:value-type="string">
            <text:p>OLDAP-1.3.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Open LDAP Public License v1.4</text:p>
          </table:table-cell>
          <table:table-cell table:style-name="ce42" office:value-type="string" calcext:value-type="string">
            <text:p>OLDAP-1.4</text:p>
          </table:table-cell>
          <table:table-cell table:style-name="ce50" office:value-type="string" calcext:value-type="string">
            <text:p>http://www.openldap.org/devel/gitweb.cgi?p=openldap.git;a=blob;f=LICENSE;hb=c9f95c2f3f2ffb5e0ae55fe7388af75547660941</text:p>
          </table:table-cell>
          <table:table-cell table:style-name="ce43" office:value-type="string" calcext:value-type="string">
            <text:p>This license was released 18 January 1999.</text:p>
          </table:table-cell>
          <table:table-cell table:style-name="ce43" table:number-columns-repeated="2"/>
          <table:table-cell table:style-name="ce61" office:value-type="string" calcext:value-type="string">
            <text:p>OLDAP-1.4.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Open LDAP Public License v2.0 (or possibly 2.0A and 2.0B)</text:p>
          </table:table-cell>
          <table:table-cell table:style-name="ce42" office:value-type="string" calcext:value-type="string">
            <text:p>OLDAP-2.0</text:p>
          </table:table-cell>
          <table:table-cell table:style-name="ce50" office:value-type="string" calcext:value-type="string">
            <text:p>http://www.openldap.org/devel/gitweb.cgi?p=openldap.git;a=blob;f=LICENSE;hb=cbf50f4e1185a21abd4c0a54d3f4341fe28f36ea</text:p>
          </table:table-cell>
          <table:table-cell table:style-name="ce43" office:value-type="string" calcext:value-type="string">
            <text:p>This license was released 7 June 1999.</text:p>
          </table:table-cell>
          <table:table-cell table:style-name="ce43" table:number-columns-repeated="2"/>
          <table:table-cell table:style-name="ce61" office:value-type="string" calcext:value-type="string">
            <text:p>OLDAP-2.0.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9">
          <table:table-cell table:style-name="ce42" office:value-type="string" calcext:value-type="string">
            <text:p>Open LDAP Public License v2.0.1</text:p>
          </table:table-cell>
          <table:table-cell table:style-name="ce42" office:value-type="string" calcext:value-type="string">
            <text:p>OLDAP-2.0.1</text:p>
          </table:table-cell>
          <table:table-cell table:style-name="ce50" office:value-type="string" calcext:value-type="string">
            <text:p>http://www.openldap.org/devel/gitweb.cgi?p=openldap.git;a=blob;f=LICENSE;hb=b6d68acd14e51ca3aab4428bf26522aa74873f0e</text:p>
          </table:table-cell>
          <table:table-cell table:style-name="ce43" office:value-type="string" calcext:value-type="string">
            <text:p>This license was released 21 December 1999.</text:p>
            <text:p>This license is the same as 2.0 with the word "registered" removed from in front of "trademark."</text:p>
          </table:table-cell>
          <table:table-cell table:style-name="ce43" table:number-columns-repeated="2"/>
          <table:table-cell table:style-name="ce61" office:value-type="string" calcext:value-type="string">
            <text:p>OLDAP-2.0.1.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Open LDAP Public License v2.1</text:p>
          </table:table-cell>
          <table:table-cell table:style-name="ce42" office:value-type="string" calcext:value-type="string">
            <text:p>OLDAP-2.1</text:p>
          </table:table-cell>
          <table:table-cell table:style-name="ce50" office:value-type="string" calcext:value-type="string">
            <text:p>http://www.openldap.org/devel/gitweb.cgi?p=openldap.git;a=blob;f=LICENSE;hb=b0d176738e96a0d3b9f85cb51e140a86f21be715</text:p>
          </table:table-cell>
          <table:table-cell table:style-name="ce43" office:value-type="string" calcext:value-type="string">
            <text:p>This license was released 29 February 2000.</text:p>
          </table:table-cell>
          <table:table-cell table:style-name="ce43" table:number-columns-repeated="2"/>
          <table:table-cell table:style-name="ce61" office:value-type="string" calcext:value-type="string">
            <text:p>OLDAP-2.1.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Open LDAP Public License v2.2</text:p>
          </table:table-cell>
          <table:table-cell table:style-name="ce42" office:value-type="string" calcext:value-type="string">
            <text:p>OLDAP-2.2</text:p>
          </table:table-cell>
          <table:table-cell table:style-name="ce50" office:value-type="string" calcext:value-type="string">
            <text:p>http://www.openldap.org/devel/gitweb.cgi?p=openldap.git;a=blob;f=LICENSE;hb=470b0c18ec67621c85881b2733057fecf4a1acc3</text:p>
          </table:table-cell>
          <table:table-cell table:style-name="ce43" office:value-type="string" calcext:value-type="string">
            <text:p>This license was released 1 March 2000.</text:p>
          </table:table-cell>
          <table:table-cell table:style-name="ce43" table:number-columns-repeated="2"/>
          <table:table-cell table:style-name="ce61" office:value-type="string" calcext:value-type="string">
            <text:p>OLDAP-2.2.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Open LDAP Public License v2.2.1</text:p>
          </table:table-cell>
          <table:table-cell table:style-name="ce42" office:value-type="string" calcext:value-type="string">
            <text:p>OLDAP-2.2.1</text:p>
          </table:table-cell>
          <table:table-cell table:style-name="ce50" office:value-type="string" calcext:value-type="string">
            <text:p>http://www.openldap.org/devel/gitweb.cgi?p=openldap.git;a=blob;f=LICENSE;hb=4bc786f34b50aa301be6f5600f58a980070f481e</text:p>
          </table:table-cell>
          <table:table-cell table:style-name="ce43" office:value-type="string" calcext:value-type="string">
            <text:p>This license was released 1 March 2000.</text:p>
          </table:table-cell>
          <table:table-cell table:style-name="ce43" table:number-columns-repeated="2"/>
          <table:table-cell table:style-name="ce61" office:value-type="string" calcext:value-type="string">
            <text:p>OLDAP-2.2.1.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Open LDAP Public License v2.3</text:p>
          </table:table-cell>
          <table:table-cell table:style-name="ce42" office:value-type="string" calcext:value-type="string">
            <text:p>OLDAP-2.3</text:p>
          </table:table-cell>
          <table:table-cell table:style-name="ce50" office:value-type="string" calcext:value-type="string">
            <text:p>http://www.openldap.org/devel/gitweb.cgi?p=openldap.git;a=blob;f=LICENSE;hb=d32cf54a32d581ab475d23c810b0a7fbaf8d63c3</text:p>
          </table:table-cell>
          <table:table-cell table:style-name="ce43" office:value-type="string" calcext:value-type="string">
            <text:p>This license was released 28 July 2000.</text:p>
          </table:table-cell>
          <table:table-cell table:style-name="ce43" table:number-columns-repeated="2"/>
          <table:table-cell table:style-name="ce61" office:value-type="string" calcext:value-type="string">
            <text:p>OLDAP-2.3.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Open LDAP Public License v2.4</text:p>
          </table:table-cell>
          <table:table-cell table:style-name="ce42" office:value-type="string" calcext:value-type="string">
            <text:p>OLDAP-2.4</text:p>
          </table:table-cell>
          <table:table-cell table:style-name="ce50" office:value-type="string" calcext:value-type="string">
            <text:p>http://www.openldap.org/devel/gitweb.cgi?p=openldap.git;a=blob;f=LICENSE;hb=cd1284c4a91a8a380d904eee68d1583f989ed386</text:p>
          </table:table-cell>
          <table:table-cell table:style-name="ce43" office:value-type="string" calcext:value-type="string">
            <text:p>This license was released 8 December 2000.</text:p>
          </table:table-cell>
          <table:table-cell table:style-name="ce43" table:number-columns-repeated="2"/>
          <table:table-cell table:style-name="ce61" office:value-type="string" calcext:value-type="string">
            <text:p>OLDAP-2.4.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Open LDAP Public License v2.5</text:p>
          </table:table-cell>
          <table:table-cell table:style-name="ce42" office:value-type="string" calcext:value-type="string">
            <text:p>OLDAP-2.5</text:p>
          </table:table-cell>
          <table:table-cell table:style-name="ce50" office:value-type="string" calcext:value-type="string">
            <text:p>http://www.openldap.org/devel/gitweb.cgi?p=openldap.git;a=blob;f=LICENSE;hb=6852b9d90022e8593c98205413380536b1b5a7cf</text:p>
          </table:table-cell>
          <table:table-cell table:style-name="ce43" office:value-type="string" calcext:value-type="string">
            <text:p>This license was released 11 May 2001.</text:p>
          </table:table-cell>
          <table:table-cell table:style-name="ce43" table:number-columns-repeated="2"/>
          <table:table-cell table:style-name="ce61" office:value-type="string" calcext:value-type="string">
            <text:p>OLDAP-2.5.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Open LDAP Public License v2.6</text:p>
          </table:table-cell>
          <table:table-cell table:style-name="ce42" office:value-type="string" calcext:value-type="string">
            <text:p>OLDAP-2.6</text:p>
          </table:table-cell>
          <table:table-cell table:style-name="ce50" office:value-type="string" calcext:value-type="string">
            <text:p>http://www.openldap.org/devel/gitweb.cgi?p=openldap.git;a=blob;f=LICENSE;hb=1cae062821881f41b73012ba816434897abf4205</text:p>
          </table:table-cell>
          <table:table-cell table:style-name="ce43" office:value-type="string" calcext:value-type="string">
            <text:p>This license was released 14 June 2001.</text:p>
          </table:table-cell>
          <table:table-cell table:style-name="ce43" table:number-columns-repeated="2"/>
          <table:table-cell table:style-name="ce61" office:value-type="string" calcext:value-type="string">
            <text:p>OLDAP-2.6.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Open LDAP Public License v2.7</text:p>
          </table:table-cell>
          <table:table-cell table:style-name="ce42" office:value-type="string" calcext:value-type="string">
            <text:p>OLDAP-2.7</text:p>
          </table:table-cell>
          <table:table-cell table:style-name="ce50" office:value-type="string" calcext:value-type="string">
            <text:p>http://www.openldap.org/devel/gitweb.cgi?p=openldap.git;a=blob;f=LICENSE;hb=47c2415c1df81556eeb39be6cad458ef87c534a2</text:p>
          </table:table-cell>
          <table:table-cell table:style-name="ce43" office:value-type="string" calcext:value-type="string">
            <text:p>This license was released 7 September 2001.</text:p>
          </table:table-cell>
          <table:table-cell table:style-name="ce43" table:number-columns-repeated="2"/>
          <table:table-cell table:style-name="ce61" office:value-type="string" calcext:value-type="string">
            <text:p>OLDAP-2.7.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Open LDAP Public License v2.8</text:p>
          </table:table-cell>
          <table:table-cell table:style-name="ce42" office:value-type="string" calcext:value-type="string">
            <text:p>OLDAP-2.8</text:p>
          </table:table-cell>
          <table:table-cell table:style-name="ce49" office:value-type="string" calcext:value-type="string">
            <text:p>http://www.openldap.org/software/release/license.html</text:p>
          </table:table-cell>
          <table:table-cell table:style-name="ce43" table:number-columns-repeated="3"/>
          <table:table-cell table:style-name="ce61" office:value-type="string" calcext:value-type="string">
            <text:p>OLDAP-2.8.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Open Market License</text:p>
          </table:table-cell>
          <table:table-cell table:style-name="ce42" office:value-type="string" calcext:value-type="string">
            <text:p>OML</text:p>
          </table:table-cell>
          <table:table-cell table:style-name="ce48" office:value-type="string" calcext:value-type="string">
            <text:p>https://fedoraproject.org/wiki/Licensing/Open_Market_License</text:p>
          </table:table-cell>
          <table:table-cell table:style-name="ce43" table:number-columns-repeated="3"/>
          <table:table-cell table:style-name="ce61" office:value-type="string" calcext:value-type="string">
            <text:p>OML.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Open Public License v1.0</text:p>
          </table:table-cell>
          <table:table-cell table:style-name="ce42" office:value-type="string" calcext:value-type="string">
            <text:p>OPL-1.0</text:p>
          </table:table-cell>
          <table:table-cell table:style-name="ce50" office:value-type="string" calcext:value-type="string">
            <text:p>http://old.koalateam.com/jackaroo/OPL_1_0.TXT</text:p>
            <text:p>https://fedoraproject.org/wiki/Licensing/Open_Public_License</text:p>
          </table:table-cell>
          <table:table-cell table:style-name="ce43" table:number-columns-repeated="3"/>
          <table:table-cell table:style-name="ce61" office:value-type="string" calcext:value-type="string">
            <text:p>OPL-1.0.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Open Software License 1.0</text:p>
          </table:table-cell>
          <table:table-cell table:style-name="ce42" office:value-type="string" calcext:value-type="string">
            <text:p>OSL-1.0</text:p>
          </table:table-cell>
          <table:table-cell table:style-name="ce49" office:value-type="string" calcext:value-type="string">
            <text:p>http://opensource.org/licenses/OSL-1.0</text:p>
          </table:table-cell>
          <table:table-cell table:style-name="ce42" office:value-type="string" calcext:value-type="string">
            <text:p>This license has been superseded.</text:p>
          </table:table-cell>
          <table:table-cell table:style-name="ce42" office:value-type="string" calcext:value-type="string">
            <text:p>YES</text:p>
          </table:table-cell>
          <table:table-cell table:style-name="ce43"/>
          <table:table-cell table:style-name="ce61" office:value-type="string" calcext:value-type="string">
            <text:p>OSL-1.0.txt</text:p>
          </table:table-cell>
          <table:table-cell table:style-name="ce67"/>
          <table:table-cell table:style-name="ce50"/>
          <table:table-cell table:style-name="ce79"/>
          <table:table-cell table:style-name="ce84"/>
          <table:table-cell table:style-name="ce43" office:value-type="string" calcext:value-type="string">
            <text:p>may need to update OSI link later</text:p>
          </table:table-cell>
          <table:table-cell table:style-name="ce95"/>
          <table:table-cell table:style-name="ce100"/>
          <table:table-cell table:style-name="ce140" office:value-type="string" calcext:value-type="string">
            <text:p>OSI url updated</text:p>
          </table:table-cell>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Open Software License 1.1</text:p>
          </table:table-cell>
          <table:table-cell table:style-name="ce42" office:value-type="string" calcext:value-type="string">
            <text:p>OSL-1.1</text:p>
          </table:table-cell>
          <table:table-cell table:style-name="ce48" office:value-type="string" calcext:value-type="string">
            <text:p>https://fedoraproject.org/wiki/Licensing/OSL1.1</text:p>
          </table:table-cell>
          <table:table-cell table:style-name="ce43" table:number-columns-repeated="3"/>
          <table:table-cell table:style-name="ce61" office:value-type="string" calcext:value-type="string">
            <text:p>OSL-1.1.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Open Software License 2.0</text:p>
          </table:table-cell>
          <table:table-cell table:style-name="ce42" office:value-type="string" calcext:value-type="string">
            <text:p>OSL-2.0</text:p>
          </table:table-cell>
          <table:table-cell table:style-name="ce49" office:value-type="string" calcext:value-type="string">
            <text:p>http://web.archive.org/web/20041020171434/http://www.rosenlaw.com/osl2.0.html</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OSL-2.0.txt</text:p>
          </table:table-cell>
          <table:table-cell table:style-name="ce67"/>
          <table:table-cell table:style-name="ce50"/>
          <table:table-cell table:style-name="ce79"/>
          <table:table-cell table:style-name="ce84"/>
          <table:table-cell table:style-name="ce88" office:value-type="string" calcext:value-type="string">
            <text:p>still not on OSI site?</text:p>
          </table:table-cell>
          <table:table-cell table:style-name="ce95" office:value-type="string" calcext:value-type="string">
            <text:p>OSI issue resolved - is OSI approved;</text:p>
          </table:table-cell>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42">
          <table:table-cell table:style-name="ce42" office:value-type="string" calcext:value-type="string">
            <text:p>Open Software License 2.1</text:p>
          </table:table-cell>
          <table:table-cell table:style-name="ce42" office:value-type="string" calcext:value-type="string">
            <text:p>OSL-2.1</text:p>
          </table:table-cell>
          <table:table-cell table:style-name="ce49" office:value-type="string" calcext:value-type="string">
            <text:p>http://opensource.org/licenses/OSL-2.1</text:p>
            <text:p>http://web.archive.org/web/20050212003940/http://www.rosenlaw.com/osl21.htm</text:p>
          </table:table-cell>
          <table:table-cell table:style-name="ce43" office:value-type="string" calcext:value-type="string">
            <text:p>Same as version 2.0 of this license except with changes to section 10</text:p>
          </table:table-cell>
          <table:table-cell table:style-name="ce43" office:value-type="string" calcext:value-type="string">
            <text:p>YES</text:p>
          </table:table-cell>
          <table:table-cell table:style-name="ce43"/>
          <table:table-cell table:style-name="ce61" office:value-type="string" calcext:value-type="string">
            <text:p>OSL-2.1.txt</text:p>
          </table:table-cell>
          <table:table-cell table:style-name="ce67"/>
          <table:table-cell table:style-name="ce50"/>
          <table:table-cell table:style-name="ce79"/>
          <table:table-cell table:style-name="ce84"/>
          <table:table-cell table:style-name="ce43" office:value-type="string" calcext:value-type="string">
            <text:p>may need to update OSI link later</text:p>
          </table:table-cell>
          <table:table-cell table:style-name="ce95" office:value-type="string" calcext:value-type="string">
            <text:p>OSI issue resolved - is OSI approved;</text:p>
          </table:table-cell>
          <table:table-cell table:style-name="ce100"/>
          <table:table-cell table:style-name="ce140" office:value-type="string" calcext:value-type="string">
            <text:p>OSI url updated</text:p>
          </table:table-cell>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Open Software License 3.0</text:p>
          </table:table-cell>
          <table:table-cell table:style-name="ce42" office:value-type="string" calcext:value-type="string">
            <text:p>OSL-3.0</text:p>
          </table:table-cell>
          <table:table-cell table:style-name="ce48" office:value-type="string" calcext:value-type="string">
            <text:p>http://www.rosenlaw.com/OSL3.0.htm</text:p>
            <text:p>http://www.opensource.org/licenses/OSL-3.0</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OSL-3.0.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9">
          <table:table-cell table:style-name="ce42" office:value-type="string" calcext:value-type="string">
            <text:p>OpenSSL License</text:p>
          </table:table-cell>
          <table:table-cell table:style-name="ce42" office:value-type="string" calcext:value-type="string">
            <text:p>OpenSSL</text:p>
          </table:table-cell>
          <table:table-cell table:style-name="ce49" office:value-type="string" calcext:value-type="string">
            <text:p>http://www.openssl.org/source/license.html</text:p>
          </table:table-cell>
          <table:table-cell table:style-name="ce42" office:value-type="string" calcext:value-type="string">
            <text:p>The OpenSSL toolkit stays under a dual license, i.e. both the conditions of the OpenSSL License and the original SSLeay license apply to the toolkit.</text:p>
          </table:table-cell>
          <table:table-cell table:style-name="ce42"/>
          <table:table-cell table:style-name="ce43"/>
          <table:table-cell table:style-name="ce61" office:value-type="string" calcext:value-type="string">
            <text:p>OpenSSL.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36">
          <table:table-cell table:style-name="ce42" office:value-type="string" calcext:value-type="string">
            <text:p>PHP License v3.0</text:p>
          </table:table-cell>
          <table:table-cell table:style-name="ce42" office:value-type="string" calcext:value-type="string">
            <text:p>PHP-3.0</text:p>
          </table:table-cell>
          <table:table-cell table:style-name="ce49" office:value-type="string" calcext:value-type="string">
            <text:p>http://www.opensource.org/licenses/PHP-3.0</text:p>
            <text:p>http://www.php.net/license/3_0.txt</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PHP-3.0.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office:value-type="string" calcext:value-type="string">
            <text:p>license text was for v3.01, fixed .txt file so will display properly on website</text:p>
          </table:table-cell>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9">
          <table:table-cell table:style-name="ce42" office:value-type="string" calcext:value-type="string">
            <text:p>PHP License v3.01</text:p>
          </table:table-cell>
          <table:table-cell table:style-name="ce42" office:value-type="string" calcext:value-type="string">
            <text:p>PHP-3.01</text:p>
          </table:table-cell>
          <table:table-cell table:style-name="ce50" office:value-type="string" calcext:value-type="string">
            <text:p>http://www.php.net/license/3_01.txt</text:p>
          </table:table-cell>
          <table:table-cell table:style-name="ce42" office:value-type="string" calcext:value-type="string">
            <text:p>The PHP License v3.01 is essentially the same as v3.0, with the exception of a couple word differences and updated url in section 6.</text:p>
          </table:table-cell>
          <table:table-cell table:style-name="ce42"/>
          <table:table-cell table:style-name="ce43"/>
          <table:table-cell table:style-name="ce62" office:value-type="string" calcext:value-type="string">
            <text:p>PHP-3.01.txt</text:p>
          </table:table-cell>
          <table:table-cell table:style-name="ce67"/>
          <table:table-cell table:style-name="ce50"/>
          <table:table-cell table:style-name="ce79"/>
          <table:table-cell table:style-name="ce84"/>
          <table:table-cell table:style-name="ce88"/>
          <table:table-cell table:style-name="ce95"/>
          <table:table-cell table:style-name="ce100" office:value-type="string" calcext:value-type="string">
            <text:p>Text file updated and filename for text file added (was missing)</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4">
          <table:table-cell table:style-name="ce42" office:value-type="string" calcext:value-type="string">
            <text:p>Plexus Classworlds License</text:p>
          </table:table-cell>
          <table:table-cell table:style-name="ce42" office:value-type="string" calcext:value-type="string">
            <text:p>Plexus</text:p>
          </table:table-cell>
          <table:table-cell table:style-name="ce48" office:value-type="string" calcext:value-type="string">
            <text:p>https://fedoraproject.org/wiki/Licensing/Plexus_Classworlds_License</text:p>
          </table:table-cell>
          <table:table-cell table:style-name="ce43" office:value-type="string" calcext:value-type="string">
            <text:p>dom4j uses this same license.</text:p>
          </table:table-cell>
          <table:table-cell table:style-name="ce43" table:number-columns-repeated="2"/>
          <table:table-cell table:style-name="ce61" office:value-type="string" calcext:value-type="string">
            <text:p>Plexus.txt</text:p>
          </table:table-cell>
          <table:table-cell table:style-name="ce67"/>
          <table:table-cell table:style-name="ce50"/>
          <table:table-cell table:style-name="ce79"/>
          <table:table-cell table:style-name="ce84" office:value-type="string" calcext:value-type="string">
            <text:p>YES</text:p>
          </table:table-cell>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office:value-type="string" calcext:value-type="string">
            <text:p>markup and note added to license</text:p>
          </table:table-cell>
          <table:table-cell table:number-columns-repeated="1002"/>
        </table:table-row>
        <table:table-row table:style-name="ro53">
          <table:table-cell table:style-name="ce42" office:value-type="string" calcext:value-type="string">
            <text:p>PostgreSQL License</text:p>
          </table:table-cell>
          <table:table-cell table:style-name="ce42" office:value-type="string" calcext:value-type="string">
            <text:p>PostgreSQL</text:p>
          </table:table-cell>
          <table:table-cell table:style-name="ce48" office:value-type="string" calcext:value-type="string">
            <text:p>http://www.postgresql.org/about/licence</text:p>
            <text:p>http://www.opensource.org/licenses/PostgreSQL</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PostgreSQL.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psfrag License</text:p>
          </table:table-cell>
          <table:table-cell table:style-name="ce42" office:value-type="string" calcext:value-type="string">
            <text:p>psfrag</text:p>
          </table:table-cell>
          <table:table-cell table:style-name="ce48" office:value-type="string" calcext:value-type="string">
            <text:p>https://fedoraproject.org/wiki/Licensing/psfrag</text:p>
          </table:table-cell>
          <table:table-cell table:style-name="ce43" table:number-columns-repeated="3"/>
          <table:table-cell table:style-name="ce61" office:value-type="string" calcext:value-type="string">
            <text:p>psfrag.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psutils License</text:p>
          </table:table-cell>
          <table:table-cell table:style-name="ce42" office:value-type="string" calcext:value-type="string">
            <text:p>psutils</text:p>
          </table:table-cell>
          <table:table-cell table:style-name="ce48" office:value-type="string" calcext:value-type="string">
            <text:p>https://fedoraproject.org/wiki/Licensing/psutils</text:p>
          </table:table-cell>
          <table:table-cell table:style-name="ce43" table:number-columns-repeated="3"/>
          <table:table-cell table:style-name="ce61" office:value-type="string" calcext:value-type="string">
            <text:p>psutils.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Python License 2.0</text:p>
          </table:table-cell>
          <table:table-cell table:style-name="ce42" office:value-type="string" calcext:value-type="string">
            <text:p>Python-2.0</text:p>
          </table:table-cell>
          <table:table-cell table:style-name="ce49" office:value-type="string" calcext:value-type="string">
            <text:p>http://www.opensource.org/licenses/Python-2.0</text:p>
          </table:table-cell>
          <table:table-cell table:style-name="ce42" office:value-type="string" calcext:value-type="string">
            <text:p>overall Python license</text:p>
          </table:table-cell>
          <table:table-cell table:style-name="ce42" office:value-type="string" calcext:value-type="string">
            <text:p>YES</text:p>
          </table:table-cell>
          <table:table-cell table:style-name="ce43"/>
          <table:table-cell table:style-name="ce61" office:value-type="string" calcext:value-type="string">
            <text:p>Python-2.0.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Q Public License 1.0</text:p>
          </table:table-cell>
          <table:table-cell table:style-name="ce42" office:value-type="string" calcext:value-type="string">
            <text:p>QPL-1.0</text:p>
          </table:table-cell>
          <table:table-cell table:style-name="ce48" office:value-type="string" calcext:value-type="string">
            <text:p>http://doc.qt.nokia.com/3.3/license.html</text:p>
            <text:p>http://www.opensource.org/licenses/QPL-1.0</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QPL-1.0.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Qhull License</text:p>
          </table:table-cell>
          <table:table-cell table:style-name="ce42" office:value-type="string" calcext:value-type="string">
            <text:p>Qhull</text:p>
          </table:table-cell>
          <table:table-cell table:style-name="ce48" office:value-type="string" calcext:value-type="string">
            <text:p>https://fedoraproject.org/wiki/Licensing/Qhull</text:p>
          </table:table-cell>
          <table:table-cell table:style-name="ce43" table:number-columns-repeated="3"/>
          <table:table-cell table:style-name="ce61" office:value-type="string" calcext:value-type="string">
            <text:p>Qhull.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style-name="ce59" table:number-columns-repeated="1002"/>
        </table:table-row>
        <table:table-row table:style-name="ro27">
          <table:table-cell table:style-name="ce42" office:value-type="string" calcext:value-type="string">
            <text:p>Rdisc License</text:p>
          </table:table-cell>
          <table:table-cell table:style-name="ce42" office:value-type="string" calcext:value-type="string">
            <text:p>Rdisc</text:p>
          </table:table-cell>
          <table:table-cell table:style-name="ce48" office:value-type="string" calcext:value-type="string">
            <text:p>https://fedoraproject.org/wiki/Licensing/Rdisc_License</text:p>
          </table:table-cell>
          <table:table-cell table:style-name="ce43" table:number-columns-repeated="3"/>
          <table:table-cell table:style-name="ce61" office:value-type="string" calcext:value-type="string">
            <text:p>Rdisc.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66">
          <table:table-cell table:style-name="ce42" office:value-type="string" calcext:value-type="string">
            <text:p>RealNetworks Public Source License v1.0</text:p>
          </table:table-cell>
          <table:table-cell table:style-name="ce42" office:value-type="string" calcext:value-type="string">
            <text:p>RPSL-1.0</text:p>
          </table:table-cell>
          <table:table-cell table:style-name="ce48" office:value-type="string" calcext:value-type="string">
            <text:p>https://helixcommunity.org/content/rpsl</text:p>
            <text:p>http://www.opensource.org/licenses/RPSL-1.0</text:p>
          </table:table-cell>
          <table:table-cell table:style-name="ce42"/>
          <table:table-cell table:style-name="ce42" office:value-type="string" calcext:value-type="string">
            <text:p>YES</text:p>
          </table:table-cell>
          <table:table-cell table:style-name="ce43"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lt;&lt;var;name=contributor;original=_____;match=.+&gt;&gt;</text:p>
            <text:p/>
            <text:p>Technology Compatibility Kit Test Suite(s) Location (if licensed under the RCSL):</text:p>
            <text:p>&lt;&lt;var;name=testLocation;original=_____;match=.+&gt;&gt;.</text:p>
          </table:table-cell>
          <table:table-cell table:style-name="ce61" office:value-type="string" calcext:value-type="string">
            <text:p>RPSL-1.0.txt</text:p>
          </table:table-cell>
          <table:table-cell table:style-name="ce67"/>
          <table:table-cell table:style-name="ce50"/>
          <table:table-cell table:style-name="ce79"/>
          <table:table-cell table:style-name="ce84" office:value-type="string" calcext:value-type="string">
            <text:p>H-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office:value-type="string" calcext:value-type="string">
            <text:p>added markup to standard header</text:p>
          </table:table-cell>
          <table:table-cell table:number-columns-repeated="1002"/>
        </table:table-row>
        <table:table-row table:style-name="ro38">
          <table:table-cell table:style-name="ce42" office:value-type="string" calcext:value-type="string">
            <text:p>Reciprocal Public License 1.1</text:p>
          </table:table-cell>
          <table:table-cell table:style-name="ce42" office:value-type="string" calcext:value-type="string">
            <text:p>RPL-1.1</text:p>
          </table:table-cell>
          <table:table-cell table:style-name="ce49" office:value-type="string" calcext:value-type="string">
            <text:p>http://opensource.org/licenses/RPL-1.1</text:p>
          </table:table-cell>
          <table:table-cell table:style-name="ce43" office:value-type="string" calcext:value-type="string">
            <text:p>This license has been superseded by the Reciprocal Public License, version 1.5</text:p>
          </table:table-cell>
          <table:table-cell table:style-name="ce43" office:value-type="string" calcext:value-type="string">
            <text:p>YES</text:p>
          </table:table-cell>
          <table:table-cell table:style-name="ce43"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61" office:value-type="string" calcext:value-type="string">
            <text:p>RPL-1.1.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office:value-type="string" calcext:value-type="string">
            <text:p>NEW</text:p>
          </table:table-cell>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40">
          <table:table-cell table:style-name="ce42" office:value-type="string" calcext:value-type="string">
            <text:p>Reciprocal Public License 1.5</text:p>
          </table:table-cell>
          <table:table-cell table:style-name="ce42" office:value-type="string" calcext:value-type="string">
            <text:p>RPL-1.5</text:p>
          </table:table-cell>
          <table:table-cell table:style-name="ce49" office:value-type="string" calcext:value-type="string">
            <text:p>http://www.opensource.org/licenses/RPL-1.5</text:p>
          </table:table-cell>
          <table:table-cell table:style-name="ce42" office:value-type="string" calcext:value-type="string">
            <text:p>This license was released: 15 July 2007</text:p>
          </table:table-cell>
          <table:table-cell table:style-name="ce42" office:value-type="string" calcext:value-type="string">
            <text:p>YES</text:p>
          </table:table-cell>
          <table:table-cell table:style-name="ce43"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61" office:value-type="string" calcext:value-type="string">
            <text:p>RPL-1.5.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Red Hat eCos Public License v1.1</text:p>
          </table:table-cell>
          <table:table-cell table:style-name="ce42" office:value-type="string" calcext:value-type="string">
            <text:p>RHeCos-1.1</text:p>
          </table:table-cell>
          <table:table-cell table:style-name="ce49" office:value-type="string" calcext:value-type="string">
            <text:p>http://ecos.sourceware.org/old-license.html</text:p>
          </table:table-cell>
          <table:table-cell table:style-name="ce43" table:number-columns-repeated="3"/>
          <table:table-cell table:style-name="ce61" office:value-type="string" calcext:value-type="string">
            <text:p>RHeCos-1.1.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9">
          <table:table-cell table:style-name="ce42" office:value-type="string" calcext:value-type="string">
            <text:p>Ricoh Source Code Public License</text:p>
          </table:table-cell>
          <table:table-cell table:style-name="ce42" office:value-type="string" calcext:value-type="string">
            <text:p>RSCPL</text:p>
          </table:table-cell>
          <table:table-cell table:style-name="ce49" office:value-type="string" calcext:value-type="string">
            <text:p>http://www.opensource.org/licenses/RSCPL</text:p>
          </table:table-cell>
          <table:table-cell table:style-name="ce42"/>
          <table:table-cell table:style-name="ce42" office:value-type="string" calcext:value-type="string">
            <text:p>YES</text:p>
          </table:table-cell>
          <table:table-cell table:style-name="ce43"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61" office:value-type="string" calcext:value-type="string">
            <text:p>RSCPL.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4" office:value-type="string" calcext:value-type="string">
            <text:p>RSA Message-Digest License </text:p>
          </table:table-cell>
          <table:table-cell table:style-name="ce44" office:value-type="string" calcext:value-type="string">
            <text:p>RSA-MD</text:p>
          </table:table-cell>
          <table:table-cell table:style-name="ce51" office:value-type="string" calcext:value-type="string">
            <text:p>http://www.faqs.org/rfcs/rfc1321.html</text:p>
          </table:table-cell>
          <table:table-cell table:style-name="ce53" table:number-columns-repeated="3"/>
          <table:table-cell table:style-name="ce63" office:value-type="string" calcext:value-type="string">
            <text:p>RSA-MD.txt</text:p>
          </table:table-cell>
          <table:table-cell table:style-name="ce72"/>
          <table:table-cell table:style-name="ce77"/>
          <table:table-cell table:style-name="ce79"/>
          <table:table-cell table:style-name="ce84" office:value-type="string" calcext:value-type="string">
            <text:p>YES</text:p>
          </table:table-cell>
          <table:table-cell table:style-name="ce92"/>
          <table:table-cell table:style-name="ce97"/>
          <table:table-cell table:style-name="ce103"/>
          <table:table-cell table:style-name="ce142"/>
          <table:table-cell table:style-name="ce147"/>
          <table:table-cell table:style-name="ce92"/>
          <table:table-cell table:style-name="ce156"/>
          <table:table-cell table:style-name="ce160" office:value-type="string" calcext:value-type="string">
            <text:p>NEW (need template for “MD5” v “MD4”)</text:p>
          </table:table-cell>
          <table:table-cell table:style-name="ce165"/>
          <table:table-cell table:style-name="ce170"/>
          <table:table-cell table:style-name="ce177"/>
          <table:table-cell table:number-columns-repeated="1002"/>
        </table:table-row>
        <table:table-row table:style-name="ro38">
          <table:table-cell table:style-name="ce42" office:value-type="string" calcext:value-type="string">
            <text:p>Ruby License</text:p>
          </table:table-cell>
          <table:table-cell table:style-name="ce42" office:value-type="string" calcext:value-type="string">
            <text:p>Ruby</text:p>
          </table:table-cell>
          <table:table-cell table:style-name="ce49" office:value-type="string" calcext:value-type="string">
            <text:p>http://www.ruby-lang.org/en/LICENSE.txt</text:p>
          </table:table-cell>
          <table:table-cell table:style-name="ce43"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43" table:number-columns-repeated="2"/>
          <table:table-cell table:style-name="ce61" office:value-type="string" calcext:value-type="string">
            <text:p>Ruby.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office:value-type="string" calcext:value-type="string">
            <text:p>removed?</text:p>
          </table:table-cell>
          <table:table-cell table:style-name="ce87" office:value-type="string" calcext:value-type="string">
            <text:p>edited text to include Ruby License only and not the disjunctive choice at the top; added notes as to explanation of Ruby License history</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Sax Public Domain Notice</text:p>
          </table:table-cell>
          <table:table-cell table:style-name="ce42" office:value-type="string" calcext:value-type="string">
            <text:p>SAX-PD</text:p>
          </table:table-cell>
          <table:table-cell table:style-name="ce48" office:value-type="string" calcext:value-type="string">
            <text:p>http://www.saxproject.org/copying.html</text:p>
          </table:table-cell>
          <table:table-cell table:style-name="ce43" table:number-columns-repeated="3"/>
          <table:table-cell table:style-name="ce61" office:value-type="string" calcext:value-type="string">
            <text:p>SAX-PD.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Saxpath License</text:p>
          </table:table-cell>
          <table:table-cell table:style-name="ce42" office:value-type="string" calcext:value-type="string">
            <text:p>Saxpath</text:p>
          </table:table-cell>
          <table:table-cell table:style-name="ce48" office:value-type="string" calcext:value-type="string">
            <text:p>https://fedoraproject.org/wiki/Licensing/Saxpath_License</text:p>
          </table:table-cell>
          <table:table-cell table:style-name="ce43" table:number-columns-repeated="3"/>
          <table:table-cell table:style-name="ce61" office:value-type="string" calcext:value-type="string">
            <text:p>Saxpath.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SCEA Shared Source License</text:p>
          </table:table-cell>
          <table:table-cell table:style-name="ce42" office:value-type="string" calcext:value-type="string">
            <text:p>SCEA</text:p>
          </table:table-cell>
          <table:table-cell table:style-name="ce48" office:value-type="string" calcext:value-type="string">
            <text:p>http://research.scea.com/scea_shared_source_license.html</text:p>
          </table:table-cell>
          <table:table-cell table:style-name="ce43" table:number-columns-repeated="3"/>
          <table:table-cell table:style-name="ce61" office:value-type="string" calcext:value-type="string">
            <text:p>SCEA.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Scheme Widget Library (SWL) Software License Agreement</text:p>
          </table:table-cell>
          <table:table-cell table:style-name="ce42" office:value-type="string" calcext:value-type="string">
            <text:p>SWL</text:p>
          </table:table-cell>
          <table:table-cell table:style-name="ce48" office:value-type="string" calcext:value-type="string">
            <text:p>https://fedoraproject.org/wiki/Licensing/SWL</text:p>
          </table:table-cell>
          <table:table-cell table:style-name="ce43" table:number-columns-repeated="3"/>
          <table:table-cell table:style-name="ce61" office:value-type="string" calcext:value-type="string">
            <text:p>SWL.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Sendmail License</text:p>
          </table:table-cell>
          <table:table-cell table:style-name="ce42" office:value-type="string" calcext:value-type="string">
            <text:p>Sendmail</text:p>
          </table:table-cell>
          <table:table-cell table:style-name="ce48" office:value-type="string" calcext:value-type="string">
            <text:p>http://www.sendmail.com/pdfs/open_source/sendmail_license.pdf</text:p>
          </table:table-cell>
          <table:table-cell table:style-name="ce43" table:number-columns-repeated="3"/>
          <table:table-cell table:style-name="ce61" office:value-type="string" calcext:value-type="string">
            <text:p>Sendmail.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office:value-type="string" calcext:value-type="string">
            <text:p>NEW</text:p>
          </table:table-cell>
          <table:table-cell table:style-name="ce174"/>
          <table:table-cell table:number-columns-repeated="1002"/>
        </table:table-row>
        <table:table-row table:style-name="ro63">
          <table:table-cell table:style-name="ce42" office:value-type="string" calcext:value-type="string">
            <text:p>SGI Free Software License B v1.0</text:p>
          </table:table-cell>
          <table:table-cell table:style-name="ce42" office:value-type="string" calcext:value-type="string">
            <text:p>SGI-B-1.0</text:p>
          </table:table-cell>
          <table:table-cell table:style-name="ce49" office:value-type="string" calcext:value-type="string">
            <text:p>http://oss.sgi.com/projects/FreeB/SGIFreeSWLicB.1.0.html</text:p>
          </table:table-cell>
          <table:table-cell table:style-name="ce43" office:value-type="string" calcext:value-type="string">
            <text:p>This license was released 25 January 2000</text:p>
          </table:table-cell>
          <table:table-cell table:style-name="ce43"/>
          <table:table-cell table:style-name="ce43"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61" office:value-type="string" calcext:value-type="string">
            <text:p>SGI-B-1.0.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63">
          <table:table-cell table:style-name="ce42" office:value-type="string" calcext:value-type="string">
            <text:p>SGI Free Software License B v1.1</text:p>
          </table:table-cell>
          <table:table-cell table:style-name="ce42" office:value-type="string" calcext:value-type="string">
            <text:p>SGI-B-1.1</text:p>
          </table:table-cell>
          <table:table-cell table:style-name="ce49" office:value-type="string" calcext:value-type="string">
            <text:p>http://oss.sgi.com/projects/FreeB/</text:p>
          </table:table-cell>
          <table:table-cell table:style-name="ce43" office:value-type="string" calcext:value-type="string">
            <text:p>This license was released 22 February 2002</text:p>
          </table:table-cell>
          <table:table-cell table:style-name="ce43"/>
          <table:table-cell table:style-name="ce43"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61" office:value-type="string" calcext:value-type="string">
            <text:p>SGI-B-1.1.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SGI Free Software License B v2.0</text:p>
          </table:table-cell>
          <table:table-cell table:style-name="ce42" office:value-type="string" calcext:value-type="string">
            <text:p>SGI-B-2.0</text:p>
          </table:table-cell>
          <table:table-cell table:style-name="ce50" office:value-type="string" calcext:value-type="string">
            <text:p>http://oss.sgi.com/projects/FreeB/SGIFreeSWLicB.2.0.pdf</text:p>
          </table:table-cell>
          <table:table-cell table:style-name="ce43" office:value-type="string" calcext:value-type="string">
            <text:p>This license was released 18 Sept 2008</text:p>
          </table:table-cell>
          <table:table-cell table:style-name="ce43" table:number-columns-repeated="2"/>
          <table:table-cell table:style-name="ce61" office:value-type="string" calcext:value-type="string">
            <text:p>SGI-B-2.0.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42">
          <table:table-cell table:style-name="ce42" office:value-type="string" calcext:value-type="string">
            <text:p>SIL Open Font License 1.0</text:p>
          </table:table-cell>
          <table:table-cell table:style-name="ce42" office:value-type="string" calcext:value-type="string">
            <text:p>OFL-1.0</text:p>
          </table:table-cell>
          <table:table-cell table:style-name="ce49" office:value-type="string" calcext:value-type="string">
            <text:p>http://scripts.sil.org/cms/scripts/page.php?item_id=OFL10_web</text:p>
          </table:table-cell>
          <table:table-cell table:style-name="ce43" office:value-type="string" calcext:value-type="string">
            <text:p>This license has been superseded.</text:p>
            <text:p>This license was released in November 2005.</text:p>
          </table:table-cell>
          <table:table-cell table:style-name="ce43" table:number-columns-repeated="2"/>
          <table:table-cell table:style-name="ce61" office:value-type="string" calcext:value-type="string">
            <text:p>OFL-1.0.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SIL Open Font License 1.1</text:p>
          </table:table-cell>
          <table:table-cell table:style-name="ce42" office:value-type="string" calcext:value-type="string">
            <text:p>OFL-1.1</text:p>
          </table:table-cell>
          <table:table-cell table:style-name="ce48" office:value-type="string" calcext:value-type="string">
            <text:p>http://scripts.sil.org/cms/scripts/page.php?item_id=OFL_web</text:p>
            <text:p>http://www.opensource.org/licenses/OFL-1.1</text:p>
          </table:table-cell>
          <table:table-cell table:style-name="ce42" office:value-type="string" calcext:value-type="string">
            <text:p>This license was released: 26 February 2007.</text:p>
          </table:table-cell>
          <table:table-cell table:style-name="ce42" office:value-type="string" calcext:value-type="string">
            <text:p>YES</text:p>
          </table:table-cell>
          <table:table-cell table:style-name="ce43"/>
          <table:table-cell table:style-name="ce61" office:value-type="string" calcext:value-type="string">
            <text:p>OFL-1.1.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Simple Public License 2.0</text:p>
          </table:table-cell>
          <table:table-cell table:style-name="ce42" office:value-type="string" calcext:value-type="string">
            <text:p>SimPL-2.0</text:p>
          </table:table-cell>
          <table:table-cell table:style-name="ce49" office:value-type="string" calcext:value-type="string">
            <text:p>http://www.opensource.org/licenses/SimPL-2.0</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SimPL-2.0.txt</text:p>
          </table:table-cell>
          <table:table-cell table:style-name="ce67"/>
          <table:table-cell table:style-name="ce50"/>
          <table:table-cell table:style-name="ce79"/>
          <table:table-cell table:style-name="ce84"/>
          <table:table-cell table:style-name="ce88"/>
          <table:table-cell table:style-name="ce95" office:value-type="string" calcext:value-type="string">
            <text:p>OSI issue resolved (OSI website)</text:p>
          </table:table-cell>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Sleepycat License</text:p>
          </table:table-cell>
          <table:table-cell table:style-name="ce42" office:value-type="string" calcext:value-type="string">
            <text:p>Sleepycat</text:p>
          </table:table-cell>
          <table:table-cell table:style-name="ce49" office:value-type="string" calcext:value-type="string">
            <text:p>http://www.opensource.org/licenses/Sleepycat</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Sleepycat.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SNIA Public License 1.1</text:p>
          </table:table-cell>
          <table:table-cell table:style-name="ce42" office:value-type="string" calcext:value-type="string">
            <text:p>SNIA</text:p>
          </table:table-cell>
          <table:table-cell table:style-name="ce48" office:value-type="string" calcext:value-type="string">
            <text:p>https://fedoraproject.org/wiki/Licensing/SNIA_Public_License</text:p>
          </table:table-cell>
          <table:table-cell table:style-name="ce43" office:value-type="string" calcext:value-type="string">
            <text:p>This is MPL-1.1 with some edits.</text:p>
          </table:table-cell>
          <table:table-cell table:style-name="ce43" table:number-columns-repeated="2"/>
          <table:table-cell table:style-name="ce61" office:value-type="string" calcext:value-type="string">
            <text:p>SNIA.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54">
          <table:table-cell table:style-name="ce42" office:value-type="string" calcext:value-type="string">
            <text:p>Spencer License 86</text:p>
          </table:table-cell>
          <table:table-cell table:style-name="ce42" office:value-type="string" calcext:value-type="string">
            <text:p>Spencer-86</text:p>
          </table:table-cell>
          <table:table-cell table:style-name="ce48" office:value-type="string" calcext:value-type="string">
            <text:p>https://fedoraproject.org/wiki/Licensing/Henry_Spencer_Reg-Ex_Library_License</text:p>
          </table:table-cell>
          <table:table-cell table:style-name="ce43" table:number-columns-repeated="3"/>
          <table:table-cell table:style-name="ce61" office:value-type="string" calcext:value-type="string">
            <text:p>Spencer-86.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table:table-cell table:style-name="ce154"/>
          <table:table-cell table:style-name="ce158"/>
          <table:table-cell table:style-name="ce163" office:value-type="string" calcext:value-type="string">
            <text:p>NEW</text:p>
          </table:table-cell>
          <table:table-cell table:style-name="ce45"/>
          <table:table-cell table:style-name="ce176"/>
          <table:table-cell table:number-columns-repeated="1002"/>
        </table:table-row>
        <table:table-row table:style-name="ro54">
          <table:table-cell table:style-name="ce42" office:value-type="string" calcext:value-type="string">
            <text:p>Spencer License 94</text:p>
          </table:table-cell>
          <table:table-cell table:style-name="ce42" office:value-type="string" calcext:value-type="string">
            <text:p>Spencer-94</text:p>
          </table:table-cell>
          <table:table-cell table:style-name="ce48" office:value-type="string" calcext:value-type="string">
            <text:p>https://fedoraproject.org/wiki/Licensing/Henry_Spencer_Reg-Ex_Library_License</text:p>
          </table:table-cell>
          <table:table-cell table:style-name="ce43" table:number-columns-repeated="3"/>
          <table:table-cell table:style-name="ce61" office:value-type="string" calcext:value-type="string">
            <text:p>Spencer-94.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table:table-cell table:style-name="ce154"/>
          <table:table-cell table:style-name="ce158"/>
          <table:table-cell table:style-name="ce163" office:value-type="string" calcext:value-type="string">
            <text:p>NEW</text:p>
          </table:table-cell>
          <table:table-cell table:style-name="ce45"/>
          <table:table-cell table:style-name="ce176"/>
          <table:table-cell table:number-columns-repeated="1002"/>
        </table:table-row>
        <table:table-row table:style-name="ro54">
          <table:table-cell table:style-name="ce42" office:value-type="string" calcext:value-type="string">
            <text:p>Spencer License 99</text:p>
          </table:table-cell>
          <table:table-cell table:style-name="ce42" office:value-type="string" calcext:value-type="string">
            <text:p>Spencer-99</text:p>
          </table:table-cell>
          <table:table-cell table:style-name="ce48" office:value-type="string" calcext:value-type="string">
            <text:p>http://www.opensource.apple.com/source/tcl/tcl-5/tcl/generic/regfronts.c</text:p>
          </table:table-cell>
          <table:table-cell table:style-name="ce43" table:number-columns-repeated="3"/>
          <table:table-cell table:style-name="ce61" office:value-type="string" calcext:value-type="string">
            <text:p>Spencer-99.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table:table-cell table:style-name="ce154"/>
          <table:table-cell table:style-name="ce158"/>
          <table:table-cell table:style-name="ce163" office:value-type="string" calcext:value-type="string">
            <text:p>NEW</text:p>
          </table:table-cell>
          <table:table-cell table:style-name="ce45"/>
          <table:table-cell table:style-name="ce176"/>
          <table:table-cell table:number-columns-repeated="1002"/>
        </table:table-row>
        <table:table-row table:style-name="ro44">
          <table:table-cell table:style-name="ce42" office:value-type="string" calcext:value-type="string">
            <text:p>Standard ML of New Jersey License</text:p>
          </table:table-cell>
          <table:table-cell table:style-name="ce42" office:value-type="string" calcext:value-type="string">
            <text:p>SMLNJ</text:p>
          </table:table-cell>
          <table:table-cell table:style-name="ce50" office:value-type="string" calcext:value-type="string">
            <text:p>http://www.smlnj.org//license.html</text:p>
          </table:table-cell>
          <table:table-cell table:style-name="ce43" table:number-columns-repeated="3"/>
          <table:table-cell table:style-name="ce61" office:value-type="string" calcext:value-type="string">
            <text:p>SMLNJ.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6">
          <table:table-cell table:style-name="ce42" office:value-type="string" calcext:value-type="string">
            <text:p>SugarCRM Public License v1.1.3</text:p>
          </table:table-cell>
          <table:table-cell table:style-name="ce42" office:value-type="string" calcext:value-type="string">
            <text:p>SugarCRM-1.1.3</text:p>
          </table:table-cell>
          <table:table-cell table:style-name="ce49" office:value-type="string" calcext:value-type="string">
            <text:p>http://www.sugarcrm.com/crm/SPL</text:p>
          </table:table-cell>
          <table:table-cell table:style-name="ce43" table:number-columns-repeated="2"/>
          <table:table-cell table:style-name="ce43"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_____.</text:p>
          </table:table-cell>
          <table:table-cell table:style-name="ce61" office:value-type="string" calcext:value-type="string">
            <text:p>SugarCRM-1.1.3.txt</text:p>
          </table:table-cell>
          <table:table-cell table:style-name="ce67"/>
          <table:table-cell table:style-name="ce50"/>
          <table:table-cell table:style-name="ce79"/>
          <table:table-cell table:style-name="ce84"/>
          <table:table-cell table:style-name="ce87"/>
          <table:table-cell table:style-name="ce88" office:value-type="string" calcext:value-type="string">
            <text:p>see note added - ok?</text:p>
          </table:table-cell>
          <table:table-cell table:style-name="ce100" office:value-type="string" calcext:value-type="string">
            <text:p>removed this note - not consistent with other notes, not vetted, and already included in license itself</text:p>
          </table:table-cell>
          <table:table-cell table:style-name="ce140"/>
          <table:table-cell table:style-name="ce145"/>
          <table:table-cell table:style-name="ce87" office:value-type="string" calcext:value-type="string">
            <text:p>license text update to match provided url (which has out-of-order clauses)</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43">
          <table:table-cell table:style-name="ce42" office:value-type="string" calcext:value-type="string">
            <text:p>Sun Industry Standards Source License v1.1</text:p>
          </table:table-cell>
          <table:table-cell table:style-name="ce42" office:value-type="string" calcext:value-type="string">
            <text:p>SISSL</text:p>
          </table:table-cell>
          <table:table-cell table:style-name="ce50" office:value-type="string" calcext:value-type="string">
            <text:p>http://www.openoffice.org/licenses/sissl_license.html</text:p>
            <text:p>http://opensource.org/licenses/SISSL</text:p>
          </table:table-cell>
          <table:table-cell table:style-name="ce43"/>
          <table:table-cell table:style-name="ce43" office:value-type="string" calcext:value-type="string">
            <text:p>YES</text:p>
          </table:table-cell>
          <table:table-cell table:style-name="ce43" office:value-type="string" calcext:value-type="string">
            <text:p>The contents of this file are subject to the Sun Standards License Version 1.1 (the "License");</text:p>
            <text:p>You may not use this file except in compliance with the License. You may obtain a copy of the</text:p>
            <text:p>License at &lt;&lt;var;name=LicLocation;original=_______;match=.+&gt;&gt;.</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text:p>
            <text:p>Sun Microsystems, Inc..</text:p>
            <text:p/>
            <text:p>Portions created by: &lt;&lt;var;name=createdby;original=_____;match=.+&gt;&gt;</text:p>
            <text:p/>
            <text:p>are Copyright (C): &lt;&lt;var;name=copyright;original=_____;match=.+&gt;&gt;</text:p>
            <text:p/>
            <text:p>All Rights Reserved.</text:p>
            <text:p/>
            <text:p>Contributor(s): &lt;&lt;var;name=contributor;original=_____;match=.+&gt;&gt;</text:p>
          </table:table-cell>
          <table:table-cell table:style-name="ce61" office:value-type="string" calcext:value-type="string">
            <text:p>SISSL.txt</text:p>
          </table:table-cell>
          <table:table-cell table:style-name="ce67"/>
          <table:table-cell table:style-name="ce50"/>
          <table:table-cell table:style-name="ce79"/>
          <table:table-cell table:style-name="ce84" office:value-type="string" calcext:value-type="string">
            <text:p>H-YES</text:p>
          </table:table-cell>
          <table:table-cell table:style-name="ce87"/>
          <table:table-cell table:style-name="ce95"/>
          <table:table-cell table:style-name="ce100" office:value-type="string" calcext:value-type="string">
            <text:p>NEW</text:p>
          </table:table-cell>
          <table:table-cell table:style-name="ce140" office:value-type="string" calcext:value-type="string">
            <text:p>was OSI approved - updated that field to "yes" and added OSI url</text:p>
          </table:table-cell>
          <table:table-cell table:style-name="ce145" office:value-type="string" calcext:value-type="string">
            <text:p>added "v1.1" to full name</text:p>
          </table:table-cell>
          <table:table-cell table:style-name="ce87"/>
          <table:table-cell table:style-name="ce154"/>
          <table:table-cell table:style-name="ce158"/>
          <table:table-cell table:style-name="ce163"/>
          <table:table-cell table:style-name="ce168"/>
          <table:table-cell table:style-name="ce174" office:value-type="string" calcext:value-type="string">
            <text:p>added markup to standard header</text:p>
          </table:table-cell>
          <table:table-cell table:number-columns-repeated="1002"/>
        </table:table-row>
        <table:table-row table:style-name="ro65">
          <table:table-cell table:style-name="ce42" office:value-type="string" calcext:value-type="string">
            <text:p>Sun Industry Standards Source License v1.2</text:p>
          </table:table-cell>
          <table:table-cell table:style-name="ce42" office:value-type="string" calcext:value-type="string">
            <text:p>SISSL-1.2</text:p>
          </table:table-cell>
          <table:table-cell table:style-name="ce49" office:value-type="string" calcext:value-type="string">
            <text:p>http://gridscheduler.sourceforge.net/Gridengine_SISSL_license.html</text:p>
          </table:table-cell>
          <table:table-cell table:style-name="ce43" table:number-columns-repeated="2"/>
          <table:table-cell table:style-name="ce43" office:value-type="string" calcext:value-type="string">
            <text:p>The contents of this file are subject to the Sun Industry Standards Source License Version 1.2 (the License); You may not use this file except in compliance with the License.</text:p>
            <text:p/>
            <text:p>You may obtain a copy of the License at gridengine.sunsource.net/license.html</text:p>
            <text:p/>
            <text:p>Software distributed under the License is distributed on an AS IS basis, WITHOUT WARRANTY OF ANY KIND, either express or implied. See the License for the specific language governing </text:p>
            <text:p>rights and limitations under the License.</text:p>
            <text:p/>
            <text:p>The Original Code is Grid Engine.</text:p>
            <text:p/>
            <text:p>The Initial Developer of the Original Code is: Sun Microsystems, Inc.</text:p>
            <text:p/>
            <text:p>Portions created by: Sun Microsystems, Inc. are </text:p>
            <text:p>Copyright (C) 2001 Sun Microsystems, Inc.</text:p>
            <text:p/>
            <text:p>All Rights Reserved.</text:p>
            <text:p/>
            <text:p>"Contributor(s): &lt;&lt;var;name=contributor;original=_____;match=.+&gt;&gt;</text:p>
          </table:table-cell>
          <table:table-cell table:style-name="ce61" office:value-type="string" calcext:value-type="string">
            <text:p>SISSL-1.2.txt</text:p>
          </table:table-cell>
          <table:table-cell table:style-name="ce67"/>
          <table:table-cell table:style-name="ce50"/>
          <table:table-cell table:style-name="ce79"/>
          <table:table-cell table:style-name="ce84" office:value-type="string" calcext:value-type="string">
            <text:p>H-YES</text:p>
          </table:table-cell>
          <table:table-cell table:style-name="ce87"/>
          <table:table-cell table:style-name="ce95"/>
          <table:table-cell table:style-name="ce100"/>
          <table:table-cell table:style-name="ce140"/>
          <table:table-cell table:style-name="ce145" office:value-type="string" calcext:value-type="string">
            <text:p>NEW</text:p>
          </table:table-cell>
          <table:table-cell table:style-name="ce87"/>
          <table:table-cell table:style-name="ce154"/>
          <table:table-cell table:style-name="ce158"/>
          <table:table-cell table:style-name="ce163"/>
          <table:table-cell table:style-name="ce168"/>
          <table:table-cell table:style-name="ce174" office:value-type="string" calcext:value-type="string">
            <text:p>added markup to standard header</text:p>
          </table:table-cell>
          <table:table-cell table:number-columns-repeated="1002"/>
        </table:table-row>
        <table:table-row table:style-name="ro38">
          <table:table-cell table:style-name="ce42" office:value-type="string" calcext:value-type="string">
            <text:p>Sun Public License v1.0</text:p>
          </table:table-cell>
          <table:table-cell table:style-name="ce42" office:value-type="string" calcext:value-type="string">
            <text:p>SPL-1.0</text:p>
          </table:table-cell>
          <table:table-cell table:style-name="ce49" office:value-type="string" calcext:value-type="string">
            <text:p>http://www.opensource.org/licenses/SPL-1.0</text:p>
          </table:table-cell>
          <table:table-cell table:style-name="ce42"/>
          <table:table-cell table:style-name="ce42" office:value-type="string" calcext:value-type="string">
            <text:p>YES</text:p>
          </table:table-cell>
          <table:table-cell table:style-name="ce43" office:value-type="string" calcext:value-type="string">
            <text:p>The contents of this file are subject to the Sun Public License Version 1.0 (the License); you may not use this file except in compliance with the License. A copy of the License is available at http://www.sun.com/ </text:p>
            <text:p/>
            <text:p>The Original Code is &lt;&lt;var;name=code;original=_____;match=.+&gt;&gt;. </text:p>
            <text:p>The Initial Developer of the Original Code is &lt;&lt;var;name=InitialDeveloper;original=_____;match=.+&gt;&gt;. </text:p>
            <text:p>Portions created by &lt;&lt;var;name=createdby;original=_____;match=.+&gt;&gt; are Copyright (C) &lt;&lt;var;name=copyright;original=_____;match=.+&gt;&gt;. All Rights Reserved.  </text:p>
            <text:p>Contributor(s):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S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SPL or the &lt;&lt;var;name=licenseName;original=[____];match=.+&gt;&gt; License.</text:p>
          </table:table-cell>
          <table:table-cell table:style-name="ce61" office:value-type="string" calcext:value-type="string">
            <text:p>SPL-1.0.txt</text:p>
          </table:table-cell>
          <table:table-cell table:style-name="ce67"/>
          <table:table-cell table:style-name="ce50"/>
          <table:table-cell table:style-name="ce79"/>
          <table:table-cell table:style-name="ce84" office:value-type="string" calcext:value-type="string">
            <text:p>H-YES</text:p>
          </table:table-cell>
          <table:table-cell table:style-name="ce88"/>
          <table:table-cell table:style-name="ce95" office:value-type="string" calcext:value-type="string">
            <text:p>OSI issue resolved (OSI website)</text:p>
          </table:table-cell>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office:value-type="string" calcext:value-type="string">
            <text:p>added markup to standard header</text:p>
          </table:table-cell>
          <table:table-cell table:number-columns-repeated="1002"/>
        </table:table-row>
        <table:table-row table:style-name="ro56">
          <table:table-cell table:style-name="ce42" office:value-type="string" calcext:value-type="string">
            <text:p>Sybase Open Watcom Public License 1.0</text:p>
          </table:table-cell>
          <table:table-cell table:style-name="ce42" office:value-type="string" calcext:value-type="string">
            <text:p>Watcom-1.0</text:p>
          </table:table-cell>
          <table:table-cell table:style-name="ce49" office:value-type="string" calcext:value-type="string">
            <text:p>http://www.opensource.org/licenses/Watcom-1.0</text:p>
          </table:table-cell>
          <table:table-cell table:style-name="ce42"/>
          <table:table-cell table:style-name="ce42" office:value-type="string" calcext:value-type="string">
            <text:p>YES</text:p>
          </table:table-cell>
          <table:table-cell table:style-name="ce43"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61" office:value-type="string" calcext:value-type="string">
            <text:p>Watcom-1.0.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42">
          <table:table-cell table:style-name="ce42" office:value-type="string" calcext:value-type="string">
            <text:p>TCL/TK License</text:p>
          </table:table-cell>
          <table:table-cell table:style-name="ce42" office:value-type="string" calcext:value-type="string">
            <text:p>TCL</text:p>
          </table:table-cell>
          <table:table-cell table:style-name="ce48" office:value-type="string" calcext:value-type="string">
            <text:p>http://www.tcl.tk/software/tcltk/license.html</text:p>
            <text:p>https://fedoraproject.org/wiki/Licensing/TCL</text:p>
          </table:table-cell>
          <table:table-cell table:style-name="ce43" table:number-columns-repeated="3"/>
          <table:table-cell table:style-name="ce61" office:value-type="string" calcext:value-type="string">
            <text:p>TCL.txt</text:p>
          </table:table-cell>
          <table:table-cell table:style-name="ce67"/>
          <table:table-cell table:style-name="ce50"/>
          <table:table-cell table:style-name="ce79"/>
          <table:table-cell table:style-name="ce84" office:value-type="string" calcext:value-type="string">
            <text:p>YES</text:p>
          </table:table-cell>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office:value-type="string" calcext:value-type="string">
            <text:p>markup added to license and additional URL</text:p>
          </table:table-cell>
          <table:table-cell table:number-columns-repeated="1002"/>
        </table:table-row>
        <table:table-row table:style-name="ro27">
          <table:table-cell table:style-name="ce42" office:value-type="string" calcext:value-type="string">
            <text:p>The Unlicense</text:p>
          </table:table-cell>
          <table:table-cell table:style-name="ce42" office:value-type="string" calcext:value-type="string">
            <text:p>Unlicense</text:p>
          </table:table-cell>
          <table:table-cell table:style-name="ce48" office:value-type="string" calcext:value-type="string">
            <text:p>http://unlicense.org/</text:p>
          </table:table-cell>
          <table:table-cell table:style-name="ce43" office:value-type="string" calcext:value-type="string">
            <text:p>This is a public domain dedication</text:p>
          </table:table-cell>
          <table:table-cell table:style-name="ce43" table:number-columns-repeated="2"/>
          <table:table-cell table:style-name="ce61" office:value-type="string" calcext:value-type="string">
            <text:p>Unlicense.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office:value-type="string" calcext:value-type="string">
            <text:p>NEW</text:p>
          </table:table-cell>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TMate Open Source License</text:p>
          </table:table-cell>
          <table:table-cell table:style-name="ce42" office:value-type="string" calcext:value-type="string">
            <text:p>TMate</text:p>
          </table:table-cell>
          <table:table-cell table:style-name="ce48" office:value-type="string" calcext:value-type="string">
            <text:p>http://svnkit.com/license.html</text:p>
          </table:table-cell>
          <table:table-cell table:style-name="ce43" table:number-columns-repeated="3"/>
          <table:table-cell table:style-name="ce61" office:value-type="string" calcext:value-type="string">
            <text:p>TMate.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TORQUE v2.5+ Software License v1.1</text:p>
          </table:table-cell>
          <table:table-cell table:style-name="ce42" office:value-type="string" calcext:value-type="string">
            <text:p>TORQUE-1.1</text:p>
          </table:table-cell>
          <table:table-cell table:style-name="ce48" office:value-type="string" calcext:value-type="string">
            <text:p>https://fedoraproject.org/wiki/Licensing/TORQUEv1.1</text:p>
          </table:table-cell>
          <table:table-cell table:style-name="ce43" table:number-columns-repeated="3"/>
          <table:table-cell table:style-name="ce61" office:value-type="string" calcext:value-type="string">
            <text:p>TORQUE-1.1.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Trusster Open Source License</text:p>
          </table:table-cell>
          <table:table-cell table:style-name="ce42" office:value-type="string" calcext:value-type="string">
            <text:p>TOSL</text:p>
          </table:table-cell>
          <table:table-cell table:style-name="ce48" office:value-type="string" calcext:value-type="string">
            <text:p>https://fedoraproject.org/wiki/Licensing/TOSL</text:p>
          </table:table-cell>
          <table:table-cell table:style-name="ce43" table:number-columns-repeated="3"/>
          <table:table-cell table:style-name="ce61" office:value-type="string" calcext:value-type="string">
            <text:p>TOSL.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Unicode Terms of Use</text:p>
          </table:table-cell>
          <table:table-cell table:style-name="ce42" office:value-type="string" calcext:value-type="string">
            <text:p>Unicode-TOU</text:p>
          </table:table-cell>
          <table:table-cell table:style-name="ce48" office:value-type="string" calcext:value-type="string">
            <text:p>http://www.unicode.org/copyright.html</text:p>
          </table:table-cell>
          <table:table-cell table:style-name="ce43" table:number-columns-repeated="3"/>
          <table:table-cell table:style-name="ce61" office:value-type="string" calcext:value-type="string">
            <text:p>Unicode-TOU.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Universal Permissive License v1.0</text:p>
          </table:table-cell>
          <table:table-cell table:style-name="ce42" office:value-type="string" calcext:value-type="string">
            <text:p>UPL-1.0</text:p>
          </table:table-cell>
          <table:table-cell table:style-name="ce48" office:value-type="string" calcext:value-type="string">
            <text:p>http://opensource.org/licenses/UPL</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UPL-1.0.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table:table-cell table:style-name="ce154"/>
          <table:table-cell table:style-name="ce158"/>
          <table:table-cell table:style-name="ce163" office:value-type="string" calcext:value-type="string">
            <text:p>NEW</text:p>
          </table:table-cell>
          <table:table-cell table:style-name="ce45"/>
          <table:table-cell table:style-name="ce176"/>
          <table:table-cell table:number-columns-repeated="1002"/>
        </table:table-row>
        <table:table-row table:style-name="ro53">
          <table:table-cell table:style-name="ce42" office:value-type="string" calcext:value-type="string">
            <text:p>University of Illinois/NCSA Open Source License</text:p>
          </table:table-cell>
          <table:table-cell table:style-name="ce42" office:value-type="string" calcext:value-type="string">
            <text:p>NCSA</text:p>
          </table:table-cell>
          <table:table-cell table:style-name="ce48" office:value-type="string" calcext:value-type="string">
            <text:p>http://otm.illinois.edu/uiuc_openSource</text:p>
            <text:p>http://www.opensource.org/licenses/NCSA</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NCSA.txt</text:p>
          </table:table-cell>
          <table:table-cell table:style-name="ce67"/>
          <table:table-cell table:style-name="ce50"/>
          <table:table-cell table:style-name="ce79"/>
          <table:table-cell table:style-name="ce84" office:value-type="string" calcext:value-type="string">
            <text:p>YES</text:p>
          </table:table-cell>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Vim License</text:p>
          </table:table-cell>
          <table:table-cell table:style-name="ce42" office:value-type="string" calcext:value-type="string">
            <text:p>Vim</text:p>
          </table:table-cell>
          <table:table-cell table:style-name="ce48" office:value-type="string" calcext:value-type="string">
            <text:p>http://vimdoc.sourceforge.net/htmldoc/uganda.html</text:p>
          </table:table-cell>
          <table:table-cell table:style-name="ce43" table:number-columns-repeated="3"/>
          <table:table-cell table:style-name="ce61" office:value-type="string" calcext:value-type="string">
            <text:p>Vim.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VOSTROM Public License for Open Source</text:p>
          </table:table-cell>
          <table:table-cell table:style-name="ce42" office:value-type="string" calcext:value-type="string">
            <text:p>VOSTROM</text:p>
          </table:table-cell>
          <table:table-cell table:style-name="ce48" office:value-type="string" calcext:value-type="string">
            <text:p>https://fedoraproject.org/wiki/Licensing/VOSTROM</text:p>
          </table:table-cell>
          <table:table-cell table:style-name="ce43" table:number-columns-repeated="3"/>
          <table:table-cell table:style-name="ce61" office:value-type="string" calcext:value-type="string">
            <text:p>VOSTROM.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office:value-type="string" calcext:value-type="string">
            <text:p>.txt suffix missing for license text file – fixed</text:p>
          </table:table-cell>
          <table:table-cell table:style-name="ce174"/>
          <table:table-cell table:number-columns-repeated="1002"/>
        </table:table-row>
        <table:table-row table:style-name="ro27">
          <table:table-cell table:style-name="ce42" office:value-type="string" calcext:value-type="string">
            <text:p>Vovida Software License v1.0</text:p>
          </table:table-cell>
          <table:table-cell table:style-name="ce42" office:value-type="string" calcext:value-type="string">
            <text:p>VSL-1.0</text:p>
          </table:table-cell>
          <table:table-cell table:style-name="ce49" office:value-type="string" calcext:value-type="string">
            <text:p>http://www.opensource.org/licenses/VSL-1.0</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VSL-1.0.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4">
          <table:table-cell table:style-name="ce42" office:value-type="string" calcext:value-type="string">
            <text:p>W3C Software Notice and License (1998-07-20)</text:p>
          </table:table-cell>
          <table:table-cell table:style-name="ce42" office:value-type="string" calcext:value-type="string">
            <text:p>W3C-19980720</text:p>
          </table:table-cell>
          <table:table-cell table:style-name="ce48" office:value-type="string" calcext:value-type="string">
            <text:p>http://www.w3.org/Consortium/Legal/copyright-software-19980720.html</text:p>
          </table:table-cell>
          <table:table-cell table:style-name="ce42" table:number-columns-repeated="2"/>
          <table:table-cell table:style-name="ce43"/>
          <table:table-cell table:style-name="ce61" office:value-type="string" calcext:value-type="string">
            <text:p>W3C-19980720.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office:value-type="string" calcext:value-type="string">
            <text:p>NEW</text:p>
          </table:table-cell>
          <table:table-cell table:style-name="ce163"/>
          <table:table-cell table:style-name="ce168"/>
          <table:table-cell table:style-name="ce174"/>
          <table:table-cell table:number-columns-repeated="1002"/>
        </table:table-row>
        <table:table-row table:style-name="ro40">
          <table:table-cell table:style-name="ce42" office:value-type="string" calcext:value-type="string">
            <text:p>W3C Software Notice and License (2002-12-31)</text:p>
          </table:table-cell>
          <table:table-cell table:style-name="ce42" office:value-type="string" calcext:value-type="string">
            <text:p>W3C</text:p>
          </table:table-cell>
          <table:table-cell table:style-name="ce48" office:value-type="string" calcext:value-type="string">
            <text:p>http://www.w3.org/Consortium/Legal/2002/copyright-software-20021231.html</text:p>
            <text:p>http://www.opensource.org/licenses/W3C</text:p>
          </table:table-cell>
          <table:table-cell table:style-name="ce42" office:value-type="string" calcext:value-type="string">
            <text:p>This license was released: 13 December 2002.</text:p>
            <text:p>The standard header is provided via a link from the original license page.</text:p>
          </table:table-cell>
          <table:table-cell table:style-name="ce42" office:value-type="string" calcext:value-type="string">
            <text:p>YES</text:p>
          </table:table-cell>
          <table:table-cell table:style-name="ce43" office:value-type="string" calcext:value-type="string">
            <text:p>Copyright (C) &lt;&lt;var;name=year;original=[$date-of-software];match=.+&gt;&gt;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61" office:value-type="string" calcext:value-type="string">
            <text:p>W3C.txt</text:p>
          </table:table-cell>
          <table:table-cell table:style-name="ce67"/>
          <table:table-cell table:style-name="ce50"/>
          <table:table-cell table:style-name="ce79"/>
          <table:table-cell table:style-name="ce84" office:value-type="string" calcext:value-type="string">
            <text:p>H-YES</text:p>
          </table:table-cell>
          <table:table-cell table:style-name="ce88"/>
          <table:table-cell table:style-name="ce95" office:value-type="string" calcext:value-type="string">
            <text:p>OSI issue resolved (OSI website)</text:p>
          </table:table-cell>
          <table:table-cell table:style-name="ce100"/>
          <table:table-cell table:style-name="ce140"/>
          <table:table-cell table:style-name="ce145" office:value-type="string" calcext:value-type="string">
            <text:p>full name corrected</text:p>
          </table:table-cell>
          <table:table-cell table:style-name="ce87"/>
          <table:table-cell table:style-name="ce154"/>
          <table:table-cell table:style-name="ce158" office:value-type="string" calcext:value-type="string">
            <text:p>updated full license name to include date and avoid confusion with older version of this license that was added</text:p>
          </table:table-cell>
          <table:table-cell table:style-name="ce163"/>
          <table:table-cell table:style-name="ce168"/>
          <table:table-cell table:style-name="ce174" office:value-type="string" calcext:value-type="string">
            <text:p>added markup to standard header &amp; note as to original of header</text:p>
          </table:table-cell>
          <table:table-cell table:number-columns-repeated="1002"/>
        </table:table-row>
        <table:table-row table:style-name="ro27">
          <table:table-cell table:style-name="ce42" office:value-type="string" calcext:value-type="string">
            <text:p>Wsuipa License</text:p>
          </table:table-cell>
          <table:table-cell table:style-name="ce42" office:value-type="string" calcext:value-type="string">
            <text:p>Wsuipa</text:p>
          </table:table-cell>
          <table:table-cell table:style-name="ce48" office:value-type="string" calcext:value-type="string">
            <text:p>https://fedoraproject.org/wiki/Licensing/Wsuipa</text:p>
          </table:table-cell>
          <table:table-cell table:style-name="ce43" table:number-columns-repeated="3"/>
          <table:table-cell table:style-name="ce61" office:value-type="string" calcext:value-type="string">
            <text:p>Wsuipa.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35">
          <table:table-cell table:style-name="ce42" office:value-type="string" calcext:value-type="string">
            <text:p>X.Net License</text:p>
          </table:table-cell>
          <table:table-cell table:style-name="ce42" office:value-type="string" calcext:value-type="string">
            <text:p>Xnet</text:p>
          </table:table-cell>
          <table:table-cell table:style-name="ce50" office:value-type="string" calcext:value-type="string">
            <text:p>http://opensource.org/licenses/Xnet</text:p>
          </table:table-cell>
          <table:table-cell table:style-name="ce42" office:value-type="string" calcext:value-type="string">
            <text:p>This license is the same as MIT, but with a choice of law clause. </text:p>
            <text:p>This License has been voluntarily deprecated by its author.</text:p>
          </table:table-cell>
          <table:table-cell table:style-name="ce42" office:value-type="string" calcext:value-type="string">
            <text:p>YES</text:p>
          </table:table-cell>
          <table:table-cell table:style-name="ce43"/>
          <table:table-cell table:style-name="ce61" office:value-type="string" calcext:value-type="string">
            <text:p>Xnet.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office:value-type="string" calcext:value-type="string">
            <text:p>OSI url updated</text:p>
          </table:table-cell>
          <table:table-cell table:style-name="ce145"/>
          <table:table-cell table:style-name="ce87"/>
          <table:table-cell table:style-name="ce154"/>
          <table:table-cell table:style-name="ce158"/>
          <table:table-cell table:style-name="ce163"/>
          <table:table-cell table:style-name="ce168" office:value-type="string" calcext:value-type="string">
            <text:p>added more to note field</text:p>
          </table:table-cell>
          <table:table-cell table:style-name="ce174"/>
          <table:table-cell table:number-columns-repeated="1002"/>
        </table:table-row>
        <table:table-row table:style-name="ro54">
          <table:table-cell table:style-name="ce42" office:value-type="string" calcext:value-type="string">
            <text:p>X11 License</text:p>
          </table:table-cell>
          <table:table-cell table:style-name="ce42" office:value-type="string" calcext:value-type="string">
            <text:p>X11</text:p>
          </table:table-cell>
          <table:table-cell table:style-name="ce50" office:value-type="string" calcext:value-type="string">
            <text:p>http://www.xfree86.org/3.3.6/COPYRIGHT2.html#3</text:p>
          </table:table-cell>
          <table:table-cell table:style-name="ce43" office:value-type="string" calcext:value-type="string">
            <text:p>This is same as MIT, but with no advertising clause added.</text:p>
          </table:table-cell>
          <table:table-cell table:style-name="ce43" table:number-columns-repeated="2"/>
          <table:table-cell table:style-name="ce61" office:value-type="string" calcext:value-type="string">
            <text:p>X11.txt</text:p>
          </table:table-cell>
          <table:table-cell table:style-name="ce67"/>
          <table:table-cell table:style-name="ce50"/>
          <table:table-cell table:style-name="ce79"/>
          <table:table-cell table:style-name="ce84"/>
          <table:table-cell table:style-name="ce87"/>
          <table:table-cell table:style-name="ce95"/>
          <table:table-cell table:style-name="ce100" office:value-type="string" calcext:value-type="string">
            <text:p>NEW</text:p>
          </table:table-cell>
          <table:table-cell table:style-name="ce140"/>
          <table:table-cell table:style-name="ce145"/>
          <table:table-cell table:style-name="ce87"/>
          <table:table-cell table:style-name="ce154"/>
          <table:table-cell table:style-name="ce158"/>
          <table:table-cell table:style-name="ce163"/>
          <table:table-cell table:style-name="ce168" office:value-type="string" calcext:value-type="string">
            <text:p>added note</text:p>
          </table:table-cell>
          <table:table-cell table:style-name="ce174"/>
          <table:table-cell table:number-columns-repeated="1002"/>
        </table:table-row>
        <table:table-row table:style-name="ro27">
          <table:table-cell table:style-name="ce42" office:value-type="string" calcext:value-type="string">
            <text:p>Xerox License</text:p>
          </table:table-cell>
          <table:table-cell table:style-name="ce42" office:value-type="string" calcext:value-type="string">
            <text:p>Xerox</text:p>
          </table:table-cell>
          <table:table-cell table:style-name="ce48" office:value-type="string" calcext:value-type="string">
            <text:p>https://fedoraproject.org/wiki/Licensing/Xerox</text:p>
          </table:table-cell>
          <table:table-cell table:style-name="ce43" table:number-columns-repeated="3"/>
          <table:table-cell table:style-name="ce61" office:value-type="string" calcext:value-type="string">
            <text:p>Xerox.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XFree86 License 1.1</text:p>
          </table:table-cell>
          <table:table-cell table:style-name="ce42" office:value-type="string" calcext:value-type="string">
            <text:p>XFree86-1.1</text:p>
          </table:table-cell>
          <table:table-cell table:style-name="ce50" office:value-type="string" calcext:value-type="string">
            <text:p>http://www.xfree86.org/current/LICENSE4.html</text:p>
          </table:table-cell>
          <table:table-cell table:style-name="ce43" table:number-columns-repeated="3"/>
          <table:table-cell table:style-name="ce61" office:value-type="string" calcext:value-type="string">
            <text:p>XFree86-1.1.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xinetd License</text:p>
          </table:table-cell>
          <table:table-cell table:style-name="ce42" office:value-type="string" calcext:value-type="string">
            <text:p>xinetd</text:p>
          </table:table-cell>
          <table:table-cell table:style-name="ce48" office:value-type="string" calcext:value-type="string">
            <text:p>https://fedoraproject.org/wiki/Licensing/Xinetd_License</text:p>
          </table:table-cell>
          <table:table-cell table:style-name="ce43" table:number-columns-repeated="3"/>
          <table:table-cell table:style-name="ce61" office:value-type="string" calcext:value-type="string">
            <text:p>xinetd.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XPP License</text:p>
          </table:table-cell>
          <table:table-cell table:style-name="ce42" office:value-type="string" calcext:value-type="string">
            <text:p>xpp</text:p>
          </table:table-cell>
          <table:table-cell table:style-name="ce48" office:value-type="string" calcext:value-type="string">
            <text:p>https://fedoraproject.org/wiki/Licensing/xpp</text:p>
          </table:table-cell>
          <table:table-cell table:style-name="ce43" table:number-columns-repeated="3"/>
          <table:table-cell table:style-name="ce61" office:value-type="string" calcext:value-type="string">
            <text:p>xpp.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XSkat License</text:p>
          </table:table-cell>
          <table:table-cell table:style-name="ce42" office:value-type="string" calcext:value-type="string">
            <text:p>XSkat</text:p>
          </table:table-cell>
          <table:table-cell table:style-name="ce48" office:value-type="string" calcext:value-type="string">
            <text:p>https://fedoraproject.org/wiki/Licensing/XSkat_License</text:p>
          </table:table-cell>
          <table:table-cell table:style-name="ce43" table:number-columns-repeated="3"/>
          <table:table-cell table:style-name="ce61" office:value-type="string" calcext:value-type="string">
            <text:p>XSkat.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59">
          <table:table-cell table:style-name="ce42" office:value-type="string" calcext:value-type="string">
            <text:p>Yahoo! Public License v1.0</text:p>
          </table:table-cell>
          <table:table-cell table:style-name="ce42" office:value-type="string" calcext:value-type="string">
            <text:p>YPL-1.0</text:p>
          </table:table-cell>
          <table:table-cell table:style-name="ce50" office:value-type="string" calcext:value-type="string">
            <text:p>http://www.zimbra.com/license/yahoo_public_license_1.0.html</text:p>
          </table:table-cell>
          <table:table-cell table:style-name="ce43" table:number-columns-repeated="3"/>
          <table:table-cell table:style-name="ce61" office:value-type="string" calcext:value-type="string">
            <text:p>YPL-1.0.txt</text:p>
          </table:table-cell>
          <table:table-cell table:style-name="ce67"/>
          <table:table-cell table:style-name="ce50"/>
          <table:table-cell table:style-name="ce79"/>
          <table:table-cell table:style-name="ce84"/>
          <table:table-cell table:style-name="ce88"/>
          <table:table-cell table:style-name="ce95"/>
          <table:table-cell table:style-name="ce100" office:value-type="string" calcext:value-type="string">
            <text:p>Text file updated and filename for text file added (was missing)</text:p>
          </table:table-cell>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Yahoo! Public License v1.1</text:p>
          </table:table-cell>
          <table:table-cell table:style-name="ce42" office:value-type="string" calcext:value-type="string">
            <text:p>YPL-1.1</text:p>
          </table:table-cell>
          <table:table-cell table:style-name="ce50" office:value-type="string" calcext:value-type="string">
            <text:p>http://www.zimbra.com/license/yahoo_public_license_1.1.html</text:p>
          </table:table-cell>
          <table:table-cell table:style-name="ce43" table:number-columns-repeated="3"/>
          <table:table-cell table:style-name="ce61" office:value-type="string" calcext:value-type="string">
            <text:p>YPL-1.1.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Zed License</text:p>
          </table:table-cell>
          <table:table-cell table:style-name="ce42" office:value-type="string" calcext:value-type="string">
            <text:p>Zed</text:p>
          </table:table-cell>
          <table:table-cell table:style-name="ce48" office:value-type="string" calcext:value-type="string">
            <text:p>https://fedoraproject.org/wiki/Licensing/Zed</text:p>
          </table:table-cell>
          <table:table-cell table:style-name="ce43" table:number-columns-repeated="3"/>
          <table:table-cell table:style-name="ce61" office:value-type="string" calcext:value-type="string">
            <text:p>Zed.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54">
          <table:table-cell table:style-name="ce42" office:value-type="string" calcext:value-type="string">
            <text:p>Zend License v2.0</text:p>
          </table:table-cell>
          <table:table-cell table:style-name="ce42" office:value-type="string" calcext:value-type="string">
            <text:p>Zend-2.0</text:p>
          </table:table-cell>
          <table:table-cell table:style-name="ce48" office:value-type="string" calcext:value-type="string">
            <text:p>https://web.archive.org/web/20130517195954/http://www.zend.com/license/2_00.txt</text:p>
          </table:table-cell>
          <table:table-cell table:style-name="ce43" table:number-columns-repeated="3"/>
          <table:table-cell table:style-name="ce61" office:value-type="string" calcext:value-type="string">
            <text:p>Zend-2.0.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36">
          <table:table-cell table:style-name="ce42" office:value-type="string" calcext:value-type="string">
            <text:p>Zimbra Public License v1.3</text:p>
          </table:table-cell>
          <table:table-cell table:style-name="ce42" office:value-type="string" calcext:value-type="string">
            <text:p>Zimbra-1.3</text:p>
          </table:table-cell>
          <table:table-cell table:style-name="ce50"/>
          <table:table-cell table:style-name="ce43" table:number-columns-repeated="3"/>
          <table:table-cell table:style-name="ce61" office:value-type="string" calcext:value-type="string">
            <text:p>Zimbra-1.3.txt</text:p>
          </table:table-cell>
          <table:table-cell table:style-name="ce67"/>
          <table:table-cell table:style-name="ce50"/>
          <table:table-cell table:style-name="ce79"/>
          <table:table-cell table:style-name="ce84"/>
          <table:table-cell table:style-name="ce88"/>
          <table:table-cell table:style-name="ce95"/>
          <table:table-cell table:style-name="ce100"/>
          <table:table-cell table:style-name="ce140"/>
          <table:table-cell table:style-name="ce145"/>
          <table:table-cell table:style-name="ce87"/>
          <table:table-cell table:style-name="ce154" office:value-type="string" calcext:value-type="string">
            <text:p>other url removed b/c redirects to new/different version of license</text:p>
          </table:table-cell>
          <table:table-cell table:style-name="ce158" office:value-type="string" calcext:value-type="string">
            <text:p>other url removed b/c redirects to new/different version of license</text:p>
          </table:table-cell>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Zimbra Public License v1.4</text:p>
          </table:table-cell>
          <table:table-cell table:style-name="ce42" office:value-type="string" calcext:value-type="string">
            <text:p>Zimbra-1.4</text:p>
          </table:table-cell>
          <table:table-cell table:style-name="ce48" office:value-type="string" calcext:value-type="string">
            <text:p>http://www.zimbra.com/legal/zimbra-public-license-1-4</text:p>
          </table:table-cell>
          <table:table-cell table:style-name="ce43" table:number-columns-repeated="3"/>
          <table:table-cell table:style-name="ce61" office:value-type="string" calcext:value-type="string">
            <text:p>Zimbra-1.4.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table:table-cell table:style-name="ce154" office:value-type="string" calcext:value-type="string">
            <text:p>NEW</text:p>
          </table:table-cell>
          <table:table-cell table:style-name="ce158" office:value-type="string" calcext:value-type="string">
            <text:p>NEW</text:p>
          </table:table-cell>
          <table:table-cell table:style-name="ce163"/>
          <table:table-cell table:style-name="ce168"/>
          <table:table-cell table:style-name="ce174"/>
          <table:table-cell table:number-columns-repeated="1002"/>
        </table:table-row>
        <table:table-row table:style-name="ro38">
          <table:table-cell table:style-name="ce42" office:value-type="string" calcext:value-type="string">
            <text:p>zlib License</text:p>
          </table:table-cell>
          <table:table-cell table:style-name="ce42" office:value-type="string" calcext:value-type="string">
            <text:p>Zlib</text:p>
          </table:table-cell>
          <table:table-cell table:style-name="ce50" office:value-type="string" calcext:value-type="string">
            <text:p>http://www.zlib.net/zlib_license.html</text:p>
            <text:p>http://www.opensource.org/licenses/Zlib</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Zlib.txt</text:p>
          </table:table-cell>
          <table:table-cell table:style-name="ce67"/>
          <table:table-cell table:style-name="ce50"/>
          <table:table-cell table:style-name="ce79"/>
          <table:table-cell table:style-name="ce84"/>
          <table:table-cell table:style-name="ce88" office:value-type="string" calcext:value-type="string">
            <text:p>OSI lists this as "zlib/libpng" license, but libpng seems to be a separate/distinct license, hence SPDX-LL lists it separately with libpng name</text:p>
          </table:table-cell>
          <table:table-cell table:style-name="ce88" office:value-type="string" calcext:value-type="string">
            <text:p>more research needed on libpng and zlip licenses</text:p>
          </table:table-cell>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4">
          <table:table-cell table:style-name="ce42" office:value-type="string" calcext:value-type="string">
            <text:p>zlib/libpng License with Acknowledgement</text:p>
          </table:table-cell>
          <table:table-cell table:style-name="ce42" office:value-type="string" calcext:value-type="string">
            <text:p>zlib-acknowledgement</text:p>
          </table:table-cell>
          <table:table-cell table:style-name="ce48" office:value-type="string" calcext:value-type="string">
            <text:p>https://fedoraproject.org/wiki/Licensing/ZlibWithAcknowledgement</text:p>
          </table:table-cell>
          <table:table-cell table:style-name="ce43" table:number-columns-repeated="3"/>
          <table:table-cell table:style-name="ce61" office:value-type="string" calcext:value-type="string">
            <text:p>zlib-acknowledgement.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office:value-type="string" calcext:value-type="string">
            <text:p>NEW-Fedora</text:p>
          </table:table-cell>
          <table:table-cell table:style-name="ce154"/>
          <table:table-cell table:style-name="ce158"/>
          <table:table-cell table:style-name="ce163"/>
          <table:table-cell table:style-name="ce168"/>
          <table:table-cell table:style-name="ce174"/>
          <table:table-cell table:number-columns-repeated="1002"/>
        </table:table-row>
        <table:table-row table:style-name="ro27">
          <table:table-cell table:style-name="ce42" office:value-type="string" calcext:value-type="string">
            <text:p>Zope Public License 1.1</text:p>
          </table:table-cell>
          <table:table-cell table:style-name="ce42" office:value-type="string" calcext:value-type="string">
            <text:p>ZPL-1.1</text:p>
          </table:table-cell>
          <table:table-cell table:style-name="ce50" office:value-type="string" calcext:value-type="string">
            <text:p>http://old.zope.org/Resources/License/ZPL-1.1</text:p>
          </table:table-cell>
          <table:table-cell table:style-name="ce43" table:number-columns-repeated="3"/>
          <table:table-cell table:style-name="ce61" office:value-type="string" calcext:value-type="string">
            <text:p>ZPL-1.1.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3">
          <table:table-cell table:style-name="ce42" office:value-type="string" calcext:value-type="string">
            <text:p>Zope Public License 2.0</text:p>
          </table:table-cell>
          <table:table-cell table:style-name="ce42" office:value-type="string" calcext:value-type="string">
            <text:p>ZPL-2.0</text:p>
          </table:table-cell>
          <table:table-cell table:style-name="ce50" office:value-type="string" calcext:value-type="string">
            <text:p>http://old.zope.org/Resources/License/ZPL-2.0</text:p>
            <text:p>http://opensource.org/licenses/ZPL-2.0</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ZPL-2.0.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office:value-type="string" calcext:value-type="string">
            <text:p>OSI url updated</text:p>
          </table:table-cell>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54">
          <table:table-cell table:style-name="ce42" office:value-type="string" calcext:value-type="string">
            <text:p>Zope Public License 2.1</text:p>
          </table:table-cell>
          <table:table-cell table:style-name="ce42" office:value-type="string" calcext:value-type="string">
            <text:p>ZPL-2.1</text:p>
          </table:table-cell>
          <table:table-cell table:style-name="ce48" office:value-type="string" calcext:value-type="string">
            <text:p>http://old.zope.org/Resources/ZPL/</text:p>
          </table:table-cell>
          <table:table-cell table:style-name="ce43" office:value-type="string" calcext:value-type="string">
            <text:p>This is a generic version of the ZPL 2.0 license</text:p>
          </table:table-cell>
          <table:table-cell table:style-name="ce43" table:number-columns-repeated="2"/>
          <table:table-cell table:style-name="ce61" office:value-type="string" calcext:value-type="string">
            <text:p>ZPL-2.1.txt</text:p>
          </table:table-cell>
          <table:table-cell table:style-name="ce67"/>
          <table:table-cell table:style-name="ce50"/>
          <table:table-cell table:style-name="ce79"/>
          <table:table-cell table:style-name="ce84"/>
          <table:table-cell table:style-name="ce87"/>
          <table:table-cell table:style-name="ce95"/>
          <table:table-cell table:style-name="ce100"/>
          <table:table-cell table:style-name="ce140"/>
          <table:table-cell table:style-name="ce145"/>
          <table:table-cell table:style-name="ce87"/>
          <table:table-cell table:style-name="ce154"/>
          <table:table-cell table:style-name="ce158"/>
          <table:table-cell table:style-name="ce163"/>
          <table:table-cell table:style-name="ce168"/>
          <table:table-cell table:style-name="ce174"/>
          <table:table-cell table:number-columns-repeated="1002"/>
        </table:table-row>
        <table:table-row table:style-name="ro46">
          <table:table-cell table:style-name="ce45" table:number-columns-repeated="5"/>
          <table:table-cell table:style-name="ce58"/>
          <table:table-cell table:style-name="ce45" table:number-columns-repeated="14"/>
          <table:table-cell table:style-name="ce171"/>
          <table:table-cell table:style-name="ce178"/>
          <table:table-cell table:style-name="ce45" table:number-columns-repeated="234"/>
          <table:table-cell table:number-columns-repeated="768"/>
        </table:table-row>
        <table:table-row table:style-name="ro44">
          <table:table-cell table:number-columns-repeated="4"/>
          <table:table-cell table:style-name="ce54" table:formula="of:=COUNTA([.E2:.E307])" office:value-type="float" office:value="93" calcext:value-type="float">
            <text:p>93</text:p>
          </table:table-cell>
          <table:table-cell table:style-name="ce59" table:formula="of:=COUNTA([.F2:.F307])" office:value-type="float" office:value="56" calcext:value-type="float">
            <text:p>56</text:p>
          </table:table-cell>
          <table:table-cell table:number-columns-repeated="4"/>
          <table:table-cell table:formula="of:=COUNTA([.K2:.K307])" office:value-type="float" office:value="73" calcext:value-type="float">
            <text:p>73</text:p>
          </table:table-cell>
          <table:table-cell table:number-columns-repeated="4"/>
          <table:table-cell table:style-name="ce148" table:formula="of:=COUNTIF([.P2:.P298];&quot;NEW&quot;)" office:value-type="float" office:value="4" calcext:value-type="float">
            <text:p>4</text:p>
          </table:table-cell>
          <table:table-cell table:style-name="ce148" table:formula="of:=COUNTIF([.Q2:.Q298];&quot;NEW-Fedora&quot;)" office:value-type="float" office:value="76" calcext:value-type="float">
            <text:p>76</text:p>
          </table:table-cell>
          <table:table-cell table:formula="of:=COUNTIF([.R2:.R298];&quot;NEW&quot;)" office:value-type="float" office:value="1" calcext:value-type="float">
            <text:p>1</text:p>
          </table:table-cell>
          <table:table-cell table:formula="of:=COUNTIF([.S2:.S298];&quot;NEW&quot;)" office:value-type="float" office:value="4" calcext:value-type="float">
            <text:p>4</text:p>
          </table:table-cell>
          <table:table-cell table:formula="of:=COUNTIF([.T2:.T307];&quot;NEW&quot;)" office:value-type="float" office:value="5" calcext:value-type="float">
            <text:p>5</text:p>
          </table:table-cell>
          <table:table-cell table:formula="of:=COUNTIF([.U2:.U307];&quot;NEW&quot;)" office:value-type="float" office:value="5" calcext:value-type="float">
            <text:p>5</text:p>
          </table:table-cell>
          <table:table-cell table:formula="of:=COUNTIF([.V2:.V307];&quot;NEW&quot;)" office:value-type="float" office:value="2" calcext:value-type="float">
            <text:p>2</text:p>
          </table:table-cell>
          <table:table-cell table:number-columns-repeated="1002"/>
        </table:table-row>
        <table:table-row table:style-name="ro44">
          <table:table-cell table:number-columns-repeated="16"/>
          <table:table-cell table:style-name="ce148" table:formula="of:=COUNTIF([.Q3:.Q312];&quot;NEW&quot;)" office:value-type="float" office:value="10" calcext:value-type="float">
            <text:p>10</text:p>
          </table:table-cell>
          <table:table-cell table:number-columns-repeated="1007"/>
        </table:table-row>
        <table:table-row table:style-name="ro44" table:number-rows-repeated="1048262">
          <table:table-cell table:number-columns-repeated="1024"/>
        </table:table-row>
        <table:table-row table:style-name="ro44">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2">
        <table:table-column table:style-name="co10" table:default-cell-style-name="ce108"/>
        <table:table-column table:style-name="co11" table:default-cell-style-name="ce108"/>
        <table:table-column table:style-name="co12" table:default-cell-style-name="ce108"/>
        <table:table-column table:style-name="co13" table:default-cell-style-name="ce108"/>
        <table:table-column table:style-name="co14" table:default-cell-style-name="ce108"/>
        <table:table-column table:style-name="co15" table:default-cell-style-name="ce108"/>
        <table:table-column table:style-name="co16" table:default-cell-style-name="ce114"/>
        <table:table-column table:style-name="co17" table:default-cell-style-name="ce117"/>
        <table:table-column table:style-name="co17" table:default-cell-style-name="ce123"/>
        <table:table-column table:style-name="co17" table:default-cell-style-name="ce128"/>
        <table:table-column table:style-name="co2" table:default-cell-style-name="ce129"/>
        <table:table-column table:style-name="co2" table:number-columns-repeated="240" table:default-cell-style-name="ce108"/>
        <table:table-column table:style-name="co2" table:number-columns-repeated="6" table:default-cell-style-name="ce129"/>
        <table:table-column table:style-name="co2" table:number-columns-repeated="767" table:default-cell-style-name="Default"/>
        <table:table-row table:style-name="ro27">
          <table:table-cell table:style-name="ce105" office:value-type="string" calcext:value-type="string">
            <text:p>Full name of Exception</text:p>
          </table:table-cell>
          <table:table-cell table:style-name="ce105" office:value-type="string" calcext:value-type="string">
            <text:p>Exception Identifier</text:p>
          </table:table-cell>
          <table:table-cell table:style-name="ce105" office:value-type="string" calcext:value-type="string">
            <text:p>Source/url</text:p>
          </table:table-cell>
          <table:table-cell table:style-name="ce105" office:value-type="string" calcext:value-type="string">
            <text:p>Notes</text:p>
          </table:table-cell>
          <table:table-cell table:style-name="ce105" office:value-type="string" calcext:value-type="string">
            <text:p>Example of use</text:p>
          </table:table-cell>
          <table:table-cell table:style-name="ce105" office:value-type="string" calcext:value-type="string">
            <text:p>Exception Text</text:p>
          </table:table-cell>
          <table:table-cell/>
          <table:table-cell table:style-name="ce115" office:value-type="string" calcext:value-type="string">
            <text:p>changes for v2.1</text:p>
          </table:table-cell>
          <table:table-cell table:style-name="ce118" office:value-type="string" calcext:value-type="string">
            <text:p>changes for v2.2</text:p>
          </table:table-cell>
          <table:table-cell table:style-name="ce124" office:value-type="string" calcext:value-type="string">
            <text:p>changes for v2.3</text:p>
          </table:table-cell>
          <table:table-cell table:number-columns-repeated="1014"/>
        </table:table-row>
        <table:table-row table:style-name="ro28">
          <table:table-cell table:style-name="ce106" office:value-type="string" calcext:value-type="string">
            <text:p>389 Directory Server</text:p>
            <text:p>Exception</text:p>
          </table:table-cell>
          <table:table-cell table:style-name="ce106" office:value-type="string" calcext:value-type="string">
            <text:p>389-exception</text:p>
          </table:table-cell>
          <table:table-cell table:style-name="ce21" office:value-type="string" calcext:value-type="string">
            <text:p>http://directory.fedoraproject.org/wiki/GPL_Exception_License_Text</text:p>
          </table:table-cell>
          <table:table-cell table:style-name="ce106" office:value-type="string" calcext:value-type="string">
            <text:p>Specified to be associated with GPL 2.0.</text:p>
          </table:table-cell>
          <table:table-cell table:style-name="ce106" office:value-type="string" calcext:value-type="string">
            <text:p>On Fedora List as "Fedora Directory Server License"</text:p>
          </table:table-cell>
          <table:table-cell table:style-name="ce106" office:value-type="string" calcext:value-type="string">
            <text:p>This Program is free software; you can redistribute it and/or modify it under the terms of the GNU General Public License as published by the Free Software Foundation; version 2 of the License.</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9 Temple Place, Suite 330, Boston, MA 02111-1307 USA.</text:p>
            <text:p/>
            <text:p>In addition, as a special exception, Red Hat, Inc. gives You the additional right to link the code of this Program with code not covered under the GNU General Public License ("Non-GPL Code") and to distribute linked combinations including the two, subject to the limitations in this paragraph. Non-GPL Code permitted under this exception must only link to the code of this Program through those well defined interfaces identified in the file named EXCEPTION found in the source code files (the "Approved Interfaces"). The files of Non-GPL Code may instantiate templates or use macros or inline functions from the Approved Interfaces without causing the resulting work to be covered by the GNU General Public License. Only Red Hat, Inc. may make changes or additions to the list of Approved Interfaces. You must obey the GNU General Public License in all respects for all of the Program code and other code used in conjunction with the Program except the Non-GPL Code covered by this exception. If you modify this file, you may extend this exception to your version of the file, but you are not obligated to do so. If you do not wish to provide this exception without modification, you must delete this exception statement from your version and license this file solely under the GPL without exception.</text:p>
          </table:table-cell>
          <table:table-cell/>
          <table:table-cell table:style-name="ce116" office:value-type="string" calcext:value-type="string">
            <text:p>NEW</text:p>
          </table:table-cell>
          <table:table-cell table:style-name="ce119"/>
          <table:table-cell table:style-name="ce125"/>
          <table:table-cell table:number-columns-repeated="1014"/>
        </table:table-row>
        <table:table-row table:style-name="ro29">
          <table:table-cell table:style-name="ce107" office:value-type="string" calcext:value-type="string">
            <text:p>Autoconf exception 2.0</text:p>
          </table:table-cell>
          <table:table-cell table:style-name="ce107" office:value-type="string" calcext:value-type="string">
            <text:p>Autoconf-exception-2.0</text:p>
          </table:table-cell>
          <table:table-cell table:style-name="ce109" office:value-type="string" calcext:value-type="string">
            <text:p>http://ac-archive.sourceforge.net/doc/copyright.html</text:p>
          </table:table-cell>
          <table:table-cell table:style-name="ce107" office:value-type="string" calcext:value-type="string">
            <text:p>Typically used with GPL 2.0</text:p>
            <text:p/>
            <text:p>This exception should be used instead of the deprecated http://spdx.org/licenses/GPL-2.0-with-autoconf-exception</text:p>
          </table:table-cell>
          <table:table-cell table:style-name="ce110" office:value-type="string" calcext:value-type="string">
            <text:p>GNU Autonconf 2.59 at http://ftp.gnu.org/gnu/autoconf/autoconf-2.59.tar.gz</text:p>
          </table:table-cell>
          <table:table-cell table:style-name="ce107" office:value-type="string" calcext:value-type="string">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table-cell table:style-name="ce116"/>
          <table:table-cell table:style-name="ce120"/>
          <table:table-cell table:style-name="ce101"/>
          <table:table-cell table:number-columns-repeated="1014"/>
        </table:table-row>
        <table:table-row table:style-name="ro30">
          <table:table-cell table:style-name="ce106" office:value-type="string" calcext:value-type="string">
            <text:p>Autoconf exception 3.0</text:p>
          </table:table-cell>
          <table:table-cell table:style-name="ce106" office:value-type="string" calcext:value-type="string">
            <text:p>Autoconf-exception-3.0</text:p>
          </table:table-cell>
          <table:table-cell table:style-name="ce21" office:value-type="string" calcext:value-type="string">
            <text:p>http://www.gnu.org/licenses/autoconf-exception-3.0.html</text:p>
          </table:table-cell>
          <table:table-cell table:style-name="ce106" office:value-type="string" calcext:value-type="string">
            <text:p>Typically used with GPL 3.0</text:p>
            <text:p/>
            <text:p>This exception should be used instead of the deprecated http://spdx.org/licenses/GPL-3.0-with-autoconf-exception</text:p>
          </table:table-cell>
          <table:table-cell table:style-name="ce111" office:value-type="string" calcext:value-type="string">
            <text:p>http://www.gnu.org/software/autoconf/</text:p>
          </table:table-cell>
          <table:table-cell table:style-name="ce106" office:value-type="string" calcext:value-type="string">
            <text:p>AUTOCONF CONFIGURE SCRIPT EXCEPTION</text:p>
            <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
            <text:p>"Covered Code" is the source or object code of a version of Autoconf that is a covered work under this License.</text:p>
            <text:p/>
            <text:p>"Normally Copied Code" for a version of Autoconf means all parts of its Covered Code which that version can copy from its code (i.e., not from its input file) into its minimally verbose, non-debugging and non-tracing output.</text:p>
            <text:p/>
            <text:p>"Ineligible Code" is Covered Code that is not Normally Copied Code.</text:p>
            <text:p/>
            <text:p>1. Grant of Additional Permission. </text:p>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
            <text:p>The availability of this Exception does not imply any general presumption that third-party software is unaffected by the copyleft requirements of the license of Autoconf.</text:p>
          </table:table-cell>
          <table:table-cell/>
          <table:table-cell table:style-name="ce116"/>
          <table:table-cell table:style-name="ce120"/>
          <table:table-cell table:style-name="ce101"/>
          <table:table-cell table:number-columns-repeated="1014"/>
        </table:table-row>
        <table:table-row table:style-name="ro31">
          <table:table-cell table:style-name="ce106" office:value-type="string" calcext:value-type="string">
            <text:p>Bison exception 2.2</text:p>
          </table:table-cell>
          <table:table-cell table:style-name="ce106" office:value-type="string" calcext:value-type="string">
            <text:p>Bison-exception-2.2</text:p>
          </table:table-cell>
          <table:table-cell table:style-name="ce21"/>
          <table:table-cell table:style-name="ce106" office:value-type="string" calcext:value-type="string">
            <text:p>Typically used with GPL 2.0 or GPL 3.0</text:p>
            <text:p/>
            <text:p>This exception should be used instead of the deprecated http://spdx.org/licenses/GPL-2.0-with-bison-exception</text:p>
          </table:table-cell>
          <table:table-cell table:style-name="ce112" office:value-type="string" calcext:value-type="string">
            <text:p>http://ftp.gnu.org/gnu/bison/bison-2.3.tar.gz</text:p>
          </table:table-cell>
          <table:table-cell table:style-name="ce106"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table-cell table:style-name="ce116"/>
          <table:table-cell table:style-name="ce120"/>
          <table:table-cell table:style-name="ce101"/>
          <table:table-cell table:number-columns-repeated="1014"/>
        </table:table-row>
        <table:table-row table:style-name="ro32">
          <table:table-cell table:style-name="ce106" office:value-type="string" calcext:value-type="string">
            <text:p>Classpath exception 2.0</text:p>
          </table:table-cell>
          <table:table-cell table:style-name="ce106" office:value-type="string" calcext:value-type="string">
            <text:p>Classpath-exception-2.0</text:p>
          </table:table-cell>
          <table:table-cell table:style-name="ce21" office:value-type="string" calcext:value-type="string">
            <text:p>http://www.gnu.org/software/classpath/license.html</text:p>
            <text:p>https://fedoraproject.org/wiki/Licensing/GPL_Classpath_Exception</text:p>
          </table:table-cell>
          <table:table-cell table:style-name="ce106" office:value-type="string" calcext:value-type="string">
            <text:p>This exception should be used instead of the deprecated http://spdx.org/licenses/GPL-2.0-with-classpath-exception</text:p>
          </table:table-cell>
          <table:table-cell table:style-name="ce106"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106" office:value-type="string" calcext:value-type="string">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table-cell table:style-name="ce116" office:value-type="string" calcext:value-type="string">
            <text:p>added Fedora url </text:p>
          </table:table-cell>
          <table:table-cell table:style-name="ce121" office:value-type="string" calcext:value-type="string">
            <text:p>removed note re: 'Typically used...”</text:p>
          </table:table-cell>
          <table:table-cell table:style-name="ce126"/>
          <table:table-cell table:number-columns-repeated="1014"/>
        </table:table-row>
        <table:table-row table:style-name="ro33">
          <table:table-cell table:style-name="ce106" office:value-type="string" calcext:value-type="string">
            <text:p>CLISP exception 2.0 </text:p>
          </table:table-cell>
          <table:table-cell table:style-name="ce106" office:value-type="string" calcext:value-type="string">
            <text:p>CLISP-exception-2.0</text:p>
          </table:table-cell>
          <table:table-cell table:style-name="ce21" office:value-type="string" calcext:value-type="string">
            <text:p>http://sourceforge.net/p/clisp/clisp/ci/default/tree/COPYRIGHT</text:p>
          </table:table-cell>
          <table:table-cell table:style-name="ce106" office:value-type="string" calcext:value-type="string">
            <text:p>Typically used with GPL 2.0.</text:p>
          </table:table-cell>
          <table:table-cell table:style-name="ce106"/>
          <table:table-cell table:style-name="ce106" office:value-type="string" calcext:value-type="string">
            <text:p>Summary:</text:p>
            <text:p/>
            <text:p>This program is free software; you can redistribute it and/or modify it under the terms of the GNU General Public License version 2 as published by the Free Software Foundation; see file GNU-GPL.</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ext:p/>
            <text:p>Note:</text:p>
            <text:p/>
            <text:p>This copyright does NOT cover user programs that run in CLISP and third-party packages not part of CLISP, if a) They only reference external symbols in CLISP's public packages that define API also provided by many other Common Lisp implementations (namely the packages COMMON-LISP, COMMON-LISP-USER, KEYWORD, CLOS, GRAY, EXT), i.e. if they don't rely on CLISP internals and would as well run in any other Common Lisp implementation. Or b) They only reference external symbols in CLISP's public packages that define API also provided by many other Common Lisp implementations (namely the packages COMMON-LISP, COMMON-LISP-USER, KEYWORD, CLOS, GRAY, EXT) and some external, not CLISP specific, symbols in third-party packages that are released with source code under a GPL compatible license and that run in a great number of Common Lisp implementations, i.e. if they rely on CLISP internals only to the extent needed for gaining some functionality also available in a great number of Common Lisp implementations. Such user programs are not covered by the term """"derived work"""" used in the GNU GPL. Neither is their compiled code, i.e. the result of compiling them by use of the function COMPILE-FILE. We refer to such user programs as """"independent work"""".</text:p>
            <text:p/>
            <text:p>You may copy and distribute memory image files generated by the function SAVEINITMEM, if it was generated only from CLISP and independent work, and provided that you accompany them, in the sense of section 3 of the GNU GPL, with the source code of CLISP - precisely the same CLISP version that was used to build the memory image -, the source or compiled code of the user programs needed to rebuild the memory image (source code for all the parts that are not independent work, see above), and a precise description how to rebuild the memory image from these.</text:p>
            <text:p/>
            <text:p>Foreign non-Lisp code that is linked with CLISP or loaded into CLISP through dynamic linking is not exempted from this copyright. I.e. such code, when distributed for use with CLISP, must be distributed under the GPL.</text:p>
          </table:table-cell>
          <table:table-cell/>
          <table:table-cell table:style-name="ce116" office:value-type="string" calcext:value-type="string">
            <text:p>NEW</text:p>
          </table:table-cell>
          <table:table-cell table:style-name="ce120"/>
          <table:table-cell table:style-name="ce101"/>
          <table:table-cell table:number-columns-repeated="1014"/>
        </table:table-row>
        <table:table-row table:style-name="ro34">
          <table:table-cell table:style-name="ce106" office:value-type="string" calcext:value-type="string">
            <text:p>DigiRule FOSS License Exception</text:p>
          </table:table-cell>
          <table:table-cell table:style-name="ce106" office:value-type="string" calcext:value-type="string">
            <text:p>DigiRule-FOSS-exception</text:p>
          </table:table-cell>
          <table:table-cell table:style-name="ce21" office:value-type="string" calcext:value-type="string">
            <text:p>http://www.digirulesolutions.com/drupal/foss</text:p>
          </table:table-cell>
          <table:table-cell table:style-name="ce106" office:value-type="string" calcext:value-type="string">
            <text:p>Used with GPL 2.0</text:p>
          </table:table-cell>
          <table:table-cell table:style-name="ce106"/>
          <table:table-cell table:style-name="ce106" office:value-type="string" calcext:value-type="string">
            <text:p>DigiRule Solutions’s FOSS License Exception Terms and Conditions</text:p>
            <text:p/>
            <text:p>1. Definitions.</text:p>
            <text:p/>
            <text:p>“Derivative Work” means a derivative work, as defined under applicable copyright law, formed entirely from the Program and one or more FOSS Applications.</text:p>
            <text:p/>
            <text:p>“FOSS Application” means a free and open source software application distributed subject to a license listed in the section below titled “FOSS License List.”</text:p>
            <text:p/>
            <text:p>“FOSS Notice” means a notice placed by DigiRule Solutions in a copy of the Client Libraries stating that such copy of the Client Libraries may be distributed under DigiRule Solutions's or FOSS License Exception.</text:p>
            <text:p/>
            <text:p>“Independent Work” means portions of the Derivative Work that are not derived from the Program and can reasonably be considered independent and separate works.</text:p>
            <text:p/>
            <text:p>“Program” means a copy of DigiRule Solutions’s Client Libraries that contain a FOSS Notice.</text:p>
            <text:p/>
            <text:p>2. A FOSS application developer (“you” or “your”) may distribute a Derivative Work provided that you and the Derivative Work meet all of the following conditions:</text:p>
            <text:p/>
            <text:p>     1. You obey the GPL in all respects for the Program and all portions (including modifications) of the Program included in the Derivative Work (provided that this condition does not apply to Independent Works);</text:p>
            <text:p/>
            <text:p>     2. The Derivative Work does not include any work licensed under the GPL other than the Program;</text:p>
            <text:p/>
            <text:p>     3. You distribute Independent Works subject to a license listed in the section below titled “FOSS License List”;</text:p>
            <text:p/>
            <text:p>     4. You distribute Independent Works in object code or executable form with the complete corresponding machine-readable source code on the same medium and under the same FOSS license applying to the object code or executable forms;</text:p>
            <text:p/>
            <text:p>     5. All works that are aggregated with the Program or the Derivative Work on a medium or volume of storage are not derivative works of the Program, Derivative Work or FOSS Application, and must reasonably be considered independent and separate works.</text:p>
            <text:p/>
            <text:p>3. DigiRule Solutions reserves all rights not expressly granted in these terms and conditions. If all of the above conditions are not met, then this FOSS License Exception does not apply to you or your Derivative Work.</text:p>
            <text:p/>
            <text:p>FOSS License List</text:p>
            <text:p>License Name Version(s)/Copyright Date</text:p>
            <text:p>Release Early Certified Software</text:p>
            <text:p>Academic Free License 2.0</text:p>
            <text:p>Apache Software License 1.0/1.1/2.0</text:p>
            <text:p>Apple Public Source License 2.0</text:p>
            <text:p>Artistic license From Perl 5.8.0</text:p>
            <text:p>BSD license “July 22 1999”</text:p>
            <text:p>Common Development and Distribution License (CDDL) 1.0</text:p>
            <text:p>Common Public License 1.0</text:p>
            <text:p>Eclipse Public License 1.0</text:p>
            <text:p>GNU Library or “Lesser” General Public License (LGPL) 2.0/2.1/3.0</text:p>
            <text:p>Jabber Open Source License 1.0</text:p>
            <text:p>MIT License (As listed in file MIT-License.txt) -</text:p>
            <text:p>Mozilla Public License (MPL) 1.0/1.1</text:p>
            <text:p>Open Software License 2.0</text:p>
            <text:p>OpenSSL license (with original SSLeay license) “2003” (“1998”)</text:p>
            <text:p>PHP License 3.0/3.01</text:p>
            <text:p>Python license (CNRI Python License) -</text:p>
            <text:p>Python Software Foundation License 2.1.1</text:p>
            <text:p>Sleepycat License “1999”</text:p>
            <text:p>University of Illinois/NCSA Open Source License -</text:p>
            <text:p>W3C License “2001”</text:p>
            <text:p>X11 License “2001”</text:p>
            <text:p>Zlib/libpng License -</text:p>
            <text:p>Zope Public License 2.0</text:p>
          </table:table-cell>
          <table:table-cell/>
          <table:table-cell table:style-name="ce116"/>
          <table:table-cell table:style-name="ce122" office:value-type="string" calcext:value-type="string">
            <text:p>NEW</text:p>
          </table:table-cell>
          <table:table-cell table:style-name="ce127"/>
          <table:table-cell table:number-columns-repeated="1014"/>
        </table:table-row>
        <table:table-row table:style-name="ro35">
          <table:table-cell table:style-name="ce106" office:value-type="string" calcext:value-type="string">
            <text:p>eCos exception 2.0</text:p>
          </table:table-cell>
          <table:table-cell table:style-name="ce106" office:value-type="string" calcext:value-type="string">
            <text:p>eCos-exception-2.0</text:p>
          </table:table-cell>
          <table:table-cell table:style-name="ce21" office:value-type="string" calcext:value-type="string">
            <text:p>http://ecos.sourceware.org/license-overview.html</text:p>
          </table:table-cell>
          <table:table-cell table:style-name="ce106" office:value-type="string" calcext:value-type="string">
            <text:p>Typically used with GPL 2.0</text:p>
            <text:p/>
            <text:p>Similar to Macro and Inlines Functions Exception</text:p>
            <text:p/>
          </table:table-cell>
          <table:table-cell table:style-name="ce113" office:value-type="string" calcext:value-type="string">
            <text:p>http://ecos.sourceware.org/license-overview.html</text:p>
            <text:p/>
          </table:table-cell>
          <table:table-cell table:style-name="ce106"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table-cell table:style-name="ce116"/>
          <table:table-cell table:style-name="ce120"/>
          <table:table-cell table:style-name="ce101"/>
          <table:table-cell table:number-columns-repeated="1014"/>
        </table:table-row>
        <table:table-row table:style-name="ro36">
          <table:table-cell table:style-name="ce106" office:value-type="string" calcext:value-type="string">
            <text:p>Fawkes Runtime Exception </text:p>
          </table:table-cell>
          <table:table-cell table:style-name="ce106" office:value-type="string" calcext:value-type="string">
            <text:p>Fawkes-Runtime-exception</text:p>
          </table:table-cell>
          <table:table-cell table:style-name="ce21" office:value-type="string" calcext:value-type="string">
            <text:p>http://www.fawkesrobotics.org/about/license/</text:p>
          </table:table-cell>
          <table:table-cell table:style-name="ce106" office:value-type="string" calcext:value-type="string">
            <text:p>Combines the Classpath exception with the Macros and Inline Functions exception.</text:p>
          </table:table-cell>
          <table:table-cell table:style-name="ce106"/>
          <table:table-cell table:style-name="ce106" office:value-type="string" calcext:value-type="string">
            <text:p>Linking this library statically or dynamically with other modules is making a combined work based on this library. Thus, the terms and conditions of the GNU General Public License cover the whole combination. 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 Addition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16"/>
          <table:table-cell table:style-name="ce122" office:value-type="string" calcext:value-type="string">
            <text:p>NEW</text:p>
          </table:table-cell>
          <table:table-cell table:style-name="ce127"/>
          <table:table-cell table:number-columns-repeated="1014"/>
        </table:table-row>
        <table:table-row table:style-name="ro37">
          <table:table-cell table:style-name="ce106" office:value-type="string" calcext:value-type="string">
            <text:p>FLTK exception</text:p>
          </table:table-cell>
          <table:table-cell table:style-name="ce106" office:value-type="string" calcext:value-type="string">
            <text:p>FLTK-exception</text:p>
          </table:table-cell>
          <table:table-cell table:style-name="ce21" office:value-type="string" calcext:value-type="string">
            <text:p>http://www.fltk.org/COPYING.php</text:p>
          </table:table-cell>
          <table:table-cell table:style-name="ce106" office:value-type="string" calcext:value-type="string">
            <text:p>Specified to be associated with LGPL 2.0</text:p>
          </table:table-cell>
          <table:table-cell table:style-name="ce106" office:value-type="string" calcext:value-type="string">
            <text:p>On Fedora List as "FLTK License"</text:p>
          </table:table-cell>
          <table:table-cell table:style-name="ce106" office:value-type="string" calcext:value-type="string">
            <text:p>The FLTK library and included programs are provided under the terms of the GNU Library General Public License (LGPL) with the following exceptions:</text:p>
            <text:p/>
            <text:p>Modifications to the FLTK configure script, config header file, and makefiles by themselves to support a specific platform do not constitute a modified or derivative work.</text:p>
            <text:p/>
            <text:p>The authors do request that such modifications be contributed to the FLTK project - send all contributions to "fltk-bugs@fltk.org".</text:p>
            <text:p/>
            <text:p>Widgets that are subclassed from FLTK widgets do not constitute a derivative work.</text:p>
            <text:p/>
            <text:p>Static linking of applications and widgets to the FLTK library does not constitute a derivative work and does not require the author to provide source code for the application or widget, use the shared FLTK libraries, or link their applications or widgets against a user-supplied version of FLTK.</text:p>
            <text:p/>
            <text:p>If you link the application or widget to a modified version of FLTK, then the changes to FLTK must be provided under the terms of the LGPL in sections 1, 2, and 4.</text:p>
            <text:p/>
            <text:p>You do not have to provide a copy of the FLTK license with programs that are linked to the FLTK library, nor do you have to identify the FLTK license in your program or documentation as required by section 6 of the LGPL.</text:p>
            <text:p/>
            <text:p>However, programs must still identify their use of FLTK. The following example statement can be included in user documentation to satisfy this requirement:</text:p>
            <text:p/>
            <text:p>[program/widget] is based in part on the work of the FLTK project (http://www.fltk.org).</text:p>
          </table:table-cell>
          <table:table-cell/>
          <table:table-cell table:style-name="ce116" office:value-type="string" calcext:value-type="string">
            <text:p>NEW</text:p>
          </table:table-cell>
          <table:table-cell table:style-name="ce120"/>
          <table:table-cell table:style-name="ce101"/>
          <table:table-cell table:number-columns-repeated="1014"/>
        </table:table-row>
        <table:table-row table:style-name="ro38">
          <table:table-cell table:style-name="ce106" office:value-type="string" calcext:value-type="string">
            <text:p>Font exception 2.0</text:p>
          </table:table-cell>
          <table:table-cell table:style-name="ce106" office:value-type="string" calcext:value-type="string">
            <text:p>Font-exception-2.0</text:p>
          </table:table-cell>
          <table:table-cell table:style-name="ce21" office:value-type="string" calcext:value-type="string">
            <text:p>http://www.gnu.org/licenses/gpl-faq.html#FontException</text:p>
          </table:table-cell>
          <table:table-cell table:style-name="ce106" office:value-type="string" calcext:value-type="string">
            <text:p>Typically used with GPL 2.0</text:p>
            <text:p/>
            <text:p>This exception should be used instead of the deprecated http://spdx.org/licenses/GPL-2.0-with-font-exception</text:p>
          </table:table-cell>
          <table:table-cell table:style-name="ce106"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106" office:value-type="string" calcext:value-type="string">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table-cell table:style-name="ce116"/>
          <table:table-cell table:style-name="ce120"/>
          <table:table-cell table:style-name="ce101"/>
          <table:table-cell table:number-columns-repeated="1014"/>
        </table:table-row>
        <table:table-row table:style-name="ro39">
          <table:table-cell table:style-name="ce106" office:value-type="string" calcext:value-type="string">
            <text:p>FreeRTOS Exception 2.0</text:p>
          </table:table-cell>
          <table:table-cell table:style-name="ce106" office:value-type="string" calcext:value-type="string">
            <text:p>freertos-exception-2.0</text:p>
          </table:table-cell>
          <table:table-cell table:style-name="ce21" office:value-type="string" calcext:value-type="string">
            <text:p>http://www.freertos.org/a00114.html#exception</text:p>
          </table:table-cell>
          <table:table-cell table:style-name="ce106" office:value-type="string" calcext:value-type="string">
            <text:p>Used with GPL 2.0, as specified at http://www.freertos.org/license.txt</text:p>
          </table:table-cell>
          <table:table-cell table:style-name="ce106"/>
          <table:table-cell table:style-name="ce106" office:value-type="string" calcext:value-type="string">
            <text:p>Any FreeRTOS source code, whether modified or in its original release form, or whether in whole or in part, can only be distributed by you under the terms of the GNU General Public License plus this exception. An independent module is a module which is not derived from or based on FreeRTOS.</text:p>
            <text:p/>
            <text:p>EXCEPTION TEXT:</text:p>
            <text:p/>
            <text:p>Clause 1</text:p>
            <text:p/>
            <text:p>Linking FreeRTOS statically or dynamically with other modules is making a combined work based on FreeRTOS. Thus, the terms and conditions of the GNU General Public License cover the whole combination.</text:p>
            <text:p/>
            <text:p>As a special exception, the copyright holder of FreeRTOS gives you permission to link FreeRTOS with independent modules that communicate with FreeRTOS solely through the FreeRTOS API interface, regardless of the license terms of these independent modules, and to copy and distribute the resulting combined work under terms of your choice, provided that</text:p>
            <text:p/>
            <text:p>Every copy of the combined work is accompanied by a written statement that details to the recipient the version of FreeRTOS used and an offer by yourself to provide the FreeRTOS source code (including any modifications you may have made) should the recipient request it.</text:p>
            <text:p/>
            <text:p>The combined work is not itself an RTOS, scheduler, kernel or related product.</text:p>
            <text:p/>
            <text:p>The independent modules add significant and primary functionality to FreeRTOS and do not merely extend the existing functionality already present in FreeRTOS.</text:p>
            <text:p/>
            <text:p>Clause 2</text:p>
            <text:p/>
            <text:p>FreeRTOS may not be used for any competitive or comparative purpose, including the publication of any form of run time or compile time metric, without the express permission of Real Time Engineers Ltd. (this is the norm within the industry and is intended to ensure information accuracy).</text:p>
          </table:table-cell>
          <table:table-cell/>
          <table:table-cell table:style-name="ce116" office:value-type="string" calcext:value-type="string">
            <text:p>NEW</text:p>
          </table:table-cell>
          <table:table-cell table:style-name="ce120"/>
          <table:table-cell table:style-name="ce101"/>
          <table:table-cell table:number-columns-repeated="1014"/>
        </table:table-row>
        <table:table-row table:style-name="ro40">
          <table:table-cell table:style-name="ce106" office:value-type="string" calcext:value-type="string">
            <text:p>GCC Runtime Library exception 2.0</text:p>
          </table:table-cell>
          <table:table-cell table:style-name="ce106" office:value-type="string" calcext:value-type="string">
            <text:p>GCC-exception-2.0</text:p>
          </table:table-cell>
          <table:table-cell table:style-name="ce21"/>
          <table:table-cell table:style-name="ce106" office:value-type="string" calcext:value-type="string">
            <text:p>Typically used with GPL 2.0 or later.  Sometimes also referred to a "linking exception."</text:p>
            <text:p/>
            <text:p>This exception should be used instead of the deprecated http://spdx.org/licenses/GPL-2.0-with-GCC-exception</text:p>
          </table:table-cell>
          <table:table-cell table:style-name="ce106"/>
          <table:table-cell table:style-name="ce106" office:value-type="string" calcext:value-type="string">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table-cell table:style-name="ce116" office:value-type="string" calcext:value-type="string">
            <text:p>added more in notes</text:p>
          </table:table-cell>
          <table:table-cell table:style-name="ce120"/>
          <table:table-cell table:style-name="ce101"/>
          <table:table-cell table:number-columns-repeated="1014"/>
        </table:table-row>
        <table:table-row table:style-name="ro41">
          <table:table-cell table:style-name="ce106" office:value-type="string" calcext:value-type="string">
            <text:p>GCC Runtime Library exception 3.1</text:p>
          </table:table-cell>
          <table:table-cell table:style-name="ce106" office:value-type="string" calcext:value-type="string">
            <text:p>GCC-exception-3.1</text:p>
          </table:table-cell>
          <table:table-cell table:style-name="ce21" office:value-type="string" calcext:value-type="string">
            <text:p>http://www.gnu.org/licenses/gcc-exception-3.1.html</text:p>
          </table:table-cell>
          <table:table-cell table:style-name="ce106" office:value-type="string" calcext:value-type="string">
            <text:p>Typically used with GPL 3.0</text:p>
            <text:p/>
            <text:p>This exception should be used instead of the deprecated http://spdx.org/licenses/GPL-3.0-with-GCC-exception</text:p>
          </table:table-cell>
          <table:table-cell table:style-name="ce106"/>
          <table:table-cell table:style-name="ce106" office:value-type="string" calcext:value-type="string">
            <text:p>GCC RUNTIME LIBRARY EXCEPTION </text:p>
            <text:p/>
            <text:p>Version 3.1, 31 March 2009</text:p>
            <text:p/>
            <text:p>General information: 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
            <text:p>A file is an "Independent Module" if it either requires the Runtime Library for execution after a Compilation Process, or makes use of an interface provided by the Runtime Library, but is not otherwise based on the Runtime Library. </text:p>
            <text:p/>
            <text:p>"GCC" means a version of the GNU Compiler Collection, with or without modifications, governed by version 3 (or a specified later version) of the GNU General Public License (GPL) with the option of using any subsequent versions published by the FSF. </text:p>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
            <text:p>The availability of this Exception does not imply any general presumption that third-party software is unaffected by the copyleft requirements of the license of GCC.</text:p>
          </table:table-cell>
          <table:table-cell/>
          <table:table-cell table:style-name="ce116"/>
          <table:table-cell table:style-name="ce120"/>
          <table:table-cell table:style-name="ce101"/>
          <table:table-cell table:number-columns-repeated="1014"/>
        </table:table-row>
        <table:table-row table:style-name="ro34">
          <table:table-cell table:style-name="ce106" office:value-type="string" calcext:value-type="string">
            <text:p>GNU JavaMail exception</text:p>
          </table:table-cell>
          <table:table-cell table:style-name="ce106" office:value-type="string" calcext:value-type="string">
            <text:p>gnu-javamail-exception</text:p>
          </table:table-cell>
          <table:table-cell table:style-name="ce21" office:value-type="string" calcext:value-type="string">
            <text:p>http://www.gnu.org/software/classpathx/javamail/javamail.html</text:p>
          </table:table-cell>
          <table:table-cell table:style-name="ce106" office:value-type="string" calcext:value-type="string">
            <text:p>Used with GPL (any version)</text:p>
          </table:table-cell>
          <table:table-cell table:style-name="ce106"/>
          <table:table-cell table:style-name="ce106" office:value-type="string" calcext:value-type="string">
            <text:p>As a special exception, if you link this library with other files to produce an executable, this library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16" office:value-type="string" calcext:value-type="string">
            <text:p>NEW</text:p>
          </table:table-cell>
          <table:table-cell table:style-name="ce120"/>
          <table:table-cell table:style-name="ce101"/>
          <table:table-cell table:number-columns-repeated="1014"/>
        </table:table-row>
        <table:table-row table:style-name="ro35">
          <table:table-cell table:style-name="ce106" office:value-type="string" calcext:value-type="string">
            <text:p>i2p GPL+Java Exception</text:p>
          </table:table-cell>
          <table:table-cell table:style-name="ce106" office:value-type="string" calcext:value-type="string">
            <text:p>i2p-gpl-java-exception</text:p>
          </table:table-cell>
          <table:table-cell table:style-name="ce21" office:value-type="string" calcext:value-type="string">
            <text:p>http://geti2p.net/en/get-involved/develop/licenses#java_exception</text:p>
          </table:table-cell>
          <table:table-cell table:style-name="ce106" office:value-type="string" calcext:value-type="string">
            <text:p>Used with GPL 2.0 or later</text:p>
          </table:table-cell>
          <table:table-cell table:style-name="ce106"/>
          <table:table-cell table:style-name="ce106" office:value-type="string" calcext:value-type="string">
            <text:p>In addition, as a special exception, &lt;&lt;var;name=licensor;original=XXXX;match=.+&gt;&gt; gives permission to link the code of this program with the proprietary Java implementation provided by Sun (or other vendors as well), and distribute linked combinations including the two. You must obey the GNU General Public License in all respects for all of the code used other than the proprietary Java implementation. If you modify this file, you may extend this exception to your version of the file, but you are not obligated to do so. If you do not wish to do so, delete this exception statement from your version.</text:p>
            <text:p/>
            <text:p/>
          </table:table-cell>
          <table:table-cell/>
          <table:table-cell table:style-name="ce116" office:value-type="string" calcext:value-type="string">
            <text:p>NEW</text:p>
          </table:table-cell>
          <table:table-cell table:style-name="ce120"/>
          <table:table-cell table:style-name="ce101"/>
          <table:table-cell table:number-columns-repeated="1014"/>
        </table:table-row>
        <table:table-row table:style-name="ro34">
          <table:table-cell table:style-name="ce106" office:value-type="string" calcext:value-type="string">
            <text:p>Libtool Exception</text:p>
          </table:table-cell>
          <table:table-cell table:style-name="ce106" office:value-type="string" calcext:value-type="string">
            <text:p>Libtool-exception</text:p>
          </table:table-cell>
          <table:table-cell table:style-name="ce21" office:value-type="string" calcext:value-type="string">
            <text:p>http://git.savannah.gnu.org/cgit/libtool.git/tree/m4/libtool.m4</text:p>
          </table:table-cell>
          <table:table-cell table:style-name="ce5"/>
          <table:table-cell table:style-name="ce106" office:value-type="string" calcext:value-type="string">
            <text:p>https://www.gnu.org/software/libtool/</text:p>
          </table:table-cell>
          <table:table-cell table:style-name="ce106" office:value-type="string" calcext:value-type="string">
            <text:p>As a special exception to the GNU General Public License, if you distribute this file as part of a program or library that is built using GNU Libtool, you may include this file under the same distribution terms that you use for the rest of that program.</text:p>
          </table:table-cell>
          <table:table-cell/>
          <table:table-cell table:style-name="ce116" office:value-type="string" calcext:value-type="string">
            <text:p>NEW</text:p>
          </table:table-cell>
          <table:table-cell table:style-name="ce120"/>
          <table:table-cell table:style-name="ce101"/>
          <table:table-cell table:number-columns-repeated="1014"/>
        </table:table-row>
        <table:table-row table:style-name="ro34">
          <table:table-cell table:style-name="ce106" office:value-type="string" calcext:value-type="string">
            <text:p>LZMA exception</text:p>
          </table:table-cell>
          <table:table-cell table:style-name="ce106" office:value-type="string" calcext:value-type="string">
            <text:p>LZMA-exception</text:p>
          </table:table-cell>
          <table:table-cell table:style-name="ce21" office:value-type="string" calcext:value-type="string">
            <text:p>http://nsis.sourceforge.net/Docs/AppendixI.html#I.6</text:p>
          </table:table-cell>
          <table:table-cell table:style-name="ce106" office:value-type="string" calcext:value-type="string">
            <text:p>Used by the LZMA compression module for NSIS to apply an exception to CPL-1.0</text:p>
          </table:table-cell>
          <table:table-cell table:style-name="ce106"/>
          <table:table-cell table:style-name="ce106" office:value-type="string" calcext:value-type="string">
            <text:p>I.6 Special exception for LZMA compression module</text:p>
            <text:p/>
            <text:p>Igor Pavlov and Amir Szekely, the authors of the LZMA compression module for NSIS, expressly permit you to statically or dynamically link your code (or bind by name) to the files from the LZMA compression module for NSIS without subjecting your linked code to the terms of the Common Public license version 1.0. Any modifications or additions to files from the LZMA compression module for NSIS, however, are subject to the terms of the Common Public License version 1.0.</text:p>
          </table:table-cell>
          <table:table-cell/>
          <table:table-cell table:style-name="ce116" office:value-type="string" calcext:value-type="string">
            <text:p>NEW</text:p>
          </table:table-cell>
          <table:table-cell table:style-name="ce120"/>
          <table:table-cell table:style-name="ce101"/>
          <table:table-cell table:number-columns-repeated="1014"/>
        </table:table-row>
        <table:table-row table:style-name="ro42">
          <table:table-cell table:style-name="ce106" office:value-type="string" calcext:value-type="string">
            <text:p>Macros and Inline Functions Exception</text:p>
          </table:table-cell>
          <table:table-cell table:style-name="ce106" office:value-type="string" calcext:value-type="string">
            <text:p>mif-exception</text:p>
          </table:table-cell>
          <table:table-cell table:style-name="ce21" office:value-type="string" calcext:value-type="string">
            <text:p>http://www.scs.stanford.edu/histar/src/lib/cppsup/exception</text:p>
          </table:table-cell>
          <table:table-cell table:style-name="ce106" office:value-type="string" calcext:value-type="string">
            <text:p>Used with GPL 2.0. <text:s/>Used by older versions of GCC. This is similar to the eCos Exception.</text:p>
          </table:table-cell>
          <table:table-cell table:style-name="ce106" office:value-type="string" calcext:value-type="string">
            <text:p>http://dev.bertos.org/doxygen/</text:p>
            <text:p>https://www.threadingbuildingblocks.org/licensing </text:p>
            <text:p/>
          </table:table-cell>
          <table:table-cell table:style-name="ce106" office:value-type="string" calcext:value-type="string">
            <text:p>As a special exception, you may use this file as part of a free software library without restriction. Specific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16" office:value-type="string" calcext:value-type="string">
            <text:p>NEW</text:p>
          </table:table-cell>
          <table:table-cell table:style-name="ce120"/>
          <table:table-cell table:style-name="ce101"/>
          <table:table-cell table:number-columns-repeated="1014"/>
        </table:table-row>
        <table:table-row table:style-name="ro43">
          <table:table-cell table:style-name="ce106" office:value-type="string" calcext:value-type="string">
            <text:p>Nokia Qt LGPL exception 1.1</text:p>
          </table:table-cell>
          <table:table-cell table:style-name="ce106" office:value-type="string" calcext:value-type="string">
            <text:p>Nokia-Qt-exception-1.1</text:p>
          </table:table-cell>
          <table:table-cell table:style-name="ce21" office:value-type="string" calcext:value-type="string">
            <text:p>https://www.keepassx.org/dev/projects/keepassx/repository/revisions/b8dfb9cc4d5133e0f09cd7533d15a4f1c19a40f2/entry/LICENSE.NOKIA-LGPL-EXCEPTION</text:p>
          </table:table-cell>
          <table:table-cell table:style-name="ce106" office:value-type="string" calcext:value-type="string">
            <text:p>Used by Nokia Qt to apply an exception to LGPL 2.1</text:p>
          </table:table-cell>
          <table:table-cell table:style-name="ce106"/>
          <table:table-cell table:style-name="ce106" office:value-type="string" calcext:value-type="string">
            <text:p>Nokia Qt LGPL Exception version 1.1</text:p>
            <text:p/>
            <text:p>As an additional permission to the GNU Lesser General Public License version 2.1, the object code form of a ""work that uses the Library"" may incorporate material from a header file that is part of the Library. You may distribute such object code under terms of your choice, provided that: </text:p>
            <text:p> </text:p>
            <text:p>     (i) the header files of the Library have not been modified; and  </text:p>
            <text:p>     (ii) the incorporated material is limited to numerical parameters, data structure layouts, accessors, macros, inline functions and templates; and </text:p>
            <text:p>     (iii) you comply with the terms of Section 6 of the GNU Lesser General Public License version 2.1.</text:p>
            <text:p/>
            <text:p>Moreover, you may apply this exception to a modified version of the Library, provided that such modification does not involve copying material from the Library into the modified Library's header files unless such material is limited to </text:p>
            <text:p/>
            <text:p>     (i) numerical parameters; </text:p>
            <text:p>     (ii) data structure layouts; </text:p>
            <text:p>     (iii) accessors; and </text:p>
            <text:p>     (iv) small macros, templates and inline functions of five lines or less in length.</text:p>
            <text:p/>
            <text:p>Furthermore, you are not required to apply this additional permission to a modified version of the Library.</text:p>
          </table:table-cell>
          <table:table-cell/>
          <table:table-cell table:style-name="ce116" office:value-type="string" calcext:value-type="string">
            <text:p>NEW</text:p>
          </table:table-cell>
          <table:table-cell table:style-name="ce120"/>
          <table:table-cell table:style-name="ce101"/>
          <table:table-cell table:number-columns-repeated="1014"/>
        </table:table-row>
        <table:table-row table:style-name="ro35">
          <table:table-cell table:style-name="ce106" office:value-type="string" calcext:value-type="string">
            <text:p>OpenVPN OpenSSL Exception</text:p>
          </table:table-cell>
          <table:table-cell table:style-name="ce106" office:value-type="string" calcext:value-type="string">
            <text:p>openvpn-openssl-exception</text:p>
          </table:table-cell>
          <table:table-cell table:style-name="ce21" office:value-type="string" calcext:value-type="string">
            <text:p>http://openvpn.net/index.php/license.html</text:p>
          </table:table-cell>
          <table:table-cell table:style-name="ce106" office:value-type="string" calcext:value-type="string">
            <text:p>Used with GPL 2.0</text:p>
          </table:table-cell>
          <table:table-cell table:style-name="ce106"/>
          <table:table-cell table:style-name="ce106" office:value-type="string" calcext:value-type="string">
            <text:p>Special exception for linking OpenVPN with OpenSSL:</text:p>
            <text:p/>
            <text:p>In addition, as a special exception, OpenVPN Technologies, Inc. gives permission to link the code of this program with the OpenSSL Library (or with modified versions of OpenSSL that use the same license as OpenSSL), and distribute linked combinations including the two. You must obey the GNU General Public License in all respects for all of the code used other than OpenSSL. If you modify this file, you may extend this exception to your version of the file, but you are not obligated to do so. If you do not wish to do so, delete this exception statement from your version.</text:p>
          </table:table-cell>
          <table:table-cell/>
          <table:table-cell table:style-name="ce116"/>
          <table:table-cell table:style-name="ce122" office:value-type="string" calcext:value-type="string">
            <text:p>NEW</text:p>
          </table:table-cell>
          <table:table-cell table:style-name="ce127"/>
          <table:table-cell table:number-columns-repeated="1014"/>
        </table:table-row>
        <table:table-row table:style-name="ro38">
          <table:table-cell table:style-name="ce106" office:value-type="string" calcext:value-type="string">
            <text:p>Qwt exception 1.0</text:p>
          </table:table-cell>
          <table:table-cell table:style-name="ce106" office:value-type="string" calcext:value-type="string">
            <text:p>Qwt-exception-1.0</text:p>
          </table:table-cell>
          <table:table-cell table:style-name="ce21" office:value-type="string" calcext:value-type="string">
            <text:p>http://qwt.sourceforge.net/qwtlicense.html</text:p>
          </table:table-cell>
          <table:table-cell table:style-name="ce106" office:value-type="string" calcext:value-type="string">
            <text:p>Specified to be associated with LGPL 2.1</text:p>
          </table:table-cell>
          <table:table-cell table:style-name="ce106" office:value-type="string" calcext:value-type="string">
            <text:p>On Fedora List as "Qwt License 1.0"</text:p>
          </table:table-cell>
          <table:table-cell table:style-name="ce106" office:value-type="string" calcext:value-type="string">
            <text:p>Qwt License Version 1.0, </text:p>
            <text:p>January 1, 2003 </text:p>
            <text:p/>
            <text:p>The Qwt library and included programs are provided under the terms of the GNU LESSER GENERAL PUBLIC LICENSE (LGPL) with the following exceptions: </text:p>
            <text:p/>
            <text:p>1. Widgets that are subclassed from Qwt widgets do not constitute a derivative work. </text:p>
            <text:p/>
            <text:p>2. Static linking of applications and widgets to the Qwt library does not constitute a derivative work and does not require the author to provide source code for the application or widget, use the shared Qwt libraries, or link their applications or widgets against a user-supplied version of Qwt. If you link the application or widget to a modified version of Qwt, then the changes to Qwt must be provided under the terms of the LGPL in sections 1, 2, and 4. </text:p>
            <text:p/>
            <text:p>3. You do not have to provide a copy of the Qwt license with programs that are linked to the Qwt library, nor do you have to identify the Qwt license in your program or documentation as required by section 6 of the LGPL. </text:p>
            <text:p/>
            <text:p>However, programs must still identify their use of Qwt. The following example statement can be included in user documentation to satisfy this requirement: [program/widget] is based in part on the work of the Qwt project (http://qwt.sf.net)." </text:p>
          </table:table-cell>
          <table:table-cell/>
          <table:table-cell table:style-name="ce116" office:value-type="string" calcext:value-type="string">
            <text:p>NEW</text:p>
          </table:table-cell>
          <table:table-cell table:style-name="ce120"/>
          <table:table-cell table:style-name="ce101"/>
          <table:table-cell table:number-columns-repeated="1014"/>
        </table:table-row>
        <table:table-row table:style-name="ro36">
          <table:table-cell table:style-name="ce106" office:value-type="string" calcext:value-type="string">
            <text:p>U-Boot exception 2.0</text:p>
          </table:table-cell>
          <table:table-cell table:style-name="ce106" office:value-type="string" calcext:value-type="string">
            <text:p>u-boot-exception-2.0</text:p>
          </table:table-cell>
          <table:table-cell table:style-name="ce21" office:value-type="string" calcext:value-type="string">
            <text:p>http://git.denx.de/?p=u-boot.git;a=blob;f=Licenses/Exceptions</text:p>
          </table:table-cell>
          <table:table-cell table:style-name="ce106" office:value-type="string" calcext:value-type="string">
            <text:p>Used with GPL 2.0 or later</text:p>
          </table:table-cell>
          <table:table-cell table:style-name="ce106"/>
          <table:table-cell table:style-name="ce106" office:value-type="string" calcext:value-type="string">
            <text:p>The U-Boot License Exception:</text:p>
            <text:p/>
            <text:p>Even though U-Boot in general is covered by the GPL-2.0/GPL-2.0+, this does *not* cover the so-called "standalone" applications that use U-Boot services by means of the jump table provided by U-Boot exactly for this purpose - this is merely considered normal use of U-Boot, and does *not* fall under the heading of "derived work".</text:p>
            <text:p/>
            <text:p>The header files "include/image.h" and "arch/*/include/asm/u-boot.h" define interfaces to U-Boot.  Including these (unmodified) header files in another file is considered normal use of U-Boot, and does *not* fall under the heading of "derived work".</text:p>
            <text:p>-- Wolfgang Denk</text:p>
          </table:table-cell>
          <table:table-cell/>
          <table:table-cell table:style-name="ce116" office:value-type="string" calcext:value-type="string">
            <text:p>NEW</text:p>
          </table:table-cell>
          <table:table-cell table:style-name="ce120"/>
          <table:table-cell table:style-name="ce101"/>
          <table:table-cell table:number-columns-repeated="1014"/>
        </table:table-row>
        <table:table-row table:style-name="ro32">
          <table:table-cell table:style-name="ce106" office:value-type="string" calcext:value-type="string">
            <text:p>WxWindows Library Exception 3.1</text:p>
          </table:table-cell>
          <table:table-cell table:style-name="ce106" office:value-type="string" calcext:value-type="string">
            <text:p>WxWindows-exception-3.1</text:p>
          </table:table-cell>
          <table:table-cell table:style-name="ce21" office:value-type="string" calcext:value-type="string">
            <text:p>http://www.opensource.org/licenses/WXwindows</text:p>
          </table:table-cell>
          <table:table-cell table:style-name="ce106" office:value-type="string" calcext:value-type="string">
            <text:p>Used with GPL 2.0 or later</text:p>
            <text:p/>
            <text:p>This exception should be used instead of the deprecated http://spdx.org/licenses/WXwindows</text:p>
          </table:table-cell>
          <table:table-cell table:style-name="ce106"/>
          <table:table-cell table:style-name="ce106"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table-cell table:style-name="ce116"/>
          <table:table-cell table:style-name="ce120"/>
          <table:table-cell table:style-name="ce101"/>
          <table:table-cell table:number-columns-repeated="1014"/>
        </table:table-row>
        <table:table-row table:style-name="ro40">
          <table:table-cell table:style-name="ce106" office:value-type="string" calcext:value-type="string">
            <text:p>Open CASCADE Exception 1.0</text:p>
          </table:table-cell>
          <table:table-cell table:style-name="ce106" office:value-type="string" calcext:value-type="string">
            <text:p>OCCT-exception-1.0</text:p>
          </table:table-cell>
          <table:table-cell table:style-name="ce21" office:value-type="string" calcext:value-type="string">
            <text:p><text:span text:style-name="T7"><text:a xlink:href="http://www.opencascade.com/content/licensing" xlink:type="simple">http://www.opencascade.com/content/licensing</text:a></text:span></text:p>
          </table:table-cell>
          <table:table-cell table:style-name="ce106" office:value-type="string" calcext:value-type="string">
            <text:p>Open CASCADE Technology version 6.7.0 and later are governed by (LGPL-2.1 with this exception.</text:p>
            <text:p/>
            <text:p>A specific license (OCCT-PL) is applied to Open CASCADE Technology version 6.6.0 and earlier.</text:p>
          </table:table-cell>
          <table:table-cell table:style-name="ce106"/>
          <table:table-cell table:style-name="ce106" office:value-type="string" calcext:value-type="string">
            <text:p>Open CASCADE Exception (version 1.0) to GNU LGPL version 2.1.</text:p>
            <text:p/>
            <text:p>The object code (i.e. not a source) form of a "work that uses the Library" can incorporate material from a header file that is part of the Library. As a special exception to the GNU Lesser General Public License version 2.1, you may distribute such object code incorporating material from header files provided with the Open CASCADE Technology libraries (including code of CDL generic classes) under terms of your choice, provided that you give prominent notice in supporting documentation to this code that it makes use of or is based on facilities provided by the Open CASCADE Technology software.</text:p>
          </table:table-cell>
          <table:table-cell/>
          <table:table-cell table:style-name="ce116"/>
          <table:table-cell table:style-name="ce120"/>
          <table:table-cell table:style-name="ce101" office:value-type="string" calcext:value-type="string">
            <text:p>NEW</text:p>
          </table:table-cell>
          <table:table-cell table:number-columns-repeated="1014"/>
        </table:table-row>
        <table:table-row table:style-name="ro44">
          <table:table-cell table:style-name="ce106" table:number-columns-repeated="2"/>
          <table:table-cell table:style-name="ce21"/>
          <table:table-cell table:style-name="ce106" table:number-columns-repeated="3"/>
          <table:table-cell/>
          <table:table-cell table:style-name="ce116"/>
          <table:table-cell table:style-name="ce122"/>
          <table:table-cell table:style-name="ce127"/>
          <table:table-cell table:number-columns-repeated="1014"/>
        </table:table-row>
        <table:table-row table:style-name="ro45">
          <table:table-cell table:number-columns-repeated="7"/>
          <table:table-cell table:formula="of:=COUNTIF([.H2:.H22];&quot;NEW&quot;)" office:value-type="float" office:value="10" calcext:value-type="float">
            <text:p>10</text:p>
          </table:table-cell>
          <table:table-cell table:formula="of:=COUNTIF([.I2:.I27];&quot;NEW&quot;)" office:value-type="float" office:value="3" calcext:value-type="float">
            <text:p>3</text:p>
          </table:table-cell>
          <table:table-cell table:formula="of:=COUNTIF([.J2:.J27];&quot;NEW&quot;)" office:value-type="float" office:value="1" calcext:value-type="float">
            <text:p>1</text:p>
          </table:table-cell>
          <table:table-cell table:number-columns-repeated="1014"/>
        </table:table-row>
        <table:table-row table:style-name="ro46" table:number-rows-repeated="1048547">
          <table:table-cell table:number-columns-repeated="1024"/>
        </table:table-row>
        <table:table-row table:style-name="ro46">
          <table:table-cell table:number-columns-repeated="1024"/>
        </table:table-row>
      </table:table>
      <table:table table:name="deprecated" table:style-name="ta3">
        <table:table-column table:style-name="co18" table:default-cell-style-name="ce129"/>
        <table:table-column table:style-name="co19" table:default-cell-style-name="ce129"/>
        <table:table-column table:style-name="co20" table:default-cell-style-name="ce129"/>
        <table:table-column table:style-name="co21" table:default-cell-style-name="ce129"/>
        <table:table-column table:style-name="co2" table:default-cell-style-name="ce129"/>
        <table:table-column table:style-name="co22" table:default-cell-style-name="ce129"/>
        <table:table-column table:style-name="co20" table:default-cell-style-name="ce129"/>
        <table:table-column table:style-name="co23" table:default-cell-style-name="ce138"/>
        <table:table-column table:style-name="co2" table:number-columns-repeated="249" table:default-cell-style-name="ce129"/>
        <table:table-column table:style-name="co2" table:number-columns-repeated="767" table:default-cell-style-name="Default"/>
        <table:table-row table:style-name="ro47">
          <table:table-cell table:style-name="ce130" office:value-type="string" calcext:value-type="string">
            <text:p>Full name of License</text:p>
          </table:table-cell>
          <table:table-cell table:style-name="ce130" office:value-type="string" calcext:value-type="string">
            <text:p>License Identifier</text:p>
          </table:table-cell>
          <table:table-cell table:style-name="ce132" office:value-type="string" calcext:value-type="string">
            <text:p>Source/url</text:p>
          </table:table-cell>
          <table:table-cell table:style-name="ce130" office:value-type="string" calcext:value-type="string">
            <text:p>Notes on Deprecation</text:p>
          </table:table-cell>
          <table:table-cell table:style-name="ce130" office:value-type="string" calcext:value-type="string">
            <text:p>OSI Approved</text:p>
          </table:table-cell>
          <table:table-cell table:style-name="ce130" office:value-type="string" calcext:value-type="string">
            <text:p>Standard License Header</text:p>
          </table:table-cell>
          <table:table-cell table:style-name="ce135" office:value-type="string" calcext:value-type="string">
            <text:p>Template</text:p>
          </table:table-cell>
          <table:table-cell table:style-name="ce136" office:value-type="string" calcext:value-type="string">
            <text:p>Deprecated as of:</text:p>
          </table:table-cell>
          <table:table-cell table:style-name="ce24" table:number-columns-repeated="239"/>
          <table:table-cell table:number-columns-repeated="9"/>
          <table:table-cell table:style-name="ce24" table:number-columns-repeated="768"/>
        </table:table-row>
        <table:table-row table:style-name="ro48">
          <table:table-cell table:style-name="ce131" office:value-type="string" calcext:value-type="string">
            <text:p>eCos license version 2.0</text:p>
          </table:table-cell>
          <table:table-cell table:style-name="ce131" office:value-type="string" calcext:value-type="string">
            <text:p>eCos-2.0</text:p>
          </table:table-cell>
          <table:table-cell table:style-name="ce133" office:value-type="string" calcext:value-type="string">
            <text:p>http://www.gnu.org/licenses/ecos-license.html</text:p>
          </table:table-cell>
          <table:table-cell table:style-name="ce131" office:value-type="string" calcext:value-type="string">
            <text:p>DEPRECATED: <text:s/>This is really GPL v2 or later with an exception. Use License Expression Syntax and Exceptions list to create equivalent license.</text:p>
          </table:table-cell>
          <table:table-cell table:style-name="ce131" table:number-columns-repeated="2"/>
          <table:table-cell table:style-name="ce133" office:value-type="string" calcext:value-type="string">
            <text:p>deprecated_eCos-2.0.txt</text:p>
          </table:table-cell>
          <table:table-cell table:style-name="ce137" office:value-type="string" calcext:value-type="string">
            <text:p>2.0rc2</text:p>
          </table:table-cell>
          <table:table-cell table:style-name="ce24" table:number-columns-repeated="234"/>
          <table:table-cell table:number-columns-repeated="14"/>
          <table:table-cell table:style-name="ce24" table:number-columns-repeated="768"/>
        </table:table-row>
        <table:table-row table:style-name="ro31">
          <table:table-cell table:style-name="ce2" office:value-type="string" calcext:value-type="string">
            <text:p>GNU General Public License v1.0 or later</text:p>
          </table:table-cell>
          <table:table-cell table:style-name="ce2" office:value-type="string" calcext:value-type="string">
            <text:p>GPL-1.0+</text:p>
          </table:table-cell>
          <table:table-cell table:style-name="ce21" office:value-type="string" calcext:value-type="string">
            <text:p>http://www.gnu.org/licenses/old-licenses/gpl-1.0-standalone.html</text:p>
          </table:table-cell>
          <table:table-cell table:style-name="ce2" office:value-type="string" calcext:value-type="string">
            <text:p>DEPRECATED: Use License Expression Syntax to create equivalent license.</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1" office:value-type="string" calcext:value-type="string">
            <text:p>deprecated_GPL-1.0+.txt</text:p>
          </table:table-cell>
          <table:table-cell table:style-name="ce137" office:value-type="string" calcext:value-type="string">
            <text:p>2.0rc2</text:p>
          </table:table-cell>
          <table:table-cell table:style-name="ce24" table:number-columns-repeated="232"/>
          <table:table-cell table:number-columns-repeated="16"/>
          <table:table-cell table:style-name="ce24" table:number-columns-repeated="768"/>
        </table:table-row>
        <table:table-row table:style-name="ro31">
          <table:table-cell table:style-name="ce2" office:value-type="string" calcext:value-type="string">
            <text:p>GNU General Public License v2.0 or later</text:p>
          </table:table-cell>
          <table:table-cell table:style-name="ce2" office:value-type="string" calcext:value-type="string">
            <text:p>GPL-2.0+</text:p>
          </table:table-cell>
          <table:table-cell table:style-name="ce21" office:value-type="string" calcext:value-type="string">
            <text:p>http://www.gnu.org/licenses/old-licenses/gpl-2.0-standalone.html</text:p>
            <text:p>http://www.opensource.org/licenses/GPL-2.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1" office:value-type="string" calcext:value-type="string">
            <text:p>deprecated_GPL-2.0+.txt</text:p>
          </table:table-cell>
          <table:table-cell table:style-name="ce137" office:value-type="string" calcext:value-type="string">
            <text:p>2.0rc2</text:p>
          </table:table-cell>
          <table:table-cell table:style-name="ce24" table:number-columns-repeated="232"/>
          <table:table-cell table:number-columns-repeated="16"/>
          <table:table-cell table:style-name="ce24" table:number-columns-repeated="768"/>
        </table:table-row>
        <table:table-row table:style-name="ro49">
          <table:table-cell table:style-name="ce2" office:value-type="string" calcext:value-type="string">
            <text:p>GNU General Public License v2.0 w/Autoconf exception</text:p>
          </table:table-cell>
          <table:table-cell table:style-name="ce2" office:value-type="string" calcext:value-type="string">
            <text:p>GPL-2.0-with-autoconf-exception</text:p>
          </table:table-cell>
          <table:table-cell table:style-name="ce21" office:value-type="string" calcext:value-type="string">
            <text:p>http://ac-archive.sourceforge.net/doc/copyright.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autoconf-exception.txt</text:p>
          </table:table-cell>
          <table:table-cell table:style-name="ce137" office:value-type="string" calcext:value-type="string">
            <text:p>2.0rc2</text:p>
          </table:table-cell>
          <table:table-cell table:style-name="ce24" table:number-columns-repeated="229"/>
          <table:table-cell table:number-columns-repeated="19"/>
          <table:table-cell table:style-name="ce24" table:number-columns-repeated="768"/>
        </table:table-row>
        <table:table-row table:style-name="ro49">
          <table:table-cell table:style-name="ce2" office:value-type="string" calcext:value-type="string">
            <text:p>GNU General Public License v2.0 w/Bison exception</text:p>
          </table:table-cell>
          <table:table-cell table:style-name="ce2" office:value-type="string" calcext:value-type="string">
            <text:p>GPL-2.0-with-bison-exception</text:p>
          </table:table-cell>
          <table:table-cell table:style-name="ce21"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bison-exception.txt</text:p>
          </table:table-cell>
          <table:table-cell table:style-name="ce137" office:value-type="string" calcext:value-type="string">
            <text:p>2.0rc2</text:p>
          </table:table-cell>
          <table:table-cell table:style-name="ce24" table:number-columns-repeated="234"/>
          <table:table-cell table:number-columns-repeated="14"/>
          <table:table-cell table:style-name="ce24" table:number-columns-repeated="768"/>
        </table:table-row>
        <table:table-row table:style-name="ro49">
          <table:table-cell table:style-name="ce2" office:value-type="string" calcext:value-type="string">
            <text:p>GNU General Public License v2.0 w/Classpath exception</text:p>
          </table:table-cell>
          <table:table-cell table:style-name="ce2" office:value-type="string" calcext:value-type="string">
            <text:p>GPL-2.0-with-classpath-exception</text:p>
          </table:table-cell>
          <table:table-cell table:style-name="ce21" office:value-type="string" calcext:value-type="string">
            <text:p>http://www.gnu.org/software/classpath/license.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classpath-exception.txt</text:p>
          </table:table-cell>
          <table:table-cell table:style-name="ce137" office:value-type="string" calcext:value-type="string">
            <text:p>2.0rc2</text:p>
          </table:table-cell>
          <table:table-cell table:style-name="ce24" table:number-columns-repeated="234"/>
          <table:table-cell table:number-columns-repeated="14"/>
          <table:table-cell table:style-name="ce24" table:number-columns-repeated="768"/>
        </table:table-row>
        <table:table-row table:style-name="ro49">
          <table:table-cell table:style-name="ce2" office:value-type="string" calcext:value-type="string">
            <text:p>GNU General Public License v2.0 w/Font exception</text:p>
          </table:table-cell>
          <table:table-cell table:style-name="ce2" office:value-type="string" calcext:value-type="string">
            <text:p>GPL-2.0-with-font-exception</text:p>
          </table:table-cell>
          <table:table-cell table:style-name="ce21" office:value-type="string" calcext:value-type="string">
            <text:p>http://www.gnu.org/licenses/gpl-faq.html#FontException</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font-exception.txt</text:p>
          </table:table-cell>
          <table:table-cell table:style-name="ce137" office:value-type="string" calcext:value-type="string">
            <text:p>2.0rc2</text:p>
          </table:table-cell>
          <table:table-cell table:style-name="ce24" table:number-columns-repeated="234"/>
          <table:table-cell table:number-columns-repeated="14"/>
          <table:table-cell table:style-name="ce24" table:number-columns-repeated="768"/>
        </table:table-row>
        <table:table-row table:style-name="ro49">
          <table:table-cell table:style-name="ce2" office:value-type="string" calcext:value-type="string">
            <text:p>GNU General Public License v2.0 w/GCC Runtime Library exception</text:p>
          </table:table-cell>
          <table:table-cell table:style-name="ce2" office:value-type="string" calcext:value-type="string">
            <text:p>GPL-2.0-with-GCC-exception</text:p>
          </table:table-cell>
          <table:table-cell table:style-name="ce21"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GCC-exception.txt</text:p>
          </table:table-cell>
          <table:table-cell table:style-name="ce137" office:value-type="string" calcext:value-type="string">
            <text:p>2.0rc2</text:p>
          </table:table-cell>
          <table:table-cell table:style-name="ce24" table:number-columns-repeated="234"/>
          <table:table-cell table:number-columns-repeated="14"/>
          <table:table-cell table:style-name="ce24" table:number-columns-repeated="768"/>
        </table:table-row>
        <table:table-row table:style-name="ro50">
          <table:table-cell table:style-name="ce2" office:value-type="string" calcext:value-type="string">
            <text:p>GNU General Public License v3.0 or later</text:p>
          </table:table-cell>
          <table:table-cell table:style-name="ce2" office:value-type="string" calcext:value-type="string">
            <text:p>GPL-3.0+</text:p>
          </table:table-cell>
          <table:table-cell table:style-name="ce21" office:value-type="string" calcext:value-type="string">
            <text:p>http://www.gnu.org/licenses/gpl-3.0-standalone.html</text:p>
            <text:p>http://www.opensource.org/licenses/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1" office:value-type="string" calcext:value-type="string">
            <text:p>deprecated_GPL-3.0+.txt</text:p>
          </table:table-cell>
          <table:table-cell table:style-name="ce137" office:value-type="string" calcext:value-type="string">
            <text:p>2.0rc2</text:p>
          </table:table-cell>
          <table:table-cell table:style-name="ce24" table:number-columns-repeated="232"/>
          <table:table-cell table:number-columns-repeated="16"/>
          <table:table-cell table:style-name="ce24" table:number-columns-repeated="768"/>
        </table:table-row>
        <table:table-row table:style-name="ro49">
          <table:table-cell table:style-name="ce2" office:value-type="string" calcext:value-type="string">
            <text:p>GNU General Public License v3.0 w/Autoconf exception</text:p>
          </table:table-cell>
          <table:table-cell table:style-name="ce2" office:value-type="string" calcext:value-type="string">
            <text:p>GPL-3.0-with-autoconf-exception</text:p>
          </table:table-cell>
          <table:table-cell table:style-name="ce21" office:value-type="string" calcext:value-type="string">
            <text:p>http://www.gnu.org/licenses/autoconf-exception-3.0.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3.0-with-autoconf-exception.txt</text:p>
          </table:table-cell>
          <table:table-cell table:style-name="ce137" office:value-type="string" calcext:value-type="string">
            <text:p>2.0rc2</text:p>
          </table:table-cell>
          <table:table-cell table:style-name="ce24" table:number-columns-repeated="232"/>
          <table:table-cell table:number-columns-repeated="16"/>
          <table:table-cell table:style-name="ce24" table:number-columns-repeated="768"/>
        </table:table-row>
        <table:table-row table:style-name="ro49">
          <table:table-cell table:style-name="ce2" office:value-type="string" calcext:value-type="string">
            <text:p>GNU General Public License v3.0 w/GCC Runtime Library exception</text:p>
          </table:table-cell>
          <table:table-cell table:style-name="ce2" office:value-type="string" calcext:value-type="string">
            <text:p>GPL-3.0-with-GCC-exception</text:p>
          </table:table-cell>
          <table:table-cell table:style-name="ce21" office:value-type="string" calcext:value-type="string">
            <text:p>http://www.gnu.org/licenses/gcc-exception-3.1.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3.0-with-GCC-exception.txt</text:p>
          </table:table-cell>
          <table:table-cell table:style-name="ce137" office:value-type="string" calcext:value-type="string">
            <text:p>2.0rc2</text:p>
          </table:table-cell>
          <table:table-cell table:style-name="ce24" table:number-columns-repeated="232"/>
          <table:table-cell table:number-columns-repeated="16"/>
          <table:table-cell table:style-name="ce24" table:number-columns-repeated="768"/>
        </table:table-row>
        <table:table-row table:style-name="ro31">
          <table:table-cell table:style-name="ce2" office:value-type="string" calcext:value-type="string">
            <text:p>GNU Lesser General Public License v2.1 or later</text:p>
          </table:table-cell>
          <table:table-cell table:style-name="ce2" office:value-type="string" calcext:value-type="string">
            <text:p>LGPL-2.1+</text:p>
          </table:table-cell>
          <table:table-cell table:style-name="ce21" office:value-type="string" calcext:value-type="string">
            <text:p>http://www.gnu.org/licenses/old-licenses/lgpl-2.1-standalone.html</text:p>
            <text:p>http://www.opensource.org/licenses/LGPL-2.1</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1" office:value-type="string" calcext:value-type="string">
            <text:p>deprecated_LGPL-2.1+.txt</text:p>
          </table:table-cell>
          <table:table-cell table:style-name="ce137" office:value-type="string" calcext:value-type="string">
            <text:p>2.0rc2</text:p>
          </table:table-cell>
          <table:table-cell table:style-name="ce24" table:number-columns-repeated="234"/>
          <table:table-cell table:number-columns-repeated="14"/>
          <table:table-cell table:style-name="ce24" table:number-columns-repeated="768"/>
        </table:table-row>
        <table:table-row table:style-name="ro51">
          <table:table-cell table:style-name="ce2" office:value-type="string" calcext:value-type="string">
            <text:p>GNU Lesser General Public License v3.0 or later</text:p>
          </table:table-cell>
          <table:table-cell table:style-name="ce2" office:value-type="string" calcext:value-type="string">
            <text:p>LGPL-3.0+</text:p>
          </table:table-cell>
          <table:table-cell table:style-name="ce21" office:value-type="string" calcext:value-type="string">
            <text:p>http://www.gnu.org/licenses/lgpl-3.0-standalone.html</text:p>
            <text:p>http://www.opensource.org/licenses/L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134"/>
          <table:table-cell table:style-name="ce21" office:value-type="string" calcext:value-type="string">
            <text:p>deprecated_LGPL-3.0+.txt</text:p>
          </table:table-cell>
          <table:table-cell table:style-name="ce137" office:value-type="string" calcext:value-type="string">
            <text:p>2.0rc2</text:p>
          </table:table-cell>
          <table:table-cell table:style-name="ce24" table:number-columns-repeated="234"/>
          <table:table-cell table:number-columns-repeated="14"/>
          <table:table-cell table:style-name="ce24" table:number-columns-repeated="768"/>
        </table:table-row>
        <table:table-row table:style-name="ro31">
          <table:table-cell table:style-name="ce2" office:value-type="string" calcext:value-type="string">
            <text:p>GNU Library General Public License v2 or later</text:p>
          </table:table-cell>
          <table:table-cell table:style-name="ce2" office:value-type="string" calcext:value-type="string">
            <text:p>LGPL-2.0+</text:p>
          </table:table-cell>
          <table:table-cell table:style-name="ce21" office:value-type="string" calcext:value-type="string">
            <text:p>http://www.gnu.org/licenses/old-licenses/lgpl-2.0-standalone.html</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1" office:value-type="string" calcext:value-type="string">
            <text:p>deprecated_LGPL-2.0+.txt</text:p>
          </table:table-cell>
          <table:table-cell table:style-name="ce137" office:value-type="string" calcext:value-type="string">
            <text:p>2.0rc2</text:p>
          </table:table-cell>
          <table:table-cell table:style-name="ce24" table:number-columns-repeated="234"/>
          <table:table-cell table:number-columns-repeated="14"/>
          <table:table-cell table:style-name="ce24" table:number-columns-repeated="768"/>
        </table:table-row>
        <table:table-row table:style-name="ro51">
          <table:table-cell table:style-name="ce2" office:value-type="string" calcext:value-type="string">
            <text:p>Standard ML of New Jersey License</text:p>
          </table:table-cell>
          <table:table-cell table:style-name="ce2" office:value-type="string" calcext:value-type="string">
            <text:p>StandardML-NJ</text:p>
          </table:table-cell>
          <table:table-cell table:style-name="ce21" office:value-type="string" calcext:value-type="string">
            <text:p>https://fedoraproject.org/wiki/Licensing:MIT?rd=Licensing/MIT#Standard_ML_of_New_Jersey_Variant</text:p>
          </table:table-cell>
          <table:table-cell table:style-name="ce3" office:value-type="string" calcext:value-type="string">
            <text:p>DEPRECATED: This license was added twice (as of v1.17 and then in v1.20) by accident. Use short identifier: SMLNJ </text:p>
          </table:table-cell>
          <table:table-cell table:style-name="ce3"/>
          <table:table-cell table:style-name="ce2"/>
          <table:table-cell table:style-name="ce21" office:value-type="string" calcext:value-type="string">
            <text:p>deprecated_StandardML-NJ.txt</text:p>
          </table:table-cell>
          <table:table-cell table:style-name="ce137" office:value-type="string" calcext:value-type="string">
            <text:p>2.0rc2</text:p>
          </table:table-cell>
          <table:table-cell table:style-name="ce24" table:number-columns-repeated="239"/>
          <table:table-cell table:number-columns-repeated="9"/>
          <table:table-cell table:style-name="ce24" table:number-columns-repeated="768"/>
        </table:table-row>
        <table:table-row table:style-name="ro49">
          <table:table-cell table:style-name="ce2" office:value-type="string" calcext:value-type="string">
            <text:p>wxWindows Library License</text:p>
          </table:table-cell>
          <table:table-cell table:style-name="ce2" office:value-type="string" calcext:value-type="string">
            <text:p>WXwindows</text:p>
          </table:table-cell>
          <table:table-cell table:style-name="ce21" office:value-type="string" calcext:value-type="string">
            <text:p>http://www.opensource.org/licenses/WXwindows</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134"/>
          <table:table-cell table:style-name="ce21" office:value-type="string" calcext:value-type="string">
            <text:p>deprecated_Wxwindows.txt</text:p>
          </table:table-cell>
          <table:table-cell table:style-name="ce137" office:value-type="string" calcext:value-type="string">
            <text:p>2.0rc2</text:p>
          </table:table-cell>
          <table:table-cell table:style-name="ce24" table:number-columns-repeated="239"/>
          <table:table-cell table:number-columns-repeated="9"/>
          <table:table-cell table:style-name="ce24" table:number-columns-repeated="768"/>
        </table:table-row>
        <table:table-row table:style-name="ro52" table:number-rows-repeated="1048558">
          <table:table-cell table:number-columns-repeated="1024"/>
        </table:table-row>
        <table:table-row table:style-name="ro52">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loext:fill-character> </loext:fill-character>
      <number:text>(</number:text>
      <number:number number:decimal-places="0" number:min-integer-digits="1" number:grouping="true"/>
      <number:text>)</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 $</number:text>
      <loext:fill-character> </loext:fill-character>
      <number:text>(</number:text>
      <number:number number:decimal-places="0" number:min-integer-digits="1" number:grouping="true"/>
      <number:text>)</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loext:fill-character> </loext:fill-character>
      <number:text>(</number:text>
      <number:number number:decimal-places="2" number:min-integer-digits="1" number:grouping="true"/>
      <number:text>)</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 $</number:text>
      <loext:fill-character> </loext:fill-character>
      <number:text>(</number:text>
      <number:number number:decimal-places="2" number:min-integer-digits="1" number:grouping="true"/>
      <number:text>)</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number number:decimal-places="1" number:min-integer-digits="1"/>
    </number:number-style>
    <number:date-style style:name="N149P0" style:volatile="true">
      <number:day/>
      <number:text>-</number:text>
      <number:month number:textual="true"/>
      <number:text>-</number:text>
      <number:year/>
    </number:date-style>
    <number:text-style style:name="N149">
      <number:text-content/>
      <style:map style:condition="value()&gt;=0" style:apply-style-name="N149P0"/>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03">00/00/0000</text:date>, <text:time style:data-style-name="N2" text:time-value="18:53:00.713358000">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precated" style:display-name="PageStyle_deprecated"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0:38:26.750000000</meta:creation-date>
    <dc:creator>J Lovejoy</dc:creator>
    <dc:date>2016-01-03T19:18:11.661601000</dc:date>
    <meta:editing-cycles>35</meta:editing-cycles>
    <meta:editing-duration>P2DT1H19M42S</meta:editing-duration>
    <meta:generator>LibreOffice/4.3.5.2$MacOSX_X86_64 LibreOffice_project/3a87456aaa6a95c63eea1c1b3201acedf0751bd5</meta:generator>
    <meta:document-statistic meta:table-count="3" meta:cell-count="2187" meta:object-count="0"/>
  </office:meta>
</office:document-meta>
</file>